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4pt" fo:font-weight="bold" officeooo:rsid="02bca867" officeooo:paragraph-rsid="00144d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4pt" fo:font-weight="bold" officeooo:rsid="0098f07e" officeooo:paragraph-rsid="001ba4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fo:font-style="normal" fo:font-weight="bold" officeooo:rsid="001fa407" officeooo:paragraph-rsid="001fa4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/>
      <style:text-properties fo:font-size="14pt" fo:font-style="normal" fo:font-weight="bold" officeooo:rsid="02f7e517" officeooo:paragraph-rsid="00433b6c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/>
      <style:text-properties fo:font-weight="bold" officeooo:rsid="001623e4" officeooo:paragraph-rsid="001623e4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04b24f4" officeooo:paragraph-rsid="00196101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69c514" officeooo:paragraph-rsid="001b77f9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07739a0" officeooo:paragraph-rsid="001b77f9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081b142" officeooo:paragraph-rsid="001ba41b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082ba18" officeooo:paragraph-rsid="001ba41b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083140b" officeooo:paragraph-rsid="001ba41b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0772465" officeooo:paragraph-rsid="001ba41b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15f1ad1" officeooo:paragraph-rsid="0028ef64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1bdc2ea" officeooo:paragraph-rsid="002cfd73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1bef01a" officeooo:paragraph-rsid="002cfd73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2c83fce" officeooo:paragraph-rsid="00409ee8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21" style:family="paragraph" style:parent-style-name="Standard">
      <style:paragraph-properties fo:line-height="100%"/>
      <style:text-properties officeooo:rsid="00144d8d" officeooo:paragraph-rsid="00144d8d"/>
    </style:style>
    <style:style style:name="P22" style:family="paragraph" style:parent-style-name="Standard">
      <style:paragraph-properties fo:line-height="100%"/>
      <style:text-properties fo:font-style="italic" officeooo:rsid="000ee37d" officeooo:paragraph-rsid="00144d8d" style:font-style-asian="italic" style:font-style-complex="italic"/>
    </style:style>
    <style:style style:name="P23" style:family="paragraph" style:parent-style-name="Standard">
      <style:paragraph-properties fo:line-height="100%"/>
      <style:text-properties fo:font-style="italic" officeooo:rsid="0018f3c7" officeooo:paragraph-rsid="00144d8d" style:font-style-asian="italic" style:font-style-complex="italic"/>
    </style:style>
    <style:style style:name="P24" style:family="paragraph" style:parent-style-name="Standard">
      <style:paragraph-properties fo:line-height="100%"/>
      <style:text-properties fo:font-style="italic" officeooo:rsid="0018f3c7" officeooo:paragraph-rsid="001623e4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officeooo:rsid="001a55b6" officeooo:paragraph-rsid="001623e4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rsid="001b7ac1" officeooo:paragraph-rsid="001623e4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rsid="003952b0" officeooo:paragraph-rsid="001623e4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paragraph-rsid="001748b6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paragraph-rsid="00196101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paragraph-rsid="001b77f9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paragraph-rsid="001ba41b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1ce3a2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271607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271a97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2cfd73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2e9bd9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324593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3acc15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424a9e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428107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468df8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534db1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070de42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074f4b8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42499f" officeooo:paragraph-rsid="0017d2f4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44f955" officeooo:paragraph-rsid="0018df9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4876da" officeooo:paragraph-rsid="00196101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50643a" officeooo:paragraph-rsid="00196101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5e617e" officeooo:paragraph-rsid="001b77f9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940908" officeooo:paragraph-rsid="001ba41b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745134" officeooo:paragraph-rsid="001ba41b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936952" officeooo:paragraph-rsid="001ba41b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9600b6" officeooo:paragraph-rsid="001ba41b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a9ceec" officeooo:paragraph-rsid="001ce3a2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baaa8f" officeooo:paragraph-rsid="001ce3a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a9eb52" officeooo:paragraph-rsid="001ce3a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d0573d" officeooo:paragraph-rsid="00271607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ccac5e" officeooo:paragraph-rsid="00271607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e7346c" officeooo:paragraph-rsid="00271607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f3e97e" officeooo:paragraph-rsid="00271607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f3e97e" officeooo:paragraph-rsid="00551a7e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f58c93" officeooo:paragraph-rsid="00271607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1261c02" officeooo:paragraph-rsid="00271607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3f1034" officeooo:paragraph-rsid="00271a97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58fb6f" officeooo:paragraph-rsid="0028ef64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89b6bf" officeooo:paragraph-rsid="0028ef64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731cf9" officeooo:paragraph-rsid="0028ef6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9e8d3a" officeooo:paragraph-rsid="002cfd73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b46c19" officeooo:paragraph-rsid="002cfd7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19715a7" officeooo:paragraph-rsid="002cfd7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a2da39" officeooo:paragraph-rsid="002cfd7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a3bf4c" officeooo:paragraph-rsid="002cfd7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1d3a7f4" officeooo:paragraph-rsid="002cfd7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1dcb337" officeooo:paragraph-rsid="002e9bd9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1df2599" officeooo:paragraph-rsid="002e9bd9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1df2599" officeooo:paragraph-rsid="00551a7e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08988e" officeooo:paragraph-rsid="002f718c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1eebdc2" officeooo:paragraph-rsid="002f718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2168352" officeooo:paragraph-rsid="002f718c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219e33a" officeooo:paragraph-rsid="0030c18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223d236" officeooo:paragraph-rsid="0030c18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2257f56" officeooo:paragraph-rsid="0030c188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226309a" officeooo:paragraph-rsid="0030c188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22be1a2" officeooo:paragraph-rsid="0030c188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22be1a2" officeooo:paragraph-rsid="008cc60f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239a029" officeooo:paragraph-rsid="0030c188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239fde1" officeooo:paragraph-rsid="0030c188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23b505d" officeooo:paragraph-rsid="0030c18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244b51e" officeooo:paragraph-rsid="00324593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242d14c" officeooo:paragraph-rsid="00324593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248313e" officeooo:paragraph-rsid="0032459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26d9ead" officeooo:paragraph-rsid="00364074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2ddf73e" officeooo:paragraph-rsid="00424a9e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32a4ddc" officeooo:paragraph-rsid="00468df8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32b5329" officeooo:paragraph-rsid="00468df8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32e90b2" officeooo:paragraph-rsid="00468df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0cde4ff" officeooo:paragraph-rsid="00271607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fo:font-weight="normal" officeooo:rsid="003952b0" officeooo:paragraph-rsid="001623e4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01623e4" officeooo:paragraph-rsid="0017d2f4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44f955" officeooo:paragraph-rsid="0018df9e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044f955" officeooo:paragraph-rsid="00196101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018df9e" officeooo:paragraph-rsid="0018df9e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05e617e" officeooo:paragraph-rsid="001b77f9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745134" officeooo:paragraph-rsid="001b77f9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7aa141" officeooo:paragraph-rsid="001ba41b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82ba18" officeooo:paragraph-rsid="001ba41b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9ab1ff" officeooo:paragraph-rsid="001ba41b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09bf1d4" officeooo:paragraph-rsid="00534db1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09bf1d4" officeooo:paragraph-rsid="00674928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0aea48b" officeooo:paragraph-rsid="001ce3a2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0b38348" officeooo:paragraph-rsid="001ce3a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0b56a82" officeooo:paragraph-rsid="001ce3a2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2403027" officeooo:paragraph-rsid="00324593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paragraph-rsid="0032459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25457b9" officeooo:paragraph-rsid="0032459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255b347" officeooo:paragraph-rsid="0032459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25b0090" officeooo:paragraph-rsid="0033f5fb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264a88e" officeooo:paragraph-rsid="0033f5fb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269ddcc" officeooo:paragraph-rsid="00364074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26d9752" officeooo:paragraph-rsid="00364074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26d91be" officeooo:paragraph-rsid="0036407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27124a9" officeooo:paragraph-rsid="00364074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2734a54" officeooo:paragraph-rsid="0036407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28513af" officeooo:paragraph-rsid="003acc15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28463d8" officeooo:paragraph-rsid="003acc15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0632e51" officeooo:paragraph-rsid="0017d2f4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041ce35" officeooo:paragraph-rsid="0017d2f4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0467a6f" officeooo:paragraph-rsid="0018df9e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20f6fa6" officeooo:paragraph-rsid="002e9bd9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bold" officeooo:rsid="007aa141" officeooo:paragraph-rsid="001ba41b" style:font-style-asian="italic" style:font-weight-asian="bold" style:font-style-complex="italic" style:font-weight-complex="bold"/>
    </style:style>
    <style:style style:name="P141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0324593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0324593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normal" officeooo:rsid="001623e4" officeooo:paragraph-rsid="001748b6" style:font-style-asian="normal" style:font-style-complex="normal"/>
    </style:style>
    <style:style style:name="P144" style:family="paragraph" style:parent-style-name="Standard">
      <style:paragraph-properties fo:line-height="100%"/>
      <style:text-properties fo:font-style="normal" officeooo:paragraph-rsid="00144d8d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normal" officeooo:paragraph-rsid="00196101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paragraph-rsid="0028ef64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paragraph-rsid="0030c188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paragraph-rsid="00364074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rsid="0018df9e" officeooo:paragraph-rsid="0018df9e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rsid="00baaa8f" officeooo:paragraph-rsid="001ce3a2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0baaa8f" officeooo:paragraph-rsid="001fa407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116ddb3" officeooo:paragraph-rsid="00271607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0ebd6e4" officeooo:paragraph-rsid="00271607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0f3e97e" officeooo:paragraph-rsid="00271607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1261c02" officeooo:paragraph-rsid="00271607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11fb1c3" officeooo:paragraph-rsid="00271a97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158fb6f" officeooo:paragraph-rsid="0028ef64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605f24" officeooo:paragraph-rsid="0028ef64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1a0f13a" officeooo:paragraph-rsid="002cfd73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1a2bd00" officeooo:paragraph-rsid="002cfd73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a2da39" officeooo:paragraph-rsid="002cfd73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1b82811" officeooo:paragraph-rsid="002cfd73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1b07b18" officeooo:paragraph-rsid="002cfd73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bef01a" officeooo:paragraph-rsid="002cfd73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d3e392" officeooo:paragraph-rsid="002cfd7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d78b33" officeooo:paragraph-rsid="002e9bd9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dbf960" officeooo:paragraph-rsid="002e9bd9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dcb337" officeooo:paragraph-rsid="002e9bd9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df2599" officeooo:paragraph-rsid="002e9bd9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e0794a" officeooo:paragraph-rsid="002e9bd9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e49296" officeooo:paragraph-rsid="002e9bd9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21163ff" officeooo:paragraph-rsid="002f718c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1eebdc2" officeooo:paragraph-rsid="002f718c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218ad4b" officeooo:paragraph-rsid="0030c188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22c11c5" officeooo:paragraph-rsid="0030c188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223d236" officeooo:paragraph-rsid="0030c188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2257f56" officeooo:paragraph-rsid="0030c188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226309a" officeooo:paragraph-rsid="0030c188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22be1a2" officeooo:paragraph-rsid="0030c188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2403027" officeooo:paragraph-rsid="00324593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39a029" officeooo:paragraph-rsid="00929e66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39fde1" officeooo:paragraph-rsid="0030c188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3cf6c9" officeooo:paragraph-rsid="0030c188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f2d17" officeooo:paragraph-rsid="0030c188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428434" officeooo:paragraph-rsid="0030c188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244b51e" officeooo:paragraph-rsid="00324593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24888ae" officeooo:paragraph-rsid="00324593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64a88e" officeooo:paragraph-rsid="00359a82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6bf1d0" officeooo:paragraph-rsid="00364074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2e1b98d" officeooo:paragraph-rsid="00428107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2e9b78c" officeooo:paragraph-rsid="00428107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2eb712b" officeooo:paragraph-rsid="00428107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32a4ddc" officeooo:paragraph-rsid="00468df8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32b5329" officeooo:paragraph-rsid="00468df8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32e90b2" officeooo:paragraph-rsid="00468df8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026384b" officeooo:paragraph-rsid="0026384b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026384b" officeooo:paragraph-rsid="005c6b12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0cde4ff" officeooo:paragraph-rsid="00271607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0e40438" officeooo:paragraph-rsid="00271607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1b6f093" officeooo:paragraph-rsid="002cfd73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13758de" officeooo:paragraph-rsid="00271607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126b205" officeooo:paragraph-rsid="00271607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20ca262" officeooo:paragraph-rsid="002f718c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240dcec" officeooo:paragraph-rsid="00324593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0a12a4f" officeooo:paragraph-rsid="00a12a4f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fo:font-weight="bold" officeooo:rsid="001623e4" officeooo:paragraph-rsid="001623e4" style:font-style-asian="normal" style:font-weight-asian="bold" style:font-style-complex="normal" style:font-weight-complex="bold"/>
    </style:style>
    <style:style style:name="P218" style:family="paragraph" style:parent-style-name="Standard">
      <style:paragraph-properties fo:line-height="100%"/>
      <style:text-properties fo:font-style="normal" fo:font-weight="bold" officeooo:rsid="001623e4" officeooo:paragraph-rsid="001748b6" style:font-style-asian="normal" style:font-weight-asian="bold" style:font-style-complex="normal" style:font-weight-complex="bold"/>
    </style:style>
    <style:style style:name="P219" style:family="paragraph" style:parent-style-name="Standard">
      <style:paragraph-properties fo:line-height="100%"/>
      <style:text-properties fo:font-style="normal" fo:font-weight="bold" officeooo:rsid="001623e4" officeooo:paragraph-rsid="0017d2f4" style:font-style-asian="normal" style:font-weight-asian="bold" style:font-style-complex="normal" style:font-weight-complex="bold"/>
    </style:style>
    <style:style style:name="P220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line-height="100%"/>
      <style:text-properties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line-height="100%"/>
      <style:text-properties fo:font-style="normal" fo:font-weight="bold" officeooo:rsid="01d78b33" officeooo:paragraph-rsid="002e9bd9" style:font-style-asian="normal" style:font-weight-asian="bold" style:font-style-complex="normal" style:font-weight-complex="bold"/>
    </style:style>
    <style:style style:name="P223" style:family="paragraph" style:parent-style-name="Standard">
      <style:paragraph-properties fo:line-height="100%"/>
      <style:text-properties fo:font-style="normal" fo:font-weight="bold" officeooo:rsid="01e773bf" officeooo:paragraph-rsid="002e9bd9" style:font-style-asian="normal" style:font-weight-asian="bold" style:font-style-complex="normal" style:font-weight-complex="bold"/>
    </style:style>
    <style:style style:name="P224" style:family="paragraph" style:parent-style-name="Standard">
      <style:paragraph-properties fo:line-height="100%"/>
      <style:text-properties fo:font-style="normal" fo:font-weight="bold" officeooo:rsid="02168352" officeooo:paragraph-rsid="002f718c" style:font-style-asian="normal" style:font-weight-asian="bold" style:font-style-complex="normal" style:font-weight-complex="bold"/>
    </style:style>
    <style:style style:name="P225" style:family="paragraph" style:parent-style-name="Standard">
      <style:paragraph-properties fo:line-height="100%"/>
      <style:text-properties fo:font-style="normal" fo:font-weight="bold" officeooo:rsid="00359a82" officeooo:paragraph-rsid="00359a82" style:font-style-asian="normal" style:font-weight-asian="bold" style:font-style-complex="normal" style:font-weight-complex="bold"/>
    </style:style>
    <style:style style:name="P226" style:family="paragraph" style:parent-style-name="Standard">
      <style:paragraph-properties fo:line-height="100%"/>
      <style:text-properties fo:font-style="normal" fo:font-weight="bold" officeooo:rsid="032f56cc" officeooo:paragraph-rsid="00468df8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line-height="100%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228" style:family="paragraph" style:parent-style-name="Standard">
      <style:paragraph-properties fo:line-height="100%"/>
      <style:text-properties fo:font-style="normal" fo:font-weight="bold" officeooo:rsid="024ee7c9" officeooo:paragraph-rsid="00324593" style:font-style-asian="normal" style:font-weight-asian="bold" style:font-style-complex="normal" style:font-weight-complex="bold"/>
    </style:style>
    <style:style style:name="P229" style:family="paragraph" style:parent-style-name="Standard">
      <style:paragraph-properties fo:line-height="100%"/>
      <style:text-properties fo:font-style="normal" fo:font-weight="normal" officeooo:rsid="00327fc5" officeooo:paragraph-rsid="001623e4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00%"/>
      <style:text-properties fo:font-style="normal" fo:font-weight="normal" officeooo:rsid="003952b0" officeooo:paragraph-rsid="001623e4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fo:font-weight="normal" officeooo:rsid="003952b0" officeooo:paragraph-rsid="0017d2f4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018df9e" officeooo:paragraph-rsid="0018df9e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rsid="0018df9e" officeooo:paragraph-rsid="00532ca5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rsid="0017d2f4" officeooo:paragraph-rsid="0017d2f4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rsid="0044f955" officeooo:paragraph-rsid="0018df9e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00%"/>
      <style:text-properties fo:font-style="normal" fo:font-weight="normal" officeooo:paragraph-rsid="00324593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1009f00" officeooo:paragraph-rsid="00271607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24a3f35" officeooo:paragraph-rsid="00324593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25457b9" officeooo:paragraph-rsid="00324593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25b0090" officeooo:paragraph-rsid="0033f5fb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25ca15a" officeooo:paragraph-rsid="0033f5fb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fo:font-weight="normal" officeooo:rsid="00359a82" officeooo:paragraph-rsid="0037523d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fo:font-style="normal" fo:font-weight="normal" officeooo:rsid="026d91be" officeooo:paragraph-rsid="00364074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fo:font-weight="normal" officeooo:rsid="027124a9" officeooo:paragraph-rsid="00364074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fo:font-style="normal" fo:font-weight="normal" officeooo:rsid="0286868f" officeooo:paragraph-rsid="005824bb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fo:font-style="normal" fo:font-weight="normal" officeooo:rsid="0287d99f" officeooo:paragraph-rsid="003bdd63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fo:font-weight="normal" officeooo:rsid="001623e4" officeooo:paragraph-rsid="0017d2f4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font-style="normal" fo:font-weight="normal" officeooo:rsid="004876da" officeooo:paragraph-rsid="00196101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fo:font-style="normal" fo:font-weight="normal" officeooo:rsid="00495423" officeooo:paragraph-rsid="00196101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fo:font-style="normal" fo:font-weight="normal" officeooo:rsid="0275f1bd" officeooo:paragraph-rsid="00364074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fo:font-style="normal" fo:font-weight="normal" officeooo:rsid="005fae66" officeooo:paragraph-rsid="0017d2f4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officeooo:rsid="0018f3c7" officeooo:paragraph-rsid="00144d8d"/>
    </style:style>
    <style:style style:name="P266" style:family="paragraph" style:parent-style-name="Standard">
      <style:paragraph-properties fo:line-height="100%"/>
      <style:text-properties officeooo:rsid="001b7ac1" officeooo:paragraph-rsid="001623e4"/>
    </style:style>
    <style:style style:name="P267" style:family="paragraph" style:parent-style-name="Standard">
      <style:paragraph-properties fo:line-height="100%"/>
      <style:text-properties officeooo:rsid="0028ac76" officeooo:paragraph-rsid="001748b6"/>
    </style:style>
    <style:style style:name="P268" style:family="paragraph" style:parent-style-name="Standard">
      <style:paragraph-properties fo:line-height="100%"/>
      <style:text-properties officeooo:rsid="00327fc5" officeooo:paragraph-rsid="001623e4"/>
    </style:style>
    <style:style style:name="P269" style:family="paragraph" style:parent-style-name="Standard">
      <style:paragraph-properties fo:line-height="100%"/>
      <style:text-properties fo:font-weight="normal" officeooo:paragraph-rsid="001ba41b" style:font-weight-asian="normal" style:font-weight-complex="normal"/>
    </style:style>
    <style:style style:name="P270" style:family="paragraph" style:parent-style-name="Standard">
      <style:paragraph-properties fo:line-height="100%"/>
      <style:text-properties fo:font-weight="normal" officeooo:paragraph-rsid="001ce3a2" style:font-weight-asian="normal" style:font-weight-complex="normal"/>
    </style:style>
    <style:style style:name="P271" style:family="paragraph" style:parent-style-name="Standard">
      <style:paragraph-properties fo:line-height="100%"/>
      <style:text-properties fo:font-weight="normal" officeooo:paragraph-rsid="00364074" style:font-weight-asian="normal" style:font-weight-complex="normal"/>
    </style:style>
    <style:style style:name="P272" style:family="paragraph" style:parent-style-name="Standard">
      <style:paragraph-properties fo:line-height="100%"/>
      <style:text-properties fo:font-weight="normal" officeooo:rsid="0081b142" officeooo:paragraph-rsid="001ba41b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rsid="0082ba18" officeooo:paragraph-rsid="001ba41b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rsid="007fa5ba" officeooo:paragraph-rsid="001ba41b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0aea48b" officeooo:paragraph-rsid="001ce3a2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0afb9b1" officeooo:paragraph-rsid="001ce3a2" style:font-weight-asian="normal" style:font-weight-complex="normal"/>
    </style:style>
    <style:style style:name="P277" style:family="paragraph" style:parent-style-name="Standard">
      <style:paragraph-properties fo:line-height="100%"/>
      <style:text-properties fo:font-weight="normal" officeooo:rsid="00b38348" officeooo:paragraph-rsid="001ce3a2" style:font-weight-asian="normal" style:font-weight-complex="normal"/>
    </style:style>
    <style:style style:name="P278" style:family="paragraph" style:parent-style-name="Standard">
      <style:paragraph-properties fo:line-height="100%"/>
      <style:text-properties fo:font-weight="normal" officeooo:rsid="00b56a82" officeooo:paragraph-rsid="001ce3a2" style:font-weight-asian="normal" style:font-weight-complex="normal"/>
    </style:style>
    <style:style style:name="P279" style:family="paragraph" style:parent-style-name="Standard">
      <style:paragraph-properties fo:line-height="100%"/>
      <style:text-properties fo:font-weight="normal" officeooo:rsid="024a3f35" officeooo:paragraph-rsid="00324593" style:font-weight-asian="normal" style:font-weight-complex="normal"/>
    </style:style>
    <style:style style:name="P280" style:family="paragraph" style:parent-style-name="Standard">
      <style:paragraph-properties fo:line-height="100%"/>
    </style:style>
    <style:style style:name="P281" style:family="paragraph" style:parent-style-name="Standard">
      <style:paragraph-properties fo:line-height="100%"/>
      <style:text-properties officeooo:paragraph-rsid="001623e4"/>
    </style:style>
    <style:style style:name="P282" style:family="paragraph" style:parent-style-name="Standard">
      <style:paragraph-properties fo:line-height="100%"/>
      <style:text-properties officeooo:paragraph-rsid="00144d8d"/>
    </style:style>
    <style:style style:name="P283" style:family="paragraph" style:parent-style-name="Standard">
      <style:paragraph-properties fo:line-height="100%"/>
      <style:text-properties officeooo:paragraph-rsid="001748b6"/>
    </style:style>
    <style:style style:name="P284" style:family="paragraph" style:parent-style-name="Standard">
      <style:paragraph-properties fo:line-height="100%"/>
      <style:text-properties officeooo:paragraph-rsid="0017d2f4"/>
    </style:style>
    <style:style style:name="P285" style:family="paragraph" style:parent-style-name="Standard">
      <style:paragraph-properties fo:line-height="100%"/>
      <style:text-properties officeooo:paragraph-rsid="0018df9e"/>
    </style:style>
    <style:style style:name="P286" style:family="paragraph" style:parent-style-name="Standard">
      <style:paragraph-properties fo:line-height="100%"/>
      <style:text-properties officeooo:paragraph-rsid="00196101"/>
    </style:style>
    <style:style style:name="P287" style:family="paragraph" style:parent-style-name="Standard">
      <style:paragraph-properties fo:line-height="100%"/>
      <style:text-properties officeooo:paragraph-rsid="001b77f9"/>
    </style:style>
    <style:style style:name="P288" style:family="paragraph" style:parent-style-name="Standard">
      <style:paragraph-properties fo:line-height="100%"/>
      <style:text-properties officeooo:paragraph-rsid="001ba41b"/>
    </style:style>
    <style:style style:name="P289" style:family="paragraph" style:parent-style-name="Standard">
      <style:paragraph-properties fo:line-height="100%"/>
      <style:text-properties officeooo:paragraph-rsid="001ce3a2"/>
    </style:style>
    <style:style style:name="P290" style:family="paragraph" style:parent-style-name="Standard">
      <style:paragraph-properties fo:line-height="100%"/>
      <style:text-properties officeooo:paragraph-rsid="00271607"/>
    </style:style>
    <style:style style:name="P291" style:family="paragraph" style:parent-style-name="Standard">
      <style:paragraph-properties fo:line-height="100%"/>
      <style:text-properties officeooo:paragraph-rsid="00271a97"/>
    </style:style>
    <style:style style:name="P292" style:family="paragraph" style:parent-style-name="Standard">
      <style:paragraph-properties fo:line-height="100%"/>
      <style:text-properties officeooo:paragraph-rsid="0028ef64"/>
    </style:style>
    <style:style style:name="P293" style:family="paragraph" style:parent-style-name="Standard">
      <style:paragraph-properties fo:line-height="100%"/>
      <style:text-properties officeooo:paragraph-rsid="002cfd73"/>
    </style:style>
    <style:style style:name="P294" style:family="paragraph" style:parent-style-name="Standard">
      <style:paragraph-properties fo:line-height="100%"/>
      <style:text-properties officeooo:paragraph-rsid="002e9bd9"/>
    </style:style>
    <style:style style:name="P295" style:family="paragraph" style:parent-style-name="Standard">
      <style:paragraph-properties fo:line-height="100%"/>
      <style:text-properties officeooo:paragraph-rsid="002f718c"/>
    </style:style>
    <style:style style:name="P296" style:family="paragraph" style:parent-style-name="Standard">
      <style:paragraph-properties fo:line-height="100%"/>
      <style:text-properties officeooo:paragraph-rsid="0030c188"/>
    </style:style>
    <style:style style:name="P297" style:family="paragraph" style:parent-style-name="Standard">
      <style:paragraph-properties fo:line-height="100%"/>
      <style:text-properties officeooo:paragraph-rsid="00324593"/>
    </style:style>
    <style:style style:name="P298" style:family="paragraph" style:parent-style-name="Standard">
      <style:paragraph-properties fo:line-height="100%"/>
      <style:text-properties officeooo:paragraph-rsid="0033f5fb"/>
    </style:style>
    <style:style style:name="P299" style:family="paragraph" style:parent-style-name="Standard">
      <style:paragraph-properties fo:line-height="100%"/>
      <style:text-properties officeooo:paragraph-rsid="00364074"/>
    </style:style>
    <style:style style:name="P300" style:family="paragraph" style:parent-style-name="Standard">
      <style:paragraph-properties fo:line-height="100%"/>
      <style:text-properties officeooo:paragraph-rsid="003acc15"/>
    </style:style>
    <style:style style:name="P301" style:family="paragraph" style:parent-style-name="Standard">
      <style:paragraph-properties fo:line-height="100%"/>
      <style:text-properties officeooo:paragraph-rsid="003bdd63"/>
    </style:style>
    <style:style style:name="P302" style:family="paragraph" style:parent-style-name="Standard">
      <style:paragraph-properties fo:line-height="100%"/>
      <style:text-properties officeooo:paragraph-rsid="003db4c9"/>
    </style:style>
    <style:style style:name="P303" style:family="paragraph" style:parent-style-name="Standard">
      <style:paragraph-properties fo:line-height="100%"/>
      <style:text-properties officeooo:paragraph-rsid="00409ee8"/>
    </style:style>
    <style:style style:name="P304" style:family="paragraph" style:parent-style-name="Standard">
      <style:paragraph-properties fo:line-height="100%"/>
      <style:text-properties officeooo:paragraph-rsid="00424a9e"/>
    </style:style>
    <style:style style:name="P305" style:family="paragraph" style:parent-style-name="Standard">
      <style:paragraph-properties fo:line-height="100%"/>
      <style:text-properties officeooo:paragraph-rsid="00428107"/>
    </style:style>
    <style:style style:name="P306" style:family="paragraph" style:parent-style-name="Standard">
      <style:paragraph-properties fo:line-height="100%"/>
      <style:text-properties officeooo:paragraph-rsid="00433b6c"/>
    </style:style>
    <style:style style:name="P307" style:family="paragraph" style:parent-style-name="Standard">
      <style:paragraph-properties fo:line-height="100%"/>
      <style:text-properties officeooo:paragraph-rsid="00468df8"/>
    </style:style>
    <style:style style:name="P308" style:family="paragraph" style:parent-style-name="Standard">
      <style:paragraph-properties fo:line-height="100%"/>
      <style:text-properties officeooo:paragraph-rsid="0049c10c"/>
    </style:style>
    <style:style style:name="P309" style:family="paragraph" style:parent-style-name="Standard">
      <style:paragraph-properties fo:line-height="100%"/>
      <style:text-properties officeooo:paragraph-rsid="004d0c80"/>
    </style:style>
    <style:style style:name="P310" style:family="paragraph" style:parent-style-name="Standard">
      <style:paragraph-properties fo:line-height="100%"/>
      <style:text-properties officeooo:paragraph-rsid="00534db1"/>
    </style:style>
    <style:style style:name="P311" style:family="paragraph" style:parent-style-name="Standard">
      <style:paragraph-properties fo:line-height="100%"/>
      <style:text-properties officeooo:paragraph-rsid="00551a7e"/>
    </style:style>
    <style:style style:name="P312" style:family="paragraph" style:parent-style-name="Standard">
      <style:paragraph-properties fo:line-height="100%"/>
      <style:text-properties officeooo:paragraph-rsid="0056e4e9"/>
    </style:style>
    <style:style style:name="P313" style:family="paragraph" style:parent-style-name="Standard">
      <style:paragraph-properties fo:line-height="100%"/>
      <style:text-properties officeooo:paragraph-rsid="005999cd"/>
    </style:style>
    <style:style style:name="P314" style:family="paragraph" style:parent-style-name="Standard">
      <style:paragraph-properties fo:line-height="100%"/>
      <style:text-properties officeooo:paragraph-rsid="006f7183"/>
    </style:style>
    <style:style style:name="P315" style:family="paragraph" style:parent-style-name="Standard">
      <style:paragraph-properties fo:line-height="100%"/>
      <style:text-properties officeooo:paragraph-rsid="007f5996"/>
    </style:style>
    <style:style style:name="P316" style:family="paragraph" style:parent-style-name="Standard">
      <style:paragraph-properties fo:line-height="100%"/>
      <style:text-properties officeooo:paragraph-rsid="0086b2be"/>
    </style:style>
    <style:style style:name="P317" style:family="paragraph" style:parent-style-name="Standard">
      <style:paragraph-properties fo:line-height="100%"/>
      <style:text-properties officeooo:paragraph-rsid="00929e66"/>
    </style:style>
    <style:style style:name="P318" style:family="paragraph" style:parent-style-name="Standard">
      <style:paragraph-properties fo:line-height="100%"/>
      <style:text-properties officeooo:paragraph-rsid="00318ccd"/>
    </style:style>
    <style:style style:name="P319" style:family="paragraph" style:parent-style-name="Standard">
      <style:paragraph-properties fo:line-height="100%"/>
      <style:text-properties officeooo:rsid="003952b0" officeooo:paragraph-rsid="001623e4"/>
    </style:style>
    <style:style style:name="P320" style:family="paragraph" style:parent-style-name="Standard">
      <style:paragraph-properties fo:line-height="100%"/>
      <style:text-properties officeooo:rsid="00495423" officeooo:paragraph-rsid="00196101"/>
    </style:style>
    <style:style style:name="P321" style:family="paragraph" style:parent-style-name="Standard">
      <style:paragraph-properties fo:line-height="100%"/>
      <style:text-properties officeooo:rsid="005e617e" officeooo:paragraph-rsid="001b77f9"/>
    </style:style>
    <style:style style:name="P322" style:family="paragraph" style:parent-style-name="Standard">
      <style:paragraph-properties fo:line-height="100%"/>
      <style:text-properties officeooo:rsid="00602e5b" officeooo:paragraph-rsid="001b77f9"/>
    </style:style>
    <style:style style:name="P323" style:family="paragraph" style:parent-style-name="Standard">
      <style:paragraph-properties fo:line-height="100%"/>
      <style:text-properties officeooo:rsid="0069c514" officeooo:paragraph-rsid="001b77f9"/>
    </style:style>
    <style:style style:name="P324" style:family="paragraph" style:parent-style-name="Standard">
      <style:paragraph-properties fo:line-height="100%"/>
      <style:text-properties officeooo:rsid="00745134" officeooo:paragraph-rsid="001b77f9"/>
    </style:style>
    <style:style style:name="P325" style:family="paragraph" style:parent-style-name="Standard">
      <style:paragraph-properties fo:line-height="100%"/>
      <style:text-properties officeooo:rsid="00745134" officeooo:paragraph-rsid="001ba41b"/>
    </style:style>
    <style:style style:name="P326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1b77f9" style:font-style-asian="italic" style:font-weight-asian="normal" style:font-style-complex="italic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italic" fo:font-weight="normal" officeooo:rsid="00940908" officeooo:paragraph-rsid="001ba41b" style:font-style-asian="italic" style:font-weight-asian="normal" style:font-style-complex="italic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0271607" style:font-style-asian="italic" style:font-weight-asian="normal" style:font-style-complex="italic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italic" fo:font-weight="normal" officeooo:rsid="0101a62b" officeooo:paragraph-rsid="00271607" style:font-style-asian="italic" style:font-weight-asian="normal" style:font-style-complex="italic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italic" fo:font-weight="normal" officeooo:rsid="012915b3" officeooo:paragraph-rsid="00271607" style:font-style-asian="italic" style:font-weight-asian="normal" style:font-style-complex="italic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71607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8ef64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0271a97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14cd3ba" officeooo:paragraph-rsid="0028ef64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65fb24" officeooo:paragraph-rsid="0028ef64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731cf9" officeooo:paragraph-rsid="002cfd73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cfd73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e9bd9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1eebdc2" officeooo:paragraph-rsid="002f718c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0271607" officeooo:paragraph-rsid="00271607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0ccac5e" officeooo:paragraph-rsid="00271a97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1e956af" officeooo:paragraph-rsid="002e9bd9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1f1f76c" officeooo:paragraph-rsid="002e9bd9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255b347" officeooo:paragraph-rsid="0033f5fb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fo:font-weight="normal" officeooo:rsid="02871e5d" officeooo:paragraph-rsid="003acc15" style:font-style-asian="italic" style:font-weight-asian="normal" style:font-style-complex="italic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italic" fo:font-weight="normal" officeooo:rsid="013f1034" officeooo:paragraph-rsid="00551a7e" style:font-style-asian="italic" style:font-weight-asian="normal" style:font-style-complex="italic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italic" fo:font-weight="normal" officeooo:rsid="007fa5ba" officeooo:paragraph-rsid="006734d9" style:font-style-asian="italic" style:font-weight-asian="normal" style:font-style-complex="italic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italic" officeooo:rsid="00ee8692" officeooo:paragraph-rsid="00271607" style:font-style-asian="italic" style:font-style-complex="italic"/>
    </style:style>
    <style:style style:name="P353" style:family="paragraph" style:parent-style-name="Standard">
      <style:paragraph-properties fo:line-height="100%"/>
      <style:text-properties style:use-window-font-color="true" fo:font-style="italic" officeooo:paragraph-rsid="00271607" style:font-style-asian="italic" style:font-style-complex="italic"/>
    </style:style>
    <style:style style:name="P354" style:family="paragraph" style:parent-style-name="Standard">
      <style:paragraph-properties fo:line-height="100%"/>
      <style:text-properties style:use-window-font-color="true" fo:font-style="italic" officeooo:paragraph-rsid="002cfd73" style:font-style-asian="italic" style:font-style-complex="italic"/>
    </style:style>
    <style:style style:name="P355" style:family="paragraph" style:parent-style-name="Standard">
      <style:paragraph-properties fo:line-height="100%"/>
      <style:text-properties style:use-window-font-color="true" fo:font-style="italic" officeooo:rsid="00ccac5e" officeooo:paragraph-rsid="00271607" style:font-style-asian="italic" style:font-style-complex="italic"/>
    </style:style>
    <style:style style:name="P356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357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358" style:family="paragraph" style:parent-style-name="Standard">
      <style:paragraph-properties fo:line-height="100%"/>
      <style:text-properties style:use-window-font-color="true" fo:font-style="italic" officeooo:rsid="013f1034" officeooo:paragraph-rsid="00271a97" style:font-style-asian="italic" style:font-style-complex="italic"/>
    </style:style>
    <style:style style:name="P359" style:family="paragraph" style:parent-style-name="Standard">
      <style:paragraph-properties fo:line-height="100%"/>
      <style:text-properties style:use-window-font-color="true" fo:font-style="italic" officeooo:rsid="013f1034" officeooo:paragraph-rsid="00551a7e" style:font-style-asian="italic" style:font-style-complex="italic"/>
    </style:style>
    <style:style style:name="P360" style:family="paragraph" style:parent-style-name="Standard">
      <style:paragraph-properties fo:line-height="100%"/>
      <style:text-properties style:use-window-font-color="true" fo:font-style="italic" officeooo:rsid="014818a8" officeooo:paragraph-rsid="0028ef64" style:font-style-asian="italic" style:font-style-complex="italic"/>
    </style:style>
    <style:style style:name="P361" style:family="paragraph" style:parent-style-name="Standard">
      <style:paragraph-properties fo:line-height="100%"/>
      <style:text-properties style:use-window-font-color="true" fo:font-style="italic" officeooo:rsid="014cd3ba" officeooo:paragraph-rsid="0028ef64" style:font-style-asian="italic" style:font-style-complex="italic"/>
    </style:style>
    <style:style style:name="P362" style:family="paragraph" style:parent-style-name="Standard">
      <style:paragraph-properties fo:line-height="100%"/>
      <style:text-properties style:use-window-font-color="true" fo:font-style="italic" officeooo:rsid="01648ccb" officeooo:paragraph-rsid="0028ef64" style:font-style-asian="italic" style:font-style-complex="italic"/>
    </style:style>
    <style:style style:name="P363" style:family="paragraph" style:parent-style-name="Standard">
      <style:paragraph-properties fo:line-height="100%"/>
      <style:text-properties style:use-window-font-color="true" fo:font-style="italic" officeooo:rsid="01648e77" officeooo:paragraph-rsid="0028ef64" style:font-style-asian="italic" style:font-style-complex="italic"/>
    </style:style>
    <style:style style:name="P364" style:family="paragraph" style:parent-style-name="Standard">
      <style:paragraph-properties fo:line-height="100%"/>
      <style:text-properties style:use-window-font-color="true" fo:font-style="italic" officeooo:rsid="01648e77" officeooo:paragraph-rsid="007f5996" style:font-style-asian="italic" style:font-style-complex="italic"/>
    </style:style>
    <style:style style:name="P365" style:family="paragraph" style:parent-style-name="Standard">
      <style:paragraph-properties fo:line-height="100%"/>
      <style:text-properties style:use-window-font-color="true" fo:font-style="italic" officeooo:rsid="0165fb24" officeooo:paragraph-rsid="0028ef64" style:font-style-asian="italic" style:font-style-complex="italic"/>
    </style:style>
    <style:style style:name="P366" style:family="paragraph" style:parent-style-name="Standard">
      <style:paragraph-properties fo:line-height="100%"/>
      <style:text-properties style:use-window-font-color="true" fo:font-style="italic" officeooo:rsid="0165fb24" officeooo:paragraph-rsid="002cfd73" style:font-style-asian="italic" style:font-style-complex="italic"/>
    </style:style>
    <style:style style:name="P367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368" style:family="paragraph" style:parent-style-name="Standard">
      <style:paragraph-properties fo:line-height="100%"/>
      <style:text-properties style:use-window-font-color="true" fo:font-style="italic" officeooo:rsid="0189b6bf" officeooo:paragraph-rsid="0028ef64" style:font-style-asian="italic" style:font-style-complex="italic"/>
    </style:style>
    <style:style style:name="P369" style:family="paragraph" style:parent-style-name="Standard">
      <style:paragraph-properties fo:line-height="100%"/>
      <style:text-properties style:use-window-font-color="true" fo:font-style="italic" officeooo:rsid="01b07b18" officeooo:paragraph-rsid="002cfd73" style:font-style-asian="italic" style:font-style-complex="italic"/>
    </style:style>
    <style:style style:name="P370" style:family="paragraph" style:parent-style-name="Standard">
      <style:paragraph-properties fo:line-height="100%"/>
      <style:text-properties style:use-window-font-color="true" fo:font-style="italic" officeooo:rsid="01a3bf4c" officeooo:paragraph-rsid="002cfd73" style:font-style-asian="italic" style:font-style-complex="italic"/>
    </style:style>
    <style:style style:name="P371" style:family="paragraph" style:parent-style-name="Standard">
      <style:paragraph-properties fo:line-height="100%"/>
      <style:text-properties style:use-window-font-color="true" fo:font-style="italic" officeooo:rsid="01bef01a" officeooo:paragraph-rsid="002cfd73" style:font-style-asian="italic" style:font-style-complex="italic"/>
    </style:style>
    <style:style style:name="P372" style:family="paragraph" style:parent-style-name="Standard">
      <style:paragraph-properties fo:line-height="100%"/>
      <style:text-properties style:use-window-font-color="true" officeooo:paragraph-rsid="001b77f9"/>
    </style:style>
    <style:style style:name="P373" style:family="paragraph" style:parent-style-name="Standard">
      <style:paragraph-properties fo:line-height="100%"/>
      <style:text-properties style:use-window-font-color="true" officeooo:rsid="00685481" officeooo:paragraph-rsid="001b77f9"/>
    </style:style>
    <style:style style:name="P374" style:family="paragraph" style:parent-style-name="Standard">
      <style:paragraph-properties fo:line-height="100%"/>
      <style:text-properties style:use-window-font-color="true" fo:font-style="normal" fo:font-weight="normal" officeooo:rsid="00745134" officeooo:paragraph-rsid="001ba41b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141ae5e" officeooo:paragraph-rsid="00271a97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028ef64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028ef64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19715a7" officeooo:paragraph-rsid="0028ef64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1e773bf" officeooo:paragraph-rsid="002e9bd9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1e956af" officeooo:paragraph-rsid="002e9bd9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22c11c5" officeooo:paragraph-rsid="0030c188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2403027" officeooo:paragraph-rsid="0030c188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normal" officeooo:rsid="00364074" officeooo:paragraph-rsid="00359a82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fo:font-weight="normal" officeooo:rsid="02871e5d" officeooo:paragraph-rsid="00359a82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fo:font-weight="normal" officeooo:rsid="0255b347" officeooo:paragraph-rsid="0056e4e9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officeooo:rsid="00ee8692" officeooo:paragraph-rsid="00271607" style:font-style-asian="normal" style:font-style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officeooo:paragraph-rsid="00271607" style:font-style-asian="normal" style:font-style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officeooo:rsid="00dbdbe5" officeooo:paragraph-rsid="00271607" style:font-style-asian="normal" style:font-style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officeooo:rsid="013b4b0d" officeooo:paragraph-rsid="00271a97" style:font-style-asian="normal" style:font-style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officeooo:rsid="013ddfc0" officeooo:paragraph-rsid="00271a97" style:font-style-asian="normal" style:font-style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officeooo:rsid="013f1034" officeooo:paragraph-rsid="00271a97" style:font-style-asian="normal" style:font-style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officeooo:rsid="0144e328" officeooo:paragraph-rsid="0028ef64" style:font-style-asian="normal" style:font-style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officeooo:rsid="014818a8" officeooo:paragraph-rsid="0028ef64" style:font-style-asian="normal" style:font-style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officeooo:rsid="016f6694" officeooo:paragraph-rsid="0028ef64" style:font-style-asian="normal" style:font-style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officeooo:rsid="01731cf9" officeooo:paragraph-rsid="0028ef64" style:font-style-asian="normal" style:font-style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officeooo:rsid="0189b6bf" officeooo:paragraph-rsid="0028ef64" style:font-style-asian="normal" style:font-style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officeooo:rsid="018f40a0" officeooo:paragraph-rsid="0028ef64" style:font-style-asian="normal" style:font-style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officeooo:rsid="0141ae5e" officeooo:paragraph-rsid="00271a97" style:font-style-asian="normal" style:font-style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officeooo:rsid="014e87b3" officeooo:paragraph-rsid="0028ef64" style:font-style-asian="normal" style:font-style-complex="normal"/>
    </style:style>
    <style:style style:name="P410" style:family="paragraph" style:parent-style-name="Standard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411" style:family="paragraph" style:parent-style-name="Standard">
      <style:paragraph-properties fo:line-height="100%"/>
      <style:text-properties style:use-window-font-color="true" fo:font-style="normal" officeooo:rsid="00ccac5e" officeooo:paragraph-rsid="00271a97" style:font-style-asian="normal" style:font-style-complex="normal"/>
    </style:style>
    <style:style style:name="P412" style:family="paragraph" style:parent-style-name="Standard">
      <style:paragraph-properties fo:line-height="100%"/>
      <style:text-properties style:use-window-font-color="true"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413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0271a97" style:font-style-asian="normal" style:font-weight-asian="bold" style:font-style-complex="normal" style:font-weight-complex="bold"/>
    </style:style>
    <style:style style:name="P414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028ef64" style:font-style-asian="normal" style:font-weight-asian="bold" style:font-style-complex="normal" style:font-weight-complex="bold"/>
    </style:style>
    <style:style style:name="P415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028ef64" style:font-style-asian="normal" style:font-weight-asian="bold" style:font-style-complex="normal" style:font-weight-complex="bold"/>
    </style:style>
    <style:style style:name="P416" style:family="paragraph" style:parent-style-name="Standard">
      <style:paragraph-properties fo:line-height="100%"/>
      <style:text-properties style:use-window-font-color="true" fo:font-style="normal" style:text-underline-style="none" officeooo:rsid="03364457" officeooo:paragraph-rsid="00468df8" style:font-style-asian="normal" style:font-style-complex="normal"/>
    </style:style>
    <style:style style:name="P417" style:family="paragraph" style:parent-style-name="Standard">
      <style:paragraph-properties fo:line-height="100%"/>
      <style:text-properties style:use-window-font-color="true" officeooo:rsid="010f38a8" officeooo:paragraph-rsid="00271607"/>
    </style:style>
    <style:style style:name="P418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9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20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421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42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424a9e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officeooo:rsid="007739a0" officeooo:paragraph-rsid="001b77f9"/>
    </style:style>
    <style:style style:name="P426" style:family="paragraph" style:parent-style-name="Standard">
      <style:paragraph-properties fo:line-height="100%"/>
      <style:text-properties officeooo:rsid="007aa141" officeooo:paragraph-rsid="001ba41b"/>
    </style:style>
    <style:style style:name="P427" style:family="paragraph" style:parent-style-name="Standard">
      <style:paragraph-properties fo:line-height="100%"/>
      <style:text-properties officeooo:rsid="0091b213" officeooo:paragraph-rsid="001ba41b"/>
    </style:style>
    <style:style style:name="P428" style:family="paragraph" style:parent-style-name="Standard">
      <style:paragraph-properties fo:line-height="100%"/>
      <style:text-properties officeooo:rsid="009600b6" officeooo:paragraph-rsid="001ba41b"/>
    </style:style>
    <style:style style:name="P429" style:family="paragraph" style:parent-style-name="Standard">
      <style:paragraph-properties fo:line-height="100%"/>
      <style:text-properties officeooo:rsid="00b5bbf4" officeooo:paragraph-rsid="001ce3a2"/>
    </style:style>
    <style:style style:name="P430" style:family="paragraph" style:parent-style-name="Standard">
      <style:paragraph-properties fo:line-height="100%"/>
      <style:text-properties officeooo:rsid="00baaa8f" officeooo:paragraph-rsid="001ce3a2"/>
    </style:style>
    <style:style style:name="P431" style:family="paragraph" style:parent-style-name="Standard">
      <style:paragraph-properties fo:line-height="100%"/>
      <style:text-properties officeooo:rsid="0026384b" officeooo:paragraph-rsid="00271607"/>
    </style:style>
    <style:style style:name="P432" style:family="paragraph" style:parent-style-name="Standard">
      <style:paragraph-properties fo:line-height="100%"/>
      <style:text-properties officeooo:rsid="00d58808" officeooo:paragraph-rsid="00271607"/>
    </style:style>
    <style:style style:name="P433" style:family="paragraph" style:parent-style-name="Standard">
      <style:paragraph-properties fo:line-height="100%"/>
      <style:text-properties officeooo:rsid="0195759d" officeooo:paragraph-rsid="0028ef64"/>
    </style:style>
    <style:style style:name="P434" style:family="paragraph" style:parent-style-name="Standard">
      <style:paragraph-properties fo:line-height="100%"/>
      <style:text-properties officeooo:rsid="019715a7" officeooo:paragraph-rsid="002cfd73"/>
    </style:style>
    <style:style style:name="P435" style:family="paragraph" style:parent-style-name="Standard">
      <style:paragraph-properties fo:line-height="100%"/>
      <style:text-properties officeooo:rsid="019e8d3a" officeooo:paragraph-rsid="002cfd73"/>
    </style:style>
    <style:style style:name="P436" style:family="paragraph" style:parent-style-name="Standard">
      <style:paragraph-properties fo:line-height="100%"/>
      <style:text-properties officeooo:rsid="01a00fa0" officeooo:paragraph-rsid="002cfd73"/>
    </style:style>
    <style:style style:name="P437" style:family="paragraph" style:parent-style-name="Standard">
      <style:paragraph-properties fo:line-height="100%"/>
      <style:text-properties officeooo:rsid="01b46c19" officeooo:paragraph-rsid="002cfd73"/>
    </style:style>
    <style:style style:name="P438" style:family="paragraph" style:parent-style-name="Standard">
      <style:paragraph-properties fo:line-height="100%"/>
      <style:text-properties officeooo:rsid="01bef01a" officeooo:paragraph-rsid="002cfd73"/>
    </style:style>
    <style:style style:name="P439" style:family="paragraph" style:parent-style-name="Standard">
      <style:paragraph-properties fo:line-height="100%"/>
      <style:text-properties officeooo:rsid="01c3f677" officeooo:paragraph-rsid="002cfd73"/>
    </style:style>
    <style:style style:name="P440" style:family="paragraph" style:parent-style-name="Standard">
      <style:paragraph-properties fo:line-height="100%"/>
      <style:text-properties officeooo:rsid="01e49296" officeooo:paragraph-rsid="002e9bd9"/>
    </style:style>
    <style:style style:name="P441" style:family="paragraph" style:parent-style-name="Standard">
      <style:paragraph-properties fo:line-height="100%"/>
      <style:text-properties officeooo:rsid="0248313e" officeooo:paragraph-rsid="00324593"/>
    </style:style>
    <style:style style:name="P442" style:family="paragraph" style:parent-style-name="Standard">
      <style:paragraph-properties fo:line-height="100%"/>
      <style:text-properties officeooo:rsid="0264a88e" officeooo:paragraph-rsid="0033f5fb"/>
    </style:style>
    <style:style style:name="P44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03bdd63" style:font-style-asian="italic" style:font-weight-asian="normal" style:font-style-complex="italic" style:font-weight-complex="normal"/>
    </style:style>
    <style:style style:name="P44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0424a9e" style:font-style-asian="italic" style:font-weight-asian="normal" style:font-style-complex="italic" style:font-weight-complex="normal"/>
    </style:style>
    <style:style style:name="P44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0424a9e" style:font-style-asian="italic" style:font-weight-asian="normal" style:font-style-complex="italic" style:font-weight-complex="normal"/>
    </style:style>
    <style:style style:name="P4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0428107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428107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0428107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28107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33b6c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0428107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0433b6c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0433b6c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0433b6c" style:font-style-asian="italic" style:font-weight-asian="normal" style:font-style-complex="italic" style:font-weight-complex="normal"/>
    </style:style>
    <style:style style:name="P45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0433b6c" style:font-style-asian="italic" style:font-weight-asian="normal" style:font-style-complex="italic" style:font-weight-complex="normal"/>
    </style:style>
    <style:style style:name="P45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043971c" style:font-style-asian="italic" style:font-weight-asian="normal" style:font-style-complex="italic" style:font-weight-complex="normal"/>
    </style:style>
    <style:style style:name="P45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043971c" style:font-style-asian="italic" style:font-weight-asian="normal" style:font-style-complex="italic" style:font-weight-complex="normal"/>
    </style:style>
    <style:style style:name="P45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be6e" officeooo:paragraph-rsid="00428107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03bdd63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3bdd63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409ee8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03bdd63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0409ee8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0409ee8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0409ee8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0424a9e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8107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0424a9e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4a9e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428107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28107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33b6c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0433b6c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0433b6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3b6c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971c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0433b6c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0433b6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0433b6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3b6c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0433b6c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043971c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043971c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43971c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043971c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0468df8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9abdd" officeooo:paragraph-rsid="00424a9e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be6e" officeooo:paragraph-rsid="00428107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1655c" officeooo:paragraph-rsid="00433b6c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f56cc" officeooo:paragraph-rsid="0049c10c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0424a9e" style:font-style-asian="normal" style:font-weight-asian="bold" style:font-style-complex="normal" style:font-weight-complex="bold"/>
    </style:style>
    <style:style style:name="P507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508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0433b6c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2f11d8d" officeooo:paragraph-rsid="005999cd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02c00" officeooo:paragraph-rsid="005999cd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style:text-line-through-style="none" style:text-line-through-type="none" officeooo:paragraph-rsid="00424a9e"/>
    </style:style>
    <style:style style:name="P512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043971c" style:font-size-asian="14pt" style:font-style-asian="normal" style:font-weight-asian="bold" style:font-size-complex="14pt" style:font-style-complex="normal" style:font-weight-complex="bold"/>
    </style:style>
    <style:style style:name="P513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29fd737" officeooo:paragraph-rsid="003bdd63" style:font-size-asian="14pt" style:font-style-asian="normal" style:font-weight-asian="bold" style:font-size-complex="14pt" style:font-style-complex="normal" style:font-weight-complex="bold"/>
    </style:style>
    <style:style style:name="P514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468df8" style:font-size-asian="12pt" style:font-style-asian="normal" style:font-weight-asian="bold" style:font-size-complex="12pt" style:font-style-complex="normal" style:font-weight-complex="bold"/>
    </style:style>
    <style:style style:name="P515" style:family="paragraph" style:parent-style-name="Standard">
      <style:paragraph-properties fo:line-height="100%"/>
      <style:text-properties officeooo:rsid="02dbac17" officeooo:paragraph-rsid="00424a9e"/>
    </style:style>
    <style:style style:name="P516" style:family="paragraph" style:parent-style-name="Standard">
      <style:paragraph-properties fo:line-height="100%"/>
      <style:text-properties officeooo:rsid="02d28670" officeooo:paragraph-rsid="00424a9e"/>
    </style:style>
    <style:style style:name="P517" style:family="paragraph" style:parent-style-name="Standard">
      <style:text-properties officeooo:paragraph-rsid="00424a9e"/>
    </style:style>
    <style:style style:name="P518" style:family="paragraph" style:parent-style-name="Standard">
      <style:paragraph-properties fo:line-height="100%"/>
      <style:text-properties officeooo:rsid="02e1b98d" officeooo:paragraph-rsid="00424a9e"/>
    </style:style>
    <style:style style:name="P519" style:family="paragraph" style:parent-style-name="Standard">
      <style:paragraph-properties fo:line-height="100%"/>
      <style:text-properties officeooo:rsid="032a4ddc" officeooo:paragraph-rsid="00468df8"/>
    </style:style>
    <style:style style:name="P520" style:family="paragraph" style:parent-style-name="Standard">
      <style:paragraph-properties fo:line-height="100%"/>
      <style:text-properties officeooo:rsid="001d5f67" officeooo:paragraph-rsid="001d5f67"/>
    </style:style>
    <style:style style:name="P521" style:family="paragraph" style:parent-style-name="Standard">
      <style:paragraph-properties fo:line-height="100%"/>
      <style:text-properties officeooo:rsid="00685481" officeooo:paragraph-rsid="001b77f9"/>
    </style:style>
    <style:style style:name="P522" style:family="paragraph" style:parent-style-name="Standard">
      <style:paragraph-properties fo:line-height="100%"/>
      <style:text-properties officeooo:rsid="00a9ceec" officeooo:paragraph-rsid="001ce3a2"/>
    </style:style>
    <style:style style:name="P523" style:family="paragraph" style:parent-style-name="Standard">
      <style:paragraph-properties fo:line-height="100%"/>
      <style:text-properties style:text-line-through-style="solid" style:text-line-through-type="single"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524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1748b6" style:font-weight-asian="bold" style:font-weight-complex="bold"/>
    </style:style>
    <style:style style:name="P525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1ce3a2" style:font-weight-asian="bold" style:font-weight-complex="bold"/>
    </style:style>
    <style:style style:name="P526" style:family="paragraph" style:parent-style-name="Table_20_Contents">
      <style:paragraph-properties fo:line-height="100%" fo:text-align="center" style:justify-single-word="false"/>
      <style:text-properties fo:font-weight="bold" officeooo:paragraph-rsid="00409ee8" style:font-weight-asian="bold" style:font-weight-complex="bold"/>
    </style:style>
    <style:style style:name="P527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0409ee8" style:font-weight-asian="bold" style:font-weight-complex="bold"/>
    </style:style>
    <style:style style:name="P528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0424a9e" style:font-weight-asian="bold" style:font-weight-complex="bold"/>
    </style:style>
    <style:style style:name="P529" style:family="paragraph" style:parent-style-name="Table_20_Contents">
      <style:paragraph-properties fo:line-height="100%" fo:text-align="center" style:justify-single-word="false"/>
      <style:text-properties officeooo:rsid="002995de" officeooo:paragraph-rsid="001748b6"/>
    </style:style>
    <style:style style:name="P530" style:family="paragraph" style:parent-style-name="Table_20_Contents">
      <style:paragraph-properties fo:line-height="100%" fo:text-align="center" style:justify-single-word="false"/>
      <style:text-properties officeooo:rsid="002ab5f6" officeooo:paragraph-rsid="001748b6"/>
    </style:style>
    <style:style style:name="P531" style:family="paragraph" style:parent-style-name="Table_20_Contents">
      <style:paragraph-properties fo:line-height="100%" fo:text-align="center" style:justify-single-word="false"/>
      <style:text-properties officeooo:rsid="002c393c" officeooo:paragraph-rsid="001748b6"/>
    </style:style>
    <style:style style:name="P532" style:family="paragraph" style:parent-style-name="Table_20_Contents">
      <style:paragraph-properties fo:line-height="100%" fo:text-align="center" style:justify-single-word="false"/>
      <style:text-properties officeooo:rsid="002d5cea" officeooo:paragraph-rsid="001748b6"/>
    </style:style>
    <style:style style:name="P533" style:family="paragraph" style:parent-style-name="Table_20_Contents">
      <style:paragraph-properties fo:line-height="100%" fo:text-align="center" style:justify-single-word="false"/>
      <style:text-properties officeooo:paragraph-rsid="001748b6"/>
    </style:style>
    <style:style style:name="P534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535" style:family="paragraph" style:parent-style-name="Table_20_Contents">
      <style:paragraph-properties fo:line-height="100%" fo:text-align="center" style:justify-single-word="false"/>
      <style:text-properties officeooo:paragraph-rsid="00424a9e"/>
    </style:style>
    <style:style style:name="P536" style:family="paragraph" style:parent-style-name="Table_20_Contents">
      <style:paragraph-properties fo:line-height="100%" fo:text-align="center" style:justify-single-word="false"/>
      <style:text-properties officeooo:paragraph-rsid="0070de42"/>
    </style:style>
    <style:style style:name="P537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1ce3a2" style:font-style-asian="normal" style:font-style-complex="normal"/>
    </style:style>
    <style:style style:name="P538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1ce3a2" style:font-style-asian="normal" style:font-style-complex="normal"/>
    </style:style>
    <style:style style:name="P539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70de42" style:font-style-asian="normal" style:font-style-complex="normal"/>
    </style:style>
    <style:style style:name="P540" style:family="paragraph" style:parent-style-name="Table_20_Contents">
      <style:paragraph-properties fo:line-height="100%" fo:text-align="center" style:justify-single-word="false"/>
      <style:text-properties officeooo:rsid="02b56b9f" officeooo:paragraph-rsid="00409ee8"/>
    </style:style>
    <style:style style:name="P541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P542" style:family="paragraph" style:parent-style-name="Table_20_Contents">
      <style:paragraph-properties fo:line-height="100%" fo:text-align="center" style:justify-single-word="false"/>
      <style:text-properties officeooo:rsid="02d46461" officeooo:paragraph-rsid="00424a9e"/>
    </style:style>
    <style:style style:name="P543" style:family="paragraph" style:parent-style-name="Standard">
      <style:paragraph-properties fo:line-height="100%" fo:break-before="page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544" style:family="paragraph" style:parent-style-name="Standard">
      <style:paragraph-properties fo:line-height="100%" fo:break-before="page"/>
      <style:text-properties fo:font-style="normal" officeooo:rsid="01d3a7f4" officeooo:paragraph-rsid="002cfd73" style:font-style-asian="normal" style:font-style-complex="normal"/>
    </style:style>
    <style:style style:name="P545" style:family="paragraph" style:parent-style-name="Standard">
      <style:paragraph-properties fo:line-height="100%" fo:break-before="page"/>
      <style:text-properties officeooo:paragraph-rsid="003bdd63"/>
    </style:style>
    <style:style style:name="P546" style:family="paragraph" style:parent-style-name="Standard">
      <style:paragraph-properties fo:line-height="100%" fo:break-before="page"/>
      <style:text-properties style:use-window-font-color="true" fo:font-style="normal" officeooo:rsid="032f56cc" officeooo:paragraph-rsid="0049c10c" style:font-style-asian="normal" style:font-style-complex="normal"/>
    </style:style>
    <style:style style:name="P547" style:family="paragraph" style:parent-style-name="Standard" style:list-style-name="L1">
      <style:paragraph-properties fo:line-height="100%"/>
      <style:text-properties officeooo:rsid="00144d8d" officeooo:paragraph-rsid="00144d8d"/>
    </style:style>
    <style:style style:name="P548" style:family="paragraph" style:parent-style-name="Standard" style:list-style-name="L2">
      <style:paragraph-properties fo:line-height="100%"/>
      <style:text-properties officeooo:rsid="0018f3c7" officeooo:paragraph-rsid="00144d8d"/>
    </style:style>
    <style:style style:name="P549" style:family="paragraph" style:parent-style-name="Standard" style:list-style-name="L2">
      <style:paragraph-properties fo:line-height="100%"/>
      <style:text-properties fo:font-style="normal" officeooo:paragraph-rsid="00144d8d" style:font-style-asian="normal" style:font-style-complex="normal"/>
    </style:style>
    <style:style style:name="P550" style:family="paragraph" style:parent-style-name="Standard" style:list-style-name="L22">
      <style:paragraph-properties fo:line-height="100%"/>
      <style:text-properties fo:font-style="normal" officeooo:paragraph-rsid="00364074" style:font-style-asian="normal" style:font-style-complex="normal"/>
    </style:style>
    <style:style style:name="P551" style:family="paragraph" style:parent-style-name="Standard" style:list-style-name="L6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552" style:family="paragraph" style:parent-style-name="Standard" style:list-style-name="L14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553" style:family="paragraph" style:parent-style-name="Standard" style:list-style-name="L15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554" style:family="paragraph" style:parent-style-name="Standard" style:list-style-name="L16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555" style:family="paragraph" style:parent-style-name="Standard" style:list-style-name="L17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556" style:family="paragraph" style:parent-style-name="Standard" style:list-style-name="L18">
      <style:paragraph-properties fo:line-height="100%"/>
      <style:text-properties fo:font-style="normal" officeooo:rsid="025c47d1" officeooo:paragraph-rsid="0033f5fb" style:font-style-asian="normal" style:font-style-complex="normal"/>
    </style:style>
    <style:style style:name="P557" style:family="paragraph" style:parent-style-name="Standard" style:list-style-name="L40">
      <style:paragraph-properties fo:line-height="100%"/>
      <style:text-properties fo:font-style="normal" officeooo:rsid="02d4a01e" officeooo:paragraph-rsid="00424a9e" style:font-style-asian="normal" style:font-style-complex="normal"/>
    </style:style>
    <style:style style:name="P558" style:family="paragraph" style:parent-style-name="Standard" style:list-style-name="L41">
      <style:paragraph-properties fo:line-height="100%"/>
      <style:text-properties fo:font-style="normal" officeooo:rsid="02d71380" officeooo:paragraph-rsid="00424a9e" style:font-style-asian="normal" style:font-style-complex="normal"/>
    </style:style>
    <style:style style:name="P559" style:family="paragraph" style:parent-style-name="Standard" style:list-style-name="L41">
      <style:paragraph-properties fo:line-height="100%"/>
      <style:text-properties fo:font-style="normal" officeooo:rsid="02d8206d" officeooo:paragraph-rsid="00424a9e" style:font-style-asian="normal" style:font-style-complex="normal"/>
    </style:style>
    <style:style style:name="P560" style:family="paragraph" style:parent-style-name="Standard" style:list-style-name="L45">
      <style:paragraph-properties fo:line-height="100%"/>
      <style:text-properties fo:font-style="normal" officeooo:rsid="02e21d3f" officeooo:paragraph-rsid="00428107" style:font-style-asian="normal" style:font-style-complex="normal"/>
    </style:style>
    <style:style style:name="P561" style:family="paragraph" style:parent-style-name="Standard" style:list-style-name="L47">
      <style:paragraph-properties fo:line-height="100%"/>
      <style:text-properties fo:font-style="normal" officeooo:rsid="0330b9cf" officeooo:paragraph-rsid="0047c4d5" style:font-style-asian="normal" style:font-style-complex="normal"/>
    </style:style>
    <style:style style:name="P562" style:family="paragraph" style:parent-style-name="Standard" style:list-style-name="L48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3" style:family="paragraph" style:parent-style-name="Standard" style:list-style-name="L49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4" style:family="paragraph" style:parent-style-name="Standard" style:list-style-name="L17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565" style:family="paragraph" style:parent-style-name="Standard" style:list-style-name="L20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566" style:family="paragraph" style:parent-style-name="Standard" style:list-style-name="L21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567" style:family="paragraph" style:parent-style-name="Standard" style:list-style-name="L22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568" style:family="paragraph" style:parent-style-name="Standard" style:list-style-name="L23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569" style:family="paragraph" style:parent-style-name="Standard" style:list-style-name="L24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70" style:family="paragraph" style:parent-style-name="Standard" style:list-style-name="L25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71" style:family="paragraph" style:parent-style-name="Standard" style:list-style-name="L26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572" style:family="paragraph" style:parent-style-name="Standard" style:list-style-name="L26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574" style:family="paragraph" style:parent-style-name="Standard" style:list-style-name="L3">
      <style:paragraph-properties fo:line-height="100%"/>
      <style:text-properties officeooo:paragraph-rsid="001b77f9"/>
    </style:style>
    <style:style style:name="P575" style:family="paragraph" style:parent-style-name="Standard" style:list-style-name="L4">
      <style:paragraph-properties fo:line-height="100%"/>
      <style:text-properties officeooo:paragraph-rsid="001ba41b"/>
    </style:style>
    <style:style style:name="P576" style:family="paragraph" style:parent-style-name="Standard" style:list-style-name="L5">
      <style:paragraph-properties fo:line-height="100%"/>
      <style:text-properties officeooo:paragraph-rsid="00271607"/>
    </style:style>
    <style:style style:name="P577" style:family="paragraph" style:parent-style-name="Standard" style:list-style-name="L6">
      <style:paragraph-properties fo:line-height="100%"/>
      <style:text-properties officeooo:paragraph-rsid="00271607"/>
    </style:style>
    <style:style style:name="P578" style:family="paragraph" style:parent-style-name="Standard" style:list-style-name="L14">
      <style:paragraph-properties fo:line-height="100%"/>
      <style:text-properties officeooo:paragraph-rsid="002f718c"/>
    </style:style>
    <style:style style:name="P579" style:family="paragraph" style:parent-style-name="Standard" style:list-style-name="L19">
      <style:paragraph-properties fo:line-height="100%"/>
      <style:text-properties officeooo:paragraph-rsid="0033f5fb"/>
    </style:style>
    <style:style style:name="P580" style:family="paragraph" style:parent-style-name="Standard" style:list-style-name="L19">
      <style:paragraph-properties fo:line-height="100%"/>
      <style:text-properties officeooo:paragraph-rsid="00a2161f"/>
    </style:style>
    <style:style style:name="P581" style:family="paragraph" style:parent-style-name="Standard" style:list-style-name="L29">
      <style:paragraph-properties fo:line-height="100%"/>
      <style:text-properties officeooo:paragraph-rsid="00409ee8"/>
    </style:style>
    <style:style style:name="P582" style:family="paragraph" style:parent-style-name="Standard" style:list-style-name="L30">
      <style:paragraph-properties fo:line-height="100%"/>
      <style:text-properties officeooo:paragraph-rsid="00409ee8"/>
    </style:style>
    <style:style style:name="P583" style:family="paragraph" style:parent-style-name="Standard" style:list-style-name="L31">
      <style:paragraph-properties fo:line-height="100%"/>
      <style:text-properties officeooo:paragraph-rsid="00409ee8"/>
    </style:style>
    <style:style style:name="P584" style:family="paragraph" style:parent-style-name="Standard" style:list-style-name="L32">
      <style:paragraph-properties fo:line-height="100%"/>
      <style:text-properties officeooo:paragraph-rsid="00409ee8"/>
    </style:style>
    <style:style style:name="P585" style:family="paragraph" style:parent-style-name="Standard" style:list-style-name="L40">
      <style:paragraph-properties fo:line-height="100%"/>
      <style:text-properties officeooo:paragraph-rsid="00424a9e"/>
    </style:style>
    <style:style style:name="P586" style:family="paragraph" style:parent-style-name="Standard" style:list-style-name="L42">
      <style:paragraph-properties fo:line-height="100%"/>
      <style:text-properties officeooo:paragraph-rsid="00424a9e"/>
    </style:style>
    <style:style style:name="P587" style:family="paragraph" style:parent-style-name="Standard" style:list-style-name="L46">
      <style:paragraph-properties fo:line-height="100%"/>
      <style:text-properties officeooo:paragraph-rsid="0043971c"/>
    </style:style>
    <style:style style:name="P588" style:family="paragraph" style:parent-style-name="Standard" style:list-style-name="L46">
      <style:paragraph-properties fo:line-height="100%"/>
      <style:text-properties officeooo:paragraph-rsid="006370fe"/>
    </style:style>
    <style:style style:name="P589" style:family="paragraph" style:parent-style-name="Standard">
      <style:paragraph-properties fo:line-height="100%"/>
      <style:text-properties officeooo:paragraph-rsid="00a2161f"/>
    </style:style>
    <style:style style:name="P590" style:family="paragraph" style:parent-style-name="Standard">
      <style:paragraph-properties fo:line-height="100%"/>
      <style:text-properties officeooo:paragraph-rsid="00364074"/>
    </style:style>
    <style:style style:name="P591" style:family="paragraph" style:parent-style-name="Standard" style:list-style-name="L3">
      <style:paragraph-properties fo:line-height="100%"/>
      <style:text-properties officeooo:rsid="006cc84d" officeooo:paragraph-rsid="001b77f9"/>
    </style:style>
    <style:style style:name="P592" style:family="paragraph" style:parent-style-name="Standard" style:list-style-name="L4">
      <style:paragraph-properties fo:line-height="100%"/>
      <style:text-properties officeooo:rsid="00a38197" officeooo:paragraph-rsid="001ba41b"/>
    </style:style>
    <style:style style:name="P593" style:family="paragraph" style:parent-style-name="Standard" style:list-style-name="L5">
      <style:paragraph-properties fo:line-height="100%"/>
      <style:text-properties officeooo:rsid="00d58808" officeooo:paragraph-rsid="00271607"/>
    </style:style>
    <style:style style:name="P594" style:family="paragraph" style:parent-style-name="Standard" style:list-style-name="L6">
      <style:paragraph-properties fo:line-height="100%"/>
      <style:text-properties officeooo:rsid="00d58808" officeooo:paragraph-rsid="00271607"/>
    </style:style>
    <style:style style:name="P595" style:family="paragraph" style:parent-style-name="Standard" style:list-style-name="L7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596" style:family="paragraph" style:parent-style-name="Standard" style:list-style-name="L8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597" style:family="paragraph" style:parent-style-name="Standard" style:list-style-name="L8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598" style:family="paragraph" style:parent-style-name="Standard" style:list-style-name="L9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599" style:family="paragraph" style:parent-style-name="Standard" style:list-style-name="L10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600" style:family="paragraph" style:parent-style-name="Standard" style:list-style-name="L11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601" style:family="paragraph" style:parent-style-name="Standard" style:list-style-name="L12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602" style:family="paragraph" style:parent-style-name="Standard" style:list-style-name="L13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603" style:family="paragraph" style:parent-style-name="Standard" style:list-style-name="L50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604" style:family="paragraph" style:parent-style-name="Standard" style:list-style-name="L50">
      <style:paragraph-properties fo:line-height="100%"/>
      <style:text-properties style:use-window-font-color="true" fo:font-style="normal" officeooo:rsid="0334a575" officeooo:paragraph-rsid="0049c10c" style:font-style-asian="normal" style:font-style-complex="normal"/>
    </style:style>
    <style:style style:name="P605" style:family="paragraph" style:parent-style-name="Standard" style:list-style-name="L50">
      <style:paragraph-properties fo:line-height="100%"/>
      <style:text-properties style:use-window-font-color="true" fo:font-style="normal" officeooo:rsid="0334aa07" officeooo:paragraph-rsid="0049c10c" style:font-style-asian="normal" style:font-style-complex="normal"/>
    </style:style>
    <style:style style:name="P606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4aa07" officeooo:paragraph-rsid="0049c10c" style:font-style-asian="normal" style:font-style-complex="normal"/>
    </style:style>
    <style:style style:name="P607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64457" officeooo:paragraph-rsid="0049c10c" style:font-style-asian="normal" style:font-style-complex="normal"/>
    </style:style>
    <style:style style:name="P608" style:family="paragraph" style:parent-style-name="Standard" style:list-style-name="L27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3bdd63" style:font-style-asian="normal" style:font-weight-asian="normal" style:font-style-complex="normal" style:font-weight-complex="normal"/>
    </style:style>
    <style:style style:name="P609" style:family="paragraph" style:parent-style-name="Standard" style:list-style-name="L31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10" style:family="paragraph" style:parent-style-name="Standard" style:list-style-name="L37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612" style:family="paragraph" style:parent-style-name="Standard" style:list-style-name="L50">
      <style:paragraph-properties fo:line-height="100%"/>
      <style:text-properties style:use-window-font-color="true" officeooo:paragraph-rsid="0049c10c"/>
    </style:style>
    <style:style style:name="P613" style:family="paragraph" style:parent-style-name="Standard" style:list-style-name="L50">
      <style:paragraph-properties fo:line-height="100%"/>
      <style:text-properties style:use-window-font-color="true" officeooo:rsid="0334a575" officeooo:paragraph-rsid="0049c10c"/>
    </style:style>
    <style:style style:name="P614" style:family="paragraph" style:parent-style-name="Standard">
      <style:paragraph-properties fo:line-height="100%"/>
      <style:text-properties style:use-window-font-color="true" fo:font-style="italic" fo:font-weight="normal" officeooo:rsid="024bb64b" officeooo:paragraph-rsid="0033f5fb" style:font-style-asian="italic" style:font-weight-asian="normal" style:font-style-complex="italic" style:font-weight-complex="normal"/>
    </style:style>
    <style:style style:name="P615" style:family="paragraph" style:parent-style-name="Standard" style:list-style-name="L19">
      <style:paragraph-properties fo:line-height="100%"/>
      <style:text-properties officeooo:rsid="025ca15a" officeooo:paragraph-rsid="0033f5fb"/>
    </style:style>
    <style:style style:name="P616" style:family="paragraph" style:parent-style-name="Standard" style:list-style-name="L19">
      <style:paragraph-properties fo:line-height="100%"/>
      <style:text-properties officeooo:rsid="025ca15a" officeooo:paragraph-rsid="00359a82"/>
    </style:style>
    <style:style style:name="P617" style:family="paragraph" style:parent-style-name="Standard" style:list-style-name="L27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618" style:family="paragraph" style:parent-style-name="Standard" style:list-style-name="L28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19" style:family="paragraph" style:parent-style-name="Standard" style:list-style-name="L30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20" style:family="paragraph" style:parent-style-name="Standard" style:list-style-name="L31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621" style:family="paragraph" style:parent-style-name="Standard" style:list-style-name="L33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2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3" style:family="paragraph" style:parent-style-name="Standard" style:list-style-name="L35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4" style:family="paragraph" style:parent-style-name="Standard" style:list-style-name="L36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5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6" style:family="paragraph" style:parent-style-name="Standard" style:list-style-name="L38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27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28" style:family="paragraph" style:parent-style-name="Standard" style:list-style-name="L40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629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71380" officeooo:paragraph-rsid="00424a9e" style:font-style-asian="normal" style:font-weight-asian="normal" style:font-style-complex="normal" style:font-weight-complex="normal"/>
    </style:style>
    <style:style style:name="P630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631" style:family="paragraph" style:parent-style-name="Standard" style:list-style-name="L43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32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33" style:family="paragraph" style:parent-style-name="Standard" style:list-style-name="L45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634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c018a" officeooo:paragraph-rsid="0043971c" style:font-style-asian="normal" style:font-weight-asian="normal" style:font-style-complex="normal" style:font-weight-complex="normal"/>
    </style:style>
    <style:style style:name="P635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e6e92" officeooo:paragraph-rsid="0043971c" style:font-style-asian="normal" style:font-weight-asian="normal" style:font-style-complex="normal" style:font-weight-complex="normal"/>
    </style:style>
    <style:style style:name="P636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db3c9" officeooo:paragraph-rsid="0043971c" style:font-style-asian="normal" style:font-weight-asian="normal" style:font-style-complex="normal" style:font-weight-complex="normal"/>
    </style:style>
    <style:style style:name="P637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fc330" officeooo:paragraph-rsid="0043971c" style:font-style-asian="normal" style:font-weight-asian="normal" style:font-style-complex="normal" style:font-weight-complex="normal"/>
    </style:style>
    <style:style style:name="P638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2f56cc" officeooo:paragraph-rsid="0047c4d5" style:font-style-asian="normal" style:font-weight-asian="normal" style:font-style-complex="normal" style:font-weight-complex="normal"/>
    </style:style>
    <style:style style:name="P639" style:family="paragraph" style:parent-style-name="Standard" style:list-style-name="L42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640" style:family="paragraph" style:parent-style-name="Standard" style:list-style-name="L43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641" style:family="paragraph" style:parent-style-name="Standard" style:list-style-name="L30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42" style:family="paragraph" style:parent-style-name="Standard" style:list-style-name="L31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43" style:family="paragraph" style:parent-style-name="Standard" style:list-style-name="L46">
      <style:paragraph-properties fo:line-height="100%"/>
      <style:text-properties style:text-line-through-style="none" style:text-line-through-type="none" fo:font-style="italic" fo:font-weight="normal" officeooo:rsid="031fc330" officeooo:paragraph-rsid="0043971c" style:font-style-asian="italic" style:font-weight-asian="normal" style:font-style-complex="italic" style:font-weight-complex="normal"/>
    </style:style>
    <style:style style:name="P644" style:family="paragraph" style:parent-style-name="Standard" style:list-style-name="L29">
      <style:paragraph-properties fo:line-height="100%"/>
      <style:text-properties officeooo:rsid="02c0896a" officeooo:paragraph-rsid="00409ee8"/>
    </style:style>
    <style:style style:name="P645" style:family="paragraph" style:parent-style-name="Standard" style:list-style-name="L32">
      <style:paragraph-properties fo:line-height="100%"/>
      <style:text-properties officeooo:rsid="02cae088" officeooo:paragraph-rsid="00409ee8"/>
    </style:style>
    <style:style style:name="P646" style:family="paragraph" style:parent-style-name="Standard" style:list-style-name="L33">
      <style:paragraph-properties fo:line-height="100%"/>
      <style:text-properties officeooo:rsid="02cae088" officeooo:paragraph-rsid="00409ee8"/>
    </style:style>
    <style:style style:name="P647" style:family="paragraph" style:parent-style-name="Standard" style:list-style-name="L46">
      <style:paragraph-properties fo:line-height="100%"/>
      <style:text-properties fo:font-style="italic" officeooo:paragraph-rsid="0043971c" style:font-style-asian="italic" style:font-style-complex="italic"/>
    </style:style>
    <style:style style:name="P648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649" style:family="paragraph" style:parent-style-name="Standard" style:list-style-name="L46">
      <style:paragraph-properties fo:line-height="100%"/>
      <style:text-properties fo:font-style="italic" officeooo:rsid="031db3c9" officeooo:paragraph-rsid="0043971c" style:font-style-asian="italic" style:font-style-complex="italic"/>
    </style:style>
    <style:style style:name="P650" style:family="paragraph" style:parent-style-name="Standard" style:list-style-name="L46">
      <style:paragraph-properties fo:line-height="100%"/>
      <style:text-properties fo:font-style="italic" officeooo:rsid="031fc330" officeooo:paragraph-rsid="0043971c" style:font-style-asian="italic" style:font-style-complex="italic"/>
    </style:style>
    <style:style style:name="P651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652" style:family="paragraph" style:parent-style-name="Standard">
      <style:paragraph-properties fo:line-height="100%"/>
      <style:text-properties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653" style:family="paragraph" style:parent-style-name="Standard" style:list-style-name="L46">
      <style:paragraph-properties fo:line-height="100%"/>
      <style:text-properties officeooo:rsid="031db3c9" officeooo:paragraph-rsid="0043971c"/>
    </style:style>
    <style:style style:name="P654" style:family="paragraph" style:parent-style-name="Standard" style:list-style-name="L46">
      <style:paragraph-properties fo:line-height="100%"/>
      <style:text-properties officeooo:rsid="031fc330" officeooo:paragraph-rsid="0043971c"/>
    </style:style>
    <style:style style:name="P655" style:family="paragraph" style:parent-style-name="Table_20_Contents" style:list-style-name="L50">
      <style:paragraph-properties fo:line-height="100%" fo:text-align="start" style:justify-single-word="false"/>
      <style:text-properties style:use-window-font-color="true" officeooo:rsid="066eeab0" officeooo:paragraph-rsid="0049c10c"/>
    </style:style>
    <style:style style:name="P656" style:family="paragraph" style:parent-style-name="Table_20_Contents" style:list-style-name="L50">
      <style:paragraph-properties fo:text-align="start" style:justify-single-word="false"/>
      <style:text-properties style:use-window-font-color="true" officeooo:rsid="066eeab0" officeooo:paragraph-rsid="0049c10c"/>
    </style:style>
    <style:style style:name="P657" style:family="paragraph" style:parent-style-name="Table_20_Contents" style:list-style-name="L50">
      <style:paragraph-properties fo:line-height="100%" fo:text-align="start" style:justify-single-word="false"/>
      <style:text-properties style:use-window-font-color="true" fo:font-style="normal" officeooo:rsid="066eeab0" officeooo:paragraph-rsid="0049c10c" style:font-style-asian="normal" style:font-style-complex="normal"/>
    </style:style>
    <style:style style:name="T1" style:family="text">
      <style:text-properties officeooo:rsid="00144d8d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9d4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a9eb52" style:font-weight-asian="bold" style:font-weight-complex="bold"/>
    </style:style>
    <style:style style:name="T10" style:family="text">
      <style:text-properties fo:font-weight="bold" officeooo:rsid="00b87274" style:font-weight-asian="bold" style:font-weight-complex="bold"/>
    </style:style>
    <style:style style:name="T11" style:family="text">
      <style:text-properties fo:font-weight="bold" officeooo:rsid="01326b81" style:font-weight-asian="bold" style:font-weight-complex="bold"/>
    </style:style>
    <style:style style:name="T12" style:family="text">
      <style:text-properties fo:font-weight="bold" officeooo:rsid="01b82811" style:font-weight-asian="bold" style:font-weight-complex="bold"/>
    </style:style>
    <style:style style:name="T13" style:family="text">
      <style:text-properties fo:font-weight="bold" officeooo:rsid="01b85cfd" style:font-weight-asian="bold" style:font-weight-complex="bold"/>
    </style:style>
    <style:style style:name="T14" style:family="text">
      <style:text-properties fo:font-weight="bold" officeooo:rsid="01b07b18" style:font-weight-asian="bold" style:font-weight-complex="bold"/>
    </style:style>
    <style:style style:name="T15" style:family="text">
      <style:text-properties fo:font-weight="bold" officeooo:rsid="01b3d268" style:font-weight-asian="bold" style:font-weight-complex="bold"/>
    </style:style>
    <style:style style:name="T16" style:family="text">
      <style:text-properties fo:font-weight="bold" officeooo:rsid="01b3ac04" style:font-weight-asian="bold" style:font-weight-complex="bold"/>
    </style:style>
    <style:style style:name="T17" style:family="text">
      <style:text-properties fo:font-weight="bold" officeooo:rsid="021163ff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68352" style:font-weight-asian="bold" style:font-weight-complex="bold"/>
    </style:style>
    <style:style style:name="T20" style:family="text">
      <style:text-properties fo:font-weight="bold" officeooo:rsid="0239fde1" style:font-weight-asian="bold" style:font-weight-complex="bold"/>
    </style:style>
    <style:style style:name="T21" style:family="text">
      <style:text-properties fo:font-weight="bold" officeooo:rsid="0239a029" style:font-weight-asian="bold" style:font-weight-complex="bold"/>
    </style:style>
    <style:style style:name="T22" style:family="text">
      <style:text-properties fo:font-weight="bold" officeooo:rsid="024888ae" style:font-weight-asian="bold" style:font-weight-complex="bold"/>
    </style:style>
    <style:style style:name="T23" style:family="text">
      <style:text-properties fo:font-weight="bold" officeooo:rsid="025c47d1" style:font-weight-asian="bold" style:font-weight-complex="bold"/>
    </style:style>
    <style:style style:name="T24" style:family="text">
      <style:text-properties fo:font-weight="bold" officeooo:rsid="026566f7" style:font-weight-asian="bold" style:font-weight-complex="bold"/>
    </style:style>
    <style:style style:name="T25" style:family="text">
      <style:text-properties fo:font-weight="bold" officeooo:rsid="0264d8eb" style:font-weight-asian="bold" style:font-weight-complex="bold"/>
    </style:style>
    <style:style style:name="T26" style:family="text">
      <style:text-properties fo:font-weight="bold" officeooo:rsid="007288f3" style:font-weight-asian="bold" style:font-weight-complex="bold"/>
    </style:style>
    <style:style style:name="T27" style:family="text">
      <style:text-properties fo:font-weight="bold" officeooo:rsid="026d91be" style:font-weight-asian="bold" style:font-weight-complex="bold"/>
    </style:style>
    <style:style style:name="T28" style:family="text">
      <style:text-properties officeooo:rsid="0018f3c7"/>
    </style:style>
    <style:style style:name="T29" style:family="text">
      <style:text-properties officeooo:rsid="001a55b6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18f3c7" style:font-style-asian="italic" style:font-style-complex="italic"/>
    </style:style>
    <style:style style:name="T32" style:family="text">
      <style:text-properties fo:font-style="italic" officeooo:rsid="001a55b6" style:font-style-asian="italic" style:font-style-complex="italic"/>
    </style:style>
    <style:style style:name="T33" style:family="text">
      <style:text-properties fo:font-style="italic" officeooo:rsid="00ec7646" style:font-style-asian="italic" style:font-style-complex="italic"/>
    </style:style>
    <style:style style:name="T34" style:family="text">
      <style:text-properties fo:font-style="italic" officeooo:rsid="001f49d4" style:font-style-asian="italic" style:font-style-complex="italic"/>
    </style:style>
    <style:style style:name="T35" style:family="text">
      <style:text-properties fo:font-style="italic" officeooo:rsid="00632e51" style:font-style-asian="italic" style:font-style-complex="italic"/>
    </style:style>
    <style:style style:name="T36" style:family="text">
      <style:text-properties fo:font-style="italic" officeooo:rsid="0040ace3" style:font-style-asian="italic" style:font-style-complex="italic"/>
    </style:style>
    <style:style style:name="T37" style:family="text">
      <style:text-properties fo:font-style="italic" officeooo:rsid="0031063a" style:font-style-asian="italic" style:font-style-complex="italic"/>
    </style:style>
    <style:style style:name="T38" style:family="text">
      <style:text-properties fo:font-style="italic" officeooo:rsid="00abdb64" style:font-style-asian="italic" style:font-style-complex="italic"/>
    </style:style>
    <style:style style:name="T39" style:family="text">
      <style:text-properties fo:font-style="italic" officeooo:rsid="0017d2f4" style:font-style-asian="italic" style:font-style-complex="italic"/>
    </style:style>
    <style:style style:name="T40" style:family="text">
      <style:text-properties fo:font-style="italic" officeooo:rsid="0018df9e" style:font-style-asian="italic" style:font-style-complex="italic"/>
    </style:style>
    <style:style style:name="T41" style:family="text">
      <style:text-properties fo:font-style="italic" officeooo:rsid="0044f955" style:font-style-asian="italic" style:font-style-complex="italic"/>
    </style:style>
    <style:style style:name="T42" style:family="text">
      <style:text-properties fo:font-style="italic" officeooo:rsid="00467a6f" style:font-style-asian="italic" style:font-style-complex="italic"/>
    </style:style>
    <style:style style:name="T43" style:family="text">
      <style:text-properties fo:font-style="italic" officeooo:rsid="00196101" style:font-style-asian="italic" style:font-style-complex="italic"/>
    </style:style>
    <style:style style:name="T44" style:family="text">
      <style:text-properties fo:font-style="italic" officeooo:rsid="00495423" style:font-style-asian="italic" style:font-style-complex="italic"/>
    </style:style>
    <style:style style:name="T45" style:family="text">
      <style:text-properties fo:font-style="italic" officeooo:rsid="00579098" style:font-style-asian="italic" style:font-style-complex="italic"/>
    </style:style>
    <style:style style:name="T46" style:family="text">
      <style:text-properties fo:font-style="italic" officeooo:rsid="001b77f9" style:font-style-asian="italic" style:font-style-complex="italic"/>
    </style:style>
    <style:style style:name="T47" style:family="text">
      <style:text-properties fo:font-style="italic" officeooo:rsid="00940908" style:font-style-asian="italic" style:font-style-complex="italic"/>
    </style:style>
    <style:style style:name="T48" style:family="text">
      <style:text-properties fo:font-style="italic" officeooo:rsid="019cb120" style:font-style-asian="italic" style:font-style-complex="italic"/>
    </style:style>
    <style:style style:name="T49" style:family="text">
      <style:text-properties fo:font-style="italic" officeooo:rsid="00bd40d6" style:font-style-asian="italic" style:font-style-complex="italic"/>
    </style:style>
    <style:style style:name="T50" style:family="text">
      <style:text-properties fo:font-style="italic" officeooo:rsid="00e7346c" style:font-style-asian="italic" style:font-style-complex="italic"/>
    </style:style>
    <style:style style:name="T51" style:family="text">
      <style:text-properties fo:font-style="italic" officeooo:rsid="0116ddb3" style:font-style-asian="italic" style:font-style-complex="italic"/>
    </style:style>
    <style:style style:name="T52" style:family="text">
      <style:text-properties fo:font-style="italic" officeooo:rsid="00271607" style:font-style-asian="italic" style:font-style-complex="italic"/>
    </style:style>
    <style:style style:name="T53" style:family="text">
      <style:text-properties fo:font-style="italic" officeooo:rsid="00f3e97e" style:font-style-asian="italic" style:font-style-complex="italic"/>
    </style:style>
    <style:style style:name="T54" style:family="text">
      <style:text-properties fo:font-style="italic" officeooo:rsid="00f58c93" style:font-style-asian="italic" style:font-style-complex="italic"/>
    </style:style>
    <style:style style:name="T55" style:family="text">
      <style:text-properties fo:font-style="italic" officeooo:rsid="0126b205" style:font-style-asian="italic" style:font-style-complex="italic"/>
    </style:style>
    <style:style style:name="T56" style:family="text">
      <style:text-properties fo:font-style="italic" officeooo:rsid="0125223e" style:font-style-asian="italic" style:font-style-complex="italic"/>
    </style:style>
    <style:style style:name="T57" style:family="text">
      <style:text-properties fo:font-style="italic" officeooo:rsid="01a2da39" style:font-style-asian="italic" style:font-style-complex="italic"/>
    </style:style>
    <style:style style:name="T58" style:family="text">
      <style:text-properties fo:font-style="italic" officeooo:rsid="020f6fa6" style:font-style-asian="italic" style:font-style-complex="italic"/>
    </style:style>
    <style:style style:name="T59" style:family="text">
      <style:text-properties fo:font-style="italic" officeooo:rsid="01eebdc2" style:font-style-asian="italic" style:font-style-complex="italic"/>
    </style:style>
    <style:style style:name="T60" style:family="text">
      <style:text-properties fo:font-style="italic" officeooo:rsid="01f1f76c" style:font-style-asian="italic" style:font-style-complex="italic"/>
    </style:style>
    <style:style style:name="T61" style:family="text">
      <style:text-properties fo:font-style="italic" officeooo:rsid="0208988e" style:font-style-asian="italic" style:font-style-complex="italic"/>
    </style:style>
    <style:style style:name="T62" style:family="text">
      <style:text-properties fo:font-style="italic" officeooo:rsid="02048eb5" style:font-style-asian="italic" style:font-style-complex="italic"/>
    </style:style>
    <style:style style:name="T63" style:family="text">
      <style:text-properties fo:font-style="italic" officeooo:rsid="01e956af" style:font-style-asian="italic" style:font-style-complex="italic"/>
    </style:style>
    <style:style style:name="T64" style:family="text">
      <style:text-properties fo:font-style="italic" officeooo:rsid="01f8997a" style:font-style-asian="italic" style:font-style-complex="italic"/>
    </style:style>
    <style:style style:name="T65" style:family="text">
      <style:text-properties fo:font-style="italic" officeooo:rsid="0226309a" style:font-style-asian="italic" style:font-style-complex="italic"/>
    </style:style>
    <style:style style:name="T66" style:family="text">
      <style:text-properties fo:font-style="italic" officeooo:rsid="01dcb337" style:font-style-asian="italic" style:font-style-complex="italic"/>
    </style:style>
    <style:style style:name="T67" style:family="text">
      <style:text-properties fo:font-style="italic" officeooo:rsid="00551a7e" style:font-style-asian="italic" style:font-style-complex="italic"/>
    </style:style>
    <style:style style:name="T68" style:family="text">
      <style:text-properties fo:font-style="italic" officeooo:rsid="006f7183" style:font-style-asian="italic" style:font-style-complex="italic"/>
    </style:style>
    <style:style style:name="T69" style:family="text">
      <style:text-properties fo:font-style="italic" officeooo:rsid="007aa141" style:font-style-asian="italic" style:font-style-complex="italic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1dcb337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551a7e" style:font-style-asian="italic" style:font-weight-asian="bold" style:font-style-complex="italic" style:font-weight-complex="bold"/>
    </style:style>
    <style:style style:name="T82" style:family="text">
      <style:text-properties fo:font-style="italic" fo:font-weight="normal" officeooo:rsid="00467a6f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18df9e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196101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495423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40ace3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632e51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0a2161f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100" style:family="text">
      <style:text-properties officeooo:rsid="001c4800"/>
    </style:style>
    <style:style style:name="T101" style:family="text">
      <style:text-properties officeooo:rsid="001f49d4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fo:font-style="normal" officeooo:rsid="001623e4" style:font-style-asian="normal" style:font-style-complex="normal"/>
    </style:style>
    <style:style style:name="T104" style:family="text">
      <style:text-properties fo:font-style="normal" officeooo:rsid="0018f3c7" style:font-style-asian="normal" style:font-style-complex="normal"/>
    </style:style>
    <style:style style:name="T105" style:family="text">
      <style:text-properties fo:font-style="normal" officeooo:rsid="00144d8d" style:font-style-asian="normal" style:font-style-complex="normal"/>
    </style:style>
    <style:style style:name="T106" style:family="text">
      <style:text-properties fo:font-style="normal" officeooo:rsid="001a55b6" style:font-style-asian="normal" style:font-style-complex="normal"/>
    </style:style>
    <style:style style:name="T107" style:family="text">
      <style:text-properties fo:font-style="normal" officeooo:rsid="00a864ca" style:font-style-asian="normal" style:font-style-complex="normal"/>
    </style:style>
    <style:style style:name="T108" style:family="text">
      <style:text-properties fo:font-style="normal" officeooo:rsid="00a73331" style:font-style-asian="normal" style:font-style-complex="normal"/>
    </style:style>
    <style:style style:name="T109" style:family="text">
      <style:text-properties fo:font-style="normal" officeooo:rsid="00d58808" style:font-style-asian="normal" style:font-style-complex="normal"/>
    </style:style>
    <style:style style:name="T110" style:family="text">
      <style:text-properties fo:font-style="normal" officeooo:rsid="00d6098b" style:font-style-asian="normal" style:font-style-complex="normal"/>
    </style:style>
    <style:style style:name="T111" style:family="text">
      <style:text-properties fo:font-style="normal" officeooo:rsid="00cde4ff" style:font-style-asian="normal" style:font-style-complex="normal"/>
    </style:style>
    <style:style style:name="T112" style:family="text">
      <style:text-properties fo:font-style="normal" officeooo:rsid="00f3e97e" style:font-style-asian="normal" style:font-style-complex="normal"/>
    </style:style>
    <style:style style:name="T113" style:family="text">
      <style:text-properties fo:font-style="normal" officeooo:rsid="00ee8692" style:font-style-asian="normal" style:font-style-complex="normal"/>
    </style:style>
    <style:style style:name="T114" style:family="text">
      <style:text-properties fo:font-style="normal" officeooo:rsid="010a99ca" style:font-style-asian="normal" style:font-style-complex="normal"/>
    </style:style>
    <style:style style:name="T115" style:family="text">
      <style:text-properties fo:font-style="normal" officeooo:rsid="00e40438" style:font-style-asian="normal" style:font-style-complex="normal"/>
    </style:style>
    <style:style style:name="T116" style:family="text">
      <style:text-properties fo:font-style="normal" officeooo:rsid="00271607" style:font-style-asian="normal" style:font-style-complex="normal"/>
    </style:style>
    <style:style style:name="T117" style:family="text">
      <style:text-properties fo:font-style="normal" officeooo:rsid="00ebd6e4" style:font-style-asian="normal" style:font-style-complex="normal"/>
    </style:style>
    <style:style style:name="T118" style:family="text">
      <style:text-properties fo:font-style="normal" officeooo:rsid="00f12a74" style:font-style-asian="normal" style:font-style-complex="normal"/>
    </style:style>
    <style:style style:name="T119" style:family="text">
      <style:text-properties fo:font-style="normal" officeooo:rsid="00eb0770" style:font-style-asian="normal" style:font-style-complex="normal"/>
    </style:style>
    <style:style style:name="T120" style:family="text">
      <style:text-properties fo:font-style="normal" officeooo:rsid="013758de" style:font-style-asian="normal" style:font-style-complex="normal"/>
    </style:style>
    <style:style style:name="T121" style:family="text">
      <style:text-properties fo:font-style="normal" officeooo:rsid="00f58c93" style:font-style-asian="normal" style:font-style-complex="normal"/>
    </style:style>
    <style:style style:name="T122" style:family="text">
      <style:text-properties fo:font-style="normal" officeooo:rsid="0126b205" style:font-style-asian="normal" style:font-style-complex="normal"/>
    </style:style>
    <style:style style:name="T123" style:family="text">
      <style:text-properties fo:font-style="normal" officeooo:rsid="0125223e" style:font-style-asian="normal" style:font-style-complex="normal"/>
    </style:style>
    <style:style style:name="T124" style:family="text">
      <style:text-properties fo:font-style="normal" officeooo:rsid="01261c02" style:font-style-asian="normal" style:font-style-complex="normal"/>
    </style:style>
    <style:style style:name="T125" style:family="text">
      <style:text-properties fo:font-style="normal" officeooo:rsid="0162a1a6" style:font-style-asian="normal" style:font-style-complex="normal"/>
    </style:style>
    <style:style style:name="T126" style:family="text">
      <style:text-properties fo:font-style="normal" officeooo:rsid="018f40a0" style:font-style-asian="normal" style:font-style-complex="normal"/>
    </style:style>
    <style:style style:name="T127" style:family="text">
      <style:text-properties fo:font-style="normal" officeooo:rsid="01a0f13a" style:font-style-asian="normal" style:font-style-complex="normal"/>
    </style:style>
    <style:style style:name="T128" style:family="text">
      <style:text-properties fo:font-style="normal" officeooo:rsid="01a2da39" style:font-style-asian="normal" style:font-style-complex="normal"/>
    </style:style>
    <style:style style:name="T129" style:family="text">
      <style:text-properties fo:font-style="normal" officeooo:rsid="01aadf3f" style:font-style-asian="normal" style:font-style-complex="normal"/>
    </style:style>
    <style:style style:name="T130" style:family="text">
      <style:text-properties fo:font-style="normal" officeooo:rsid="01a2bd00" style:font-style-asian="normal" style:font-style-complex="normal"/>
    </style:style>
    <style:style style:name="T131" style:family="text">
      <style:text-properties fo:font-style="normal" officeooo:rsid="01a1beec" style:font-style-asian="normal" style:font-style-complex="normal"/>
    </style:style>
    <style:style style:name="T132" style:family="text">
      <style:text-properties fo:font-style="normal" officeooo:rsid="01b6f093" style:font-style-asian="normal" style:font-style-complex="normal"/>
    </style:style>
    <style:style style:name="T133" style:family="text">
      <style:text-properties fo:font-style="normal" officeooo:rsid="01bc7f93" style:font-style-asian="normal" style:font-style-complex="normal"/>
    </style:style>
    <style:style style:name="T134" style:family="text">
      <style:text-properties fo:font-style="normal" officeooo:rsid="01b82811" style:font-style-asian="normal" style:font-style-complex="normal"/>
    </style:style>
    <style:style style:name="T135" style:family="text">
      <style:text-properties fo:font-style="normal" officeooo:rsid="01ba3f78" style:font-style-asian="normal" style:font-style-complex="normal"/>
    </style:style>
    <style:style style:name="T136" style:family="text">
      <style:text-properties fo:font-style="normal" officeooo:rsid="01b07b18" style:font-style-asian="normal" style:font-style-complex="normal"/>
    </style:style>
    <style:style style:name="T137" style:family="text">
      <style:text-properties fo:font-style="normal" officeooo:rsid="01c778ad" style:font-style-asian="normal" style:font-style-complex="normal"/>
    </style:style>
    <style:style style:name="T138" style:family="text">
      <style:text-properties fo:font-style="normal" officeooo:rsid="01c61e19" style:font-style-asian="normal" style:font-style-complex="normal"/>
    </style:style>
    <style:style style:name="T139" style:family="text">
      <style:text-properties fo:font-style="normal" officeooo:rsid="01bef01a" style:font-style-asian="normal" style:font-style-complex="normal"/>
    </style:style>
    <style:style style:name="T140" style:family="text">
      <style:text-properties fo:font-style="normal" officeooo:rsid="01c8a948" style:font-style-asian="normal" style:font-style-complex="normal"/>
    </style:style>
    <style:style style:name="T141" style:family="text">
      <style:text-properties fo:font-style="normal" officeooo:rsid="01d3a7f4" style:font-style-asian="normal" style:font-style-complex="normal"/>
    </style:style>
    <style:style style:name="T142" style:family="text">
      <style:text-properties fo:font-style="normal" officeooo:rsid="002cfd73" style:font-style-asian="normal" style:font-style-complex="normal"/>
    </style:style>
    <style:style style:name="T143" style:family="text">
      <style:text-properties fo:font-style="normal" officeooo:rsid="01dcb337" style:font-style-asian="normal" style:font-style-complex="normal"/>
    </style:style>
    <style:style style:name="T144" style:family="text">
      <style:text-properties fo:font-style="normal" officeooo:rsid="01e49296" style:font-style-asian="normal" style:font-style-complex="normal"/>
    </style:style>
    <style:style style:name="T145" style:family="text">
      <style:text-properties fo:font-style="normal" officeooo:rsid="01ddcfdf" style:font-style-asian="normal" style:font-style-complex="normal"/>
    </style:style>
    <style:style style:name="T146" style:family="text">
      <style:text-properties fo:font-style="normal" officeooo:rsid="01e0794a" style:font-style-asian="normal" style:font-style-complex="normal"/>
    </style:style>
    <style:style style:name="T147" style:family="text">
      <style:text-properties fo:font-style="normal" officeooo:rsid="01fcf735" style:font-style-asian="normal" style:font-style-complex="normal"/>
    </style:style>
    <style:style style:name="T148" style:family="text">
      <style:text-properties fo:font-style="normal" officeooo:rsid="01eebdc2" style:font-style-asian="normal" style:font-style-complex="normal"/>
    </style:style>
    <style:style style:name="T149" style:family="text">
      <style:text-properties fo:font-style="normal" officeooo:rsid="020b4579" style:font-style-asian="normal" style:font-style-complex="normal"/>
    </style:style>
    <style:style style:name="T150" style:family="text">
      <style:text-properties fo:font-style="normal" officeooo:rsid="0208988e" style:font-style-asian="normal" style:font-style-complex="normal"/>
    </style:style>
    <style:style style:name="T151" style:family="text">
      <style:text-properties fo:font-style="normal" officeooo:rsid="020ca262" style:font-style-asian="normal" style:font-style-complex="normal"/>
    </style:style>
    <style:style style:name="T152" style:family="text">
      <style:text-properties fo:font-style="normal" officeooo:rsid="021163ff" style:font-style-asian="normal" style:font-style-complex="normal"/>
    </style:style>
    <style:style style:name="T153" style:family="text">
      <style:text-properties fo:font-style="normal" officeooo:rsid="020f6fa6" style:font-style-asian="normal" style:font-style-complex="normal"/>
    </style:style>
    <style:style style:name="T154" style:family="text">
      <style:text-properties fo:font-style="normal" officeooo:rsid="02168352" style:font-style-asian="normal" style:font-style-complex="normal"/>
    </style:style>
    <style:style style:name="T155" style:family="text">
      <style:text-properties fo:font-style="normal" officeooo:rsid="0216fe3f" style:font-style-asian="normal" style:font-style-complex="normal"/>
    </style:style>
    <style:style style:name="T156" style:family="text">
      <style:text-properties fo:font-style="normal" officeooo:rsid="0219e33a" style:font-style-asian="normal" style:font-style-complex="normal"/>
    </style:style>
    <style:style style:name="T157" style:family="text">
      <style:text-properties fo:font-style="normal" officeooo:rsid="021a325c" style:font-style-asian="normal" style:font-style-complex="normal"/>
    </style:style>
    <style:style style:name="T158" style:family="text">
      <style:text-properties fo:font-style="normal" officeooo:rsid="021b878c" style:font-style-asian="normal" style:font-style-complex="normal"/>
    </style:style>
    <style:style style:name="T159" style:family="text">
      <style:text-properties fo:font-style="normal" officeooo:rsid="021d360e" style:font-style-asian="normal" style:font-style-complex="normal"/>
    </style:style>
    <style:style style:name="T160" style:family="text">
      <style:text-properties fo:font-style="normal" officeooo:rsid="0226309a" style:font-style-asian="normal" style:font-style-complex="normal"/>
    </style:style>
    <style:style style:name="T161" style:family="text">
      <style:text-properties fo:font-style="normal" officeooo:rsid="022e4b63" style:font-style-asian="normal" style:font-style-complex="normal"/>
    </style:style>
    <style:style style:name="T162" style:family="text">
      <style:text-properties fo:font-style="normal" officeooo:rsid="022e2006" style:font-style-asian="normal" style:font-style-complex="normal"/>
    </style:style>
    <style:style style:name="T163" style:family="text">
      <style:text-properties fo:font-style="normal" officeooo:rsid="022aa701" style:font-style-asian="normal" style:font-style-complex="normal"/>
    </style:style>
    <style:style style:name="T164" style:family="text">
      <style:text-properties fo:font-style="normal" officeooo:rsid="022e3571" style:font-style-asian="normal" style:font-style-complex="normal"/>
    </style:style>
    <style:style style:name="T165" style:family="text">
      <style:text-properties fo:font-style="normal" officeooo:rsid="022be1a2" style:font-style-asian="normal" style:font-style-complex="normal"/>
    </style:style>
    <style:style style:name="T166" style:family="text">
      <style:text-properties fo:font-style="normal" officeooo:rsid="0223d236" style:font-style-asian="normal" style:font-style-complex="normal"/>
    </style:style>
    <style:style style:name="T167" style:family="text">
      <style:text-properties fo:font-style="normal" officeooo:rsid="0030c188" style:font-style-asian="normal" style:font-style-complex="normal"/>
    </style:style>
    <style:style style:name="T168" style:family="text">
      <style:text-properties fo:font-style="normal" officeooo:rsid="023cf6c9" style:font-style-asian="normal" style:font-style-complex="normal"/>
    </style:style>
    <style:style style:name="T169" style:family="text">
      <style:text-properties fo:font-style="normal" officeooo:rsid="0239a029" style:font-style-asian="normal" style:font-style-complex="normal"/>
    </style:style>
    <style:style style:name="T170" style:family="text">
      <style:text-properties fo:font-style="normal" officeooo:rsid="0239fde1" style:font-style-asian="normal" style:font-style-complex="normal"/>
    </style:style>
    <style:style style:name="T171" style:family="text">
      <style:text-properties fo:font-style="normal" officeooo:rsid="023b505d" style:font-style-asian="normal" style:font-style-complex="normal"/>
    </style:style>
    <style:style style:name="T172" style:family="text">
      <style:text-properties fo:font-style="normal" officeooo:rsid="02428434" style:font-style-asian="normal" style:font-style-complex="normal"/>
    </style:style>
    <style:style style:name="T173" style:family="text">
      <style:text-properties fo:font-style="normal" officeooo:rsid="02ad45f8" style:font-style-asian="normal" style:font-style-complex="normal"/>
    </style:style>
    <style:style style:name="T174" style:family="text">
      <style:text-properties fo:font-style="normal" officeooo:rsid="0242d14c" style:font-style-asian="normal" style:font-style-complex="normal"/>
    </style:style>
    <style:style style:name="T175" style:family="text">
      <style:text-properties fo:font-style="normal" officeooo:rsid="0244b51e" style:font-style-asian="normal" style:font-style-complex="normal"/>
    </style:style>
    <style:style style:name="T176" style:family="text">
      <style:text-properties fo:font-style="normal" officeooo:rsid="0248313e" style:font-style-asian="normal" style:font-style-complex="normal"/>
    </style:style>
    <style:style style:name="T177" style:family="text">
      <style:text-properties fo:font-style="normal" officeooo:rsid="02464f89" style:font-style-asian="normal" style:font-style-complex="normal"/>
    </style:style>
    <style:style style:name="T178" style:family="text">
      <style:text-properties fo:font-style="normal" officeooo:rsid="024888ae" style:font-style-asian="normal" style:font-style-complex="normal"/>
    </style:style>
    <style:style style:name="T179" style:family="text">
      <style:text-properties fo:font-style="normal" officeooo:rsid="024980dc" style:font-style-asian="normal" style:font-style-complex="normal"/>
    </style:style>
    <style:style style:name="T180" style:family="text">
      <style:text-properties fo:font-style="normal" officeooo:rsid="024ee7c9" style:font-style-asian="normal" style:font-style-complex="normal"/>
    </style:style>
    <style:style style:name="T181" style:family="text">
      <style:text-properties fo:font-style="normal" officeooo:rsid="02871e5d" style:font-style-asian="normal" style:font-style-complex="normal"/>
    </style:style>
    <style:style style:name="T182" style:family="text">
      <style:text-properties fo:font-style="normal" officeooo:rsid="029037af" style:font-style-asian="normal" style:font-style-complex="normal"/>
    </style:style>
    <style:style style:name="T183" style:family="text">
      <style:text-properties fo:font-style="normal" officeooo:rsid="029021de" style:font-style-asian="normal" style:font-style-complex="normal"/>
    </style:style>
    <style:style style:name="T184" style:family="text">
      <style:text-properties fo:font-style="normal" officeooo:rsid="032f56cc" style:font-style-asian="normal" style:font-style-complex="normal"/>
    </style:style>
    <style:style style:name="T185" style:family="text">
      <style:text-properties fo:font-style="normal" officeooo:rsid="066f3d61" style:font-style-asian="normal" style:font-style-complex="normal"/>
    </style:style>
    <style:style style:name="T186" style:family="text">
      <style:text-properties fo:font-style="normal" officeooo:rsid="0049c10c" style:font-style-asian="normal" style:font-style-complex="normal"/>
    </style:style>
    <style:style style:name="T187" style:family="text">
      <style:text-properties fo:font-style="normal" officeooo:rsid="0334a575" style:font-style-asian="normal" style:font-style-complex="normal"/>
    </style:style>
    <style:style style:name="T188" style:family="text">
      <style:text-properties fo:font-style="normal" officeooo:rsid="0056e4e9" style:font-style-asian="normal" style:font-style-complex="normal"/>
    </style:style>
    <style:style style:name="T189" style:family="text">
      <style:text-properties fo:font-style="normal" officeooo:rsid="0070de42" style:font-style-asian="normal" style:font-style-complex="normal"/>
    </style:style>
    <style:style style:name="T190" style:family="text">
      <style:text-properties fo:font-style="normal" officeooo:rsid="01df2599" style:font-style-asian="normal" style:font-style-complex="normal"/>
    </style:style>
    <style:style style:name="T191" style:family="text">
      <style:text-properties fo:font-style="normal" officeooo:rsid="0087ad32" style:font-style-asian="normal" style:font-style-complex="normal"/>
    </style:style>
    <style:style style:name="T192" style:family="text">
      <style:text-properties fo:font-style="normal" officeooo:rsid="00929e66" style:font-style-asian="normal" style:font-style-complex="normal"/>
    </style:style>
    <style:style style:name="T193" style:family="text">
      <style:text-properties fo:font-style="normal" officeooo:rsid="0094ffc1" style:font-style-asian="normal" style:font-style-complex="normal"/>
    </style:style>
    <style:style style:name="T194" style:family="text">
      <style:text-properties fo:font-style="normal" officeooo:rsid="0099ea6f" style:font-style-asian="normal" style:font-style-complex="normal"/>
    </style:style>
    <style:style style:name="T195" style:family="text">
      <style:text-properties fo:font-style="normal" officeooo:rsid="009bcef7" style:font-style-asian="normal" style:font-style-complex="normal"/>
    </style:style>
    <style:style style:name="T196" style:family="text">
      <style:text-properties fo:font-style="normal" officeooo:rsid="023f2d17" style:font-style-asian="normal" style:font-style-complex="normal"/>
    </style:style>
    <style:style style:name="T197" style:family="text">
      <style:text-properties fo:font-style="normal" officeooo:rsid="009f5d36" style:font-style-asian="normal" style:font-style-complex="normal"/>
    </style:style>
    <style:style style:name="T198" style:family="text">
      <style:text-properties fo:font-style="normal" officeooo:rsid="009f67cc" style:font-style-asian="normal" style:font-style-complex="normal"/>
    </style:style>
    <style:style style:name="T199" style:family="text">
      <style:text-properties fo:font-style="normal" officeooo:rsid="00a12a4f" style:font-style-asian="normal" style:font-style-complex="normal"/>
    </style:style>
    <style:style style:name="T200" style:family="text">
      <style:text-properties fo:font-style="normal" officeooo:rsid="00a2161f" style:font-style-asian="normal" style:font-style-complex="normal"/>
    </style:style>
    <style:style style:name="T20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01623e4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017d2f4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05fae66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0f6fa6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033f5fb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0359a82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0364074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03acc15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0532ca5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05e617e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0632e51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035065f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056e4e9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0a2161f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49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50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51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52" style:family="text">
      <style:text-properties fo:font-style="normal" style:text-underline-style="none" style:font-style-asian="normal" style:font-style-complex="normal"/>
    </style:style>
    <style:style style:name="T253" style:family="text">
      <style:text-properties fo:font-style="normal" style:text-underline-style="none" officeooo:rsid="0244b51e" style:font-style-asian="normal" style:font-style-complex="normal"/>
    </style:style>
    <style:style style:name="T254" style:family="text">
      <style:text-properties fo:font-style="normal" style:text-underline-style="none" officeooo:rsid="0334a575" style:font-style-asian="normal" style:font-style-complex="normal"/>
    </style:style>
    <style:style style:name="T255" style:family="text">
      <style:text-properties fo:font-style="normal" style:text-underline-style="none" officeooo:rsid="0334aa07" style:font-style-asian="normal" style:font-style-complex="normal"/>
    </style:style>
    <style:style style:name="T256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257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258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259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260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261" style:family="text">
      <style:text-properties fo:font-style="normal" style:text-underline-style="none" fo:font-weight="normal" officeooo:rsid="0056e4e9" style:font-style-asian="normal" style:font-weight-asian="normal" style:font-style-complex="normal" style:font-weight-complex="normal"/>
    </style:style>
    <style:style style:name="T262" style:family="text">
      <style:text-properties officeooo:rsid="0028ac76"/>
    </style:style>
    <style:style style:name="T263" style:family="text">
      <style:text-properties officeooo:rsid="009e97f3"/>
    </style:style>
    <style:style style:name="T264" style:family="text">
      <style:text-properties officeooo:rsid="009ef892"/>
    </style:style>
    <style:style style:name="T265" style:family="text">
      <style:text-properties officeooo:rsid="002ab5f6"/>
    </style:style>
    <style:style style:name="T266" style:family="text">
      <style:text-properties officeooo:rsid="002995de"/>
    </style:style>
    <style:style style:name="T267" style:family="text">
      <style:text-properties officeooo:rsid="002c393c"/>
    </style:style>
    <style:style style:name="T268" style:family="text">
      <style:text-properties officeooo:rsid="004a998d"/>
    </style:style>
    <style:style style:name="T269" style:family="text">
      <style:text-properties officeooo:rsid="002e1600"/>
    </style:style>
    <style:style style:name="T270" style:family="text">
      <style:text-properties fo:font-weight="normal" style:font-weight-asian="normal" style:font-weight-complex="normal"/>
    </style:style>
    <style:style style:name="T271" style:family="text">
      <style:text-properties fo:font-weight="normal" officeooo:rsid="002e1600" style:font-weight-asian="normal" style:font-weight-complex="normal"/>
    </style:style>
    <style:style style:name="T272" style:family="text">
      <style:text-properties fo:font-weight="normal" officeooo:rsid="0031063a" style:font-weight-asian="normal" style:font-weight-complex="normal"/>
    </style:style>
    <style:style style:name="T273" style:family="text">
      <style:text-properties fo:font-weight="normal" officeooo:rsid="00632e51" style:font-weight-asian="normal" style:font-weight-complex="normal"/>
    </style:style>
    <style:style style:name="T274" style:family="text">
      <style:text-properties fo:font-weight="normal" officeooo:rsid="0041315f" style:font-weight-asian="normal" style:font-weight-complex="normal"/>
    </style:style>
    <style:style style:name="T275" style:family="text">
      <style:text-properties fo:font-weight="normal" officeooo:rsid="0041ce35" style:font-weight-asian="normal" style:font-weight-complex="normal"/>
    </style:style>
    <style:style style:name="T276" style:family="text">
      <style:text-properties fo:font-weight="normal" officeooo:rsid="005fae66" style:font-weight-asian="normal" style:font-weight-complex="normal"/>
    </style:style>
    <style:style style:name="T277" style:family="text">
      <style:text-properties fo:font-weight="normal" officeooo:rsid="00467a6f" style:font-weight-asian="normal" style:font-weight-complex="normal"/>
    </style:style>
    <style:style style:name="T278" style:family="text">
      <style:text-properties fo:font-weight="normal" officeooo:rsid="004876da" style:font-weight-asian="normal" style:font-weight-complex="normal"/>
    </style:style>
    <style:style style:name="T279" style:family="text">
      <style:text-properties fo:font-weight="normal" officeooo:rsid="00495423" style:font-weight-asian="normal" style:font-weight-complex="normal"/>
    </style:style>
    <style:style style:name="T280" style:family="text">
      <style:text-properties fo:font-weight="normal" officeooo:rsid="00196101" style:font-weight-asian="normal" style:font-weight-complex="normal"/>
    </style:style>
    <style:style style:name="T281" style:family="text">
      <style:text-properties fo:font-weight="normal" officeooo:rsid="00863738" style:font-weight-asian="normal" style:font-weight-complex="normal"/>
    </style:style>
    <style:style style:name="T282" style:family="text">
      <style:text-properties fo:font-weight="normal" officeooo:rsid="0082ba18" style:font-weight-asian="normal" style:font-weight-complex="normal"/>
    </style:style>
    <style:style style:name="T283" style:family="text">
      <style:text-properties fo:font-weight="normal" officeooo:rsid="009ab1ff" style:font-weight-asian="normal" style:font-weight-complex="normal"/>
    </style:style>
    <style:style style:name="T284" style:family="text">
      <style:text-properties fo:font-weight="normal" officeooo:rsid="009bf1d4" style:font-weight-asian="normal" style:font-weight-complex="normal"/>
    </style:style>
    <style:style style:name="T285" style:family="text">
      <style:text-properties fo:font-weight="normal" officeooo:rsid="0083140b" style:font-weight-asian="normal" style:font-weight-complex="normal"/>
    </style:style>
    <style:style style:name="T286" style:family="text">
      <style:text-properties fo:font-weight="normal" officeooo:rsid="00aea48b" style:font-weight-asian="normal" style:font-weight-complex="normal"/>
    </style:style>
    <style:style style:name="T287" style:family="text">
      <style:text-properties fo:font-weight="normal" officeooo:rsid="00b56a82" style:font-weight-asian="normal" style:font-weight-complex="normal"/>
    </style:style>
    <style:style style:name="T288" style:family="text">
      <style:text-properties fo:font-weight="normal" officeooo:rsid="00afb9b1" style:font-weight-asian="normal" style:font-weight-complex="normal"/>
    </style:style>
    <style:style style:name="T289" style:family="text">
      <style:text-properties fo:font-weight="normal" officeooo:rsid="00b38348" style:font-weight-asian="normal" style:font-weight-complex="normal"/>
    </style:style>
    <style:style style:name="T290" style:family="text">
      <style:text-properties fo:font-weight="normal" officeooo:rsid="00b69a4a" style:font-weight-asian="normal" style:font-weight-complex="normal"/>
    </style:style>
    <style:style style:name="T291" style:family="text">
      <style:text-properties fo:font-weight="normal" officeooo:rsid="001ce3a2" style:font-weight-asian="normal" style:font-weight-complex="normal"/>
    </style:style>
    <style:style style:name="T292" style:family="text">
      <style:text-properties fo:font-weight="normal" officeooo:rsid="01b07b18" style:font-weight-asian="normal" style:font-weight-complex="normal"/>
    </style:style>
    <style:style style:name="T293" style:family="text">
      <style:text-properties fo:font-weight="normal" officeooo:rsid="01bef01a" style:font-weight-asian="normal" style:font-weight-complex="normal"/>
    </style:style>
    <style:style style:name="T294" style:family="text">
      <style:text-properties fo:font-weight="normal" officeooo:rsid="024888ae" style:font-weight-asian="normal" style:font-weight-complex="normal"/>
    </style:style>
    <style:style style:name="T295" style:family="text">
      <style:text-properties fo:font-weight="normal" officeooo:rsid="025457b9" style:font-weight-asian="normal" style:font-weight-complex="normal"/>
    </style:style>
    <style:style style:name="T296" style:family="text">
      <style:text-properties fo:font-weight="normal" officeooo:rsid="0255b347" style:font-weight-asian="normal" style:font-weight-complex="normal"/>
    </style:style>
    <style:style style:name="T297" style:family="text">
      <style:text-properties fo:font-weight="normal" officeooo:rsid="025f521f" style:font-weight-asian="normal" style:font-weight-complex="normal"/>
    </style:style>
    <style:style style:name="T298" style:family="text">
      <style:text-properties fo:font-weight="normal" officeooo:rsid="025c47d1" style:font-weight-asian="normal" style:font-weight-complex="normal"/>
    </style:style>
    <style:style style:name="T299" style:family="text">
      <style:text-properties fo:font-weight="normal" officeooo:rsid="025ca15a" style:font-weight-asian="normal" style:font-weight-complex="normal"/>
    </style:style>
    <style:style style:name="T300" style:family="text">
      <style:text-properties fo:font-weight="normal" officeooo:rsid="025c1edd" style:font-weight-asian="normal" style:font-weight-complex="normal"/>
    </style:style>
    <style:style style:name="T301" style:family="text">
      <style:text-properties fo:font-weight="normal" officeooo:rsid="0264a88e" style:font-weight-asian="normal" style:font-weight-complex="normal"/>
    </style:style>
    <style:style style:name="T302" style:family="text">
      <style:text-properties fo:font-weight="normal" officeooo:rsid="0264d8eb" style:font-weight-asian="normal" style:font-weight-complex="normal"/>
    </style:style>
    <style:style style:name="T303" style:family="text">
      <style:text-properties fo:font-weight="normal" officeooo:rsid="027e77a9" style:font-weight-asian="normal" style:font-weight-complex="normal"/>
    </style:style>
    <style:style style:name="T304" style:family="text">
      <style:text-properties fo:font-weight="normal" officeooo:rsid="0269ddcc" style:font-weight-asian="normal" style:font-weight-complex="normal"/>
    </style:style>
    <style:style style:name="T305" style:family="text">
      <style:text-properties fo:font-weight="normal" officeooo:rsid="026d91be" style:font-weight-asian="normal" style:font-weight-complex="normal"/>
    </style:style>
    <style:style style:name="T306" style:family="text">
      <style:text-properties fo:font-weight="normal" officeooo:rsid="0275f1bd" style:font-weight-asian="normal" style:font-weight-complex="normal"/>
    </style:style>
    <style:style style:name="T307" style:family="text">
      <style:text-properties fo:font-weight="normal" officeooo:rsid="02734a54" style:font-weight-asian="normal" style:font-weight-complex="normal"/>
    </style:style>
    <style:style style:name="T308" style:family="text">
      <style:text-properties fo:font-weight="normal" officeooo:rsid="027a81b3" style:font-weight-asian="normal" style:font-weight-complex="normal"/>
    </style:style>
    <style:style style:name="T309" style:family="text">
      <style:text-properties fo:font-weight="normal" officeooo:rsid="0286868f" style:font-weight-asian="normal" style:font-weight-complex="normal"/>
    </style:style>
    <style:style style:name="T310" style:family="text">
      <style:text-properties fo:font-weight="normal" officeooo:rsid="028513af" style:font-weight-asian="normal" style:font-weight-complex="normal"/>
    </style:style>
    <style:style style:name="T311" style:family="text">
      <style:text-properties fo:font-weight="normal" officeooo:rsid="02daa313" style:font-weight-asian="normal" style:font-weight-complex="normal"/>
    </style:style>
    <style:style style:name="T312" style:family="text">
      <style:text-properties fo:font-weight="normal" officeooo:rsid="02dd74c8" style:font-weight-asian="normal" style:font-weight-complex="normal"/>
    </style:style>
    <style:style style:name="T313" style:family="text">
      <style:text-properties fo:font-weight="normal" officeooo:rsid="02e1b98d" style:font-weight-asian="normal" style:font-weight-complex="normal"/>
    </style:style>
    <style:style style:name="T314" style:family="text">
      <style:text-properties fo:font-weight="normal" officeooo:rsid="00a2161f" style:font-weight-asian="normal" style:font-weight-complex="normal"/>
    </style:style>
    <style:style style:name="T315" style:family="text">
      <style:text-properties officeooo:rsid="003366c6"/>
    </style:style>
    <style:style style:name="T316" style:family="text">
      <style:text-properties officeooo:rsid="005e617e"/>
    </style:style>
    <style:style style:name="T317" style:family="text">
      <style:text-properties officeooo:rsid="00632e51"/>
    </style:style>
    <style:style style:name="T318" style:family="text">
      <style:text-properties officeooo:rsid="0041315f"/>
    </style:style>
    <style:style style:name="T319" style:family="text">
      <style:text-properties officeooo:rsid="0041ce35"/>
    </style:style>
    <style:style style:name="T320" style:family="text">
      <style:text-properties officeooo:rsid="005fae66"/>
    </style:style>
    <style:style style:name="T321" style:family="text">
      <style:text-properties officeooo:rsid="00196101"/>
    </style:style>
    <style:style style:name="T322" style:family="text">
      <style:text-properties officeooo:rsid="00495423"/>
    </style:style>
    <style:style style:name="T323" style:family="text">
      <style:text-properties officeooo:rsid="004961a2"/>
    </style:style>
    <style:style style:name="T324" style:family="text">
      <style:text-properties officeooo:rsid="00579098"/>
    </style:style>
    <style:style style:name="T325" style:family="text">
      <style:text-properties officeooo:rsid="0050044a"/>
    </style:style>
    <style:style style:name="T326" style:family="text">
      <style:text-properties officeooo:rsid="0050643a"/>
    </style:style>
    <style:style style:name="T327" style:family="text">
      <style:text-properties officeooo:rsid="00566b9a"/>
    </style:style>
    <style:style style:name="T328" style:family="text">
      <style:text-properties officeooo:rsid="00595b66"/>
    </style:style>
    <style:style style:name="T329" style:family="text">
      <style:text-properties officeooo:rsid="00523632"/>
    </style:style>
    <style:style style:name="T330" style:family="text">
      <style:text-properties style:text-underline-style="none"/>
    </style:style>
    <style:style style:name="T331" style:family="text">
      <style:text-properties style:text-underline-style="none" officeooo:rsid="0050643a"/>
    </style:style>
    <style:style style:name="T332" style:family="text">
      <style:text-properties style:text-underline-style="none" officeooo:rsid="01e0794a"/>
    </style:style>
    <style:style style:name="T333" style:family="text">
      <style:text-properties style:text-underline-style="none" officeooo:rsid="01e2099a"/>
    </style:style>
    <style:style style:name="T334" style:family="text">
      <style:text-properties style:text-underline-style="none" fo:font-weight="bold" officeooo:rsid="01e2099a" style:font-weight-asian="bold" style:font-weight-complex="bold"/>
    </style:style>
    <style:style style:name="T335" style:family="text">
      <style:text-properties style:text-underline-style="none" fo:font-weight="bold" officeooo:rsid="01e0794a" style:font-weight-asian="bold" style:font-weight-complex="bold"/>
    </style:style>
    <style:style style:name="T336" style:family="text">
      <style:text-properties style:text-underline-style="none" fo:font-weight="bold" officeooo:rsid="024888ae" style:font-weight-asian="bold" style:font-weight-complex="bold"/>
    </style:style>
    <style:style style:name="T337" style:family="text">
      <style:text-properties style:text-underline-style="none" officeooo:rsid="024888ae"/>
    </style:style>
    <style:style style:name="T338" style:family="text">
      <style:text-properties style:text-underline-style="none" officeooo:rsid="0255b347"/>
    </style:style>
    <style:style style:name="T339" style:family="text">
      <style:text-properties style:text-underline-style="none" officeooo:rsid="00929e66"/>
    </style:style>
    <style:style style:name="T340" style:family="text">
      <style:text-properties officeooo:rsid="001a60cc"/>
    </style:style>
    <style:style style:name="T341" style:family="text">
      <style:text-properties officeooo:rsid="006b15e0"/>
    </style:style>
    <style:style style:name="T342" style:family="text">
      <style:text-properties officeooo:rsid="00756d32"/>
    </style:style>
    <style:style style:name="T343" style:family="text">
      <style:text-properties officeooo:rsid="006b5675"/>
    </style:style>
    <style:style style:name="T344" style:family="text">
      <style:text-properties officeooo:rsid="006cc84d"/>
    </style:style>
    <style:style style:name="T345" style:family="text">
      <style:text-properties officeooo:rsid="006e3a09"/>
    </style:style>
    <style:style style:name="T346" style:family="text">
      <style:text-properties officeooo:rsid="007037b8"/>
    </style:style>
    <style:style style:name="T347" style:family="text">
      <style:text-properties officeooo:rsid="001b77f9"/>
    </style:style>
    <style:style style:name="T348" style:family="text">
      <style:text-properties officeooo:rsid="0079265a"/>
    </style:style>
    <style:style style:name="T349" style:family="text">
      <style:text-properties officeooo:rsid="008fde9c"/>
    </style:style>
    <style:style style:name="T350" style:family="text">
      <style:text-properties officeooo:rsid="0091b213"/>
    </style:style>
    <style:style style:name="T351" style:family="text">
      <style:text-properties officeooo:rsid="008909b1"/>
    </style:style>
    <style:style style:name="T352" style:family="text">
      <style:text-properties officeooo:rsid="007aa141"/>
    </style:style>
    <style:style style:name="T353" style:family="text">
      <style:text-properties officeooo:rsid="007d1779"/>
    </style:style>
    <style:style style:name="T354" style:family="text">
      <style:text-properties officeooo:rsid="00685481"/>
    </style:style>
    <style:style style:name="T355" style:family="text">
      <style:text-properties style:use-window-font-color="true"/>
    </style:style>
    <style:style style:name="T356" style:family="text">
      <style:text-properties style:use-window-font-color="true" fo:font-style="normal" officeooo:rsid="0143c3ef" style:font-style-asian="normal" style:font-style-complex="normal"/>
    </style:style>
    <style:style style:name="T357" style:family="text">
      <style:text-properties style:use-window-font-color="true" fo:font-style="normal" officeooo:rsid="00ee8692" style:font-style-asian="normal" style:font-style-complex="normal"/>
    </style:style>
    <style:style style:name="T358" style:family="text">
      <style:text-properties style:use-window-font-color="true" fo:font-style="normal" officeooo:rsid="00ec7646" style:font-style-asian="normal" style:font-style-complex="normal"/>
    </style:style>
    <style:style style:name="T359" style:family="text">
      <style:text-properties style:use-window-font-color="true" fo:font-style="normal" officeooo:rsid="0101a62b" style:font-style-asian="normal" style:font-style-complex="normal"/>
    </style:style>
    <style:style style:name="T360" style:family="text">
      <style:text-properties style:use-window-font-color="true" fo:font-style="normal" officeooo:rsid="01030c93" style:font-style-asian="normal" style:font-style-complex="normal"/>
    </style:style>
    <style:style style:name="T361" style:family="text">
      <style:text-properties style:use-window-font-color="true" fo:font-style="normal" officeooo:rsid="01045e2b" style:font-style-asian="normal" style:font-style-complex="normal"/>
    </style:style>
    <style:style style:name="T362" style:family="text">
      <style:text-properties style:use-window-font-color="true" fo:font-style="normal" officeooo:rsid="0103ab09" style:font-style-asian="normal" style:font-style-complex="normal"/>
    </style:style>
    <style:style style:name="T363" style:family="text">
      <style:text-properties style:use-window-font-color="true" fo:font-style="normal" officeooo:rsid="0104ab26" style:font-style-asian="normal" style:font-style-complex="normal"/>
    </style:style>
    <style:style style:name="T364" style:family="text">
      <style:text-properties style:use-window-font-color="true" fo:font-style="normal" officeooo:rsid="0129e716" style:font-style-asian="normal" style:font-style-complex="normal"/>
    </style:style>
    <style:style style:name="T365" style:family="text">
      <style:text-properties style:use-window-font-color="true" fo:font-style="normal" officeooo:rsid="012ce0e6" style:font-style-asian="normal" style:font-style-complex="normal"/>
    </style:style>
    <style:style style:name="T366" style:family="text">
      <style:text-properties style:use-window-font-color="true" fo:font-style="normal" officeooo:rsid="012e0c58" style:font-style-asian="normal" style:font-style-complex="normal"/>
    </style:style>
    <style:style style:name="T367" style:family="text">
      <style:text-properties style:use-window-font-color="true" fo:font-style="normal" officeooo:rsid="00271607" style:font-style-asian="normal" style:font-style-complex="normal"/>
    </style:style>
    <style:style style:name="T368" style:family="text">
      <style:text-properties style:use-window-font-color="true" fo:font-style="normal" officeooo:rsid="00ccac5e" style:font-style-asian="normal" style:font-style-complex="normal"/>
    </style:style>
    <style:style style:name="T369" style:family="text">
      <style:text-properties style:use-window-font-color="true" fo:font-style="normal" officeooo:rsid="01309713" style:font-style-asian="normal" style:font-style-complex="normal"/>
    </style:style>
    <style:style style:name="T370" style:family="text">
      <style:text-properties style:use-window-font-color="true" fo:font-style="normal" officeooo:rsid="013b4b0d" style:font-style-asian="normal" style:font-style-complex="normal"/>
    </style:style>
    <style:style style:name="T371" style:family="text">
      <style:text-properties style:use-window-font-color="true" fo:font-style="normal" officeooo:rsid="013ddfc0" style:font-style-asian="normal" style:font-style-complex="normal"/>
    </style:style>
    <style:style style:name="T372" style:family="text">
      <style:text-properties style:use-window-font-color="true" fo:font-style="normal" officeooo:rsid="013d6fbb" style:font-style-asian="normal" style:font-style-complex="normal"/>
    </style:style>
    <style:style style:name="T373" style:family="text">
      <style:text-properties style:use-window-font-color="true" fo:font-style="normal" officeooo:rsid="013c52d4" style:font-style-asian="normal" style:font-style-complex="normal"/>
    </style:style>
    <style:style style:name="T374" style:family="text">
      <style:text-properties style:use-window-font-color="true" fo:font-style="normal" officeooo:rsid="013f1034" style:font-style-asian="normal" style:font-style-complex="normal"/>
    </style:style>
    <style:style style:name="T375" style:family="text">
      <style:text-properties style:use-window-font-color="true" fo:font-style="normal" officeooo:rsid="0140086d" style:font-style-asian="normal" style:font-style-complex="normal"/>
    </style:style>
    <style:style style:name="T376" style:family="text">
      <style:text-properties style:use-window-font-color="true" fo:font-style="normal" officeooo:rsid="014cf324" style:font-style-asian="normal" style:font-style-complex="normal"/>
    </style:style>
    <style:style style:name="T377" style:family="text">
      <style:text-properties style:use-window-font-color="true" fo:font-style="normal" officeooo:rsid="0028ef64" style:font-style-asian="normal" style:font-style-complex="normal"/>
    </style:style>
    <style:style style:name="T378" style:family="text">
      <style:text-properties style:use-window-font-color="true" fo:font-style="normal" officeooo:rsid="014e8694" style:font-style-asian="normal" style:font-style-complex="normal"/>
    </style:style>
    <style:style style:name="T379" style:family="text">
      <style:text-properties style:use-window-font-color="true" fo:font-style="normal" officeooo:rsid="014e87b3" style:font-style-asian="normal" style:font-style-complex="normal"/>
    </style:style>
    <style:style style:name="T380" style:family="text">
      <style:text-properties style:use-window-font-color="true" fo:font-style="normal" officeooo:rsid="0162a1a6" style:font-style-asian="normal" style:font-style-complex="normal"/>
    </style:style>
    <style:style style:name="T381" style:family="text">
      <style:text-properties style:use-window-font-color="true" fo:font-style="normal" officeooo:rsid="01648ccb" style:font-style-asian="normal" style:font-style-complex="normal"/>
    </style:style>
    <style:style style:name="T382" style:family="text">
      <style:text-properties style:use-window-font-color="true" fo:font-style="normal" officeooo:rsid="01731cf9" style:font-style-asian="normal" style:font-style-complex="normal"/>
    </style:style>
    <style:style style:name="T383" style:family="text">
      <style:text-properties style:use-window-font-color="true" fo:font-style="normal" officeooo:rsid="017440d5" style:font-style-asian="normal" style:font-style-complex="normal"/>
    </style:style>
    <style:style style:name="T384" style:family="text">
      <style:text-properties style:use-window-font-color="true" fo:font-style="normal" officeooo:rsid="01736d00" style:font-style-asian="normal" style:font-style-complex="normal"/>
    </style:style>
    <style:style style:name="T385" style:family="text">
      <style:text-properties style:use-window-font-color="true" fo:font-style="normal" officeooo:rsid="017b1e57" style:font-style-asian="normal" style:font-style-complex="normal"/>
    </style:style>
    <style:style style:name="T386" style:family="text">
      <style:text-properties style:use-window-font-color="true" fo:font-style="normal" officeooo:rsid="0189b6bf" style:font-style-asian="normal" style:font-style-complex="normal"/>
    </style:style>
    <style:style style:name="T387" style:family="text">
      <style:text-properties style:use-window-font-color="true" fo:font-style="normal" officeooo:rsid="0189bd5a" style:font-style-asian="normal" style:font-style-complex="normal"/>
    </style:style>
    <style:style style:name="T388" style:family="text">
      <style:text-properties style:use-window-font-color="true" fo:font-style="normal" officeooo:rsid="02c47bce" style:font-style-asian="normal" style:font-style-complex="normal"/>
    </style:style>
    <style:style style:name="T389" style:family="text">
      <style:text-properties style:use-window-font-color="true" fo:font-style="normal" officeooo:rsid="02c93e61" style:font-style-asian="normal" style:font-style-complex="normal"/>
    </style:style>
    <style:style style:name="T390" style:family="text">
      <style:text-properties style:use-window-font-color="true" fo:font-style="normal" officeooo:rsid="02caa66e" style:font-style-asian="normal" style:font-style-complex="normal"/>
    </style:style>
    <style:style style:name="T391" style:family="text">
      <style:text-properties style:use-window-font-color="true" fo:font-style="normal" officeooo:rsid="01648e77" style:font-style-asian="normal" style:font-style-complex="normal"/>
    </style:style>
    <style:style style:name="T392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393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394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395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396" style:family="text">
      <style:text-properties style:use-window-font-color="true" fo:font-style="normal" fo:font-weight="normal" officeooo:rsid="025ca15a" style:font-style-asian="normal" style:font-weight-asian="normal" style:font-style-complex="normal" style:font-weight-complex="normal"/>
    </style:style>
    <style:style style:name="T397" style:family="text">
      <style:text-properties style:use-window-font-color="true" fo:font-style="normal" fo:font-weight="normal" officeooo:rsid="0255b347" style:font-style-asian="normal" style:font-weight-asian="normal" style:font-style-complex="normal" style:font-weight-complex="normal"/>
    </style:style>
    <style:style style:name="T398" style:family="text">
      <style:text-properties style:use-window-font-color="true" fo:font-style="normal" fo:font-weight="normal" officeooo:rsid="0056e4e9" style:font-style-asian="normal" style:font-weight-asian="normal" style:font-style-complex="normal" style:font-weight-complex="normal"/>
    </style:style>
    <style:style style:name="T399" style:family="text">
      <style:text-properties style:use-window-font-color="true" fo:font-style="italic" style:font-style-asian="italic" style:font-style-complex="italic"/>
    </style:style>
    <style:style style:name="T400" style:family="text">
      <style:text-properties style:use-window-font-color="true" fo:font-style="italic" officeooo:rsid="0101a62b" style:font-style-asian="italic" style:font-style-complex="italic"/>
    </style:style>
    <style:style style:name="T401" style:family="text">
      <style:text-properties style:use-window-font-color="true" fo:font-style="italic" officeooo:rsid="0165fb24" style:font-style-asian="italic" style:font-style-complex="italic"/>
    </style:style>
    <style:style style:name="T402" style:family="text">
      <style:text-properties style:use-window-font-color="true" fo:font-style="italic" officeooo:rsid="01736d00" style:font-style-asian="italic" style:font-style-complex="italic"/>
    </style:style>
    <style:style style:name="T403" style:family="text">
      <style:text-properties style:use-window-font-color="true" fo:font-style="italic" officeooo:rsid="017440d5" style:font-style-asian="italic" style:font-style-complex="italic"/>
    </style:style>
    <style:style style:name="T404" style:family="text">
      <style:text-properties style:use-window-font-color="true" fo:font-style="italic" officeooo:rsid="0189b6bf" style:font-style-asian="italic" style:font-style-complex="italic"/>
    </style:style>
    <style:style style:name="T405" style:family="text">
      <style:text-properties style:use-window-font-color="true" fo:font-style="italic" officeooo:rsid="01c0a50b" style:font-style-asian="italic" style:font-style-complex="italic"/>
    </style:style>
    <style:style style:name="T406" style:family="text">
      <style:text-properties style:use-window-font-color="true" fo:font-style="italic" officeooo:rsid="01ca64d7" style:font-style-asian="italic" style:font-style-complex="italic"/>
    </style:style>
    <style:style style:name="T407" style:family="text">
      <style:text-properties style:use-window-font-color="true" fo:font-style="italic" officeooo:rsid="00687220" style:font-style-asian="italic" style:font-style-complex="italic"/>
    </style:style>
    <style:style style:name="T408" style:family="text">
      <style:text-properties style:use-window-font-color="true" fo:font-style="italic" officeooo:rsid="01648e77" style:font-style-asian="italic" style:font-style-complex="italic"/>
    </style:style>
    <style:style style:name="T409" style:family="text">
      <style:text-properties style:use-window-font-color="true" fo:font-style="italic" officeooo:rsid="00551a7e" style:font-style-asian="italic" style:font-style-complex="italic"/>
    </style:style>
    <style:style style:name="T410" style:family="text">
      <style:text-properties style:use-window-font-color="true" fo:font-style="italic" officeooo:rsid="007e3b9e" style:font-style-asian="italic" style:font-style-complex="italic"/>
    </style:style>
    <style:style style:name="T411" style:family="text">
      <style:text-properties style:use-window-font-color="true" fo:font-style="italic" officeooo:rsid="01731cf9" style:font-style-asian="italic" style:font-style-complex="italic"/>
    </style:style>
    <style:style style:name="T412" style:family="text">
      <style:text-properties style:use-window-font-color="true" fo:font-style="italic" officeooo:rsid="007f5996" style:font-style-asian="italic" style:font-style-complex="italic"/>
    </style:style>
    <style:style style:name="T413" style:family="text">
      <style:text-properties style:use-window-font-color="true" fo:font-style="italic" officeooo:rsid="0080b4c9" style:font-style-asian="italic" style:font-style-complex="italic"/>
    </style:style>
    <style:style style:name="T414" style:family="text">
      <style:text-properties style:use-window-font-color="true" fo:font-style="italic" fo:font-weight="normal" officeooo:rsid="0125223e" style:font-style-asian="italic" style:font-weight-asian="normal" style:font-style-complex="italic" style:font-weight-complex="normal"/>
    </style:style>
    <style:style style:name="T415" style:family="text">
      <style:text-properties style:use-window-font-color="true" fo:font-style="italic" fo:font-weight="normal" officeooo:rsid="0126b205" style:font-style-asian="italic" style:font-weight-asian="normal" style:font-style-complex="italic" style:font-weight-complex="normal"/>
    </style:style>
    <style:style style:name="T416" style:family="text">
      <style:text-properties style:use-window-font-color="true" fo:font-style="italic" fo:font-weight="normal" officeooo:rsid="00271607" style:font-style-asian="italic" style:font-weight-asian="normal" style:font-style-complex="italic" style:font-weight-complex="normal"/>
    </style:style>
    <style:style style:name="T417" style:family="text">
      <style:text-properties style:use-window-font-color="true" fo:font-style="italic" fo:font-weight="normal" officeooo:rsid="00ccac5e" style:font-style-asian="italic" style:font-weight-asian="normal" style:font-style-complex="italic" style:font-weight-complex="normal"/>
    </style:style>
    <style:style style:name="T418" style:family="text">
      <style:text-properties style:use-window-font-color="true" fo:font-style="italic" fo:font-weight="normal" officeooo:rsid="01326b81" style:font-style-asian="italic" style:font-weight-asian="normal" style:font-style-complex="italic" style:font-weight-complex="normal"/>
    </style:style>
    <style:style style:name="T419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420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421" style:family="text">
      <style:text-properties style:use-window-font-color="true" fo:font-style="italic" fo:font-weight="normal" officeooo:rsid="0294c7f7" style:font-style-asian="italic" style:font-weight-asian="normal" style:font-style-complex="italic" style:font-weight-complex="normal"/>
    </style:style>
    <style:style style:name="T422" style:family="text">
      <style:text-properties style:use-window-font-color="true" fo:font-style="italic" fo:font-weight="normal" officeooo:rsid="02871e5d" style:font-style-asian="italic" style:font-weight-asian="normal" style:font-style-complex="italic" style:font-weight-complex="normal"/>
    </style:style>
    <style:style style:name="T423" style:family="text">
      <style:text-properties style:use-window-font-color="true" fo:font-style="italic" fo:font-weight="normal" officeooo:rsid="02976e1e" style:font-style-asian="italic" style:font-weight-asian="normal" style:font-style-complex="italic" style:font-weight-complex="normal"/>
    </style:style>
    <style:style style:name="T424" style:family="text">
      <style:text-properties style:use-window-font-color="true" fo:font-style="italic" fo:font-weight="normal" officeooo:rsid="0299305b" style:font-style-asian="italic" style:font-weight-asian="normal" style:font-style-complex="italic" style:font-weight-complex="normal"/>
    </style:style>
    <style:style style:name="T425" style:family="text">
      <style:text-properties style:use-window-font-color="true" fo:font-style="italic" fo:font-weight="normal" officeooo:rsid="01114cd3" style:font-style-asian="italic" style:font-weight-asian="normal" style:font-style-complex="italic" style:font-weight-complex="normal"/>
    </style:style>
    <style:style style:name="T426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427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428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429" style:family="text">
      <style:text-properties style:use-window-font-color="true" officeooo:rsid="00c92fae"/>
    </style:style>
    <style:style style:name="T430" style:family="text">
      <style:text-properties style:use-window-font-color="true" officeooo:rsid="010f38a8"/>
    </style:style>
    <style:style style:name="T431" style:family="text">
      <style:text-properties style:use-window-font-color="true" officeooo:rsid="0110c1de"/>
    </style:style>
    <style:style style:name="T432" style:family="text">
      <style:text-properties style:use-window-font-color="true" officeooo:rsid="00271607"/>
    </style:style>
    <style:style style:name="T433" style:family="text">
      <style:text-properties style:use-window-font-color="true" officeooo:rsid="013ddfc0"/>
    </style:style>
    <style:style style:name="T434" style:family="text">
      <style:text-properties style:use-window-font-color="true" officeooo:rsid="0141ae5e"/>
    </style:style>
    <style:style style:name="T435" style:family="text">
      <style:text-properties style:use-window-font-color="true" fo:font-weight="bold" style:font-weight-asian="bold" style:font-weight-complex="bold"/>
    </style:style>
    <style:style style:name="T436" style:family="text">
      <style:text-properties style:use-window-font-color="true" fo:font-weight="bold" officeooo:rsid="013ddfc0" style:font-weight-asian="bold" style:font-weight-complex="bold"/>
    </style:style>
    <style:style style:name="T437" style:family="text">
      <style:text-properties style:use-window-font-color="true" fo:font-weight="bold" officeooo:rsid="0140086d" style:font-weight-asian="bold" style:font-weight-complex="bold"/>
    </style:style>
    <style:style style:name="T438" style:family="text">
      <style:text-properties style:use-window-font-color="true" fo:font-weight="bold" officeooo:rsid="014818a8" style:font-weight-asian="bold" style:font-weight-complex="bold"/>
    </style:style>
    <style:style style:name="T439" style:family="text">
      <style:text-properties style:use-window-font-color="true" officeooo:rsid="014b75d0"/>
    </style:style>
    <style:style style:name="T440" style:family="text">
      <style:text-properties style:use-window-font-color="true" officeooo:rsid="014818a8"/>
    </style:style>
    <style:style style:name="T441" style:family="text">
      <style:text-properties style:use-window-font-color="true" style:text-underline-style="solid" style:text-underline-width="auto" style:text-underline-color="font-color"/>
    </style:style>
    <style:style style:name="T442" style:family="text">
      <style:text-properties style:use-window-font-color="true" officeooo:rsid="00c90504"/>
    </style:style>
    <style:style style:name="T443" style:family="text">
      <style:text-properties style:use-window-font-color="true" officeooo:rsid="00c8bca2"/>
    </style:style>
    <style:style style:name="T444" style:family="text">
      <style:text-properties style:use-window-font-color="true" officeooo:rsid="010f9373"/>
    </style:style>
    <style:style style:name="T445" style:family="text">
      <style:text-properties style:use-window-font-color="true" officeooo:rsid="00cd3655"/>
    </style:style>
    <style:style style:name="T446" style:family="text">
      <style:text-properties style:use-window-font-color="true" officeooo:rsid="002cfd73"/>
    </style:style>
    <style:style style:name="T447" style:family="text">
      <style:text-properties style:use-window-font-color="true" fo:font-weight="normal" style:font-weight-asian="normal" style:font-weight-complex="normal"/>
    </style:style>
    <style:style style:name="T448" style:family="text">
      <style:text-properties style:use-window-font-color="true" fo:font-weight="normal" officeooo:rsid="02403027" style:font-weight-asian="normal" style:font-weight-complex="normal"/>
    </style:style>
    <style:style style:name="T449" style:family="text">
      <style:text-properties style:use-window-font-color="true" fo:font-weight="normal" officeooo:rsid="0030c188" style:font-weight-asian="normal" style:font-weight-complex="normal"/>
    </style:style>
    <style:style style:name="T450" style:family="text">
      <style:text-properties style:use-window-font-color="true" fo:font-weight="normal" officeooo:rsid="00745134" style:font-weight-asian="normal" style:font-weight-complex="normal"/>
    </style:style>
    <style:style style:name="T451" style:family="text">
      <style:text-properties style:use-window-font-color="true" style:text-underline-style="none" fo:font-weight="normal" style:font-weight-asian="normal" style:font-weight-complex="normal"/>
    </style:style>
    <style:style style:name="T452" style:family="text">
      <style:text-properties style:use-window-font-color="true" officeooo:rsid="024888ae"/>
    </style:style>
    <style:style style:name="T453" style:family="text">
      <style:text-properties style:use-window-font-color="true" officeooo:rsid="024bb64b"/>
    </style:style>
    <style:style style:name="T454" style:family="text">
      <style:text-properties style:use-window-font-color="true" officeooo:rsid="0264d8eb"/>
    </style:style>
    <style:style style:name="T455" style:family="text">
      <style:text-properties style:use-window-font-color="true" officeooo:rsid="026830e1"/>
    </style:style>
    <style:style style:name="T456" style:family="text">
      <style:text-properties style:use-window-font-color="true" officeooo:rsid="00364074"/>
    </style:style>
    <style:style style:name="T457" style:family="text">
      <style:text-properties style:use-window-font-color="true" fo:font-size="14pt" fo:font-weight="bold" officeooo:rsid="0282a5b6" style:font-size-asian="14pt" style:font-weight-asian="bold" style:font-size-complex="14pt" style:font-weight-complex="bold"/>
    </style:style>
    <style:style style:name="T458" style:family="text">
      <style:text-properties style:use-window-font-color="true" fo:font-size="14pt" fo:font-weight="bold" officeooo:rsid="02bfe540" style:font-size-asian="14pt" style:font-weight-asian="bold" style:font-size-complex="14pt" style:font-weight-complex="bold"/>
    </style:style>
    <style:style style:name="T459" style:family="text">
      <style:text-properties style:use-window-font-color="true" officeooo:rsid="02871e5d"/>
    </style:style>
    <style:style style:name="T460" style:family="text">
      <style:text-properties style:use-window-font-color="true" officeooo:rsid="02c47bce"/>
    </style:style>
    <style:style style:name="T461" style:family="text">
      <style:text-properties style:use-window-font-color="true" officeooo:rsid="02d71380"/>
    </style:style>
    <style:style style:name="T462" style:family="text">
      <style:text-properties style:use-window-font-color="true" officeooo:rsid="02de548b"/>
    </style:style>
    <style:style style:name="T463" style:family="text">
      <style:text-properties officeooo:rsid="009bfb06"/>
    </style:style>
    <style:style style:name="T464" style:family="text">
      <style:text-properties officeooo:rsid="009bf1d4"/>
    </style:style>
    <style:style style:name="T465" style:family="text">
      <style:text-properties officeooo:rsid="0083140b"/>
    </style:style>
    <style:style style:name="T466" style:family="text">
      <style:text-properties officeooo:rsid="00bd40d6"/>
    </style:style>
    <style:style style:name="T467" style:family="text">
      <style:text-properties officeooo:rsid="007fd98a"/>
    </style:style>
    <style:style style:name="T468" style:family="text">
      <style:text-properties officeooo:rsid="0082e30a"/>
    </style:style>
    <style:style style:name="T469" style:family="text">
      <style:text-properties officeooo:rsid="00936952"/>
    </style:style>
    <style:style style:name="T470" style:family="text">
      <style:text-properties officeooo:rsid="00940908"/>
    </style:style>
    <style:style style:name="T471" style:family="text">
      <style:text-properties officeooo:rsid="009600b6"/>
    </style:style>
    <style:style style:name="T472" style:family="text">
      <style:text-properties officeooo:rsid="0097a1b6"/>
    </style:style>
    <style:style style:name="T473" style:family="text">
      <style:text-properties officeooo:rsid="001ba41b"/>
    </style:style>
    <style:style style:name="T474" style:family="text">
      <style:text-properties officeooo:rsid="00a4ffd5"/>
    </style:style>
    <style:style style:name="T475" style:family="text">
      <style:text-properties officeooo:rsid="00a1b2bb"/>
    </style:style>
    <style:style style:name="T476" style:family="text">
      <style:text-properties officeooo:rsid="00bf6ad5"/>
    </style:style>
    <style:style style:name="T477" style:family="text">
      <style:text-properties officeooo:rsid="00a38197"/>
    </style:style>
    <style:style style:name="T478" style:family="text">
      <style:text-properties style:text-underline-style="solid" style:text-underline-width="auto" style:text-underline-color="font-color"/>
    </style:style>
    <style:style style:name="T479" style:family="text">
      <style:text-properties style:text-underline-style="solid" style:text-underline-width="auto" style:text-underline-color="font-color" officeooo:rsid="024888ae"/>
    </style:style>
    <style:style style:name="T480" style:family="text">
      <style:text-properties style:text-underline-style="solid" style:text-underline-width="auto" style:text-underline-color="font-color" officeooo:rsid="0255b347"/>
    </style:style>
    <style:style style:name="T481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82" style:family="text">
      <style:text-properties style:text-underline-style="solid" style:text-underline-width="auto" style:text-underline-color="font-color" officeooo:rsid="02ff4001"/>
    </style:style>
    <style:style style:name="T483" style:family="text">
      <style:text-properties officeooo:rsid="00b56a82"/>
    </style:style>
    <style:style style:name="T484" style:family="text">
      <style:text-properties officeooo:rsid="00aea48b"/>
    </style:style>
    <style:style style:name="T485" style:family="text">
      <style:text-properties officeooo:rsid="00b87274"/>
    </style:style>
    <style:style style:name="T486" style:family="text">
      <style:text-properties officeooo:rsid="00b9b7b2"/>
    </style:style>
    <style:style style:name="T487" style:family="text">
      <style:text-properties officeooo:rsid="00baaa8f"/>
    </style:style>
    <style:style style:name="T488" style:family="text">
      <style:text-properties officeooo:rsid="001ce3a2"/>
    </style:style>
    <style:style style:name="T489" style:family="text">
      <style:text-properties officeooo:rsid="00cde4ff"/>
    </style:style>
    <style:style style:name="T490" style:family="text">
      <style:text-properties officeooo:rsid="00cedaef"/>
    </style:style>
    <style:style style:name="T491" style:family="text">
      <style:text-properties officeooo:rsid="00d58808"/>
    </style:style>
    <style:style style:name="T492" style:family="text">
      <style:text-properties officeooo:rsid="00df0165"/>
    </style:style>
    <style:style style:name="T493" style:family="text">
      <style:text-properties officeooo:rsid="00d0573d"/>
    </style:style>
    <style:style style:name="T494" style:family="text">
      <style:text-properties officeooo:rsid="00cf36db"/>
    </style:style>
    <style:style style:name="T495" style:family="text">
      <style:text-properties officeooo:rsid="00d6098b"/>
    </style:style>
    <style:style style:name="T496" style:family="text">
      <style:text-properties officeooo:rsid="00d76e33"/>
    </style:style>
    <style:style style:name="T497" style:family="text">
      <style:text-properties officeooo:rsid="0126b205"/>
    </style:style>
    <style:style style:name="T498" style:family="text">
      <style:text-properties officeooo:rsid="00da4493"/>
    </style:style>
    <style:style style:name="T499" style:family="text">
      <style:text-properties officeooo:rsid="00f2d0b5"/>
    </style:style>
    <style:style style:name="T500" style:family="text">
      <style:text-properties officeooo:rsid="010ebfd9"/>
    </style:style>
    <style:style style:name="T501" style:family="text">
      <style:text-properties officeooo:rsid="010f38a8"/>
    </style:style>
    <style:style style:name="T502" style:family="text">
      <style:text-properties officeooo:rsid="01114cd3"/>
    </style:style>
    <style:style style:name="T503" style:family="text">
      <style:text-properties officeooo:rsid="010a99ca"/>
    </style:style>
    <style:style style:name="T504" style:family="text">
      <style:text-properties officeooo:rsid="00e7346c"/>
    </style:style>
    <style:style style:name="T505" style:family="text">
      <style:text-properties officeooo:rsid="00f58c93"/>
    </style:style>
    <style:style style:name="T506" style:family="text">
      <style:text-properties officeooo:rsid="0101a62b"/>
    </style:style>
    <style:style style:name="T507" style:family="text">
      <style:text-properties officeooo:rsid="010e5d05"/>
    </style:style>
    <style:style style:name="T508" style:family="text">
      <style:text-properties officeooo:rsid="00dbdbe5"/>
    </style:style>
    <style:style style:name="T509" style:family="text">
      <style:text-properties officeooo:rsid="01045e2b"/>
    </style:style>
    <style:style style:name="T510" style:family="text">
      <style:text-properties officeooo:rsid="0125223e"/>
    </style:style>
    <style:style style:name="T511" style:family="text">
      <style:text-properties officeooo:rsid="01261c02"/>
    </style:style>
    <style:style style:name="T512" style:family="text">
      <style:text-properties officeooo:rsid="0134762b"/>
    </style:style>
    <style:style style:name="T513" style:family="text">
      <style:text-properties officeooo:rsid="0120299d"/>
    </style:style>
    <style:style style:name="T514" style:family="text">
      <style:text-properties officeooo:rsid="014206ec"/>
    </style:style>
    <style:style style:name="T515" style:family="text">
      <style:text-properties officeooo:rsid="0152a0f8"/>
    </style:style>
    <style:style style:name="T516" style:family="text">
      <style:text-properties officeooo:rsid="0028ef64"/>
    </style:style>
    <style:style style:name="T517" style:family="text">
      <style:text-properties officeooo:rsid="0158fb6f"/>
    </style:style>
    <style:style style:name="T518" style:family="text">
      <style:text-properties officeooo:rsid="015aae8f"/>
    </style:style>
    <style:style style:name="T519" style:family="text">
      <style:text-properties officeooo:rsid="0163f9a4"/>
    </style:style>
    <style:style style:name="T520" style:family="text">
      <style:text-properties officeooo:rsid="0193b3df"/>
    </style:style>
    <style:style style:name="T521" style:family="text">
      <style:text-properties officeooo:rsid="0199659b"/>
    </style:style>
    <style:style style:name="T522" style:family="text">
      <style:text-properties officeooo:rsid="019715a7"/>
    </style:style>
    <style:style style:name="T523" style:family="text">
      <style:text-properties officeooo:rsid="01b07b18"/>
    </style:style>
    <style:style style:name="T524" style:family="text">
      <style:text-properties officeooo:rsid="01b85cfd"/>
    </style:style>
    <style:style style:name="T525" style:family="text">
      <style:text-properties officeooo:rsid="019e8d3a"/>
    </style:style>
    <style:style style:name="T526" style:family="text">
      <style:text-properties officeooo:rsid="01a8c651"/>
    </style:style>
    <style:style style:name="T527" style:family="text">
      <style:text-properties officeooo:rsid="01a0f13a"/>
    </style:style>
    <style:style style:name="T528" style:family="text">
      <style:text-properties officeooo:rsid="01a2da39"/>
    </style:style>
    <style:style style:name="T529" style:family="text">
      <style:text-properties officeooo:rsid="01b82811"/>
    </style:style>
    <style:style style:name="T530" style:family="text">
      <style:text-properties officeooo:rsid="01c0a50b"/>
    </style:style>
    <style:style style:name="T531" style:family="text">
      <style:text-properties officeooo:rsid="01c3f677"/>
    </style:style>
    <style:style style:name="T532" style:family="text">
      <style:text-properties officeooo:rsid="01d5a150"/>
    </style:style>
    <style:style style:name="T533" style:family="text">
      <style:text-properties officeooo:rsid="01c2d2e7"/>
    </style:style>
    <style:style style:name="T534" style:family="text">
      <style:text-properties officeooo:rsid="01bf51fc"/>
    </style:style>
    <style:style style:name="T535" style:family="text">
      <style:text-properties officeooo:rsid="01bef01a"/>
    </style:style>
    <style:style style:name="T536" style:family="text">
      <style:text-properties officeooo:rsid="01d3e392"/>
    </style:style>
    <style:style style:name="T537" style:family="text">
      <style:text-properties officeooo:rsid="01d3a7f4"/>
    </style:style>
    <style:style style:name="T538" style:family="text">
      <style:text-properties officeooo:rsid="01e0794a"/>
    </style:style>
    <style:style style:name="T539" style:family="text">
      <style:text-properties officeooo:rsid="01fcf735"/>
    </style:style>
    <style:style style:name="T540" style:family="text">
      <style:text-properties officeooo:rsid="020444c4"/>
    </style:style>
    <style:style style:name="T541" style:family="text">
      <style:text-properties officeooo:rsid="01ec95f7"/>
    </style:style>
    <style:style style:name="T542" style:family="text">
      <style:text-properties officeooo:rsid="021163ff"/>
    </style:style>
    <style:style style:name="T543" style:family="text">
      <style:text-properties officeooo:rsid="020f6fa6"/>
    </style:style>
    <style:style style:name="T544" style:family="text">
      <style:text-properties officeooo:rsid="02170c4f"/>
    </style:style>
    <style:style style:name="T545" style:family="text">
      <style:text-properties officeooo:rsid="02168352"/>
    </style:style>
    <style:style style:name="T546" style:family="text">
      <style:text-properties officeooo:rsid="0216fe3f"/>
    </style:style>
    <style:style style:name="T547" style:family="text">
      <style:text-properties officeooo:rsid="0223d236"/>
    </style:style>
    <style:style style:name="T548" style:family="text">
      <style:text-properties officeooo:rsid="0226309a"/>
    </style:style>
    <style:style style:name="T549" style:family="text">
      <style:text-properties style:text-line-through-style="none" style:text-line-through-type="none"/>
    </style:style>
    <style:style style:name="T550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51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552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553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554" style:family="text">
      <style:text-properties style:text-line-through-style="none" style:text-line-through-type="none" fo:font-style="italic" style:text-underline-style="solid" style:text-underline-width="auto" style:text-underline-color="font-color" officeooo:rsid="008e79a8" style:font-style-asian="italic" style:font-style-complex="italic"/>
    </style:style>
    <style:style style:name="T555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556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557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558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559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560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561" style:family="text">
      <style:text-properties style:text-line-through-style="none" style:text-line-through-type="none" fo:font-style="italic" style:text-underline-style="none" officeooo:rsid="0226309a" style:font-style-asian="italic" style:font-style-complex="italic"/>
    </style:style>
    <style:style style:name="T562" style:family="text">
      <style:text-properties style:text-line-through-style="none" style:text-line-through-type="none" fo:font-style="italic" style:text-underline-style="none" officeooo:rsid="008e79a8" style:font-style-asian="italic" style:font-style-complex="italic"/>
    </style:style>
    <style:style style:name="T563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fo:font-weight="normal" officeooo:rsid="02b2ab93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03bdd63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29fd737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2a99686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03db4c9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03ea1ae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0409ee8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0428107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2e1b98d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2e1e017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608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609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610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611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612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613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614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615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616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617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618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619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620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621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622" style:family="text">
      <style:text-properties style:text-line-through-style="none" style:text-line-through-type="none" fo:font-style="normal" fo:font-weight="normal" officeooo:rsid="032f56cc" style:font-style-asian="normal" style:font-weight-asian="normal" style:font-style-complex="normal" style:font-weight-complex="normal"/>
    </style:style>
    <style:style style:name="T623" style:family="text">
      <style:text-properties style:text-line-through-style="none" style:text-line-through-type="none" fo:font-style="normal" fo:font-weight="normal" officeooo:rsid="004acb7b" style:font-style-asian="normal" style:font-weight-asian="normal" style:font-style-complex="normal" style:font-weight-complex="normal"/>
    </style:style>
    <style:style style:name="T624" style:family="text">
      <style:text-properties style:text-line-through-style="none" style:text-line-through-type="none" fo:font-style="normal" fo:font-weight="normal" officeooo:rsid="004d0c80" style:font-style-asian="normal" style:font-weight-asian="normal" style:font-style-complex="normal" style:font-weight-complex="normal"/>
    </style:style>
    <style:style style:name="T625" style:family="text">
      <style:text-properties style:text-line-through-style="none" style:text-line-through-type="none" fo:font-style="normal" fo:font-weight="normal" officeooo:rsid="004e3c95" style:font-style-asian="normal" style:font-weight-asian="normal" style:font-style-complex="normal" style:font-weight-complex="normal"/>
    </style:style>
    <style:style style:name="T626" style:family="text">
      <style:text-properties style:text-line-through-style="none" style:text-line-through-type="none" fo:font-style="normal" style:font-style-asian="normal" style:font-style-complex="normal"/>
    </style:style>
    <style:style style:name="T627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628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629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630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631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632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633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634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635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636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637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638" style:family="text">
      <style:text-properties style:text-line-through-style="none" style:text-line-through-type="none" fo:font-weight="normal" style:font-weight-asian="normal" style:font-weight-complex="normal"/>
    </style:style>
    <style:style style:name="T639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640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641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642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643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644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645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646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647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648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649" style:family="text">
      <style:text-properties style:text-line-through-style="none" style:text-line-through-type="none" fo:font-weight="normal" officeooo:rsid="005824bb" style:font-weight-asian="normal" style:font-weight-complex="normal"/>
    </style:style>
    <style:style style:name="T650" style:family="text">
      <style:text-properties style:text-line-through-style="none" style:text-line-through-type="none" officeooo:rsid="02d40629"/>
    </style:style>
    <style:style style:name="T651" style:family="text">
      <style:text-properties style:text-line-through-style="none" style:text-line-through-type="none" fo:font-weight="bold" style:font-weight-asian="bold" style:font-weight-complex="bold"/>
    </style:style>
    <style:style style:name="T652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653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654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655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656" style:family="text">
      <style:text-properties style:text-line-through-style="none" style:text-line-through-type="none" officeooo:rsid="02f1be6e"/>
    </style:style>
    <style:style style:name="T657" style:family="text">
      <style:text-properties style:text-line-through-style="none" style:text-line-through-type="none" officeooo:rsid="02fd75d7"/>
    </style:style>
    <style:style style:name="T658" style:family="text">
      <style:text-properties style:text-line-through-style="none" style:text-line-through-type="none" fo:font-size="12pt" fo:font-style="normal" fo:font-weight="normal" officeooo:rsid="0043971c" style:font-size-asian="12pt" style:font-style-asian="normal" style:font-weight-asian="normal" style:font-size-complex="12pt" style:font-style-complex="normal" style:font-weight-complex="normal"/>
    </style:style>
    <style:style style:name="T659" style:family="text">
      <style:text-properties style:text-line-through-style="none" style:text-line-through-type="none" fo:font-size="12pt" fo:font-style="normal" fo:font-weight="normal" officeooo:rsid="00613d8b" style:font-size-asian="12pt" style:font-style-asian="normal" style:font-weight-asian="normal" style:font-size-complex="12pt" style:font-style-complex="normal" style:font-weight-complex="normal"/>
    </style:style>
    <style:style style:name="T660" style:family="text">
      <style:text-properties style:text-line-through-style="none" style:text-line-through-type="none" fo:font-size="12pt" fo:font-style="normal" fo:font-weight="normal" officeooo:rsid="0044a775" style:font-size-asian="12pt" style:font-style-asian="normal" style:font-weight-asian="normal" style:font-size-complex="12pt" style:font-style-complex="normal" style:font-weight-complex="normal"/>
    </style:style>
    <style:style style:name="T661" style:family="text">
      <style:text-properties style:text-line-through-style="none" style:text-line-through-type="none" fo:font-size="12pt" fo:font-style="normal" fo:font-weight="normal" officeooo:rsid="0061bd58" style:font-size-asian="12pt" style:font-style-asian="normal" style:font-weight-asian="normal" style:font-size-complex="12pt" style:font-style-complex="normal" style:font-weight-complex="normal"/>
    </style:style>
    <style:style style:name="T662" style:family="text">
      <style:text-properties style:text-line-through-style="none" style:text-line-through-type="none" fo:font-size="12pt" fo:font-style="normal" fo:font-weight="normal" officeooo:rsid="006370fe" style:font-size-asian="12pt" style:font-style-asian="normal" style:font-weight-asian="normal" style:font-size-complex="12pt" style:font-style-complex="normal" style:font-weight-complex="normal"/>
    </style:style>
    <style:style style:name="T663" style:family="text">
      <style:text-properties style:text-line-through-style="none" style:text-line-through-type="none" fo:font-size="12pt" fo:font-style="normal" fo:font-weight="normal" officeooo:rsid="006494fb" style:font-size-asian="12pt" style:font-style-asian="normal" style:font-weight-asian="normal" style:font-size-complex="12pt" style:font-style-complex="normal" style:font-weight-complex="normal"/>
    </style:style>
    <style:style style:name="T664" style:family="text">
      <style:text-properties officeooo:rsid="022be1a2"/>
    </style:style>
    <style:style style:name="T665" style:family="text">
      <style:text-properties officeooo:rsid="0030c188"/>
    </style:style>
    <style:style style:name="T666" style:family="text">
      <style:text-properties officeooo:rsid="0239a029"/>
    </style:style>
    <style:style style:name="T667" style:family="text">
      <style:text-properties officeooo:rsid="0239fde1"/>
    </style:style>
    <style:style style:name="T668" style:family="text">
      <style:text-properties officeooo:rsid="023cf6c9"/>
    </style:style>
    <style:style style:name="T669" style:family="text">
      <style:text-properties officeooo:rsid="023cfeda"/>
    </style:style>
    <style:style style:name="T670" style:family="text">
      <style:text-properties officeooo:rsid="02420803"/>
    </style:style>
    <style:style style:name="T671" style:family="text">
      <style:text-properties officeooo:rsid="02ad45f8"/>
    </style:style>
    <style:style style:name="T672" style:family="text">
      <style:text-properties officeooo:rsid="02403027"/>
    </style:style>
    <style:style style:name="T673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674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675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676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677" style:family="text">
      <style:text-properties fo:font-size="14pt" style:font-size-asian="14pt" style:font-size-complex="14pt"/>
    </style:style>
    <style:style style:name="T678" style:family="text">
      <style:text-properties fo:font-size="14pt" officeooo:rsid="02bfe540" style:font-size-asian="14pt" style:font-size-complex="14pt"/>
    </style:style>
    <style:style style:name="T679" style:family="text">
      <style:text-properties officeooo:rsid="024888ae"/>
    </style:style>
    <style:style style:name="T680" style:family="text">
      <style:text-properties officeooo:rsid="024bb64b"/>
    </style:style>
    <style:style style:name="T681" style:family="text">
      <style:text-properties officeooo:rsid="024980dc"/>
    </style:style>
    <style:style style:name="T682" style:family="text">
      <style:text-properties officeooo:rsid="0250167c"/>
    </style:style>
    <style:style style:name="T683" style:family="text">
      <style:text-properties officeooo:rsid="02bfe540"/>
    </style:style>
    <style:style style:name="T684" style:family="text">
      <style:text-properties officeooo:rsid="025c47d1"/>
    </style:style>
    <style:style style:name="T685" style:family="text">
      <style:text-properties officeooo:rsid="027dcd3d"/>
    </style:style>
    <style:style style:name="T686" style:family="text">
      <style:text-properties officeooo:rsid="026d91be"/>
    </style:style>
    <style:style style:name="T687" style:family="text">
      <style:text-properties officeooo:rsid="028513af"/>
    </style:style>
    <style:style style:name="T688" style:family="text">
      <style:text-properties officeooo:rsid="02898692"/>
    </style:style>
    <style:style style:name="T689" style:family="text">
      <style:text-properties officeooo:rsid="0287d99f"/>
    </style:style>
    <style:style style:name="T690" style:family="text">
      <style:text-properties officeooo:rsid="028a40e0"/>
    </style:style>
    <style:style style:name="T691" style:family="text">
      <style:text-properties officeooo:rsid="02a44e69"/>
    </style:style>
    <style:style style:name="T692" style:family="text">
      <style:text-properties officeooo:rsid="02b39011"/>
    </style:style>
    <style:style style:name="T693" style:family="text">
      <style:text-properties officeooo:rsid="02b56b9f"/>
    </style:style>
    <style:style style:name="T694" style:family="text">
      <style:text-properties officeooo:rsid="02b6c92f"/>
    </style:style>
    <style:style style:name="T695" style:family="text">
      <style:text-properties officeooo:rsid="00424a9e"/>
    </style:style>
    <style:style style:name="T696" style:family="text">
      <style:text-properties officeooo:rsid="02dbac17"/>
    </style:style>
    <style:style style:name="T697" style:family="text">
      <style:text-properties officeooo:rsid="02d46461"/>
    </style:style>
    <style:style style:name="T698" style:family="text">
      <style:text-properties officeooo:rsid="02de548b"/>
    </style:style>
    <style:style style:name="T699" style:family="text">
      <style:text-properties officeooo:rsid="00428107"/>
    </style:style>
    <style:style style:name="T700" style:family="text">
      <style:text-properties officeooo:rsid="02ff4001"/>
    </style:style>
    <style:style style:name="T701" style:family="text">
      <style:text-properties officeooo:rsid="03005c3e"/>
    </style:style>
    <style:style style:name="T702" style:family="text">
      <style:text-properties fo:language="ru" fo:country="RU"/>
    </style:style>
    <style:style style:name="T703" style:family="text">
      <style:text-properties fo:language="ru" fo:country="RU" fo:font-style="italic" style:font-style-asian="italic" style:font-style-complex="italic"/>
    </style:style>
    <style:style style:name="T704" style:family="text">
      <style:text-properties fo:language="ru" fo:country="RU" fo:font-style="italic" officeooo:rsid="03032b99" style:font-style-asian="italic" style:font-style-complex="italic"/>
    </style:style>
    <style:style style:name="T705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706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707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708" style:family="text">
      <style:text-properties officeooo:rsid="03062398"/>
    </style:style>
    <style:style style:name="T709" style:family="text">
      <style:text-properties officeooo:rsid="0302100a"/>
    </style:style>
    <style:style style:name="T710" style:family="text">
      <style:text-properties officeooo:rsid="03032b99"/>
    </style:style>
    <style:style style:name="T711" style:family="text">
      <style:text-properties officeooo:rsid="03036bd8"/>
    </style:style>
    <style:style style:name="T712" style:family="text">
      <style:text-properties officeooo:rsid="0304fc5c"/>
    </style:style>
    <style:style style:name="T713" style:family="text">
      <style:text-properties officeooo:rsid="03099afa"/>
    </style:style>
    <style:style style:name="T714" style:family="text">
      <style:text-properties officeooo:rsid="032f56cc"/>
    </style:style>
    <style:style style:name="T715" style:family="text">
      <style:text-properties officeooo:rsid="031db3c9"/>
    </style:style>
    <style:style style:name="T716" style:family="text">
      <style:text-properties officeooo:rsid="032105f1"/>
    </style:style>
    <style:style style:name="T717" style:family="text">
      <style:text-properties officeooo:rsid="031fc330"/>
    </style:style>
    <style:style style:name="T718" style:family="text">
      <style:text-properties officeooo:rsid="0310ca5a"/>
    </style:style>
    <style:style style:name="T719" style:family="text">
      <style:text-properties officeooo:rsid="032a4ddc"/>
    </style:style>
    <style:style style:name="T720" style:family="text">
      <style:text-properties officeooo:rsid="032b5329"/>
    </style:style>
    <style:style style:name="T721" style:family="text">
      <style:text-properties officeooo:rsid="03340647"/>
    </style:style>
    <style:style style:name="T722" style:family="text">
      <style:text-properties officeooo:rsid="066f3d61"/>
    </style:style>
    <style:style style:name="T723" style:family="text">
      <style:text-properties officeooo:rsid="08cb2076"/>
    </style:style>
    <style:style style:name="T724" style:family="text">
      <style:text-properties officeooo:rsid="0046f070"/>
    </style:style>
    <style:style style:name="T725" style:family="text">
      <style:text-properties officeooo:rsid="004f9a5b"/>
    </style:style>
    <style:style style:name="T726" style:family="text">
      <style:text-properties officeooo:rsid="00532ca5"/>
    </style:style>
    <style:style style:name="T727" style:family="text">
      <style:text-properties officeooo:rsid="00551a7e"/>
    </style:style>
    <style:style style:name="T728" style:family="text">
      <style:text-properties officeooo:rsid="0056e4e9"/>
    </style:style>
    <style:style style:name="T729" style:family="text">
      <style:text-properties officeooo:rsid="005999cd"/>
    </style:style>
    <style:style style:name="T730" style:family="text">
      <style:text-properties officeooo:rsid="005c6b12"/>
    </style:style>
    <style:style style:name="T731" style:family="text">
      <style:text-properties officeooo:rsid="006594c9"/>
    </style:style>
    <style:style style:name="T732" style:family="text">
      <style:text-properties officeooo:rsid="006734d9"/>
    </style:style>
    <style:style style:name="T733" style:family="text">
      <style:text-properties officeooo:rsid="00693605"/>
    </style:style>
    <style:style style:name="T734" style:family="text">
      <style:text-properties officeooo:rsid="006ba0dd"/>
    </style:style>
    <style:style style:name="T735" style:family="text">
      <style:text-properties officeooo:rsid="006f336d"/>
    </style:style>
    <style:style style:name="T736" style:family="text">
      <style:text-properties officeooo:rsid="0070de42"/>
    </style:style>
    <style:style style:name="T737" style:family="text">
      <style:text-properties officeooo:rsid="00749a7b"/>
    </style:style>
    <style:style style:name="T738" style:family="text">
      <style:text-properties officeooo:rsid="007f5996"/>
    </style:style>
    <style:style style:name="T739" style:family="text">
      <style:text-properties officeooo:rsid="0087ad32"/>
    </style:style>
    <style:style style:name="T740" style:family="text">
      <style:text-properties officeooo:rsid="008a67a2"/>
    </style:style>
    <style:style style:name="T741" style:family="text">
      <style:text-properties officeooo:rsid="009f5d36"/>
    </style:style>
    <style:style style:name="T742" style:family="text">
      <style:text-properties officeooo:rsid="00a0113f"/>
    </style:style>
    <style:style style:name="T743" style:family="text">
      <style:text-properties officeooo:rsid="00a12a4f"/>
    </style:style>
    <style:style style:name="T744" style:family="text">
      <style:text-properties officeooo:rsid="00a216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голы</text:p>
      <text:p text:style-name="P280"/>
      <text:p text:style-name="P282"><text:span text:style-name="T725">Группы</text:span><text:span text:style-name="T1"> глаголов:</text:span></text:p>
      <text:list xml:id="list4027763768" text:style-name="L1">
        <text:list-item>
          <text:p text:style-name="P547">Simple — обыденность;</text:p>
        </text:list-item>
        <text:list-item>
          <text:p text:style-name="P547">Continuous — процесс;</text:p>
        </text:list-item>
        <text:list-item>
          <text:p text:style-name="P547">Perfect — результат;</text:p>
        </text:list-item>
        <text:list-item>
          <text:p text:style-name="P547">Perfect Continuous — длительность;</text:p>
        </text:list-item>
      </text:list>
      <text:p text:style-name="P21"/>
      <text:p text:style-name="P7">Особенности Present Simple и Present Continuous</text:p>
      <text:p text:style-name="P21"/>
      <text:p text:style-name="P282"><text:span text:style-name="T2">Вспомогательный глагол do/does может встречаться </text:span><text:span text:style-name="T1">в Present Simple</text:span><text:span text:style-name="T2"> в утверждениях, </text:span></text:p>
      <text:p text:style-name="P282"><text:span text:style-name="T1">когда необходимо выделить действие</text:span><text:span text:style-name="T2">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282"/>
      <text:p text:style-name="P22">You <text:span text:style-name="T4">do</text:span> want to receive a letter? — Ты <text:span text:style-name="T4">действительно</text:span> хочешь получ<text:span text:style-name="T1">ить</text:span> письмо?</text:p>
      <text:p text:style-name="P22">You <text:span text:style-name="T4">do</text:span> like him, don`t you — Он тебе <text:span text:style-name="T4">правда</text:span> нравится, да?</text:p>
      <text:p text:style-name="P22"/>
      <text:p text:style-name="P282"><text:span text:style-name="T103">P</text:span><text:span text:style-name="T104">resent Continuos может передавать </text:span><text:span text:style-name="T105">скрытое</text:span><text:span text:style-name="T104"> </text:span><text:span text:style-name="T106">значение</text:span><text:span text:style-name="T104">:</text:span></text:p>
      <text:list xml:id="list1342443329" text:style-name="L2">
        <text:list-item>
          <text:p text:style-name="P548">кто-то вовлечен в процесс, хотя прямо сейчас им не занимается;</text:p>
        </text:list-item>
        <text:list-item>
          <text:p text:style-name="P548">ситуация меняется, она не статична <text:span text:style-name="T731">(в отрицаниях наоборот не меняется)</text:span>;</text:p>
        </text:list-item>
        <text:list-item>
          <text:p text:style-name="P548">сегодня что-то происходит не так, как происходит обычно;</text:p>
        </text:list-item>
        <text:list-item>
          <text:p text:style-name="P549"><text:span text:style-name="T28">кто-то говорит о </text:span><text:span text:style-name="T100">регулярном </text:span><text:span text:style-name="T28">де</text:span><text:span text:style-name="T29">й</text:span><text:span text:style-name="T28">ствии с раздражением;</text:span></text:p>
        </text:list-item>
      </text:list>
      <text:p text:style-name="P144"/>
      <text:p text:style-name="P265"><text:span text:style-name="T30">Ron </text:span><text:span text:style-name="T70">is trying</text:span><text:span text:style-name="T30"> to find a well-paid job — Рон </text:span><text:span text:style-name="T70">пытается</text:span><text:span text:style-name="T30"> найти высокооплачеваемую работу.</text:span></text:p>
      <text:p text:style-name="P144"><text:span text:style-name="T31">(</text:span><text:span text:style-name="T33">он</text:span><text:span text:style-name="T31"> вовлечен в процесс, хотя прямо сейчас он может заниматься другими делами)</text:span></text:p>
      <text:p text:style-name="P23"/>
      <text:p text:style-name="P23">Is <text:span text:style-name="T4">is getting</text:span> colder every day — Каждый день <text:span text:style-name="T4">становится</text:span> холоднее.</text:p>
      <text:p text:style-name="P23">(погода меняется, следует ожидать понижения температуры)</text:p>
      <text:p text:style-name="P23"/>
      <text:p text:style-name="P24"><text:span text:style-name="T101">He </text:span><text:span text:style-name="T5">isn`t wearing</text:span><text:span text:style-name="T101"> his favorite cap today, that`s strange — Он </text:span><text:span text:style-name="T5">не носит</text:span><text:span text:style-name="T101"> сегодня свою любимую кепку, это странно (сегодня происходит что-то не то)</text:span></text:p>
      <text:p text:style-name="P24"/>
      <text:p text:style-name="P281"><text:span text:style-name="T34">He </text:span><text:span text:style-name="T71">isn`t doing</text:span><text:span text:style-name="T34"> his homework again! </text:span><text:span text:style-name="T32">—</text:span><text:span text:style-name="T34"> Он опять </text:span><text:span text:style-name="T71">не делает</text:span><text:span text:style-name="T34"> домашнюю работу!</text:span></text:p>
      <text:p text:style-name="P25">(регулярность с ноткой раздражения)</text:p>
      <text:p text:style-name="P25"/>
      <text:p text:style-name="P266">Случаи, когда меняется ситуация, часто выражают с пом. глаголов: get, change, become, increase, rise (подняться), fall, grow, improve, begin, start.</text:p>
      <text:p text:style-name="P266"/>
      <text:p text:style-name="P26"><text:span text:style-name="T4">Is</text:span> your English <text:span text:style-name="T4">getting</text:span> better? — Твой английский <text:span text:style-name="T4">становится</text:span> лучше?</text:p>
      <text:p text:style-name="P26">Prices <text:span text:style-name="T4">are increasing</text:span> — Цены <text:span text:style-name="T4">растут</text:span>.</text:p>
      <text:p text:style-name="P26"/>
      <text:p text:style-name="P218">Глаголы смешанного типа</text:p>
      <text:p text:style-name="P143"/>
      <text:p text:style-name="P267">Они могут быть <text:span text:style-name="T265">как </text:span>нормальными, <text:span text:style-name="T265">так</text:span> и становится non-continuous, в зависимости от того, </text:p>
      <text:p text:style-name="P143"><text:span text:style-name="T262">какой смысл </text:span><text:span text:style-name="T263">передают</text:span><text:span text:style-name="T262"> </text:span><text:span text:style-name="T263">либо</text:span><text:span text:style-name="T262"> когда входят в </text:span><text:span text:style-name="T264">состав</text:span><text:span text:style-name="T262"> устойчивы</text:span><text:span text:style-name="T264">х</text:span><text:span text:style-name="T262"> выражени</text:span><text:span text:style-name="T264">й</text:span><text:span text:style-name="T262">.</text:span></text:p>
      <text:p text:style-name="P28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05518238560">
          <table:table-cell table:style-name="Table1.A1" office:value-type="string">
            <text:p text:style-name="P524">Глагол</text:p>
          </table:table-cell>
          <table:table-cell table:style-name="Table1.A1" office:value-type="string">
            <text:p text:style-name="P524">Non-continuous</text:p>
          </table:table-cell>
          <table:table-cell table:style-name="Table1.C1" office:value-type="string">
            <text:p text:style-name="P524">Нормальный</text:p>
          </table:table-cell>
        </table:table-row>
        <table:table-row table:style-name="TableLine94405518304848">
          <table:table-cell table:style-name="Table1.A2" office:value-type="string">
            <text:p text:style-name="P529">appear</text:p>
          </table:table-cell>
          <table:table-cell table:style-name="Table1.A2" office:value-type="string">
            <text:p text:style-name="P529">в значении «казаться», «являтся»</text:p>
          </table:table-cell>
          <table:table-cell table:style-name="Table1.C2" office:value-type="string">
            <text:p text:style-name="P529">в значении «появляться»</text:p>
          </table:table-cell>
        </table:table-row>
        <table:table-row table:style-name="TableLine94405518306656">
          <table:table-cell table:style-name="Table1.A2" office:value-type="string">
            <text:p text:style-name="P529">have</text:p>
          </table:table-cell>
          <table:table-cell table:style-name="Table1.A2" office:value-type="string">
            <text:p text:style-name="P529">в значении «иметь», «владеть» </text:p>
          </table:table-cell>
          <table:table-cell table:style-name="Table1.C2" office:value-type="string">
            <text:p text:style-name="P529">в устойчивых выражениях</text:p>
          </table:table-cell>
        </table:table-row>
        <table:table-row table:style-name="TableLine94405518307456">
          <table:table-cell table:style-name="Table1.A2" office:value-type="string">
            <text:p text:style-name="P529">look</text:p>
          </table:table-cell>
          <table:table-cell table:style-name="Table1.A2" office:value-type="string">
            <text:p text:style-name="P529">в связке с прилагательным</text:p>
          </table:table-cell>
          <table:table-cell table:style-name="Table1.C2" office:value-type="string">
            <text:p text:style-name="P529">в связке с предлогоми (at, for)</text:p>
          </table:table-cell>
        </table:table-row>
        <text:soft-page-break/>
        <table:table-row table:style-name="TableLine94405518308384">
          <table:table-cell table:style-name="Table1.A2" office:value-type="string">
            <text:p text:style-name="P529">miss</text:p>
          </table:table-cell>
          <table:table-cell table:style-name="Table1.A2" office:value-type="string">
            <text:p text:style-name="P529">в значении «скучать»</text:p>
          </table:table-cell>
          <table:table-cell table:style-name="Table1.C2" office:value-type="string">
            <text:p text:style-name="P533"><text:span text:style-name="T266">в значении </text:span>«<text:span text:style-name="T266">пропадать</text:span>»</text:p>
          </table:table-cell>
        </table:table-row>
        <table:table-row table:style-name="TableLine94405518309424">
          <table:table-cell table:style-name="Table1.A2" office:value-type="string">
            <text:p text:style-name="P530">hear</text:p>
          </table:table-cell>
          <table:table-cell table:style-name="Table1.A2" office:value-type="string">
            <text:p text:style-name="P530">в значении «слышать»</text:p>
            <text:p text:style-name="P531">(как физич. возможность)</text:p>
          </table:table-cell>
          <table:table-cell table:style-name="Table1.C2" office:value-type="string">
            <text:p text:style-name="P530">в значении «слышу то, чего не слышат другие» </text:p>
          </table:table-cell>
        </table:table-row>
        <table:table-row table:style-name="TableLine94405518310336">
          <table:table-cell table:style-name="Table1.A2" office:value-type="string">
            <text:p text:style-name="P531">see</text:p>
          </table:table-cell>
          <table:table-cell table:style-name="Table1.A2" office:value-type="string">
            <text:p text:style-name="P531">в значении «видеть»</text:p>
            <text:p text:style-name="P531">(как физич. возможность)</text:p>
          </table:table-cell>
          <table:table-cell table:style-name="Table1.C2" office:value-type="string">
            <text:p text:style-name="P533"><text:span text:style-name="T267">в значении «вижу то, чего не видят другие»; в устойч. </text:span><text:span text:style-name="T268">в</text:span><text:span text:style-name="T267">ыражен.</text:span></text:p>
          </table:table-cell>
        </table:table-row>
        <table:table-row table:style-name="TableLine94405518311296">
          <table:table-cell table:style-name="Table1.A2" office:value-type="string">
            <text:p text:style-name="P531">smell</text:p>
          </table:table-cell>
          <table:table-cell table:style-name="Table1.A2" office:value-type="string">
            <text:p text:style-name="P531">в значении «пахнуть»</text:p>
          </table:table-cell>
          <table:table-cell table:style-name="Table1.C2" office:value-type="string">
            <text:p text:style-name="P531">в значении «нюхать» </text:p>
            <text:p text:style-name="P531">(направленное действие)</text:p>
          </table:table-cell>
        </table:table-row>
        <table:table-row table:style-name="TableLine94405518312256">
          <table:table-cell table:style-name="Table1.A2" office:value-type="string">
            <text:p text:style-name="P531">taste</text:p>
          </table:table-cell>
          <table:table-cell table:style-name="Table1.A2" office:value-type="string">
            <text:p text:style-name="P532">в значении «вкусный»</text:p>
          </table:table-cell>
          <table:table-cell table:style-name="Table1.C2" office:value-type="string">
            <text:p text:style-name="P532">в значении «дегустировать»</text:p>
          </table:table-cell>
        </table:table-row>
        <table:table-row table:style-name="TableLine94405518313136">
          <table:table-cell table:style-name="Table1.A2" office:value-type="string">
            <text:p text:style-name="P532">thinks</text:p>
          </table:table-cell>
          <table:table-cell table:style-name="Table1.A2" office:value-type="string">
            <text:p text:style-name="P532">в значении «иметь мнение»</text:p>
          </table:table-cell>
          <table:table-cell table:style-name="Table1.C2" office:value-type="string">
            <text:p text:style-name="P532">в значении «мыслить»</text:p>
          </table:table-cell>
        </table:table-row>
        <table:table-row table:style-name="TableLine94405518314096">
          <table:table-cell table:style-name="Table1.A2" office:value-type="string">
            <text:p text:style-name="P532">weight</text:p>
          </table:table-cell>
          <table:table-cell table:style-name="Table1.A2" office:value-type="string">
            <text:p text:style-name="P532">в значении «весить»</text:p>
          </table:table-cell>
          <table:table-cell table:style-name="Table1.C2" office:value-type="string">
            <text:p text:style-name="P532">в значении «взвешиваться» (направленное действие)</text:p>
          </table:table-cell>
        </table:table-row>
        <table:table-row table:style-name="TableLine94405518315056">
          <table:table-cell table:style-name="Table1.A2" office:value-type="string">
            <text:p text:style-name="P532">be</text:p>
          </table:table-cell>
          <table:table-cell table:style-name="Table1.A2" office:value-type="string">
            <text:p text:style-name="P532">в значении «быть», «являться»</text:p>
          </table:table-cell>
          <table:table-cell table:style-name="Table1.C2" office:value-type="string">
            <text:p text:style-name="P532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43"/>
      <text:p text:style-name="P28">She <text:span text:style-name="T4">hears</text:span> the music. — Она <text:span text:style-name="T4">слышит</text:span> музыку.</text:p>
      <text:p text:style-name="P28">I cannot believe what I <text:span text:style-name="T4">am hearing</text:span>. — Я не верю тому, что <text:span text:style-name="T4">слышу</text:span>.</text:p>
      <text:p text:style-name="P28">She <text:span text:style-name="T4">is sick</text:span>. — Е<text:span text:style-name="T269">е</text:span> <text:span text:style-name="T6">тошнит</text:span><text:span text:style-name="T271"> </text:span><text:span text:style-name="T272">(тошнотное состояние)</text:span><text:span text:style-name="T270">.</text:span></text:p>
      <text:p text:style-name="P28">She <text:span text:style-name="T4">is being sick</text:span>. — У нее <text:span text:style-name="T4">тошнота</text:span> (<text:span text:style-name="T726">рвет </text:span>прямо сейчас).</text:p>
      <text:p text:style-name="P105">I don’t underst. why you <text:span text:style-name="T4">are being</text:span> so <text:span text:style-name="T4">rude</text:span> to me! — Я не понимаю, почему ты мне <text:span text:style-name="T4">грубишь</text:span>!</text:p>
      <text:p text:style-name="P260"/>
      <text:p text:style-name="P219">Особенности Present Perfect и Present Perfect Continuous</text:p>
      <text:p text:style-name="P217"/>
      <text:p text:style-name="P281"><text:span text:style-name="T203">P</text:span><text:span text:style-name="T202">resent Perfect говор</text:span><text:span text:style-name="T203">и</text:span><text:span text:style-name="T202">т о результате из прошлого, который важен в </text:span><text:span text:style-name="T203">настоящем</text:span><text:span text:style-name="T202">.</text:span></text:p>
      <text:p text:style-name="P268">«Have you been to Egypt?» нужно понимать <text:span text:style-name="T315">как</text:span> <text:span text:style-name="T201">«У тебя есть </text:span><text:span text:style-name="T245">опыт </text:span><text:span text:style-name="T201">пребывания в Египте?».</text:span></text:p>
      <text:p text:style-name="P229"/>
      <text:p text:style-name="P230">Популярные шаблоны с Present Perfect:</text:p>
      <text:p text:style-name="P319"/>
      <text:p text:style-name="P27">It’s the first time. (первый/любой раз, когда что-то случилось)</text:p>
      <text:p text:style-name="P27">Have you ever been? (вы когда-нибудь бывали?)</text:p>
      <text:p text:style-name="P27">I have never done. (я никогда не делал)</text:p>
      <text:p text:style-name="P104">I have got. (у менять есть)</text:p>
      <text:p text:style-name="P104"/>
      <text:p text:style-name="P284"><text:span text:style-name="T203">Present Perfect Continuous </text:span><text:span text:style-name="T242">указ</text:span><text:span text:style-name="T243">., как долго длилось действие до указ. момента в </text:span><text:span text:style-name="T244">настоящем</text:span><text:span text:style-name="T243">. </text:span></text:p>
      <text:p text:style-name="P231"/>
      <text:p text:style-name="P284"><text:span text:style-name="T37">This is the day we’ve been waiting for — Настал день, которого мы так ждали. </text:span><text:span text:style-name="T35">(</text:span><text:span text:style-name="T38">п</text:span><text:span text:style-name="T36">одразумевается, что </text:span><text:span text:style-name="T39">люди</text:span><text:span text:style-name="T36"> когда-то начали ждать, и ожидание продолжалось до сих пор; </text:span><text:span text:style-name="T38">н</text:span><text:span text:style-name="T36">апрямую о длительности не говорится, </text:span><text:span text:style-name="T86">но есть ощущение непрерывного процесса</text:span><text:span text:style-name="T87">)</text:span></text:p>
      <text:p text:style-name="P136"/>
      <text:p text:style-name="P48"><text:span text:style-name="T273">You look tired. I’ve been exercising — </text:span><text:span text:style-name="T274">Ты выглядешь уставшим. </text:span><text:span text:style-name="T318">Я занимался спортом. </text:span><text:span text:style-name="T317">(п</text:span><text:span text:style-name="T319">роцесс закончился буквально только что; </text:span><text:span text:style-name="T273">е</text:span><text:span text:style-name="T275">сть очевидные результаты прямо сейчас</text:span><text:span text:style-name="T273">)</text:span></text:p>
      <text:p text:style-name="P137"/>
      <text:p text:style-name="P48"><text:span text:style-name="T275">We’ve been busy the whole week — Мы были заняты всю неделю. </text:span><text:span text:style-name="T276">(хотя</text:span><text:span text:style-name="T275"> перевод </text:span><text:span text:style-name="T276">и </text:span><text:span text:style-name="T275">в прошлом, </text:span><text:span text:style-name="T276">но </text:span><text:span text:style-name="T275">подразумевается что неделя еще не закончилась; have не используется с -ing</text:span><text:span text:style-name="T276">)</text:span></text:p>
      <text:p text:style-name="P264"/>
      <text:p text:style-name="P284"><text:span text:style-name="T204">Глаголы, кот. </text:span><text:span text:style-name="T242">и</text:span><text:span text:style-name="T204">спольз. </text:span><text:span text:style-name="T242">и в </text:span><text:span text:style-name="T204">Present Perfect, и </text:span><text:span text:style-name="T242">в</text:span><text:span text:style-name="T204"> Present Perfect Contin.: live, work, teach, study.</text:span></text:p>
      <text:p text:style-name="P264"/>
      <text:p text:style-name="P49">How long have you worked for your boss? <text:span text:style-name="T319">—</text:span> Как долго ты работаешь на своего босса?</text:p>
      <text:p text:style-name="P49"><text:span text:style-name="T276">How long have you been working for your boss? </text:span><text:span text:style-name="T275">—</text:span><text:span text:style-name="T276"> Как долго ты работаешь на своего босса?</text:span></text:p>
      <text:p text:style-name="P220"><text:soft-page-break/><text:span text:style-name="T320">О</text:span>собенности Past Simple и Past Continuous</text:p>
      <text:p text:style-name="P234"/>
      <text:p text:style-name="P232">Отличия Past Simple от Present Perfect:</text:p>
      <text:p text:style-name="P232"/>
      <text:p text:style-name="P50">I didn’t talk to Tom yesterday — Я не говорил с Томом вчера.</text:p>
      <text:p text:style-name="P285"><text:span text:style-name="T40">(есть явный указатель прошлого — </text:span><text:span text:style-name="T41">yesterday</text:span><text:span text:style-name="T40">)</text:span></text:p>
      <text:p text:style-name="P50"/>
      <text:p text:style-name="P106">I haven’t talked to Tom yet — Я еще не говорил с Томом.</text:p>
      <text:p text:style-name="P108">(нет указателя на прошлое, но есть указатель результата — yet)</text:p>
      <text:p text:style-name="P106"/>
      <text:p text:style-name="P233">Past Simple и Present Perfect можно встретить в одном предложении. В этом случае </text:p>
      <text:p text:style-name="P233">Past Simple будет стоять в придаточной части, а Present Perfect — в главной.</text:p>
      <text:p text:style-name="P232"/>
      <text:p text:style-name="P285"><text:span text:style-name="T42">I’ve loved </text:span><text:span text:style-name="T40">her</text:span><text:span text:style-name="T42"> since I saw her for the first time — </text:span><text:span text:style-name="T82">Я люблю </text:span><text:span text:style-name="T83">ее</text:span><text:span text:style-name="T82"> с тех пор, как увидел впервые.</text:span></text:p>
      <text:p text:style-name="P138"/>
      <text:p text:style-name="P149"><text:span text:style-name="T277">P</text:span><text:span text:style-name="T270">ast Continuous может использоваться в ситуациях, когда необходимо </text:span><text:span text:style-name="T278">подчеркнуть цикличность в прошлом (люди делали что-то снова и снова).</text:span></text:p>
      <text:p text:style-name="P138"/>
      <text:p text:style-name="P51">Though they loved each other, they <text:span text:style-name="T4">were</text:span> always <text:span text:style-name="T4">quarrelling</text:span> — </text:p>
      <text:p text:style-name="P51">Хотя они любили друг друга, <text:span text:style-name="T270">они постоянно </text:span><text:span text:style-name="T4">ссорились</text:span><text:span text:style-name="T270">.</text:span></text:p>
      <text:p text:style-name="P261"/>
      <text:p text:style-name="P145"><text:span text:style-name="T280">Past Simple и Past Continuous также можно встретить в одном предложении. В этом случае </text:span><text:span text:style-name="T279">Past Continuous </text:span><text:span text:style-name="T280">указывает на</text:span><text:span text:style-name="T279"> длинное действие, которое прерывается коротким в Past Simple.</text:span></text:p>
      <text:p text:style-name="P262"/>
      <text:p text:style-name="P286"><text:span text:style-name="T43">He</text:span><text:span text:style-name="T44"> was shouting with anger as </text:span><text:span text:style-name="T43">he</text:span><text:span text:style-name="T44"> left the house — Он кричал в ярости, </text:span><text:span text:style-name="T85">когда выш</text:span><text:span text:style-name="T84">ел</text:span><text:span text:style-name="T85"> из дома.</text:span></text:p>
      <text:p text:style-name="P235"/>
      <text:p text:style-name="P286"><text:span text:style-name="T323">Е</text:span><text:span text:style-name="T322">сли </text:span><text:span text:style-name="T324">2</text:span><text:span text:style-name="T322"> дейстия происходили парралельно, то они оба могут быть в Past Continuous.</text:span></text:p>
      <text:p text:style-name="P286"><text:span text:style-name="T322">Но если </text:span><text:span text:style-name="T323">их </text:span><text:span text:style-name="T322">поставить в Past Simple, то получится цепочка действий.</text:span></text:p>
      <text:p text:style-name="P320"/>
      <text:p text:style-name="P29"><text:span text:style-name="T322">I was studying while Dora was making dinner — Я занимал</text:span><text:span text:style-name="T323">ся</text:span><text:span text:style-name="T322">, пока Дора готовила ужин.</text:span></text:p>
      <text:p text:style-name="P107"><text:span text:style-name="T322">I studied, made dinner and watched TV — Я позанимал</text:span><text:span text:style-name="T323">ся</text:span><text:span text:style-name="T322">, приготовил ужин и посмотре</text:span><text:span text:style-name="T323">л</text:span><text:span text:style-name="T322"> ТВ.</text:span></text:p>
      <text:p text:style-name="P107"/>
      <text:p text:style-name="P8">Past Perfect</text:p>
      <text:p text:style-name="P286"/>
      <text:p text:style-name="P286"><text:span text:style-name="T325">Указывает на действие, которое </text:span><text:span text:style-name="T326">случилось</text:span><text:span text:style-name="T325"> </text:span><text:span text:style-name="T321">раньше</text:span><text:span text:style-name="T325">, чем другое указанное действие. </text:span></text:p>
      <text:p text:style-name="P286"><text:span text:style-name="T325">Т. е. обозначает предпрошедш</text:span><text:span text:style-name="T328">ее время</text:span><text:span text:style-name="T325">. </text:span><text:span text:style-name="T329">Грамматическ</text:span><text:span text:style-name="T316">ая форма: had + глагол в 3й форме.</text:span></text:p>
      <text:p text:style-name="P286"/>
      <text:p text:style-name="P29">I had seen this fi<text:span text:style-name="T326">l</text:span>m before you did — Я посмотрел это фильм раньше, чем это сделал ты.</text:p>
      <text:p text:style-name="P52">(сначала случилось «I had seen», а затем «you did»)</text:p>
      <text:p text:style-name="P286"/>
      <text:p text:style-name="P29">He did<text:span text:style-name="T324">n`t</text:span> have cash because he had lost his wallet — У него не было наличных, потому что он потерял кошелек. <text:span text:style-name="T326">(денег </text:span><text:span text:style-name="T331">не было [тогда]</text:span><text:span text:style-name="T326">, потому что он их потерял [еще перед этим])</text:span></text:p>
      <text:p text:style-name="P286"/>
      <text:p text:style-name="P29">When I took the phone to call Nick, I realized that I had forgotten his number — </text:p>
      <text:p text:style-name="P29">Когда я взяла трубку, чтобы позвонить Нику, я поняла, что забыла его номер.</text:p>
      <text:p text:style-name="P286"/>
      <text:p text:style-name="P286">Past Perfect <text:span text:style-name="T340">может</text:span><text:span text:style-name="T327"> </text:span>использ<text:span text:style-name="T340">оваться</text:span> в косвенной речи, вместо <text:span text:style-name="T327">P</text:span>ast <text:span text:style-name="T327">S</text:span>imple.</text:p>
      <text:p text:style-name="P286"/>
      <text:p text:style-name="P286"><text:span text:style-name="T45">I</text:span><text:span text:style-name="T30"> lived in London in 1999 — </text:span><text:span text:style-name="T45">Я жил в Лондоне в 1999 году (прямая речь).</text:span></text:p>
      <text:p text:style-name="P286"><text:span text:style-name="T45">H</text:span><text:span text:style-name="T30">e said that he had lived in London in 1999. — Он сказал, что он жил в Лондоне в 1999.</text:span></text:p>
      <text:p text:style-name="P29">I’ve been to Cuba — <text:span text:style-name="T324">Я был на Кубе (прямая речь)</text:span></text:p>
      <text:p text:style-name="P29">Mike said that he had been to Cuba. — Майк сказал, что он бывал на Кубе.</text:p>
      <text:p text:style-name="P20"><text:soft-page-break/>Past Perfect Continuous</text:p>
      <text:p text:style-name="P321"/>
      <text:p text:style-name="P321">Показывает, как долго длилось действие до указанного момента в прошлом. </text:p>
      <text:p text:style-name="P322">Грамматическая форма: had + been + глагол с -ing.</text:p>
      <text:p text:style-name="P321"/>
      <text:p text:style-name="P53">My mother had been cooking dinner for two hours when I got home — Моя мама готовила ужин уже 2 часа к тому времени, как я пришла домой (Past Perfect Continuous).</text:p>
      <text:p text:style-name="P321"/>
      <text:p text:style-name="P53">She has been cooking for 2 hours, but the food is not ready yet — Она готовит уже 2 часа, </text:p>
      <text:p text:style-name="P53">но еда все еще не готова (Present Perfect Continuous).</text:p>
      <text:p text:style-name="P321"/>
      <text:p text:style-name="P321">Также используется, когда процесс оставил результат в прошлом, <text:span text:style-name="T320">либо когда действия происходили на регулярной основе до какого-то момента в прошлом.</text:span></text:p>
      <text:p text:style-name="P321"/>
      <text:p text:style-name="P53">Lara looked tired because she had been working out. — Лара выглядела уставшей, </text:p>
      <text:p text:style-name="P53">потому что она занималась спортом <text:span text:style-name="T320">(занятие оставило результат)</text:span>.</text:p>
      <text:p text:style-name="P53"/>
      <text:p text:style-name="P53">She had been writing to him for months, but she never got an answer — </text:p>
      <text:p text:style-name="P109">Она писала ему несколько месяцев, но так и не получила ответа <text:span text:style-name="T320">(регулярно писала)</text:span>.</text:p>
      <text:p text:style-name="P109"/>
      <text:p text:style-name="P9">Present в значении будущего</text:p>
      <text:p text:style-name="P323"/>
      <text:p text:style-name="P287"><text:span text:style-name="T341">Чтобы правильно определить, что предложени</text:span><text:span text:style-name="T342">е</text:span><text:span text:style-name="T341"> действительно стоит </text:span><text:span text:style-name="T342">в </text:span><text:span text:style-name="T341">будуще</text:span><text:span text:style-name="T342">м</text:span><text:span text:style-name="T341">, </text:span></text:p>
      <text:p text:style-name="P287"><text:span text:style-name="T341">а не </text:span><text:span text:style-name="T342">в </text:span><text:span text:style-name="T341">настояще</text:span><text:span text:style-name="T342">м</text:span><text:span text:style-name="T341">, нужно обратить внимание на слова-маячки, </text:span><text:span text:style-name="T344">такие как</text:span><text:span text:style-name="T341">: </text:span></text:p>
      <text:p text:style-name="P287"/>
      <text:list xml:id="list3715254118" text:style-name="L3">
        <text:list-item>
          <text:p text:style-name="P574"><text:span text:style-name="T341">tomorrow, </text:span><text:span text:style-name="T344">in the future, in 2050</text:span><text:span text:style-name="T341"> </text:span><text:span text:style-name="T344">(слова, которые указывают на дату в будущем);</text:span></text:p>
        </text:list-item>
        <text:list-item>
          <text:p text:style-name="P574"><text:span text:style-name="T345">would like, want, plan, expect</text:span><text:span text:style-name="T344"> </text:span><text:span text:style-name="T345">(</text:span><text:span text:style-name="T346">слова</text:span><text:span text:style-name="T344">, которые намекают на будущее</text:span><text:span text:style-name="T345">);</text:span></text:p>
        </text:list-item>
        <text:list-item>
          <text:p text:style-name="P574"><text:span text:style-name="T343">next </text:span><text:span text:style-name="T344">time</text:span><text:span text:style-name="T343">, </text:span><text:span text:style-name="T344">next Monday</text:span><text:span text:style-name="T343"> </text:span><text:span text:style-name="T344">(связки со словом next в значении «в следующий»);</text:span></text:p>
        </text:list-item>
        <text:list-item>
          <text:p text:style-name="P591">in 2 days, in a year (связки с предлогом in в значении «через»);</text:p>
        </text:list-item>
        <text:list-item>
          <text:p text:style-name="P591">by Friday (связки с предлогом by в значении «к указанному периоду»);</text:p>
        </text:list-item>
      </text:list>
      <text:p text:style-name="P287"/>
      <text:p text:style-name="P324">Present Perfect может встречаться в условных предложениях 1го типа. Он подчеркивает, </text:p>
      <text:p text:style-name="P324">что действие будет <text:span text:style-name="T342">выполнено/</text:span>закончено, но его часто упрощают до Present Simple.</text:p>
      <text:p text:style-name="P324"/>
      <text:p text:style-name="P110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07"/>
      <text:p text:style-name="P10">Оборот be going to</text:p>
      <text:p text:style-name="P425"/>
      <text:p text:style-name="P287"><text:span text:style-name="T348">Переводится как «собираюсь сделать» или «собирался сделать» (</text:span><text:span text:style-name="T349">о будущ</text:span><text:span text:style-name="T350">е</text:span><text:span text:style-name="T349">м из прошлого</text:span><text:span text:style-name="T348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287"/>
      <text:p text:style-name="P30">I’m going to play sports later — Я собираюсь позаниматься спортом позже.</text:p>
      <text:p text:style-name="P287"><text:span text:style-name="T30">I was going to cross the road — Я </text:span><text:span text:style-name="T46">собирался</text:span><text:span text:style-name="T30"> перейти дорогу.</text:span></text:p>
      <text:p text:style-name="P30">Look! The dog is going to bite him — Смотри! Его сейчас укусит собака.</text:p>
      <text:p text:style-name="P324"/>
      <text:p text:style-name="P287"><text:span text:style-name="T347">В</text:span><text:span text:style-name="T351"> разговорной речи </text:span><text:span text:style-name="T347">и</text:span><text:span text:style-name="T351">м</text:span><text:span text:style-name="T352"> часто </text:span><text:span text:style-name="T351">заменяют </text:span><text:span text:style-name="T732">слово will</text:span><text:span text:style-name="T352">, и </text:span><text:span text:style-name="T347">проговаривают</text:span><text:span text:style-name="T352"> как gonna.</text:span></text:p>
      <text:p text:style-name="P314"><text:span text:style-name="T68">I will leave / I am gonna leave — Я уйду </text:span><text:span text:style-name="T69">(собируюсь уйти).</text:span></text:p>
      <text:p text:style-name="P324"/>
      <text:p text:style-name="P372"><text:span text:style-name="T353">Также этот о</text:span><text:span text:style-name="T352">борот</text:span><text:span text:style-name="T354"> можно перепутать с Present Continuous в значении будущего. </text:span></text:p>
      <text:p text:style-name="P373">Здесь главное отличие в том, что после be going to идет еще один глагол.</text:p>
      <text:p text:style-name="P521"><text:soft-page-break/><text:span text:style-name="T399">I’m going to </text:span><text:span text:style-name="T407">attend the party tomorrow — Завтра я собираюсь посестить праздник (be going).</text:span></text:p>
      <text:p text:style-name="P326">I’m going to the party tomorrow — Завтра я иду на праздник (Present Continuous).</text:p>
      <text:p text:style-name="P326"/>
      <text:p text:style-name="P288"><text:span text:style-name="T7">Future </text:span><text:span text:style-name="T8">Continuous</text:span></text:p>
      <text:p text:style-name="P269"/>
      <text:p text:style-name="P274">Указывает на процесс, в определенный момент будуще<text:span text:style-name="T468">го</text:span>. </text:p>
      <text:p text:style-name="P274">Грамматическая форма: will + be + глагол с -ing.</text:p>
      <text:p text:style-name="P523"/>
      <text:p text:style-name="P116">I will be flying to London tomorrow morning — Завтра утром я буду лететь в Лондон.</text:p>
      <text:p text:style-name="P116"/>
      <text:p text:style-name="P351"><text:span text:style-name="T467">W</text:span>ill you be waiting for Kate when her plane arrives? / Are you going to be waiting for Kate </text:p>
      <text:p text:style-name="P351">when her plane arrives? — <text:span text:style-name="T467">Ты будешь ждать Кейт, когда прилетит ее самолет?</text:span></text:p>
      <text:p text:style-name="P326"/>
      <text:p text:style-name="P11">Furure Perfect</text:p>
      <text:p text:style-name="P11"/>
      <text:p text:style-name="P272">Указывает на результат действия к какому-то моменту в будущем.</text:p>
      <text:p text:style-name="P272">Грамматическая форма: will + have + 3я форма глагола.</text:p>
      <text:p text:style-name="P12"/>
      <text:p text:style-name="P111">I hope you will have agreed — <text:span text:style-name="T463">Н</text:span>адеюсь, <text:span text:style-name="T463">ты</text:span> согласишься.</text:p>
      <text:p text:style-name="P140"/>
      <text:p text:style-name="P111">By Sunday she will have finished reading / By Sunday, she is going to have finished reading — </text:p>
      <text:p text:style-name="P112">К воскресенью она закончит читать.</text:p>
      <text:p text:style-name="P12"/>
      <text:p text:style-name="P13">Future Perfect Continuous</text:p>
      <text:p text:style-name="P273"/>
      <text:p text:style-name="P288"><text:span text:style-name="T281">В речи не используется</text:span><text:span text:style-name="T282">. Указывает на длительность — сколько будет происходить действие </text:span></text:p>
      <text:p text:style-name="P273">к моменту в будущем. Грамматическая форма: will + have + been + глагол с -ing.</text:p>
      <text:p text:style-name="P12"/>
      <text:p text:style-name="P111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2"/>
      <text:p text:style-name="P14">Сравнение форм Future</text:p>
      <text:p text:style-name="P14"/>
      <text:p text:style-name="P31"><text:span text:style-name="T283">I will </text:span><text:span text:style-name="T284">work</text:span><text:span text:style-name="T283"> / I`m going to </text:span><text:span text:style-name="T284">work</text:span><text:span text:style-name="T283"> — Я буду </text:span><text:span text:style-name="T284">работать</text:span><text:span text:style-name="T283">. (</text:span><text:span text:style-name="T285">вероятное дейсвтие в будущем</text:span><text:span text:style-name="T283">)</text:span></text:p>
      <text:p text:style-name="P113"/>
      <text:p text:style-name="P45">I will be <text:span text:style-name="T284">working</text:span> at 6 o`clock / I`m going to be working at 6 o`clock — </text:p>
      <text:p text:style-name="P45">Я буду работать в 6 <text:span text:style-name="T464">часов.</text:span> (<text:span text:style-name="T465">процесс в указанный момент будущего</text:span>)</text:p>
      <text:p text:style-name="P113"/>
      <text:p text:style-name="P114">I will have worked by 6 o`clock / I`m going to have worked by 6 o`clock — </text:p>
      <text:p text:style-name="P114">Я отработаю к 6 час<text:span text:style-name="T466">ам. </text:span><text:span text:style-name="T465">(результат к указанному моменту в будущем)</text:span></text:p>
      <text:p text:style-name="P113"/>
      <text:p text:style-name="P115">I will have been working for the whole night by 6 o`clock / I`m going to have been working for </text:p>
      <text:p text:style-name="P115">the whole night by 6 o`clock — Я буду работать всю ночь до 6 часов. (длительность действия </text:p>
      <text:p text:style-name="P327">к указанному моменту в будущем)</text:p>
      <text:p text:style-name="P12"/>
      <text:p text:style-name="P12">Future-in-the-<text:span text:style-name="T350">P</text:span>ast</text:p>
      <text:p text:style-name="P426"/>
      <text:p text:style-name="P288"><text:span text:style-name="T350">Используется, когда о будущем сообщают из прошлого, например при повествован</text:span><text:span text:style-name="T469">ии</text:span><text:span text:style-name="T350"> рассказов, </text:span><text:span text:style-name="T469">в косвенной речи</text:span><text:span text:style-name="T350"> </text:span><text:span text:style-name="T469">или когда говорят об альтернативной реальности.</text:span></text:p>
      <text:p text:style-name="P325"/>
      <text:p text:style-name="P427">Перевод остается в будущем, но меняются вспомогательные глаголы: </text:p>
      <text:p text:style-name="P427">will → would, am/is → was, are → were.</text:p>
      <text:p text:style-name="P288"><text:soft-page-break/><text:span text:style-name="T47">I`m having a meeting on Friday — У меня в пятницу будет </text:span><text:span text:style-name="T48">собрание</text:span><text:span text:style-name="T47">. (Past Continuous)</text:span></text:p>
      <text:p text:style-name="P54">I was having a meeting on Friday — У меня было собрание в пятницу.</text:p>
      <text:p text:style-name="P54"/>
      <text:p text:style-name="P288"><text:span text:style-name="T47">I`m going to stay late at work — Я задержусь на работе. (</text:span><text:span text:style-name="T49">b</text:span><text:span text:style-name="T47">e going to)</text:span></text:p>
      <text:p text:style-name="P54">I was going to stay late at work <text:span text:style-name="T735">for busy</text:span> — Я решил<text:span text:style-name="T733"> </text:span>задержаться на работе <text:span text:style-name="T735">из-за дел</text:span>.</text:p>
      <text:p text:style-name="P55"/>
      <text:p text:style-name="P56">I won`t go out this weekend — Я никуда не пойду в эти выходные. (Future Simple)</text:p>
      <text:p text:style-name="P56">She decided that she would not go out — Она решила, что никуда не пойдет.</text:p>
      <text:p text:style-name="P55"/>
      <text:p text:style-name="P56">Will you be working at 5 pm? — Ты будешь работать в 5 часов? (Future Continuos)</text:p>
      <text:p text:style-name="P31"><text:span text:style-name="T469">I thought I would be working at 5 tomorrow — Я </text:span><text:span text:style-name="T470">думал</text:span><text:span text:style-name="T469">, что буду работать завтра в 5.</text:span></text:p>
      <text:p text:style-name="P56"/>
      <text:p text:style-name="P56">The match will have finish by 9 o`clock — Матч закончится к 9-ти часам. (Future Perfect)</text:p>
      <text:p text:style-name="P328">I was sure that the match would have finished by 9 — Я был уверен, что матч закончится в 9.</text:p>
      <text:p text:style-name="P328"/>
      <text:p text:style-name="P15">Модальные глаголы, передающие будущее</text:p>
      <text:p text:style-name="P325"/>
      <text:p text:style-name="P310"><text:span text:style-name="T471">В связке may/might/could + инфинитив, все </text:span><text:span text:style-name="T734">эти </text:span><text:span text:style-name="T471">глагол</text:span><text:span text:style-name="T473">ы</text:span><text:span text:style-name="T471"> передают одинаковый смысл</text:span></text:p>
      <text:p text:style-name="P310"><text:span text:style-name="T471">«возможно сделаю». </text:span><text:span text:style-name="T472">S</text:span><text:span text:style-name="T471">hould может </text:span><text:span text:style-name="T473">о</text:span><text:span text:style-name="T471">знач</text:span><text:span text:style-name="T473">ать</text:span><text:span text:style-name="T471"> «возможно случится», </text:span><text:span text:style-name="T472">а с</text:span><text:span text:style-name="T471">an </text:span><text:span text:style-name="T470">—</text:span><text:span text:style-name="T471"> «смогу» </text:span></text:p>
      <text:p text:style-name="P288"><text:span text:style-name="T472">(</text:span><text:span text:style-name="T473">в этом случае can не отличается от</text:span><text:span text:style-name="T472"> will be able to)</text:span><text:span text:style-name="T471">.</text:span></text:p>
      <text:p text:style-name="P428"/>
      <text:p text:style-name="P57">I might be busy tonight — Я, возможно, буду занят сегодня вечером.</text:p>
      <text:p text:style-name="P57">We should be home by 9 o’clock — Мы, вероятнее всего, будем дома к 9-ти часам.</text:p>
      <text:p text:style-name="P329">I can come and help you if you need me — Я смогу прийти и помочь тебе, если я тебе нужен.</text:p>
      <text:p text:style-name="P374"/>
      <text:p text:style-name="P374"/>
      <text:p text:style-name="P2">Пассивный залог</text:p>
      <text:p text:style-name="P288"/>
      <text:p text:style-name="P288"><text:span text:style-name="T475">Это ситуация, когда </text:span><text:span text:style-name="T474">объект</text:span><text:span text:style-name="T475"> </text:span><text:span text:style-name="T473">(дополнение) </text:span><text:span text:style-name="T475">испытывает действие на себе.</text:span></text:p>
      <text:p text:style-name="P288"><text:span text:style-name="T474">Грамматическая форма</text:span><text:span text:style-name="T475">: </text:span><text:span text:style-name="T474">объект + </text:span><text:span text:style-name="T475">be + глагол в 3й форме.</text:span></text:p>
      <text:p text:style-name="P288"/>
      <text:p text:style-name="P288"><text:span text:style-name="T476">Пассивный залог</text:span><text:span text:style-name="T477"> используется:</text:span></text:p>
      <text:list xml:id="list4266670260" text:style-name="L4">
        <text:list-item>
          <text:p text:style-name="P592">когда автора действия выносят на задний план (например его нет, или действие </text:p>
          <text:p text:style-name="P575"><text:span text:style-name="T477">важнее чем исполнитель, </text:span><text:span text:style-name="T474">или автор — это все люди</text:span><text:span text:style-name="T477">);</text:span></text:p>
        </text:list-item>
        <text:list-item>
          <text:p text:style-name="P592">в текстах научного характера (энциклопедии, справочники и т. п.):</text:p>
        </text:list-item>
      </text:list>
      <text:p text:style-name="P288"/>
      <text:p text:style-name="P329">I wanted to come in but <text:span text:style-name="T478">the door was locked</text:span> — Я хотел войти, но <text:span text:style-name="T478">дверь была заперта</text:span>. </text:p>
      <text:p text:style-name="P46">It’s good when you are taken care of — Хорошо, когда о тебе заботятся. <text:span text:style-name="T450">(действие важнее)</text:span></text:p>
      <text:p text:style-name="P31">It is believed that there is no life on Mars — Считается, что на Марсе нет жизни <text:span text:style-name="T727">(все люди)</text:span>.</text:p>
      <text:p text:style-name="P329"/>
      <table:table table:name="Table2" table:style-name="Table2">
        <table:table-column table:style-name="Table2.A"/>
        <table:table-column table:style-name="Table2.B"/>
        <table:table-row table:style-name="TableLine94405518369568">
          <table:table-cell table:style-name="Table2.A1" office:value-type="string">
            <text:p text:style-name="P525">Форма</text:p>
          </table:table-cell>
          <table:table-cell table:style-name="Table2.B1" office:value-type="string">
            <text:p text:style-name="P525">Пример</text:p>
          </table:table-cell>
        </table:table-row>
        <table:table-row table:style-name="TableLine94405518370816">
          <table:table-cell table:style-name="Table2.A2" office:value-type="string">
            <text:p text:style-name="P537">Present Simple</text:p>
          </table:table-cell>
          <table:table-cell table:style-name="Table2.B2" office:value-type="string">
            <text:p text:style-name="P536"><text:span text:style-name="T107">M</text:span><text:span text:style-name="T108">eals </text:span><text:span text:style-name="T248">are cooked</text:span><text:span text:style-name="T108"> in the cafe — </text:span><text:span text:style-name="T189">Е</text:span><text:span text:style-name="T108">ду готовят </text:span><text:span text:style-name="T189">в</text:span><text:span text:style-name="T108"> кафе</text:span></text:p>
          </table:table-cell>
        </table:table-row>
        <table:table-row table:style-name="TableLine94405518379888">
          <table:table-cell table:style-name="Table2.A2" office:value-type="string">
            <text:p text:style-name="P537">Present Continuous</text:p>
          </table:table-cell>
          <table:table-cell table:style-name="Table2.B2" office:value-type="string">
            <text:p text:style-name="P537">Meals <text:span text:style-name="T4">are being cooked</text:span> now — Еду готовят сейчас</text:p>
          </table:table-cell>
        </table:table-row>
        <table:table-row table:style-name="TableLine94405518378688">
          <table:table-cell table:style-name="Table2.A2" office:value-type="string">
            <text:p text:style-name="P537">Present Perfect</text:p>
          </table:table-cell>
          <table:table-cell table:style-name="Table2.B2" office:value-type="string">
            <text:p text:style-name="P537">Meals <text:span text:style-name="T4">have been cooked</text:span> in time — Еду приготовили вовремя</text:p>
          </table:table-cell>
        </table:table-row>
        <table:table-row table:style-name="TableLine94405518388784">
          <table:table-cell table:style-name="Table2.A2" office:value-type="string">
            <text:p text:style-name="P537">Past Simple</text:p>
          </table:table-cell>
          <table:table-cell table:style-name="Table2.B2" office:value-type="string">
            <text:p text:style-name="P539">Meals <text:span text:style-name="T4">were cooked</text:span> for the party — <text:span text:style-name="T736">Е</text:span>ду готовили <text:span text:style-name="T736">д</text:span>ля праздника</text:p>
          </table:table-cell>
        </table:table-row>
        <table:table-row table:style-name="TableLine94405518392896">
          <table:table-cell table:style-name="Table2.A2" office:value-type="string">
            <text:p text:style-name="P537">Past Continuous</text:p>
          </table:table-cell>
          <table:table-cell table:style-name="Table2.B2" office:value-type="string">
            <text:p text:style-name="P538">Meals <text:span text:style-name="T4">were being cooked</text:span> yesterday — Еду готовили вчера</text:p>
          </table:table-cell>
        </table:table-row>
        <table:table-row table:style-name="TableLine94405518395216">
          <table:table-cell table:style-name="Table2.A2" office:value-type="string">
            <text:p text:style-name="P537">Past Perfect</text:p>
          </table:table-cell>
          <table:table-cell table:style-name="Table2.B2" office:value-type="string">
            <text:p text:style-name="P538">Meals <text:span text:style-name="T4">had been cooked</text:span> before the party - Еду приготоивили до праздника</text:p>
          </table:table-cell>
        </table:table-row>
        <table:table-row table:style-name="TableLine94405518399472">
          <table:table-cell table:style-name="Table2.A2" office:value-type="string">
            <text:p text:style-name="P537">Furure Simple</text:p>
          </table:table-cell>
          <table:table-cell table:style-name="Table2.B2" office:value-type="string">
            <text:p text:style-name="P538">Meals <text:span text:style-name="T4">will be cooked</text:span> tomorrow — Еду будут готовить завтра</text:p>
          </table:table-cell>
        </table:table-row>
        <table:table-row table:style-name="TableLine94405518401776">
          <table:table-cell table:style-name="Table2.A2" office:value-type="string">
            <text:p text:style-name="P537">Furure Perfect</text:p>
          </table:table-cell>
          <table:table-cell table:style-name="Table2.B2" office:value-type="string">
            <text:p text:style-name="P538">Meals <text:span text:style-name="T4">will have been cooked</text:span> in time — Еду приготовят вовремя</text:p>
          </table:table-cell>
        </table:table-row>
      </table:table>
      <text:p text:style-name="P522"><text:soft-page-break/>Вместо will могут использоваться модальные глаголы.</text:p>
      <text:p text:style-name="P289"/>
      <text:p text:style-name="P58">Meals can be cooked tomorrow — Еду могут приготовить завтра.</text:p>
      <text:p text:style-name="P58">Meals can have been cooked in time — Еду смогут приготовить вовремя.</text:p>
      <text:p text:style-name="P58"/>
      <text:p text:style-name="P289"><text:span text:style-name="T9">Особые </text:span><text:span text:style-name="T10">обороты</text:span><text:span text:style-name="T9"> пассивного залога</text:span></text:p>
      <text:p text:style-name="P270"/>
      <text:p text:style-name="P275"><text:span text:style-name="T483">1) </text:span>It is said/<text:span text:style-name="T488">belive/expect/know</text:span> that... — Говорят, что…</text:p>
      <text:p text:style-name="P275"/>
      <text:p text:style-name="P289"><text:span text:style-name="T288">Когда</text:span><text:span text:style-name="T286"> формальное подлежащее </text:span><text:span text:style-name="T288">нельзя </text:span><text:span text:style-name="T291">или </text:span><text:span text:style-name="T288">неудобно использовать</text:span><text:span text:style-name="T286">, </text:span><text:span text:style-name="T288">то</text:span><text:span text:style-name="T286"> вместо него </text:span></text:p>
      <text:p text:style-name="P289"><text:span text:style-name="T286">указывают объект, а после глагола </text:span><text:span text:style-name="T288">ставят</text:span><text:span text:style-name="T286"> инфинитив.</text:span></text:p>
      <text:p text:style-name="P275"/>
      <text:p text:style-name="P117">It<text:span text:style-name="T4"> was belived</text:span> that Mark was a reliable man — <text:span text:style-name="T4">Считалось</text:span>, что Марк надежный человек.</text:p>
      <text:p text:style-name="P117"><text:span text:style-name="T478">Mark</text:span> <text:span text:style-name="T4">was belie</text:span><text:span text:style-name="T26">ved</text:span> <text:span text:style-name="T478">to be</text:span> a reliable man — <text:span text:style-name="T478">Марк</text:span> <text:span text:style-name="T4">считался</text:span> надежным человеком.</text:p>
      <text:p text:style-name="P275"/>
      <text:p text:style-name="P276"><text:span text:style-name="T483">2) </text:span>You are not supposed to… <text:span text:style-name="T484">—</text:span> Вам не разрешается/рекомендуется…</text:p>
      <text:p text:style-name="P277"/>
      <text:p text:style-name="P289"><text:span text:style-name="T289">Вместо you может </text:span><text:span text:style-name="T290">указываться</text:span><text:span text:style-name="T289"> любой человек </text:span><text:span text:style-name="T290">или группа людей</text:span><text:span text:style-name="T289">.</text:span></text:p>
      <text:p text:style-name="P118">You’re not supposed to be here. — Вам нельзя здесь находиться.</text:p>
      <text:p text:style-name="P276"/>
      <text:p text:style-name="P278">3) I was surprised by... — Я был удивлен чем-то…</text:p>
      <text:p text:style-name="P278"/>
      <text:p text:style-name="P289"><text:span text:style-name="T287">После конструкции </text:span><text:span text:style-name="T290">может</text:span><text:span text:style-name="T287"> </text:span><text:span text:style-name="T291">быть</text:span><text:span text:style-name="T287"> </text:span><text:span text:style-name="T290">длинное</text:span><text:span text:style-name="T287"> придаточное предложение.</text:span></text:p>
      <text:p text:style-name="P119">I was surprised by what happened. — Я был удивлен тем, что произошло.</text:p>
      <text:p text:style-name="P275"/>
      <text:p text:style-name="P289"><text:span text:style-name="T287">4) I (don`t) like being... — Я (не) люблю, когда на меня </text:span><text:span text:style-name="T290">кто-то воздействует...</text:span></text:p>
      <text:p text:style-name="P278"/>
      <text:p text:style-name="P60">I like being treated fairly — Я люблю, когда со мной справедливо обращаются.</text:p>
      <text:p text:style-name="P60">He doesn’t like being ignored — Он не любит, когда его игнорируют.</text:p>
      <text:p text:style-name="P60"/>
      <text:p text:style-name="P429">5) Have somothing done... — Что-то сделано…</text:p>
      <text:p text:style-name="P429"/>
      <text:p text:style-name="P289"><text:span text:style-name="T485">Показывает результат действия, которое выполнено, но не автором. Например, когда кто-то кого-то обслуживает. Грамматическая форма: have + услуга + глагол в 3</text:span><text:span text:style-name="T486">й</text:span><text:span text:style-name="T485"> форме.</text:span></text:p>
      <text:p text:style-name="P289"/>
      <text:p text:style-name="P32">I have my work done — Моя работа сделала.</text:p>
      <text:p text:style-name="P32">We had a pizza delivered — Нам доставили пиццу.</text:p>
      <text:p text:style-name="P32"><text:span text:style-name="T487">They</text:span> are going to have a pizza delivered — <text:span text:style-name="T487">Им</text:span> доставят пиццу.</text:p>
      <text:p text:style-name="P32"/>
      <text:p text:style-name="P520">Перед have может стоять can. В этом случае, have будет в форме инфинитива.</text:p>
      <text:p text:style-name="P430"/>
      <text:p text:style-name="P59">A hairdresser’s is a place where you can have your hair cut — </text:p>
      <text:p text:style-name="P59">Парикмахерская это место, где можно постричь волосы.</text:p>
      <text:p text:style-name="P150"/>
      <text:p text:style-name="P150"/>
      <text:p text:style-name="P3">Модальные глаголы</text:p>
      <text:p text:style-name="P151"/>
      <text:p text:style-name="P208">Это все те же вспомогательные глаголы, но со смысловыми оттенками. <text:span text:style-name="T730">Переводится могут глаголом, наречием и даже частицей. </text:span>Они не меняют своей формы и после них всегда </text:p>
      <text:p text:style-name="P208">идет инфинитив <text:span text:style-name="T730">(голый или перфектный)</text:span>.</text:p>
      <text:p text:style-name="P207"/>
      <text:p text:style-name="P227"/>
      <text:p text:style-name="P543">Значения модальных глаголов</text:p>
      <text:p text:style-name="P207"/>
      <text:p text:style-name="P207">Некоторые из модальных глаголов имеют как основное, так и вероятностное значение.</text:p>
      <text:p text:style-name="P290"><text:span text:style-name="T490">Основное</text:span><text:span text:style-name="T489"> значение описывает </text:span><text:span text:style-name="T491">ситуацию/</text:span><text:span text:style-name="T492">факт</text:span><text:span text:style-name="T489">, а вероятно</text:span><text:span text:style-name="T493">стно</text:span><text:span text:style-name="T489">е — передает предположени</text:span><text:span text:style-name="T494">е</text:span><text:span text:style-name="T489">.</text:span></text:p>
      <text:p text:style-name="P431"><text:span text:style-name="T109">Вероятностное значение называтся </text:span><text:span text:style-name="T110">также </text:span><text:span text:style-name="T109">сослогательным наклонением.</text:span><text:span text:style-name="T111"> </text:span></text:p>
      <text:p text:style-name="P209"/>
      <text:p text:style-name="P432">Основные значения:</text:p>
      <text:list xml:id="list665556205" text:style-name="L5">
        <text:list-item>
          <text:p text:style-name="P593">can — <text:span text:style-name="T495">могу, </text:span><text:span text:style-name="T496">смогу, </text:span><text:span text:style-name="T495">умею</text:span>;</text:p>
        </text:list-item>
        <text:list-item>
          <text:p text:style-name="P593">could — <text:span text:style-name="T495">мог, умел</text:span>;</text:p>
        </text:list-item>
        <text:list-item>
          <text:p text:style-name="P576"><text:span text:style-name="T491">must — </text:span><text:span text:style-name="T495">должен</text:span><text:span text:style-name="T491">;</text:span></text:p>
        </text:list-item>
      </text:list>
      <text:p text:style-name="P61"/>
      <text:p text:style-name="P61">She could dance when she was young — Она умела танцевать, когда была молодой.</text:p>
      <text:p text:style-name="P103">We must work a lot – Мы должны много работать.</text:p>
      <text:p text:style-name="P61"/>
      <text:p text:style-name="P432">Вероятностные значения:</text:p>
      <text:list xml:id="list2917484486" text:style-name="L6">
        <text:list-item>
          <text:p text:style-name="P594">could — <text:span text:style-name="T495">мог бы, </text:span><text:span text:style-name="T498">возможно </text:span><text:span text:style-name="T499">(50%)</text:span>;</text:p>
        </text:list-item>
        <text:list-item>
          <text:p text:style-name="P577"><text:span text:style-name="T491">might —</text:span><text:span text:style-name="T501"> </text:span><text:span text:style-name="T502">мог бы,</text:span><text:span text:style-name="T495"> </text:span><text:span text:style-name="T498">возможно, </text:span><text:span text:style-name="T500">может</text:span><text:span text:style-name="T495"> </text:span><text:span text:style-name="T499">(50%)</text:span><text:span text:style-name="T491">;</text:span></text:p>
        </text:list-item>
        <text:list-item>
          <text:p text:style-name="P594">must — <text:span text:style-name="T495">должно быть, наверное </text:span><text:span text:style-name="T499">(100%)</text:span>;</text:p>
        </text:list-item>
        <text:list-item>
          <text:p text:style-name="P594">should — <text:span text:style-name="T495">следовало бы</text:span>;</text:p>
        </text:list-item>
        <text:list-item>
          <text:p text:style-name="P551">would — <text:span text:style-name="T495">бы (в </text:span><text:span text:style-name="T497">нереальной ситуации</text:span><text:span text:style-name="T495">)</text:span>;</text:p>
        </text:list-item>
      </text:list>
      <text:p text:style-name="P152"/>
      <text:p text:style-name="P33">We could use the situation <text:span text:style-name="T503">now</text:span> — Мы могли бы использовать эту ситуацию <text:span text:style-name="T503">сейчас</text:span><text:span text:style-name="T493">.</text:span></text:p>
      <text:p text:style-name="P61">It could have been me who forgot to lock the door — <text:span text:style-name="T498">В</text:span>озможно <text:span text:style-name="T498">э</text:span>то я забыл закрыть дверь. </text:p>
      <text:p text:style-name="P61">It must be hard to work as a doctor — Должно быть, трудно работать доктором.</text:p>
      <text:p text:style-name="P62">I would have called you if I had known — Я бы позвонил, если бы знал.</text:p>
      <text:p text:style-name="P62"/>
      <text:p text:style-name="P153">Модальный глагол, в вероятностном значении, можно употреблять не только в настоящем, </text:p>
      <text:p text:style-name="P153">но и в прошлом, даже если он там не используется. Если он употребляется в настоящем, </text:p>
      <text:p text:style-name="P153">то после него будет голый инфинитив, а если в прошлом — то перфектный инфинитив.</text:p>
      <text:p text:style-name="P153"/>
      <text:p text:style-name="P290"><text:span text:style-name="T112">Перфектный инфинитив</text:span><text:span text:style-name="T113"> </text:span><text:span text:style-name="T116">выглядит так</text:span><text:span text:style-name="T113">: have + глагол в 3й форме. </text:span><text:span text:style-name="T114">Но</text:span><text:span text:style-name="T115"> have </text:span><text:span text:style-name="T114">здесь не </text:span><text:span text:style-name="T115">меня</text:span><text:span text:style-name="T114">е</text:span><text:span text:style-name="T115">тся </text:span></text:p>
      <text:p text:style-name="P290"><text:span text:style-name="T115">в зависимости от подлежащего. (даже для he/she/it</text:span><text:span text:style-name="T112"> </text:span><text:span text:style-name="T115">останется have)</text:span></text:p>
      <text:p text:style-name="P210"/>
      <text:p text:style-name="P63">It must <text:span text:style-name="T4">have been</text:span> love — Наверное, это была любов. </text:p>
      <text:p text:style-name="P290"><text:span text:style-name="T50">(</text:span><text:span text:style-name="T51">когда must передает вероятностное значение, то может </text:span><text:span text:style-name="T52">использ.</text:span><text:span text:style-name="T51"> в прошлом</text:span><text:span text:style-name="T50">)</text:span></text:p>
      <text:p text:style-name="P63"/>
      <text:p text:style-name="P290"><text:span text:style-name="T117">Среди американцев широко употребляется перфектный инфинитив «have gotten</text:span><text:span text:style-name="T118">»</text:span><text:span text:style-name="T117">. Его</text:span><text:span text:style-name="T119"> используют, когда хотят выразить предположение о том, что могло бы случится с че</text:span><text:span text:style-name="T117">ловеком.</text:span></text:p>
      <text:p text:style-name="P154"/>
      <text:p text:style-name="P62">What were you doing? You could have gotten yourself killed! — </text:p>
      <text:p text:style-name="P63">Что же ты делал? Ты чуть не умер!</text:p>
      <text:p text:style-name="P212"/>
      <text:p text:style-name="P290"><text:span text:style-name="T120">Примеры использования голого инфинитива</text:span><text:span text:style-name="T112"> </text:span><text:span text:style-name="T120">(к</text:span><text:span text:style-name="T112">то-то стучит в дверь</text:span><text:span text:style-name="T120">)</text:span><text:span text:style-name="T112">:</text:span></text:p>
      <text:p text:style-name="P155"/>
      <text:p text:style-name="P64">It must be John. He promised to come — Это, наверное, Джон. Он обещал прийти.</text:p>
      <text:p text:style-name="P290"><text:span text:style-name="T53">(</text:span><text:span text:style-name="T54">почти уверены</text:span><text:span text:style-name="T53">, что так и есть)</text:span></text:p>
      <text:p text:style-name="P64"/>
      <text:p text:style-name="P66">I<text:span text:style-name="T737">t</text:span> might/may/could be a postman — Это, возможно, почтальон.</text:p>
      <text:p text:style-name="P66">(есть вероятность, но не 100%)</text:p>
      <text:p text:style-name="P155"/>
      <text:p text:style-name="P290"><text:span text:style-name="T120">Примеры использования перфектного инфинитива</text:span><text:span text:style-name="T121"> </text:span><text:span text:style-name="T120">(к</text:span><text:span text:style-name="T121">то-то съел мой бутерброд</text:span><text:span text:style-name="T120">):</text:span></text:p>
      <text:p text:style-name="P155"/>
      <text:p text:style-name="P64"><text:soft-page-break/>It must have been Tom. He always eats my food — Это, должно быть, был Том. </text:p>
      <text:p text:style-name="P64">Он всегда съедает мою еду. (<text:span text:style-name="T505">почти уверены, что так и есть</text:span>) </text:p>
      <text:p text:style-name="P64"/>
      <text:p text:style-name="P65">It might/may/could have been Jane. I saw her in the kitchen — Это, возможно, была Джейн. </text:p>
      <text:p text:style-name="P65"><text:span text:style-name="T504">Я видела ее на кухне </text:span><text:span text:style-name="T505">(есть вероятность, но не 100%)</text:span></text:p>
      <text:p text:style-name="P64"/>
      <text:p text:style-name="P221">Формы инфинитива, после модальных глаголов</text:p>
      <text:p text:style-name="P237"/>
      <text:p text:style-name="P290"><text:span text:style-name="T356">1) </text:span><text:span text:style-name="T357">Bare</text:span><text:span text:style-name="T358"> </text:span><text:span text:style-name="T357">Invinitive</text:span><text:span text:style-name="T358"> — начальная форма глагола без to.</text:span></text:p>
      <text:p text:style-name="P290"><text:span text:style-name="T356">2) </text:span><text:span text:style-name="T358">Continuous </text:span><text:span text:style-name="T357">Invinitive</text:span><text:span text:style-name="T358"> — be + </text:span><text:span text:style-name="T357">глагол с -ing.</text:span></text:p>
      <text:p text:style-name="P290"><text:span text:style-name="T356">3) </text:span><text:span text:style-name="T357">Perfect Invinitive — have + глаголв в 3й форме.</text:span></text:p>
      <text:p text:style-name="P290"><text:span text:style-name="T356">4) </text:span><text:span text:style-name="T357">Perfect Continuous Invinitive — have + been + глагол с -ing.</text:span></text:p>
      <text:p text:style-name="P388"/>
      <text:p text:style-name="P352">He might <text:span text:style-name="T4">work</text:span> at the hospital — Возможно, он работает в больнице.</text:p>
      <text:p text:style-name="P352">He might <text:span text:style-name="T4">be working</text:span> now — Возможно, он сейчас работает.</text:p>
      <text:p text:style-name="P352">He might <text:span text:style-name="T4">have worked</text:span> yesterday — Наверное, он вчера работал.</text:p>
      <text:p text:style-name="P352"/>
      <text:p text:style-name="P352">He might <text:span text:style-name="T4">have been working</text:span> for a long time before he went to sleep — </text:p>
      <text:p text:style-name="P330">Он, наверное, долго работал перед тем, как лечь спать.</text:p>
      <text:p text:style-name="P330"/>
      <text:p text:style-name="P412">Особенности модальных глаголов</text:p>
      <text:p text:style-name="P375"/>
      <text:p text:style-name="P290"><text:span text:style-name="T429">Глагол might в </text:span><text:span text:style-name="T430">основном</text:span><text:span text:style-name="T429"> переводится наречием, а не глаголом. </text:span></text:p>
      <text:p text:style-name="P290"><text:span text:style-name="T430">В вероятностном значении, </text:span><text:span text:style-name="T431">для ситуаци</text:span><text:span text:style-name="T432">й</text:span><text:span text:style-name="T431"> в прошлом,</text:span><text:span text:style-name="T430"> дублирует глагол could.</text:span></text:p>
      <text:p text:style-name="P417"/>
      <text:p text:style-name="P290"><text:span text:style-name="T399">Sonya might go to Japan next week – </text:span><text:span text:style-name="T416">Соня, </text:span><text:span text:style-name="T425">возможно</text:span><text:span text:style-name="T416">, поедет в Японию на следующей неделе.</text:span></text:p>
      <text:p text:style-name="P343"/>
      <text:p text:style-name="P389"><text:span text:style-name="T506">Глагол shall встречается только </text:span><text:span text:style-name="T507">у</text:span><text:span text:style-name="T506"> британ</text:span><text:span text:style-name="T507">цев</text:span><text:span text:style-name="T506">. Американцы заменяют его на should.</text:span></text:p>
      <text:p text:style-name="P331">Shall I close the door? / Should I close the door? — Мне закрыть дверь?</text:p>
      <text:p text:style-name="P331"/>
      <text:p text:style-name="P290"><text:span text:style-name="T359">Т</text:span><text:span text:style-name="T360">акже, в британском английском, can`t и needn`t могут передавать </text:span><text:span text:style-name="T367">другой</text:span><text:span text:style-name="T360"> смысл. </text:span></text:p>
      <text:p text:style-name="P290"><text:span text:style-name="T360">Can`t может означать </text:span><text:span text:style-name="T362">«</text:span><text:span text:style-name="T361">этого не может быть</text:span><text:span text:style-name="T362">», «</text:span><text:span text:style-name="T363">не верю, что это правда</text:span><text:span text:style-name="T362">»</text:span><text:span text:style-name="T360">, </text:span></text:p>
      <text:p text:style-name="P290"><text:span text:style-name="T360">а needn`t </text:span><text:span text:style-name="T400">—</text:span><text:span text:style-name="T360"> «нет необходимости», «</text:span><text:span text:style-name="T364">не следовало делать </text:span><text:span text:style-name="T365">это</text:span><text:span text:style-name="T366">го</text:span><text:span text:style-name="T360">».</text:span></text:p>
      <text:p text:style-name="P390"/>
      <text:p text:style-name="P353"><text:span text:style-name="T508">She can’t have got my emai</text:span><text:span text:style-name="T509">l — Она наверняка не получила мое письмо.</text:span></text:p>
      <text:p text:style-name="P353"/>
      <text:p text:style-name="P355">You needn’t worry, we’ll work this out — Не нужно беспокоиться, мы уладим ситуацию.</text:p>
      <text:p text:style-name="P332">(здесь need ведет себя как модальный глагол, поэтому он с частицей not)</text:p>
      <text:p text:style-name="P332"/>
      <text:p text:style-name="P238">Глагол will иногда используют, когда хотят подчеркнуть привычки человека в <text:span text:style-name="T330">настоящем</text:span>.</text:p>
      <text:p text:style-name="P333">She will never listen to me — Она никогда меня не слушает.</text:p>
      <text:p text:style-name="P213"/>
      <text:p text:style-name="P290"><text:span text:style-name="T122">S</text:span><text:span text:style-name="T123">hould </text:span><text:span text:style-name="T122">+ </text:span><text:span text:style-name="T123">голый инфинитив связан с настоящ. и будущим, а </text:span><text:span text:style-name="T122">should +</text:span><text:span text:style-name="T123"> перфектный </text:span><text:span text:style-name="T122">инфинитив </text:span><text:span text:style-name="T123">— с прошлым, в значении когда чего-то не ожидали и сожалеют об этом или когда критикуют </text:span><text:span text:style-name="T124">чьи-то действия.</text:span></text:p>
      <text:p text:style-name="P156"/>
      <text:p text:style-name="P67">I don’t think you should work at weekends — Не думаю, что тебе нужно работать по выходн.</text:p>
      <text:p text:style-name="P67">You should see the doctor — Тебе стоит пойти к доктору.</text:p>
      <text:p text:style-name="P33"/>
      <text:p text:style-name="P47"><text:span text:style-name="T511">I should have listened to you — Нужно было тебя послушать (</text:span><text:span text:style-name="T497">ж</text:span><text:span text:style-name="T511">аль, что не послушал тебя).</text:span></text:p>
      <text:p text:style-name="P290"><text:span text:style-name="T55">I knew y</text:span><text:span text:style-name="T56">ou shouldn’t have trusted — </text:span><text:span text:style-name="T55">Я знал, что т</text:span><text:span text:style-name="T56">ебе не </text:span><text:span text:style-name="T55">следовало</text:span><text:span text:style-name="T56"> доверять </text:span><text:span text:style-name="T414">(</text:span><text:span text:style-name="T415">з</text:span><text:span text:style-name="T414">ря </text:span><text:span text:style-name="T416">доверился</text:span><text:span text:style-name="T414">).</text:span></text:p>
      <text:p text:style-name="P411"/>
      <text:p text:style-name="P291"><text:soft-page-break/><text:span text:style-name="T368">Глагол dare означает «осмелиться», «иметь наглость», «рискнуть». </text:span><text:span text:style-name="T369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56"/>
      <text:p text:style-name="P356">I <text:span text:style-name="T4">dare </text:span><text:span text:style-name="T11">not</text:span> ask if you forgive me — Я <text:span text:style-name="T4">не смею</text:span> спрашивать, простишь ли ты меня <text:span text:style-name="T512">(модальный)</text:span>.</text:p>
      <text:p text:style-name="P356">How dare you speak to me like that?! <text:span text:style-name="T510">—</text:span> Как ты смеешь так говорить со мной?!</text:p>
      <text:p text:style-name="P356"/>
      <text:p text:style-name="P293"><text:span text:style-name="T417">Though he is rude I </text:span><text:span text:style-name="T426">don`t </text:span><text:span text:style-name="T427">dare</text:span><text:span text:style-name="T417"> say </text:span><text:span text:style-name="T418">that </text:span><text:span text:style-name="T417">he is a </text:span><text:span text:style-name="T418">bad</text:span><text:span text:style-name="T417"> man — </text:span></text:p>
      <text:p text:style-name="P293"><text:span text:style-name="T417">Хотя он грубоват, </text:span><text:span text:style-name="T418">я </text:span><text:span text:style-name="T426">не </text:span><text:span text:style-name="T427">осмелюсь</text:span><text:span text:style-name="T417"> сказать, что он плохой человек </text:span><text:span text:style-name="T418">(обычный глагол)</text:span><text:span text:style-name="T417">.</text:span></text:p>
      <text:p text:style-name="P344"/>
      <text:p text:style-name="P291"><text:span text:style-name="T442">К</text:span><text:span text:style-name="T443">онструкция be able to </text:span><text:span text:style-name="T444">может </text:span><text:span text:style-name="T445">переда</text:span><text:span text:style-name="T444">вать</text:span><text:span text:style-name="T445"> </text:span><text:span text:style-name="T446">доп.</text:span><text:span text:style-name="T442"> </text:span><text:span text:style-name="T443">значение «имею возможность».</text:span></text:p>
      <text:p text:style-name="P335">I was able to travel last year. — В прошлом году у меня была возможность путешествовать.</text:p>
      <text:p text:style-name="P335"/>
      <text:p text:style-name="P157">Часто, в разговорной речи, вместо have to употребляется have got to. <text:span text:style-name="T513">Эта конструкця</text:span> </text:p>
      <text:p text:style-name="P157">означает тоже самое, но употребляется только в утвержденях.</text:p>
      <text:p text:style-name="P157"/>
      <text:p text:style-name="P344">I’ve got to work a lot / I have to work a lot — Мне приходится много работать.</text:p>
      <text:p text:style-name="P333"/>
      <text:p text:style-name="P413">Модальная конструкция had better</text:p>
      <text:p text:style-name="P391"/>
      <text:p text:style-name="P291"><text:span text:style-name="T370">Переводится как «бы лучше», например «я бы лучше», «он бы лучше» и т. д. О</text:span><text:span text:style-name="T371">значает рекомендацию либо употребляется в ситуациях, когда нужно немедленно принять решение. </text:span></text:p>
      <text:p text:style-name="P391"/>
      <text:p text:style-name="P291"><text:span text:style-name="T372">Слово</text:span><text:span text:style-name="T370"> had сокращается до `d. Поэтому </text:span><text:span text:style-name="T373">его </text:span><text:span text:style-name="T370">легко перепутать </text:span><text:span text:style-name="T372">c </text:span><text:span text:style-name="T370">would, т. к. и переводится </text:span></text:p>
      <text:p text:style-name="P291"><text:span text:style-name="T373">он</text:span><text:span text:style-name="T372">о</text:span><text:span text:style-name="T373"> </text:span><text:span text:style-name="T370">одинаково, частицей «бы». </text:span><text:span text:style-name="T371">После had better идет голый инфинитив.</text:span></text:p>
      <text:p text:style-name="P392"/>
      <text:p text:style-name="P392">Отрицательная форма выглядит так: had better not. Частица not идет после better, а не had.</text:p>
      <text:p text:style-name="P392">Вопросы в основном встречаются в отрицательной форме.</text:p>
      <text:p text:style-name="P357"/>
      <text:p text:style-name="P34"><text:span text:style-name="T433">You had better have your car washed — Ты бы лучше помыл свою машину. </text:span><text:span text:style-name="T434">(рекомендация)</text:span></text:p>
      <text:p text:style-name="P34"><text:span text:style-name="T433">We</text:span><text:span text:style-name="T436">’d better</text:span><text:span text:style-name="T433"> call the police — Нам </text:span><text:span text:style-name="T436">бы лучше</text:span><text:span text:style-name="T433"> позвонить в полицию. (немедленно)</text:span></text:p>
      <text:p text:style-name="P357"/>
      <text:p text:style-name="P357">You had better not go there — Ты бы лучше не ходил туда.</text:p>
      <text:p text:style-name="P357">Hadn’t you better go to bed? — Не лучше ли тебе пойти прилечь?</text:p>
      <text:p text:style-name="P392"/>
      <text:p text:style-name="P393">Иногда had вообще выкидывают, и употребляют только better.</text:p>
      <text:p text:style-name="P358">Where’s she? She <text:span text:style-name="T4">better</text:span> be here. — Где она? <text:span text:style-name="T4">Лучше бы</text:span> ей оказаться здесь.</text:p>
      <text:p text:style-name="P392"/>
      <text:p text:style-name="P291"><text:span text:style-name="T371">Х</text:span><text:span text:style-name="T374">отя had и находится в прошедшей форме, сам</text:span><text:span text:style-name="T375">а</text:span><text:span text:style-name="T374"> </text:span><text:span text:style-name="T375">конструкция</text:span><text:span text:style-name="T374"> употребляется в настоящем </text:span></text:p>
      <text:p text:style-name="P393">и будущем. В прошедшем можно использовать should с перфектным инфинитивом.</text:p>
      <text:p text:style-name="P393"/>
      <text:p text:style-name="P68"><text:span text:style-name="T355">You </text:span><text:span text:style-name="T435">should have stayed</text:span><text:span text:style-name="T355"> at home —</text:span><text:span text:style-name="T435"> </text:span><text:span text:style-name="T437">Б</text:span><text:span text:style-name="T435">ыло бы </text:span><text:span text:style-name="T437">л</text:span><text:span text:style-name="T435">учше</text:span><text:span text:style-name="T355"> остаться дома.</text:span></text:p>
      <text:p text:style-name="P408"/>
      <text:p text:style-name="P408">В отличие от should, рекомендация с had better намекает на негативные последствия, </text:p>
      <text:p text:style-name="P376">если ее не выполнить. <text:span text:style-name="T514">А</text:span> should означает добрый совет.</text:p>
      <text:p text:style-name="P333"/>
      <text:p text:style-name="P333"/>
      <text:p text:style-name="P418">Инфинитив и герундий</text:p>
      <text:p text:style-name="P394"/>
      <text:p text:style-name="P395">Инфинитив и герундий могут переводиться:</text:p>
      <text:list xml:id="list873010834" text:style-name="L7">
        <text:list-item>
          <text:p text:style-name="P595">начальной формой глагола <text:span text:style-name="T515">(</text:span>делать<text:span text:style-name="T515">)</text:span>;</text:p>
        </text:list-item>
        <text:list-item>
          <text:p text:style-name="P595">причастием <text:span text:style-name="T515">(</text:span>делая<text:span text:style-name="T515">)</text:span>;</text:p>
        </text:list-item>
        <text:list-item>
          <text:p text:style-name="P595"><text:soft-page-break/>придаточным предложением <text:span text:style-name="T515">(</text:span>чтобы делать<text:span text:style-name="T515">)</text:span>;</text:p>
        </text:list-item>
        <text:list-item>
          <text:p text:style-name="P595">герундий может также переводиться существительным <text:span text:style-name="T515">(</text:span>действие<text:span text:style-name="T515">);</text:span></text:p>
        </text:list-item>
      </text:list>
      <text:p text:style-name="P396"/>
      <text:p text:style-name="P35"><text:span text:style-name="T439">They</text:span><text:span text:style-name="T440"> plan </text:span><text:span text:style-name="T438">to sell</text:span><text:span text:style-name="T440"> their house — </text:span><text:span text:style-name="T439">Они</text:span><text:span text:style-name="T440"> планируют </text:span><text:span text:style-name="T438">продать</text:span><text:span text:style-name="T440"> свой дом.</text:span></text:p>
      <text:p text:style-name="P350">I saw a lot of kids <text:span text:style-name="T4">playing</text:span> in the street — Я увидел много детишек, <text:span text:style-name="T4">играющих</text:span> на улице.</text:p>
      <text:p text:style-name="P360"/>
      <text:p text:style-name="P359">He applied for a new job <text:span text:style-name="T4">to get</text:span> more salary — </text:p>
      <text:p text:style-name="P359">Он решил устроиться на новую работу, <text:span text:style-name="T4">чтобы получать</text:span> больше денег.</text:p>
      <text:p text:style-name="P334"/>
      <text:p text:style-name="P414">Глаголы с прямым дополнением</text:p>
      <text:p text:style-name="P397"/>
      <text:p text:style-name="P292"><text:span text:style-name="T376">Это глаголы, после которых </text:span><text:span text:style-name="T377">идет</text:span><text:span text:style-name="T376"> дополнение, а после — инфинитив </text:span><text:span text:style-name="T378">с to</text:span><text:span text:style-name="T376">. </text:span><text:span text:style-name="T379">Если инфинитив </text:span></text:p>
      <text:p text:style-name="P409">в отрицательной форме, то перед to ставят not, без вспомогательных глаголов.</text:p>
      <text:p text:style-name="P398"/>
      <text:list xml:id="list3684607718" text:style-name="L8">
        <text:list-item>
          <text:p text:style-name="P596">ask — спрашивать;</text:p>
        </text:list-item>
        <text:list-item>
          <text:p text:style-name="P596">encourage — воодушевлять;</text:p>
        </text:list-item>
        <text:list-item>
          <text:p text:style-name="P596">expect — ожидать;</text:p>
        </text:list-item>
        <text:list-item>
          <text:p text:style-name="P596">invite — приглашать;</text:p>
        </text:list-item>
        <text:list-item>
          <text:p text:style-name="P596">order — заказывать, приказывать;</text:p>
        </text:list-item>
        <text:list-item>
          <text:p text:style-name="P596">persuade — убеждать;</text:p>
        </text:list-item>
        <text:list-item>
          <text:p text:style-name="P596">remind — напоминать;</text:p>
        </text:list-item>
        <text:list-item>
          <text:p text:style-name="P596">teach — обучать;</text:p>
        </text:list-item>
        <text:list-item>
          <text:p text:style-name="P596">tell — говорить;</text:p>
        </text:list-item>
        <text:list-item>
          <text:p text:style-name="P596">warn — предупреждать;</text:p>
          <text:p text:style-name="P597"/>
        </text:list-item>
      </text:list>
      <text:p text:style-name="P361">I asked <text:span text:style-name="T478">Mike</text:span><text:span text:style-name="T4"> to call</text:span> me — Я попросил <text:span text:style-name="T478">Майка</text:span> <text:span text:style-name="T4">позвонить</text:span>.</text:p>
      <text:p text:style-name="P336">The guard warned <text:span text:style-name="T478">us</text:span> <text:span text:style-name="T4">not to cross</text:span> the line — Охранник предупредил <text:span text:style-name="T478">нас</text:span> <text:span text:style-name="T4">не пересекать</text:span> черту.</text:p>
      <text:p text:style-name="P336"/>
      <text:p text:style-name="P16">Инфинитив в разных ситуациях</text:p>
      <text:p text:style-name="P292"/>
      <text:p text:style-name="P316">Если после прилагательного идет инфинитив, то <text:span text:style-name="T517">прилагательное</text:span> будет наречием.</text:p>
      <text:p text:style-name="P35">He was <text:span text:style-name="T478">hard</text:span> <text:span text:style-name="T4">to deal</text:span> with — C ним было <text:span text:style-name="T478">трудно</text:span> <text:span text:style-name="T4">иметь дело</text:span>.</text:p>
      <text:p text:style-name="P35"/>
      <text:p text:style-name="P158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58"/>
      <text:p text:style-name="P69">He’s running home <text:span text:style-name="T4">to get</text:span> his wallet — Он бежит домой, <text:span text:style-name="T4">чтобы взять</text:span> бумажник.</text:p>
      <text:p text:style-name="P69">He had nobody <text:span text:style-name="T4">to talk</text:span> to — У него не было никого, <text:span text:style-name="T4">чтобы поговорить</text:span> (talk to — <text:span text:style-name="T518">это </text:span>связка).</text:p>
      <text:p text:style-name="P158"/>
      <text:p text:style-name="P159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5"/>
      <text:p text:style-name="P35">Her parents took a loan <text:span text:style-name="T4">so that</text:span> <text:span text:style-name="T478">she could go to college</text:span> — </text:p>
      <text:p text:style-name="P336">Ее родители взяли деньги в долг, <text:span text:style-name="T4">чтобы</text:span> <text:span text:style-name="T478">она могла пойти учиться в колледж</text:span>.</text:p>
      <text:p text:style-name="P336"/>
      <text:p text:style-name="P292"><text:span text:style-name="T249">Ситуации, когда использу</text:span><text:span text:style-name="T250">ю</text:span><text:span text:style-name="T249">т </text:span><text:span text:style-name="T251">герунди</text:span><text:span text:style-name="T249">й</text:span></text:p>
      <text:p text:style-name="P146"/>
      <text:p text:style-name="P292"><text:span text:style-name="T125">Герундий </text:span><text:span text:style-name="T126">похож на</text:span><text:span text:style-name="T125"> причастие в русском языке (глагола с признаками прилагательного, </text:span></text:p>
      <text:p text:style-name="P292"><text:span text:style-name="T126">где ощущение глагола очень сильное</text:span><text:span text:style-name="T125">). Чаще всего он ставится после предлогов.</text:span></text:p>
      <text:p text:style-name="P398"/>
      <text:p text:style-name="P292"><text:span text:style-name="T380">Популярны</text:span><text:span text:style-name="T381">е</text:span><text:span text:style-name="T380"> связки глагол + предлог:</text:span></text:p>
      <text:list xml:id="list847174197" text:style-name="L9">
        <text:list-item>
          <text:p text:style-name="P598">succeed in — преуспел в;</text:p>
        </text:list-item>
        <text:list-item>
          <text:p text:style-name="P598"><text:soft-page-break/>insist on — настаивать на;</text:p>
        </text:list-item>
        <text:list-item>
          <text:p text:style-name="P598">think/<text:span text:style-name="T516">dream</text:span> of — размышлять/<text:span text:style-name="T516">мечтать</text:span> о;</text:p>
        </text:list-item>
        <text:list-item>
          <text:p text:style-name="P598">feel like — быть в настроении для;</text:p>
        </text:list-item>
        <text:list-item>
          <text:p text:style-name="P598">look forward to — <text:span text:style-name="T519">жать с нетерпением</text:span>;</text:p>
        </text:list-item>
      </text:list>
      <text:p text:style-name="P399"/>
      <text:p text:style-name="P35">I <text:span text:style-name="T4">feel like</text:span> flying, I’m so excited! — Я <text:span text:style-name="T4">чувствую, как будто</text:span> я летаю, я так взволнована!</text:p>
      <text:p text:style-name="P35">I’m <text:span text:style-name="T4">looking forward to</text:span> hearing from you — <text:span text:style-name="T4">Жду с нетерпением</text:span> информации от вас.</text:p>
      <text:p text:style-name="P399"/>
      <text:p text:style-name="P400">Популярные связки глагол + дополнение + предлог:</text:p>
      <text:list xml:id="list3254637149" text:style-name="L10">
        <text:list-item>
          <text:p text:style-name="P599">congratulate ... on — поздравить (кого-то) с;</text:p>
        </text:list-item>
        <text:list-item>
          <text:p text:style-name="P599">accuse ... of — обвинить (кого-то) в;</text:p>
        </text:list-item>
        <text:list-item>
          <text:p text:style-name="P599">suspect ... of — подозревать (кого-то) в;</text:p>
        </text:list-item>
        <text:list-item>
          <text:p text:style-name="P599">prevent ... from — предостеречь (кого-то) от;</text:p>
        </text:list-item>
        <text:list-item>
          <text:p text:style-name="P599">stop ... from — помешать (кому-то) в;</text:p>
        </text:list-item>
        <text:list-item>
          <text:p text:style-name="P599">forgive ... for — простить (кого-то) за;</text:p>
        </text:list-item>
      </text:list>
      <text:p text:style-name="P400"/>
      <text:p text:style-name="P362">I congratulate you on winning the competition — Я поздравляю тебя с победой в соревновании.</text:p>
      <text:p text:style-name="P362">He prevented me from taking a loan — Он предостерег меня от того, чтобы взять ссуду.</text:p>
      <text:p text:style-name="P362"/>
      <text:p text:style-name="P401">Популярные связки прилагательное + предлог:</text:p>
      <text:list xml:id="list3184804256" text:style-name="L11">
        <text:list-item>
          <text:p text:style-name="P600">afraid of — бояться (чего-то);</text:p>
        </text:list-item>
        <text:list-item>
          <text:p text:style-name="P600">fed up with — быть сытым по горло (из-за чего-то);</text:p>
        </text:list-item>
        <text:list-item>
          <text:p text:style-name="P600">good at — хорошо (что-то) делать;</text:p>
        </text:list-item>
        <text:list-item>
          <text:p text:style-name="P600">interested in — интересоваться (чем-то);</text:p>
        </text:list-item>
      </text:list>
      <text:p text:style-name="P401"/>
      <text:p text:style-name="P315"><text:span text:style-name="T408">I’m fed up with his sneaking </text:span><text:span text:style-name="T412">around </text:span><text:span text:style-name="T408">all the time </text:span><text:span text:style-name="T391">—</text:span><text:span text:style-name="T408"> </text:span></text:p>
      <text:p text:style-name="P315"><text:span text:style-name="T408">Меня достало, что он тут </text:span><text:span text:style-name="T409">постоянно</text:span><text:span text:style-name="T408"> крутится.</text:span></text:p>
      <text:p text:style-name="P364"/>
      <text:p text:style-name="P363">I’m interested in reading sci-fi — Мне интересно читать фантастику.</text:p>
      <text:p text:style-name="P363"/>
      <text:p text:style-name="P402">Устойчивые выр-я, в которых используется герундий:</text:p>
      <text:list xml:id="list107712199" text:style-name="L12">
        <text:list-item>
          <text:p text:style-name="P601"><text:span text:style-name="T738">i</text:span>t`s no use/good — бесполезно, нет смысла;</text:p>
        </text:list-item>
        <text:list-item>
          <text:p text:style-name="P601"><text:span text:style-name="T738">i</text:span>t`s not worth — этого того не стоит;</text:p>
        </text:list-item>
        <text:list-item>
          <text:p text:style-name="P601"><text:span text:style-name="T738">t</text:span>here`s no point in — незачем это делать;</text:p>
        </text:list-item>
        <text:list-item>
          <text:p text:style-name="P601"><text:span text:style-name="T738">h</text:span>ave difficulty — иметь трудности;</text:p>
        </text:list-item>
        <text:list-item>
          <text:p text:style-name="P601">be busy — заниматься делом;</text:p>
        </text:list-item>
        <text:list-item>
          <text:p text:style-name="P601">a waste of money/time — это деньги на ветер / время впустую;</text:p>
        </text:list-item>
      </text:list>
      <text:p text:style-name="P402"/>
      <text:p text:style-name="P366">I earn a lot of money, so it’s not worth changing the job — </text:p>
      <text:p text:style-name="P366">Я зарабатываю много денег, так что не стоит менять работу.</text:p>
      <text:p text:style-name="P365"/>
      <text:p text:style-name="P365">Do you have difficulty remembering your childhood? — Тебе трудно вспомнить свое детство?</text:p>
      <text:p text:style-name="P365">It’s a waste of time watching TV — Это пустая трата времени, смотреть телевизор.</text:p>
      <text:p text:style-name="P337">She is very busy launching her new project — Она слишком занята запуском нового проекта.</text:p>
      <text:p text:style-name="P337"/>
      <text:p text:style-name="P292"><text:span text:style-name="T392">Герундий с о</text:span><text:span text:style-name="T393">борот</text:span><text:span text:style-name="T392">ом</text:span><text:span text:style-name="T393"> </text:span><text:span text:style-name="T394">be/get</text:span><text:span text:style-name="T393"> used to</text:span></text:p>
      <text:p text:style-name="P403"/>
      <text:p text:style-name="P292"><text:span text:style-name="T355">Оборот </text:span><text:span text:style-name="T399">be used to</text:span><text:span text:style-name="T355"> означает «я привык», а </text:span><text:span text:style-name="T399">get used to</text:span><text:span text:style-name="T355"> </text:span><text:span text:style-name="T401">—</text:span><text:span text:style-name="T355"> «я привыкаю». </text:span><text:span text:style-name="T382">Как и в пассивном залоге, </text:span><text:span text:style-name="T411">be</text:span><text:span text:style-name="T382"> показывает состояние, а </text:span><text:span text:style-name="T411">get</text:span><text:span text:style-name="T382"> — процесс. </text:span><text:span text:style-name="T383">Чтобы подчеркнуть, что процесс формируется, </text:span><text:span text:style-name="T384">get </text:span><text:span text:style-name="T383">ставят</text:span><text:span text:style-name="T384"> в </text:span><text:span text:style-name="T385">форму</text:span><text:span text:style-name="T384"> Continuous.</text:span></text:p>
      <text:p text:style-name="P404"/>
      <text:p text:style-name="P367">I`m used to working hard — Я привык много работать.</text:p>
      <text:p text:style-name="P367"><text:soft-page-break/>I`m getting used to working hard — Я привыкаю много работать.</text:p>
      <text:p text:style-name="P292"><text:span text:style-name="T402">(</text:span><text:span text:style-name="T410">здесь </text:span><text:span text:style-name="T403">get в</text:span><text:span text:style-name="T402"> форме Continu</text:span><text:span text:style-name="T403">o</text:span><text:span text:style-name="T402">us, </text:span><text:span text:style-name="T410">поэтому он</text:span><text:span text:style-name="T402"> </text:span><text:span text:style-name="T413">дополнительно с </text:span><text:span text:style-name="T402">be </text:span><text:span text:style-name="T403">и окончанием</text:span><text:span text:style-name="T402"> -ing)</text:span></text:p>
      <text:p text:style-name="P377"/>
      <text:p text:style-name="P292"><text:span text:style-name="T395">Этот оборот не нужно путать с модальной конструкцией </text:span><text:span text:style-name="T419">used to</text:span><text:span text:style-name="T395">.</text:span></text:p>
      <text:p text:style-name="P378"/>
      <text:p text:style-name="P120"><text:span text:style-name="T355">I </text:span><text:span text:style-name="T441">am used to</text:span><text:span text:style-name="T355"> </text:span><text:span text:style-name="T435">drinking</text:span><text:span text:style-name="T355"> a lot of water — Я </text:span><text:span text:style-name="T441">привык</text:span><text:span text:style-name="T435"> пить</text:span><text:span text:style-name="T355"> много воды.</text:span></text:p>
      <text:p text:style-name="P292"><text:span text:style-name="T419">(после оборота всегда идет </text:span><text:span text:style-name="T420">герундий</text:span><text:span text:style-name="T419">)</text:span></text:p>
      <text:p text:style-name="P338"/>
      <text:p text:style-name="P120"><text:span text:style-name="T355">I </text:span><text:span text:style-name="T441">used to</text:span><text:span text:style-name="T355"> </text:span><text:span text:style-name="T435">drink</text:span><text:span text:style-name="T355"> a lot of coffee — </text:span><text:span text:style-name="T441">Раньше</text:span><text:span text:style-name="T355"> я </text:span><text:span text:style-name="T435">пил</text:span><text:span text:style-name="T355"> много кофе.</text:span></text:p>
      <text:p text:style-name="P338">(после модальной конструкции идет инфинитив)</text:p>
      <text:p text:style-name="P337"/>
      <text:p text:style-name="P415">Причасный оборот с герундием <text:span text:style-name="T520">(ing-clause)</text:span></text:p>
      <text:p text:style-name="P404"/>
      <text:p text:style-name="P405">Это неполноценное предложение, которое в русском языке выделяется запятыми.</text:p>
      <text:p text:style-name="P292"><text:span text:style-name="T386">В английском запятая </text:span><text:span text:style-name="T387">ставится если причисный оборот в первой половине предложения.</text:span></text:p>
      <text:p text:style-name="P405"/>
      <text:p text:style-name="P292"><text:span text:style-name="T404">David hurt his leg </text:span><text:span text:style-name="T428">playing football</text:span><text:span text:style-name="T404"> — Дэвид повредил ногу, </text:span><text:span text:style-name="T428">играя в футбол</text:span><text:span text:style-name="T404">.</text:span></text:p>
      <text:p text:style-name="P368"/>
      <text:p text:style-name="P70"><text:span text:style-name="T355">The driver saw a boy </text:span><text:span text:style-name="T441">running across the road</text:span><text:span text:style-name="T355"> and stopped the car immediately — </text:span></text:p>
      <text:p text:style-name="P70"><text:span text:style-name="T355">Водитель увидел ребенка, </text:span><text:span text:style-name="T441">бегущего через дорогу</text:span><text:span text:style-name="T355">, и быстро остановил машину.</text:span></text:p>
      <text:p text:style-name="P405"/>
      <text:p text:style-name="P404">Причастный оборот можно использовать вместе с союзами while и when.</text:p>
      <text:p text:style-name="P71"><text:span text:style-name="T355">David hurt his leg </text:span><text:span text:style-name="T441">while playing football</text:span><text:span text:style-name="T355"> – Дэвид повредил ногу, </text:span><text:span text:style-name="T441">когда играл в футбол</text:span><text:span text:style-name="T355">.</text:span></text:p>
      <text:p text:style-name="P377"/>
      <text:p text:style-name="P377"/>
      <text:p text:style-name="P419">Сложные предложения</text:p>
      <text:p text:style-name="P406"/>
      <text:p text:style-name="P407">Типы сложны<text:span text:style-name="T521">х</text:span> предложений в английском языке:</text:p>
      <text:p text:style-name="P407"/>
      <text:list xml:id="list2854042826" text:style-name="L13">
        <text:list-item>
          <text:p text:style-name="P602">сложноподчиненные предложения (complex sentences):</text:p>
          <text:list>
            <text:list-item>
              <text:p text:style-name="P602">условные предложения (if-clauses);</text:p>
            </text:list-item>
            <text:list-item>
              <text:p text:style-name="P602">придаточные поясняющие предложения (relative clauses);</text:p>
            </text:list-item>
            <text:list-item>
              <text:p text:style-name="P602">косвенная речь (reported speech);</text:p>
              <text:p text:style-name="P602"/>
            </text:list-item>
          </text:list>
        </text:list-item>
        <text:list-item>
          <text:p text:style-name="P602">сложносочиненные предложения <text:span text:style-name="T522">(compound sentences)</text:span>;</text:p>
        </text:list-item>
      </text:list>
      <text:p text:style-name="P433"/>
      <text:p text:style-name="P379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77"/>
      <text:p text:style-name="P17">Условные предложения</text:p>
      <text:p text:style-name="P434"/>
      <text:p text:style-name="P293"><text:span text:style-name="T525">Условн</text:span><text:span text:style-name="T526">ое</text:span><text:span text:style-name="T525"> предложени</text:span><text:span text:style-name="T526">е</text:span><text:span text:style-name="T525"> 0 типа описыва</text:span><text:span text:style-name="T526">е</text:span><text:span text:style-name="T525">т реальн</text:span><text:span text:style-name="T526">ую</text:span><text:span text:style-name="T525"> ситуаци</text:span><text:span text:style-name="T526">ю</text:span><text:span text:style-name="T525">. Обе части переводятся настоящим. В обеих частях глагол стоит в форме Present Simple.</text:span></text:p>
      <text:p text:style-name="P435"/>
      <text:p text:style-name="P72">If I <text:span text:style-name="T4">am</text:span> home, I always <text:span text:style-name="T4">watch</text:span> TV — Если я дома, я всегда смотрю ТВ.</text:p>
      <text:p text:style-name="P435"/>
      <text:p text:style-name="P436">Условное предложение 1 типа говорит о будущем. Обе части переводятся будущим. </text:p>
      <text:p text:style-name="P436">В условной части глагол <text:span text:style-name="T527">стоит </text:span>в Present Simple или Present Perfect.</text:p>
      <text:p text:style-name="P436"/>
      <text:p text:style-name="P437"><text:span text:style-name="T30">If I </text:span><text:span text:style-name="T70">am</text:span><text:span text:style-name="T30"> home tomorrow, I </text:span><text:span text:style-name="T70">will watch</text:span><text:span text:style-name="T30"> TV — Если я буду завтра дома, я посмотрю ТВ.</text:span></text:p>
      <text:p text:style-name="P74"/>
      <text:p text:style-name="P160"><text:soft-page-break/>Условное предложение 2 типа описывает нереальные ситуации в настоящем или будущем.</text:p>
      <text:p text:style-name="P293"><text:span text:style-name="T127">В условной части глагол </text:span><text:span text:style-name="T128">стоит </text:span><text:span text:style-name="T129">в</text:span><text:span text:style-name="T128"> </text:span><text:span text:style-name="T130">Past Simple</text:span><text:span text:style-name="T131">, а главн</text:span><text:span text:style-name="T128">ая часть содержит would + инфинитив.</text:span></text:p>
      <text:p text:style-name="P74"/>
      <text:p text:style-name="P73">If I <text:span text:style-name="T4">were</text:span> home, I <text:span text:style-name="T4">would watch</text:span> TV — Если бы я был дома, я бы посмотрел ТВ.</text:p>
      <text:p text:style-name="P74"/>
      <text:p text:style-name="P161">Условное предложение 3 типа <text:span text:style-name="T528">выражает сожаление о прошлом (то, чего уже не изменишь).</text:span></text:p>
      <text:p text:style-name="P293"><text:span text:style-name="T128">Переводится также, как и 2й тип. Но в условной части глагол </text:span><text:span text:style-name="T129">стоит </text:span><text:span text:style-name="T128">в Past Perfect, </text:span></text:p>
      <text:p text:style-name="P162">а в главная часть содержит would + перфектный инфинитив.</text:p>
      <text:p text:style-name="P75"/>
      <text:p text:style-name="P437"><text:span text:style-name="T57">I</text:span><text:span text:style-name="T30">f I </text:span><text:span text:style-name="T70">had</text:span><text:span text:style-name="T30"> </text:span><text:span text:style-name="T70">been</text:span><text:span text:style-name="T30"> home yesterday, I </text:span><text:span text:style-name="T70">would</text:span><text:span text:style-name="T30"> </text:span><text:span text:style-name="T70">have</text:span><text:span text:style-name="T30"> </text:span><text:span text:style-name="T70">watched</text:span><text:span text:style-name="T30"> TV — </text:span></text:p>
      <text:p text:style-name="P73">Если бы я был дома вчера, я бы посмотрел телевизор (с сожалением)</text:p>
      <text:p text:style-name="P211"/>
      <text:p text:style-name="P293"><text:span text:style-name="T132">Условное предложение смешанного типа комбинирует в своих </text:span><text:span text:style-name="T133">частях</text:span><text:span text:style-name="T132"> </text:span><text:span text:style-name="T133">2й и 3й типы, </text:span></text:p>
      <text:p text:style-name="P293"><text:span text:style-name="T133">но по разному</text:span><text:span text:style-name="T132">. </text:span><text:span text:style-name="T133">В</text:span><text:span text:style-name="T134">сегда </text:span><text:span text:style-name="T135">описывает</text:span><text:span text:style-name="T134"> только нереальны</text:span><text:span text:style-name="T135">е</text:span><text:span text:style-name="T134"> ситуаци</text:span><text:span text:style-name="T135">и</text:span><text:span text:style-name="T134">.</text:span></text:p>
      <text:p text:style-name="P163"/>
      <text:p text:style-name="P36"><text:span text:style-name="T529">Herald </text:span><text:span text:style-name="T12">would have sent</text:span><text:span text:style-name="T529"> us a Christmas card if he </text:span><text:span text:style-name="T12">knew</text:span><text:span text:style-name="T529"> our address — Гарольд послал бы нам рождественскую открытку, если бы знал наш адрес </text:span><text:span text:style-name="T524">(if-часть 2й тип, главная — 3й тип)</text:span><text:span text:style-name="T529">.</text:span></text:p>
      <text:p text:style-name="P164"/>
      <text:p text:style-name="P36"><text:span text:style-name="T523">If I </text:span><text:span text:style-name="T13">had</text:span><text:span text:style-name="T524"> </text:span><text:span text:style-name="T13">studied</text:span><text:span text:style-name="T523"> better at school, I </text:span><text:span text:style-name="T13">wouldn`t work</text:span><text:span text:style-name="T523"> at McDonald’s now — Если бы я лучше учился </text:span></text:p>
      <text:p text:style-name="P339"><text:span text:style-name="T523">в школе, я бы сейчас не работал в Макдональдсе </text:span><text:span text:style-name="T524">(if-часть 3й тип, главная — 2й тип)</text:span><text:span text:style-name="T523">.</text:span></text:p>
      <text:p text:style-name="P339"/>
      <text:p text:style-name="P18"><text:span text:style-name="T136">С</text:span><text:span text:style-name="T102">лова unless и wish в условных предложениях</text:span></text:p>
      <text:p text:style-name="P165"/>
      <text:p text:style-name="P438"><text:span text:style-name="T102">Unless означает «если не». Им часто заменяют </text:span><text:span text:style-name="T137">связку </text:span><text:span text:style-name="T102">if not </text:span><text:span text:style-name="T138">в условных предложениях</text:span><text:span text:style-name="T102">.</text:span></text:p>
      <text:p text:style-name="P164"/>
      <text:p text:style-name="P354"><text:span text:style-name="T523">You can go home </text:span><text:span text:style-name="T14">if</text:span><text:span text:style-name="T523"> you </text:span><text:span text:style-name="T292">do</text:span><text:span text:style-name="T14"> n</text:span><text:span text:style-name="T15">o</text:span><text:span text:style-name="T14">t </text:span><text:span text:style-name="T292">want</text:span><text:span text:style-name="T523"> to stay / You can go home </text:span><text:span text:style-name="T14">unless</text:span><text:span text:style-name="T523"> you want to stay — </text:span></text:p>
      <text:p text:style-name="P369">Ты можешь идти домой, <text:span text:style-name="T4">если не</text:span> хочешь оставаться.</text:p>
      <text:p text:style-name="P354"/>
      <text:p text:style-name="P354"><text:span text:style-name="T14">If</text:span><text:span text:style-name="T523"> I was </text:span><text:span text:style-name="T14">n</text:span><text:span text:style-name="T16">o</text:span><text:span text:style-name="T14">t</text:span><text:span text:style-name="T523"> so hungry, I wouldn’t eat that food / </text:span><text:span text:style-name="T14">Unless</text:span><text:span text:style-name="T523"> I was so hungry, I wouldn’t eat that food — </text:span><text:span text:style-name="T14">Если</text:span><text:span text:style-name="T523"> бы я </text:span><text:span text:style-name="T14">не</text:span><text:span text:style-name="T523"> была такой голодной, я бы не ела эту еду.</text:span></text:p>
      <text:p text:style-name="P164"/>
      <text:p text:style-name="P293"><text:span text:style-name="T136">W</text:span><text:span text:style-name="T139">ish в прямом переводе означает «желаю», но в условных предложения оно вражает сожаление и переводится как «жаль</text:span><text:span text:style-name="T140"> </text:span><text:span text:style-name="T139">не».</text:span></text:p>
      <text:p text:style-name="P164"/>
      <text:p text:style-name="P370"><text:span text:style-name="T523">I </text:span><text:span text:style-name="T14">wish</text:span><text:span text:style-name="T523"> I earned </text:span><text:span text:style-name="T530">$</text:span><text:span text:style-name="T523">10 00</text:span><text:span text:style-name="T531">0</text:span><text:span text:style-name="T523"> in a month — </text:span><text:span text:style-name="T14">Жаль</text:span><text:span text:style-name="T523">, что я </text:span><text:span text:style-name="T14">не</text:span><text:span text:style-name="T523"> зарабатываю </text:span><text:span text:style-name="T530">$</text:span><text:span text:style-name="T523">10 </text:span><text:span text:style-name="T531">0</text:span><text:span text:style-name="T523">00 в месяц.</text:span></text:p>
      <text:p text:style-name="P293"><text:span text:style-name="T405">(досл. «Я бы желал разабатывать $10 0</text:span><text:span text:style-name="T406">0</text:span><text:span text:style-name="T405">0 в месяц»)</text:span></text:p>
      <text:p text:style-name="P370"/>
      <text:p text:style-name="P370"><text:span text:style-name="T523">I </text:span><text:span text:style-name="T292">wish</text:span><text:span text:style-name="T523"> I had </text:span><text:span text:style-name="T292">n</text:span><text:span text:style-name="T293">o</text:span><text:span text:style-name="T292">t</text:span><text:span text:style-name="T523"> eaten so much sushi yesterday — Жаль, что я съела вчера столько суши.</text:span></text:p>
      <text:p text:style-name="P371"><text:span text:style-name="T523">(</text:span>частица not, после had, инвертирует отрицание <text:span text:style-name="T532">в</text:span> wish)</text:p>
      <text:p text:style-name="P164"/>
      <text:p text:style-name="P293"><text:span text:style-name="T533">Когда</text:span><text:span text:style-name="T534"> хочется</text:span><text:span text:style-name="T535">, чтобы случилось </text:span><text:span text:style-name="T536">желаемое</text:span><text:span text:style-name="T535">, </text:span><text:span text:style-name="T534">можно использ.</text:span><text:span text:style-name="T535"> if only </text:span><text:span text:style-name="T534">+ глагол в Past Simple</text:span><text:span text:style-name="T535">.</text:span></text:p>
      <text:p text:style-name="P439">Также if only может заменять I wish (по смыслу почти одинаково).</text:p>
      <text:p text:style-name="P293"/>
      <text:p text:style-name="P36">If only we <text:span text:style-name="T535">could find</text:span> a taxi! — Эх, если бы мы могли найти такси! <text:span text:style-name="T534">(could вместо would)</text:span></text:p>
      <text:p text:style-name="P76"/>
      <text:p text:style-name="P166">Сожаления о настоящем: I wish + Past Simple (грамматика 2го типа).</text:p>
      <text:p text:style-name="P77">I wish I could fly like a bird — Жаль, что я не летаю, как птица.</text:p>
      <text:p text:style-name="P166"/>
      <text:p text:style-name="P166">Сожаления о прошлом: I wish + Past Perfect (грамматика 3го типа).</text:p>
      <text:p text:style-name="P77">I wish I had talked to Mike yesterday — Жаль, что я не поговорила с Майком вчера.</text:p>
      <text:p text:style-name="P166"/>
      <text:p text:style-name="P166"/>
      <text:p text:style-name="P544">Сожаления о настоящем из-за другого человека: I wish + could + инфинитив.</text:p>
      <text:p text:style-name="P36"><text:span text:style-name="T537">I wish you could make me happy — </text:span><text:span text:style-name="T536">Ж</text:span><text:span text:style-name="T537">аль, что ты не можешь сделать меня счастливой.</text:span></text:p>
      <text:p text:style-name="P166"/>
      <text:p text:style-name="P293"><text:span text:style-name="T141">Сожаления о прошлом из-за другого человека: I wish + мод. глагол + перфектн. </text:span><text:span text:style-name="T142">и</text:span><text:span text:style-name="T141">нфинитив.</text:span></text:p>
      <text:p text:style-name="P77">I wish we could have worked it out — Жаль, что мы не смогли это уладить.</text:p>
      <text:p text:style-name="P166"/>
      <text:p text:style-name="P167">Когда хочется, чтобы кто-то выполнил желаемое в будущем: I wish + would + инфинитив.</text:p>
      <text:p text:style-name="P340">I wish you would stop smoking — Я бы хотела, чтобы ты перестал курить.</text:p>
      <text:p text:style-name="P340"/>
      <text:p text:style-name="P222">Придаточные определительные предложения</text:p>
      <text:p text:style-name="P168"/>
      <text:p text:style-name="P169">Это небольшие, поясняющие предложения, которые сообщают дополнительную </text:p>
      <text:p text:style-name="P169">информацию о человеке или предмете.</text:p>
      <text:p text:style-name="P169"/>
      <text:p text:style-name="P294"><text:span text:style-name="T143">Если к союзам who, wich, that относится предлог, то он </text:span><text:span text:style-name="T144">остается</text:span><text:span text:style-name="T143"> в конце придаточного предложения, </text:span><text:span text:style-name="T145">даже если сам союз выпадет.</text:span></text:p>
      <text:p text:style-name="P170"/>
      <text:p text:style-name="P311"><text:span text:style-name="T66">Do you know the </text:span><text:span text:style-name="T67">man</text:span><text:span text:style-name="T66"> (that) Tom is talking </text:span><text:span text:style-name="T80">to</text:span><text:span text:style-name="T66">? — Ты знаешь </text:span><text:span text:style-name="T67">мужика</text:span><text:span text:style-name="T66">, </text:span><text:span text:style-name="T80">с котор</text:span><text:span text:style-name="T81">ым</text:span><text:span text:style-name="T66"> говорит Том?</text:span></text:p>
      <text:p text:style-name="P78"/>
      <text:p text:style-name="P294"><text:span text:style-name="T190">Союзы whose, whom, where </text:span><text:span text:style-name="T191">могут</text:span><text:span text:style-name="T190"> не выпада</text:span><text:span text:style-name="T191">ть</text:span><text:span text:style-name="T190"> </text:span><text:span text:style-name="T191">если они нужны по смыслу.</text:span></text:p>
      <text:p text:style-name="P79"/>
      <text:p text:style-name="P79">It was the village where I wanted to meet my old age — Это была деревня, где я хотел</text:p>
      <text:p text:style-name="P80">встретить свою старость. (несмотря на то, что в придаточном предложение есть </text:p>
      <text:p text:style-name="P80">и подлежащее и сказуемое, союз where не убирают, т. к. он необходим по смыслу)</text:p>
      <text:p text:style-name="P79"/>
      <text:p text:style-name="P171">Союз whom — это формальный вариант слова who. В речи практичечески не используется.</text:p>
      <text:p text:style-name="P171">Этот союз появляется только в том случае, если перед <text:span text:style-name="T538">ним </text:span>будет стоять предлог. </text:p>
      <text:p text:style-name="P171"/>
      <text:p text:style-name="P79">The boy <text:span text:style-name="T4">with whom</text:span> we usually play football broke his leg last week — </text:p>
      <text:p text:style-name="P79">Мальчик, с которым мы обычно играем в футбол, сломал ногу на прошлой неделе.</text:p>
      <text:p text:style-name="P172"/>
      <text:p text:style-name="P440"><text:span text:style-name="T146">Е</text:span><text:span text:style-name="T102">сли предлог сместить в конец придаточного предложения, то whom превратиться </text:span></text:p>
      <text:p text:style-name="P173">в who и его можно будет убрать.</text:p>
      <text:p text:style-name="P172"/>
      <text:p text:style-name="P37"><text:span text:style-name="T538">The boy </text:span><text:span text:style-name="T333">(</text:span><text:span text:style-name="T334">who</text:span><text:span text:style-name="T333">) </text:span><text:span text:style-name="T332">we usually play football </text:span><text:span text:style-name="T335">with</text:span><text:span text:style-name="T538"> broke his leg last week — </text:span></text:p>
      <text:p text:style-name="P341"><text:span text:style-name="T538">Мальчик, </text:span><text:span text:style-name="T332">с которм мы обычно играем в футбол</text:span><text:span text:style-name="T538">, сломал ногу на прошлой неделе.</text:span></text:p>
      <text:p text:style-name="P341"/>
      <text:p text:style-name="P223">Косвенна речь</text:p>
      <text:p text:style-name="P223"/>
      <text:p text:style-name="P380"><text:span text:style-name="T539">Грамматически, </text:span>Present <text:span text:style-name="T540">меняется </text:span>на Past, <text:span text:style-name="T539">н</text:span><text:span text:style-name="T541">о перевод остается в настоящем.</text:span></text:p>
      <text:p text:style-name="P139"/>
      <text:p text:style-name="P294"><text:span text:style-name="T88">(</text:span><text:span text:style-name="T89">I live in </text:span><text:span text:style-name="T90">Bali</text:span><text:span text:style-name="T88">)</text:span><text:span text:style-name="T91"> </text:span><text:span text:style-name="T92">H</text:span><text:span text:style-name="T93">e said that he </text:span><text:span text:style-name="T73">lived</text:span><text:span text:style-name="T93"> in </text:span><text:span text:style-name="T90">Bali</text:span><text:span text:style-name="T93"> — Он сказал, что </text:span><text:span text:style-name="T73">живет</text:span><text:span text:style-name="T93"> </text:span><text:span text:style-name="T94">на</text:span><text:span text:style-name="T93"> </text:span><text:span text:style-name="T90">Бали</text:span><text:span text:style-name="T93">.</text:span></text:p>
      <text:p text:style-name="P294"><text:span text:style-name="T88">(</text:span><text:span text:style-name="T90">I am </text:span><text:span text:style-name="T95">flying</text:span><text:span text:style-name="T90"> to Bali</text:span><text:span text:style-name="T88">)</text:span><text:span text:style-name="T91"> </text:span><text:span text:style-name="T92">H</text:span><text:span text:style-name="T90">e said that he </text:span><text:span text:style-name="T74">was </text:span><text:span text:style-name="T75">flying</text:span><text:span text:style-name="T90"> to Bali — Он сказал, что </text:span><text:span text:style-name="T75">летит</text:span><text:span text:style-name="T90"> на Бали.</text:span></text:p>
      <text:p text:style-name="P380"><text:span text:style-name="T58">(</text:span><text:span text:style-name="T59">I have been to </text:span><text:span text:style-name="T60">Bali</text:span><text:span text:style-name="T58">)</text:span><text:span text:style-name="T61"> </text:span><text:span text:style-name="T62">H</text:span><text:span text:style-name="T63">e said that he </text:span><text:span text:style-name="T72">had been</text:span><text:span text:style-name="T63"> to </text:span><text:span text:style-name="T60">Bali</text:span><text:span text:style-name="T63"> — Он сказал, что </text:span><text:span text:style-name="T72">бывал</text:span><text:span text:style-name="T63"> на </text:span><text:span text:style-name="T60">Бали</text:span><text:span text:style-name="T63">.</text:span></text:p>
      <text:p text:style-name="P345"/>
      <text:p text:style-name="P381">Past Simple и Past Continuous меняются на Past Perfect и Past Perfect Continuous.</text:p>
      <text:p text:style-name="P381"/>
      <text:p text:style-name="P294"><text:span text:style-name="T58">(</text:span><text:span text:style-name="T59">I lived in </text:span><text:span text:style-name="T60">Bali</text:span><text:span text:style-name="T58">)</text:span><text:span text:style-name="T61"> </text:span><text:span text:style-name="T62">H</text:span><text:span text:style-name="T63">e said that he </text:span><text:span text:style-name="T72">had lived</text:span><text:span text:style-name="T63"> in </text:span><text:span text:style-name="T60">Bali</text:span><text:span text:style-name="T63"> — Он сказал, что </text:span><text:span text:style-name="T72">жил</text:span><text:span text:style-name="T63"> на </text:span><text:span text:style-name="T60">Bali</text:span><text:span text:style-name="T63">.</text:span></text:p>
      <text:p text:style-name="P381"><text:span text:style-name="T58">(</text:span><text:span text:style-name="T60">I was </text:span><text:span text:style-name="T64">flying</text:span><text:span text:style-name="T60"> to Bali</text:span><text:span text:style-name="T58">)</text:span><text:span text:style-name="T61"> </text:span><text:span text:style-name="T62">H</text:span><text:span text:style-name="T60">e said that he </text:span><text:span text:style-name="T74">had been </text:span><text:span text:style-name="T76">flying</text:span><text:span text:style-name="T60"> to Bali </text:span><text:span text:style-name="T30">—</text:span><text:span text:style-name="T60"> Он сказал, что </text:span><text:span text:style-name="T76">летел</text:span><text:span text:style-name="T60"> на Бали.</text:span></text:p>
      <text:p text:style-name="P346"/>
      <text:p text:style-name="P294"><text:span text:style-name="T147">Future</text:span><text:span text:style-name="T148"> меня</text:span><text:span text:style-name="T147">е</text:span><text:span text:style-name="T148">тся на Future-in-the-</text:span><text:span text:style-name="T149">P</text:span><text:span text:style-name="T148">ast. </text:span><text:span text:style-name="T147">(</text:span><text:span text:style-name="T150">вместо </text:span><text:span text:style-name="T147">will </text:span><text:span text:style-name="T150">будет</text:span><text:span text:style-name="T147"> would </text:span><text:span text:style-name="T150">и пр.</text:span><text:span text:style-name="T147">)</text:span></text:p>
      <text:p text:style-name="P381"><text:span text:style-name="T58">(</text:span><text:span text:style-name="T59">I will </text:span><text:span text:style-name="T64">fly</text:span><text:span text:style-name="T59"> to </text:span><text:span text:style-name="T60">Bali</text:span><text:span text:style-name="T58">)</text:span><text:span text:style-name="T61"> </text:span><text:span text:style-name="T62">H</text:span><text:span text:style-name="T59">e said that he </text:span><text:span text:style-name="T77">would </text:span><text:span text:style-name="T76">fly</text:span><text:span text:style-name="T59"> to </text:span><text:span text:style-name="T60">Bali</text:span><text:span text:style-name="T59"> — Он сказал, что </text:span><text:span text:style-name="T76">полетит</text:span><text:span text:style-name="T59"> на </text:span><text:span text:style-name="T60">Бали</text:span><text:span text:style-name="T59">.</text:span></text:p>
      <text:p text:style-name="P214"><text:soft-page-break/></text:p>
      <text:p text:style-name="P295"><text:span text:style-name="T151">В </text:span><text:span text:style-name="T152">специальных </text:span><text:span text:style-name="T151">вопросах, предложение перестраивается в утвердительную форму. </text:span></text:p>
      <text:p text:style-name="P295"><text:span text:style-name="T151">Вопросительное слов</text:span><text:span text:style-name="T153">о</text:span><text:span text:style-name="T151"> сохраняется и ставится на место that.</text:span></text:p>
      <text:p text:style-name="P81"/>
      <text:p text:style-name="P81"><text:span text:style-name="T543">(</text:span>Who did you call?<text:span text:style-name="T543">)</text:span> <text:span text:style-name="T543">H</text:span>e asked me who I <text:span text:style-name="T4">had called</text:span> — <text:span text:style-name="T543">Он спросила, кому я </text:span><text:span text:style-name="T18">звонил</text:span><text:span text:style-name="T543">.</text:span></text:p>
      <text:p text:style-name="P295"><text:span text:style-name="T58">(</text:span><text:span text:style-name="T61">Why are you waiting here?</text:span><text:span text:style-name="T58">)</text:span><text:span text:style-name="T61"> </text:span><text:span text:style-name="T58">H</text:span><text:span text:style-name="T61">e asked why I </text:span><text:span text:style-name="T78">was waiting</text:span><text:span text:style-name="T61"> there - </text:span><text:span text:style-name="T58">Он спросил, почему я там </text:span><text:span text:style-name="T79">жду</text:span><text:span text:style-name="T205">.</text:span></text:p>
      <text:p text:style-name="P81"/>
      <text:p text:style-name="P174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75"/>
      <text:p text:style-name="P82"><text:span text:style-name="T542">(</text:span>Do you like apples?<text:span text:style-name="T542">) </text:span>He asked <text:span text:style-name="T4">if</text:span> we <text:span text:style-name="T4">liked</text:span> apples — <text:span text:style-name="T542">Он спросил, </text:span><text:span text:style-name="T17">любим</text:span><text:span text:style-name="T542"> </text:span><text:span text:style-name="T17">ли</text:span><text:span text:style-name="T542"> мы яблоки.</text:span></text:p>
      <text:p text:style-name="P82"/>
      <text:p text:style-name="P82"><text:span text:style-name="T542">(</text:span>Have you seen Tom today?<text:span text:style-name="T542">) </text:span>Martha asked <text:span text:style-name="T4">if</text:span> I <text:span text:style-name="T4">had seen</text:span> Tom that day — </text:p>
      <text:p text:style-name="P342"><text:span text:style-name="T542">Марта спросила, </text:span><text:span text:style-name="T17">видел</text:span><text:span text:style-name="T542"> </text:span><text:span text:style-name="T17">ли</text:span><text:span text:style-name="T542"> я Тома в тот день.</text:span></text:p>
      <text:p text:style-name="P342"/>
      <text:p text:style-name="P224">Сложносочиненные предложения</text:p>
      <text:p text:style-name="P176"/>
      <text:p text:style-name="P176">Состоят из простых, равноправных предложений, которые связаны сочинительными союзами. Такие союзы называются coordinators:</text:p>
      <text:p text:style-name="P176"/>
      <text:list xml:id="list826586063" text:style-name="L14">
        <text:list-item>
          <text:p text:style-name="P552">for — <text:span text:style-name="T546">потому что (синоним because)</text:span>;</text:p>
        </text:list-item>
        <text:list-item>
          <text:p text:style-name="P552">and — <text:span text:style-name="T546">и, а</text:span>;</text:p>
        </text:list-item>
        <text:list-item>
          <text:p text:style-name="P578"><text:span text:style-name="T154">nor — </text:span><text:span text:style-name="T155">и не (обычно передает двойное отрицание, «ни … ни»)</text:span><text:span text:style-name="T154">;</text:span></text:p>
        </text:list-item>
        <text:list-item>
          <text:p text:style-name="P552">but — <text:span text:style-name="T546">но</text:span>;</text:p>
        </text:list-item>
        <text:list-item>
          <text:p text:style-name="P552">or — <text:span text:style-name="T546">или, либо</text:span>;</text:p>
        </text:list-item>
        <text:list-item>
          <text:p text:style-name="P552">yet — <text:span text:style-name="T546">все же, однако</text:span>;</text:p>
        </text:list-item>
        <text:list-item>
          <text:p text:style-name="P552">so — <text:span text:style-name="T546">поэтому (синоним that`s why)</text:span>;</text:p>
        </text:list-item>
      </text:list>
      <text:p text:style-name="P176"/>
      <text:p text:style-name="P83">Cats are good pets, <text:span text:style-name="T4">for</text:span> they are clean and quiet — </text:p>
      <text:p text:style-name="P83">Кошки это хорошие домашние питомцы, <text:span text:style-name="T4">потому что</text:span> они чистые и тихие.</text:p>
      <text:p text:style-name="P83"/>
      <text:p text:style-name="P83">She had not complained to the social workers, <text:span text:style-name="T4">nor</text:span> to police — </text:p>
      <text:p text:style-name="P83">Она не обращалась с жалобами <text:span text:style-name="T4">ни</text:span> к социальным сотрудни<text:span text:style-name="T739">кам</text:span>, <text:span text:style-name="T4">ни</text:span> в полицию.</text:p>
      <text:p text:style-name="P83"/>
      <text:p text:style-name="P83">I<text:span text:style-name="T544">`</text:span>m counting my calories, <text:span text:style-name="T4">yet</text:span> I really want dessert — Я считаю калории, но <text:span text:style-name="T4">все же</text:span> хочу десерт.</text:p>
      <text:p text:style-name="P342"><text:span text:style-name="T544">He</text:span><text:span text:style-name="T545"> was busy, </text:span><text:span text:style-name="T19">so</text:span><text:span text:style-name="T545"> I went to the movies alone — </text:span><text:span text:style-name="T544">Он</text:span><text:span text:style-name="T545"> был занят, </text:span><text:span text:style-name="T19">так что</text:span><text:span text:style-name="T545"> я пошла в кино одна.</text:span></text:p>
      <text:p text:style-name="P342"/>
      <text:p text:style-name="P342"/>
      <text:p text:style-name="P4">Вопросительные предложения</text:p>
      <text:p text:style-name="P177"/>
      <text:p text:style-name="P178">В английском языке существует правило: в каком времени задается вопрос, </text:p>
      <text:p text:style-name="P382">в таком времени должен быть и ответ.</text:p>
      <text:p text:style-name="P179"/>
      <text:p text:style-name="P296"><text:span text:style-name="T156">Разделительный вопрос </text:span><text:span text:style-name="T157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158">Корешок </text:span><text:span text:style-name="T159">обычно</text:span><text:span text:style-name="T158"> переводится словами переспроса: «да?», «правда?», «не так ли?»</text:span></text:p>
      <text:p text:style-name="P179"/>
      <text:p text:style-name="P84">You live in a big flat, don’t you? — Вы живете в большой квартире, да?</text:p>
      <text:p text:style-name="P38"/>
      <text:p text:style-name="P296"><text:span text:style-name="T166">Вопросы с отрицанием придают речи эмоциональную окраску. </text:span><text:span text:style-name="T167">В</text:span><text:span text:style-name="T166"> переводе удобно доб</text:span><text:span text:style-name="T167">авлять</text:span><text:span text:style-name="T166"> слово «разве» </text:span><text:span text:style-name="T167">или </text:span><text:span text:style-name="T166">«ли». Отвечают на такие вопросы обычно одним словом — yes или no.</text:span></text:p>
      <text:p text:style-name="P180"/>
      <text:p text:style-name="P85"><text:soft-page-break/>Don’t you want to help? — Разве ты не хочешь помочь?</text:p>
      <text:p text:style-name="P85">Wouldn’t it be better to go home now? — Не лучше ли пойти сейчас домой?</text:p>
      <text:p text:style-name="P38">Why do they never help? — Почему они никогда не помогают? <text:span text:style-name="T547">(возмущение)</text:span></text:p>
      <text:p text:style-name="P38"/>
      <text:p text:style-name="P181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548">Порядок слов как в утверждении.</text:span></text:p>
      <text:p text:style-name="P181"/>
      <text:p text:style-name="P86">Did you hear that Maria is getting married? <text:span text:style-name="T478">Maria’s getting married?</text:span> — </text:p>
      <text:p text:style-name="P86">Ты слышал, что Мария выходит замуж? <text:span text:style-name="T478">Мария выходит замуж?</text:span><text:span text:style-name="T330"> (переспр</text:span><text:span text:style-name="T339">ашивает</text:span><text:span text:style-name="T330">)</text:span></text:p>
      <text:p text:style-name="P147"/>
      <text:p text:style-name="P296"><text:span text:style-name="T160">Иногда </text:span><text:span text:style-name="T161">эхо-</text:span><text:span text:style-name="T160">вопросы сокращают </text:span><text:span text:style-name="T161">так</text:span><text:span text:style-name="T160">, что остается лишь вопросительное слово </text:span></text:p>
      <text:p text:style-name="P182">и несколько поясняющих слов.</text:p>
      <text:p text:style-name="P182"/>
      <text:p text:style-name="P87">Honey, I paid $5000 for this dress. <text:span text:style-name="T550">You what?</text:span> — </text:p>
      <text:p text:style-name="P296"><text:span text:style-name="T65">Дорогой, я заплатила за это платье 5000 долларов. </text:span><text:span text:style-name="T552">Чтоо</text:span><text:span text:style-name="T554">оо</text:span><text:span text:style-name="T552">о</text:span><text:span text:style-name="T553">?</text:span><text:span text:style-name="T561"> </text:span><text:span text:style-name="T562">(О_О)</text:span></text:p>
      <text:p text:style-name="P87"/>
      <text:p text:style-name="P296"><text:span text:style-name="T162">В</text:span><text:span text:style-name="T163"> сложно</text:span><text:span text:style-name="T164">м</text:span><text:span text:style-name="T163"> предложении, </text:span><text:span text:style-name="T162">вопросительной может быть только главная часть</text:span><text:span text:style-name="T163">. </text:span></text:p>
      <text:p text:style-name="P296"><text:span text:style-name="T163">В придаточной части поря</text:span><text:span text:style-name="T164">д</text:span><text:span text:style-name="T163">ок слов всегда</text:span><text:span text:style-name="T165"> </text:span><text:span text:style-name="T163">утвердительны</text:span><text:span text:style-name="T162">й</text:span><text:span text:style-name="T163">.</text:span></text:p>
      <text:p text:style-name="P147"/>
      <text:p text:style-name="P183">1) Условные предложения и предложения с wish.</text:p>
      <text:p text:style-name="P183"/>
      <text:p text:style-name="P38">Will you learn a lot if you read this chapter? - Вы многое узнаете, если прочитаете эту главу?</text:p>
      <text:p text:style-name="P38">Do you wish you earned <text:span text:style-name="T740">$</text:span>10000 in a month? — Ты бы хотел зарабатывать <text:span text:style-name="T664">$</text:span>10000 в месяц?</text:p>
      <text:p text:style-name="P147"/>
      <text:p text:style-name="P183">2) Придаточные определительные предложения.</text:p>
      <text:p text:style-name="P88"/>
      <text:p text:style-name="P89">Do you still have the report you promised me? — </text:p>
      <text:p text:style-name="P89">У тебя все еще есть тот доклад, который ты мне обещал?</text:p>
      <text:p text:style-name="P88"/>
      <text:p text:style-name="P183">3) Сложные предложения с that-clause и косвенная речь.</text:p>
      <text:p text:style-name="P183"/>
      <text:p text:style-name="P88">Does he agree that Mary is a liar? — Он согласен, что Мэри врет? </text:p>
      <text:p text:style-name="P88">(that-clause — это обычное предложение, с that)</text:p>
      <text:p text:style-name="Standard"/>
      <text:p text:style-name="Standard"/>
      <text:p text:style-name="P5">Формальное подлежащее</text:p>
      <text:p text:style-name="P185"/>
      <text:p text:style-name="P317"><text:span text:style-name="T188">Сымы</text:span><text:span text:style-name="T192">ми</text:span><text:span text:style-name="T169"> популярны</text:span><text:span text:style-name="T168">ми </text:span><text:span text:style-name="T169">являются: it и there. Также в этой роли могут выступать </text:span></text:p>
      <text:p text:style-name="P186">слова: you, they, this, that, here.</text:p>
      <text:p text:style-name="P185"/>
      <text:p text:style-name="P147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185"/>
      <text:p text:style-name="P90"><text:span text:style-name="T4">There is</text:span> a new restaurant near here — Недалеко <text:span text:style-name="T4">есть</text:span> новый ресторан.</text:p>
      <text:p text:style-name="P185"/>
      <text:p text:style-name="P185">Если нужно сказать, что чего-то нет или <text:span text:style-name="T665">что-то </text:span>не находится в каком-то месте, </text:p>
      <text:p text:style-name="P185">то используется связка there + be + no или there + be + not + any.</text:p>
      <text:p text:style-name="P185"/>
      <text:p text:style-name="P38"><text:span text:style-name="T20">T</text:span><text:span text:style-name="T21">here are no</text:span><text:span text:style-name="T666"> customers this time / </text:span><text:span text:style-name="T20">T</text:span><text:span text:style-name="T21">here aren’t any</text:span><text:span text:style-name="T666"> customers this time — </text:span></text:p>
      <text:p text:style-name="P38"><text:span text:style-name="T667">В</text:span><text:span text:style-name="T666"> это время </text:span><text:span text:style-name="T21">нет</text:span><text:span text:style-name="T666"> посетителей.</text:span></text:p>
      <text:p text:style-name="P185"/>
      <text:p text:style-name="P296"><text:soft-page-break/><text:span text:style-name="T169">П</text:span><text:span text:style-name="T170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187"/>
      <text:p text:style-name="P91"><text:span text:style-name="T270">There must be</text:span> a mistake — Здесь, <text:span text:style-name="T270">похоже</text:span>, ошибка.</text:p>
      <text:p text:style-name="P91"><text:span text:style-name="T270">There must have been</text:span> somebody at home — Кто-то, <text:span text:style-name="T270">должно быть</text:span>, находился в доме.</text:p>
      <text:p text:style-name="P91"/>
      <text:p text:style-name="P188">It может указывать не только на существительное (объект), но и на прилагательное, </text:p>
      <text:p text:style-name="P296"><text:span text:style-name="T171">а также идти в связке с любым глаголом. </text:span><text:span text:style-name="T168">Им</text:span><text:span text:style-name="T171"> часто заменяет существительное о котором говорилось ранее. Иногда </text:span><text:span text:style-name="T197">it </text:span><text:span text:style-name="T171">переводится как «это», но чаще «он/</text:span><text:span text:style-name="T168">она</text:span><text:span text:style-name="T171">» </text:span><text:span text:style-name="T168">или вообще выпадает</text:span><text:span text:style-name="T171">.</text:span></text:p>
      <text:p text:style-name="P188"/>
      <text:p text:style-name="P188">We bought pizza. <text:span text:style-name="T4">It was</text:span> very tasty — Мы купили пиццу. <text:span text:style-name="T4">Она была</text:span> очень вкусной.</text:p>
      <text:p text:style-name="P188">(it заменяет слово «pizza», <text:span text:style-name="T668">о которой говорилось ранее</text:span>)</text:p>
      <text:p text:style-name="P188"/>
      <text:p text:style-name="P188"><text:span text:style-name="T669">Также </text:span><text:span text:style-name="T741">i</text:span>t используют, когда говорят о времене, погоде или дистанции. Если it стоит в связке </text:p>
      <text:p text:style-name="P296">с прилагательным, то это означает состояние (<text:span text:style-name="T668">i</text:span>t is <text:span text:style-name="T668">nice, it is good</text:span>).</text:p>
      <text:p text:style-name="P188"/>
      <text:p text:style-name="P92">I think it’s going to rain — Я думаю, что пойдет дождь.</text:p>
      <text:p text:style-name="P92">What time is it? It’s 10 o’clock — Сколько времени? Сейчас 10 часов.</text:p>
      <text:p text:style-name="P92">Let’s walk home. <text:span text:style-name="T668">N</text:span>o, it’s too far — Давай пойдем домой пешком. <text:span text:style-name="T668">Н</text:span>ет, это слишком далеко.</text:p>
      <text:p text:style-name="P92">It was nice to talk to you. — Было приятно поговорить с вами.</text:p>
      <text:p text:style-name="P188"/>
      <text:p text:style-name="P296"><text:span text:style-name="T168">It можно встретить в предложениях с пассивным залогом. </text:span><text:span text:style-name="T193">It</text:span><text:span text:style-name="T168"> часто входит в состав устойчивых выражений, а также стоит перед некоторыми глаголами (it seems, it appears).</text:span></text:p>
      <text:p text:style-name="P188"/>
      <text:p text:style-name="P189">Устойчивые выражения с it:</text:p>
      <text:list xml:id="list3196712621" text:style-name="L15">
        <text:list-item>
          <text:p text:style-name="P553">it takes — это занимает (столько-то времени);</text:p>
        </text:list-item>
        <text:list-item>
          <text:p text:style-name="P553">get it — понятно;</text:p>
        </text:list-item>
        <text:list-item>
          <text:p text:style-name="P553">get over it — преодолеть неприятную ситуацию;</text:p>
        </text:list-item>
        <text:list-item>
          <text:p text:style-name="P553">make it — удалось (достичь цели);</text:p>
        </text:list-item>
        <text:list-item>
          <text:p text:style-name="P553">I`m on it — я в процессе (работаю над этим);</text:p>
        </text:list-item>
        <text:list-item>
          <text:p text:style-name="P553">take it or leave it — саглащайся или уходи (торг не уместен);</text:p>
        </text:list-item>
        <text:list-item>
          <text:p text:style-name="P553">use it or lose it — используй (это умение) или потеряешь;</text:p>
        </text:list-item>
        <text:list-item>
          <text:p text:style-name="P553">it takes two to tango — делить ответственность на двоих (оба виноваты);</text:p>
        </text:list-item>
      </text:list>
      <text:p text:style-name="P190"/>
      <text:p text:style-name="P38">It takes me 30 minutes to get home — У меня занимает 30 минут, чтобы добраться до дома.</text:p>
      <text:p text:style-name="P38">Do you get what I’m saying? Yes, I get it — Вам понятно, что я говорю? Да, понятно.</text:p>
      <text:p text:style-name="P38">I’ve had time to get over it — У меня было время прийти в себя (пережить это).</text:p>
      <text:p text:style-name="P38">I’m so happy you could make it — Я так рад, что у тебя получилось.</text:p>
      <text:p text:style-name="P38">I’m on it, but we’ve got another problem — Я этим занимаюсь, но у нас тут еще одна проблем.</text:p>
      <text:p text:style-name="P38"/>
      <text:p text:style-name="P38">It takes two to tango, so Peter and Nick are both responsible for the damage — Виноваты оба, </text:p>
      <text:p text:style-name="P38">так что и Питер, и Ник несут ответственность за ущерб.</text:p>
      <text:p text:style-name="P296"/>
      <text:p text:style-name="P296"><text:span text:style-name="T728">You</text:span>, <text:span text:style-name="T670">как</text:span> формально<text:span text:style-name="T670">е</text:span> подлежаще<text:span text:style-name="T670">е,</text:span> используется <text:span text:style-name="T670">для</text:span> обращение к любому человеку.</text:p>
      <text:p text:style-name="P191">Часто это какие-то инструкции или рекомендации. Здесь you не переводится.</text:p>
      <text:p text:style-name="P93"/>
      <text:p text:style-name="P93">You can burn your hand if you put it in fire — Можно обжечь руку, если засунуть ее в огонь.</text:p>
      <text:p text:style-name="P93">In order to login you must be registered - Для того чтобы войти, нужно зарегистрироваться.</text:p>
      <text:p text:style-name="P93"/>
      <text:p text:style-name="P191">They как формальное подлежащее часто встречается в связке they say. </text:p>
      <text:p text:style-name="P296"><text:span text:style-name="T196">По аналогии с you, имеется ввиду не какие-то конкретные люди, а </text:span><text:span text:style-name="T198">все </text:span><text:span text:style-name="T196">люди </text:span><text:span text:style-name="T198">в общем</text:span><text:span text:style-name="T196">. </text:span></text:p>
      <text:p text:style-name="P93"><text:soft-page-break/>They say that winter will be cold — Говорят, что зима будет холодной.</text:p>
      <text:p text:style-name="P93">They say this old house is haunted — Говорят, что этот старый дом населен призраками.</text:p>
      <text:p text:style-name="P191"/>
      <text:p text:style-name="P296"><text:span text:style-name="T194">Связка t</text:span><text:span text:style-name="T172">hat </text:span><text:span text:style-name="T194">is</text:span><text:span text:style-name="T172"> </text:span><text:span text:style-name="T194">часто</text:span><text:span text:style-name="T172"> </text:span><text:span text:style-name="T173">встречается в</text:span><text:span text:style-name="T172"> </text:span><text:span text:style-name="T195">разговоре,</text:span><text:span text:style-name="T172"> </text:span><text:span text:style-name="T173">в значении</text:span><text:span text:style-name="T172"> «это» </text:span><text:span text:style-name="T195">либо вообще выпадает</text:span><text:span text:style-name="T172">:</text:span></text:p>
      <text:p text:style-name="P296"/>
      <text:p text:style-name="P93">Wow, that’s great/awesome/wonderful! — Ух ты, отлично/<text:span text:style-name="T671">с</text:span>упер/<text:span text:style-name="T671">в</text:span>еликолепно!</text:p>
      <text:p text:style-name="P93">That’s OK — Всё в порядке. That’s not fair — Это не честно.</text:p>
      <text:p text:style-name="P192"/>
      <text:p text:style-name="P318"><text:span text:style-name="T196">Here, как формальное подлежащее,</text:span><text:span text:style-name="T167"> </text:span><text:span text:style-name="T196">встречается </text:span><text:span text:style-name="T195">в следующих</text:span><text:span text:style-name="T167"> </text:span><text:span text:style-name="T195">устойчивых </text:span><text:span text:style-name="T196">связках:</text:span></text:p>
      <text:p text:style-name="P191"/>
      <text:p text:style-name="P93"><text:span text:style-name="T665">H</text:span>ere <text:span text:style-name="T672">it is / </text:span><text:span text:style-name="T665">H</text:span><text:span text:style-name="T672">ere you are — </text:span><text:span text:style-name="T665">В</text:span><text:span text:style-name="T672">от (когда </text:span><text:span text:style-name="T742">вам</text:span><text:span text:style-name="T672"> что-то дают);</text:span></text:p>
      <text:p text:style-name="P93"><text:span text:style-name="T665">H</text:span><text:span text:style-name="T672">ere it comes — </text:span><text:span text:style-name="T665">В</text:span><text:span text:style-name="T672">от оно, началось (когда что-то надвигается);</text:span></text:p>
      <text:p text:style-name="P93"><text:span text:style-name="T449">H</text:span><text:span text:style-name="T448">ere they are — </text:span><text:span text:style-name="T449">В</text:span><text:span text:style-name="T448">от они (когда кого-то искали и нашли);</text:span></text:p>
      <text:p text:style-name="P383"/>
      <text:p text:style-name="P383"/>
      <text:p text:style-name="P297"><text:span text:style-name="T673">Д</text:span><text:span text:style-name="T674">ополнени</text:span><text:span text:style-name="T675">я</text:span></text:p>
      <text:p text:style-name="P215"/>
      <text:p text:style-name="P216">В английском языке дополнение переводится как «object». Дополненией бывает 3 вида:</text:p>
      <text:list xml:id="list1241503508" text:style-name="L16">
        <text:list-item>
          <text:p text:style-name="P554">direct object — прямое дополнение;</text:p>
        </text:list-item>
        <text:list-item>
          <text:p text:style-name="P554">indirect object — непрямое дополнение;</text:p>
        </text:list-item>
        <text:list-item>
          <text:p text:style-name="P554">object of the preposition — дополнение с предлогом;</text:p>
        </text:list-item>
      </text:list>
      <text:p text:style-name="P193"/>
      <text:p text:style-name="P297"><text:span text:style-name="T174">Прямое дополнение отвечает на вопрос «</text:span><text:span text:style-name="T175">что</text:span><text:span text:style-name="T174">?», «</text:span><text:span text:style-name="T175">кого</text:span><text:span text:style-name="T174">?». </text:span><text:span text:style-name="T176">Оно дополняет по смыслу глагол. </text:span><text:span text:style-name="T174">Перед </text:span><text:span text:style-name="T175">ним</text:span><text:span text:style-name="T174"> не бывает предлогов. </text:span><text:span text:style-name="T175">Но при переводе предлоги могут появиться. </text:span></text:p>
      <text:p text:style-name="P194"/>
      <text:p text:style-name="P95">Sandra likes <text:span text:style-name="T4">chocolate cake</text:span> — Сандра любит <text:span text:style-name="T4">шоколадный торт</text:span>.</text:p>
      <text:p text:style-name="P95">Kira saw <text:span text:style-name="T4">Ann</text:span> through the window — Кира увидела <text:span text:style-name="T4">Аню</text:span> через окно.</text:p>
      <text:p text:style-name="P94"><text:span text:style-name="T447">Angela played </text:span><text:span text:style-name="T435">the piano</text:span><text:span text:style-name="T447">. — Анжела играла </text:span><text:span text:style-name="T435">на пианино</text:span><text:span text:style-name="T447">.</text:span></text:p>
      <text:p text:style-name="P383"/>
      <text:p text:style-name="P297"><text:span text:style-name="T177">А</text:span><text:span text:style-name="T175">нглийская логика: «Анжела использовала </text:span><text:span text:style-name="T253">что</text:span><text:span text:style-name="T175">?» → пианино.</text:span></text:p>
      <text:p text:style-name="P184"><text:span text:style-name="T447">Русская логика: «Анжела играла </text:span><text:span text:style-name="T451">на чем</text:span><text:span text:style-name="T447">?» → на пианино.</text:span></text:p>
      <text:p text:style-name="P441"/>
      <text:p text:style-name="P441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41"/>
      <text:p text:style-name="P96">They <text:span text:style-name="T478">sent</text:span> <text:span text:style-name="T4">him</text:span> <text:span text:style-name="T478">a present</text:span>. — Они <text:span text:style-name="T478">послали</text:span> <text:span text:style-name="T4">ему</text:span> <text:span text:style-name="T478">подарок</text:span>.</text:p>
      <text:p text:style-name="P96">Dad <text:span text:style-name="T478">made</text:span> <text:span text:style-name="T4">his son</text:span> <text:span text:style-name="T478">a sandwich</text:span>. — Папа <text:span text:style-name="T478">сделал</text:span> <text:span text:style-name="T4">своему сыну</text:span> <text:span text:style-name="T478">бутерброд</text:span>.</text:p>
      <text:p text:style-name="P96">Mom <text:span text:style-name="T478">read</text:span> <text:span text:style-name="T4">Katie</text:span> <text:span text:style-name="T478">a book</text:span>. — Мама <text:span text:style-name="T478">читала</text:span> <text:span text:style-name="T4">Кэти</text:span> <text:span text:style-name="T478">книгу</text:span>.</text:p>
      <text:p text:style-name="P195"/>
      <text:p text:style-name="P297"><text:span text:style-name="T178">Дополнение с предлогом помогает конкретизировать информацию. </text:span><text:span text:style-name="T179">И</text:span><text:span text:style-name="T178">спользу</text:span><text:span text:style-name="T179">ется</text:span><text:span text:style-name="T178"> когда после связки «глагол + предлог», фраза остается не полной по смыслу. Если </text:span><text:span text:style-name="T179">же</text:span><text:span text:style-name="T178"> </text:span></text:p>
      <text:p text:style-name="P297"><text:span text:style-name="T178">«глагол + предлог» не требу</text:span><text:span text:style-name="T179">ю</text:span><text:span text:style-name="T178">т пояснений, то это </text:span><text:span text:style-name="T199">будет </text:span><text:span text:style-name="T178">фразовый глагол.</text:span></text:p>
      <text:p text:style-name="P195"/>
      <text:p text:style-name="P39"><text:span text:style-name="T679">I am </text:span><text:span text:style-name="T479">thinking</text:span><text:span text:style-name="T337"> </text:span><text:span text:style-name="T336">about</text:span><text:span text:style-name="T22"> your idea</text:span><text:span text:style-name="T679"> — Я </text:span><text:span text:style-name="T479">обдумываю</text:span><text:span text:style-name="T679"> </text:span><text:span text:style-name="T22">твою</text:span><text:span text:style-name="T679"> </text:span><text:span text:style-name="T22">идею</text:span><text:span text:style-name="T294">.</text:span></text:p>
      <text:p text:style-name="P122"><text:span text:style-name="T681">(фраза «I am thinking about» неполная и требует указать, то, о чем думаю</text:span><text:span text:style-name="T682">т</text:span><text:span text:style-name="T681">)</text:span></text:p>
      <text:p text:style-name="P239"/>
      <text:p text:style-name="P239">Глаголы, которые требуют 2х дополнений: give, lend, pass, send, show.</text:p>
      <text:p text:style-name="P279"><text:span text:style-name="T102">Стандартный способ </text:span><text:span text:style-name="T180">их </text:span><text:span text:style-name="T102">расположения: verb + непрямое дополнение + прямое дополние.</text:span></text:p>
      <text:p text:style-name="P239">Альтернативные способ: verb + прямое дополнение + дополнение с предлогом to.</text:p>
      <text:p text:style-name="P239"/>
      <text:p text:style-name="P122"><text:span text:style-name="T679">He lent me money — </text:span><text:span text:style-name="T680">Он одолжил мне ден</text:span><text:span text:style-name="T743">ег</text:span><text:span text:style-name="T680">.</text:span></text:p>
      <text:p text:style-name="P121"><text:span text:style-name="T452">He lent money to me — </text:span><text:span text:style-name="T453">Он одолжил денег мне.</text:span></text:p>
      <text:p text:style-name="P228"><text:soft-page-break/><text:span text:style-name="T677">Обстоятельств</text:span><text:span text:style-name="T678">а</text:span></text:p>
      <text:p text:style-name="P236"/>
      <text:p text:style-name="P240"><text:span text:style-name="T683">Обстоятельство — э</text:span>то слово или группа слов, которые характеризуют действие. <text:s/></text:p>
      <text:p text:style-name="P312"><text:span text:style-name="T396">Е</text:span><text:span text:style-name="T397">сли обстоятельство выражается одним словом, то это будет наречие.</text:span></text:p>
      <text:p text:style-name="P387"/>
      <text:p text:style-name="P312"><text:span text:style-name="T398">О</text:span><text:span text:style-name="T206">бстоятельство места — отвечает на вопрос «где?». </text:span><text:span text:style-name="T207">(</text:span><text:span text:style-name="T208">стоит после глагола</text:span><text:span text:style-name="T207">)</text:span></text:p>
      <text:p text:style-name="P312"><text:span text:style-name="T246">О</text:span><text:span text:style-name="T206">бстоятельство времени — отвечает на вопрос «когда?». </text:span><text:span text:style-name="T207">(стоит в конце или в начале)</text:span></text:p>
      <text:p text:style-name="P312"><text:span text:style-name="T246">О</text:span><text:span text:style-name="T206">бстоятельство </text:span><text:span text:style-name="T209">способа действия</text:span><text:span text:style-name="T206"> — отвечает на вопрос «как?».</text:span></text:p>
      <text:p text:style-name="P141"/>
      <text:p text:style-name="P123"><text:span text:style-name="T330">My friend lives </text:span><text:span text:style-name="T478">in Washington</text:span><text:span text:style-name="T330"> — Мой друг живет </text:span><text:span text:style-name="T478">в Вашингтоне</text:span><text:span text:style-name="T330">. </text:span><text:span text:style-name="T338">(где?)</text:span></text:p>
      <text:p text:style-name="P123"><text:span text:style-name="T338">People sleep </text:span><text:span text:style-name="T480">at night</text:span><text:span text:style-name="T338"> — Люди спят </text:span><text:span text:style-name="T480">ночью</text:span><text:span text:style-name="T338">. (когда?)</text:span></text:p>
      <text:p text:style-name="P123"><text:span text:style-name="T330">I speak English </text:span><text:span text:style-name="T478">well</text:span><text:span text:style-name="T330"> — Я </text:span><text:span text:style-name="T478">хорошо</text:span><text:span text:style-name="T330"> говорю по-английски. </text:span><text:span text:style-name="T338">(как?)</text:span></text:p>
      <text:p text:style-name="P142"/>
      <text:p text:style-name="P297"><text:span text:style-name="T256">Также </text:span><text:span text:style-name="T257">обстоятельство может</text:span><text:span text:style-name="T256"> поясня</text:span><text:span text:style-name="T257">ть</text:span><text:span text:style-name="T256"> причину дейст</text:span><text:span text:style-name="T258">в</text:span><text:span text:style-name="T256">ия и </text:span><text:span text:style-name="T258">показыва</text:span><text:span text:style-name="T257">ть</text:span><text:span text:style-name="T258"> его </text:span><text:span text:style-name="T256">цель. </text:span></text:p>
      <text:p text:style-name="P297"><text:span text:style-name="T257">В этом случае оно </text:span><text:span text:style-name="T259">может</text:span><text:span text:style-name="T257"> выражаться </text:span><text:span text:style-name="T260">инфинитивом и </text:span><text:span text:style-name="T261">другими словами</text:span><text:span text:style-name="T257">.</text:span></text:p>
      <text:p text:style-name="P142"/>
      <text:p text:style-name="P297"><text:span text:style-name="T96">This happened </text:span><text:span text:style-name="T99">because of you</text:span><text:span text:style-name="T96">! — Это случилось </text:span><text:span text:style-name="T99">из-за тебя</text:span><text:span text:style-name="T96">! (</text:span><text:span text:style-name="T97">поясняет </text:span><text:span text:style-name="T96">причин</text:span><text:span text:style-name="T97">у</text:span><text:span text:style-name="T96">)</text:span></text:p>
      <text:p text:style-name="P39"><text:span text:style-name="T295">I stood up </text:span><text:span text:style-name="T481">to shake</text:span><text:span text:style-name="T295"> his hand — Я встал, </text:span><text:span text:style-name="T481">чтобы пожать</text:span><text:span text:style-name="T295"> ему руку </text:span><text:span text:style-name="T296">(</text:span><text:span text:style-name="T297">показывает </text:span><text:span text:style-name="T296">цель)</text:span></text:p>
      <text:p text:style-name="P124"/>
      <text:p text:style-name="P124"/>
      <text:p text:style-name="P298"><text:span text:style-name="T676">Н</text:span><text:span text:style-name="T673">аречи</text:span><text:span text:style-name="T676">я</text:span></text:p>
      <text:p text:style-name="P241"/>
      <text:p text:style-name="P196"><text:span text:style-name="T298">1) </text:span><text:span text:style-name="T299">Наречия, о</text:span><text:span text:style-name="T270">бразованные от прилагательных. (strong → strongly, rapid → rapidly)</text:span></text:p>
      <text:p text:style-name="P242"/>
      <text:p text:style-name="P298"><text:span text:style-name="T210">Наречия lately и hardly хоть и кажутся производными от late и hard, но </text:span><text:span text:style-name="T211">имеют</text:span><text:span text:style-name="T210"> совсем другое значени</text:span><text:span text:style-name="T212">е</text:span><text:span text:style-name="T210">. Lately означает «в последние время», а hardly — </text:span><text:span text:style-name="T212">едва ли.</text:span></text:p>
      <text:p text:style-name="P242"/>
      <text:p text:style-name="P126">Have you seen Tom lately? — Ты видел Тома в последнее время?</text:p>
      <text:p text:style-name="P126">She hardly spoke to me — Она едва ли говорила со мной.</text:p>
      <text:p text:style-name="P126"/>
      <text:p text:style-name="P298"><text:span text:style-name="T298">Другие з</text:span><text:span text:style-name="T300">начения h</text:span><text:span text:style-name="T270">ardly:</text:span></text:p>
      <text:list xml:id="list2027909614" text:style-name="L17">
        <text:list-item>
          <text:p text:style-name="P555"><text:span text:style-name="T270">can hardly — </text:span><text:span text:style-name="T300">едва ли </text:span><text:span text:style-name="T298">могу это сделать</text:span><text:span text:style-name="T300">;</text:span></text:p>
        </text:list-item>
        <text:list-item>
          <text:p text:style-name="P564">hardly ever — почти никогда;</text:p>
        </text:list-item>
        <text:list-item>
          <text:p text:style-name="P564">hardly — конечно нет;</text:p>
        </text:list-item>
      </text:list>
      <text:p text:style-name="P243"/>
      <text:p text:style-name="P125">I was so ill that I could hardly move — Мне было так плохо, что я едва ли мог двигаться.</text:p>
      <text:p text:style-name="P125">The sutuation is bad, but it’s hardly a crysis - Ситуац<text:span text:style-name="T684">ия</text:span> плохая, но это конечно не конец света.</text:p>
      <text:p text:style-name="P125"/>
      <text:p text:style-name="P298"><text:span text:style-name="T270">2) Наречия места (</text:span><text:span text:style-name="T301">отвечают на вопрос «где?»</text:span><text:span text:style-name="T270">).</text:span></text:p>
      <text:p text:style-name="P244"/>
      <text:list xml:id="list462223178" text:style-name="L18">
        <text:list-item>
          <text:p text:style-name="P556"><text:span text:style-name="T270">here — </text:span><text:span text:style-name="T299">здесь</text:span><text:span text:style-name="T270">;</text:span></text:p>
        </text:list-item>
        <text:list-item>
          <text:p text:style-name="P556"><text:span text:style-name="T270">there — </text:span><text:span text:style-name="T299">там</text:span><text:span text:style-name="T270">;</text:span></text:p>
        </text:list-item>
        <text:list-item>
          <text:p text:style-name="P556"><text:span text:style-name="T270">above — </text:span><text:span text:style-name="T299">над</text:span><text:span text:style-name="T270">;</text:span></text:p>
        </text:list-item>
        <text:list-item>
          <text:p text:style-name="P556"><text:span text:style-name="T270">everywhery — </text:span><text:span text:style-name="T299">везде</text:span><text:span text:style-name="T270">;</text:span></text:p>
        </text:list-item>
      </text:list>
      <text:p text:style-name="P244"/>
      <text:p text:style-name="P298"><text:span text:style-name="T212">Иногда</text:span><text:span text:style-name="T213"> </text:span><text:span text:style-name="T214">они </text:span><text:span text:style-name="T212">выглядят как предлоги </text:span><text:span text:style-name="T218">и</text:span><text:span text:style-name="T212"> стоят на той же позиции. </text:span><text:span text:style-name="T215">Н</text:span><text:span text:style-name="T212">о </text:span><text:span text:style-name="T213">предлоги</text:span><text:span text:style-name="T212"> отличаются тем, что после </text:span><text:span text:style-name="T213">них</text:span><text:span text:style-name="T212"> идет существит</text:span><text:span text:style-name="T213">ельное. </text:span><text:span text:style-name="T218">Также наручия м</text:span><text:span text:style-name="T216">огут выпадать при переводе:</text:span></text:p>
      <text:p text:style-name="P245"/>
      <text:list xml:id="list3811285665" text:style-name="L19">
        <text:list-item>
          <text:p text:style-name="P579"><text:span text:style-name="T213">around — </text:span><text:span text:style-name="T217">вокруг</text:span><text:span text:style-name="T213">; </text:span></text:p>
        </text:list-item>
        <text:list-item>
          <text:p text:style-name="P615"><text:span text:style-name="T201">behind — </text:span><text:span text:style-name="T217">сзади</text:span><text:span text:style-name="T201">;</text:span></text:p>
        </text:list-item>
        <text:list-item>
          <text:p text:style-name="P615"><text:span text:style-name="T201">down — </text:span><text:span text:style-name="T217">внизу</text:span><text:span text:style-name="T201">;</text:span></text:p>
        </text:list-item>
        <text:list-item>
          <text:p text:style-name="P615"><text:span text:style-name="T201">in — </text:span><text:span text:style-name="T217">внутри</text:span><text:span text:style-name="T201">;</text:span></text:p>
        </text:list-item>
        <text:list-item>
          <text:p text:style-name="P616"><text:soft-page-break/><text:span text:style-name="T201">on, </text:span><text:span text:style-name="T246">off</text:span><text:span text:style-name="T201"> — </text:span><text:span text:style-name="T220">на, </text:span><text:span text:style-name="T246">вне</text:span><text:span text:style-name="T220">;</text:span></text:p>
        </text:list-item>
        <text:list-item>
          <text:p text:style-name="P580"><text:span text:style-name="T213">over — </text:span><text:span text:style-name="T217">над</text:span><text:span text:style-name="T213">;</text:span></text:p>
        </text:list-item>
      </text:list>
      <text:p text:style-name="P244"/>
      <text:p text:style-name="P125"><text:span text:style-name="T684">He slipped and fell down — Он поскользнулся и упал.</text:span></text:p>
      <text:p text:style-name="P125"/>
      <text:p text:style-name="P589"><text:span text:style-name="T247">Разница между above и over в том, что первое о</text:span><text:span text:style-name="T102">значает </text:span><text:span text:style-name="T200">«</text:span><text:span text:style-name="T102">выше», «над» в общем смысле, но не обязательно прямо над. </text:span><text:span text:style-name="T200">И</text:span><text:span text:style-name="T102">спользуется для описания вертикальных позиций, например, измерения температуры, высоты и т.д. </text:span><text:span text:style-name="T200">Второе и</text:span>спользуется, когда один предмет </text:p>
      <text:p text:style-name="P589">прямо над другим или касается его.</text:p>
      <text:p text:style-name="P125"/>
      <text:p text:style-name="P442"><text:span text:style-name="T212">3</text:span><text:span text:style-name="T201">) Наречия времени (отвечают на вопрос «когда?»)</text:span></text:p>
      <text:p text:style-name="P241"/>
      <text:list xml:id="list1755705704" text:style-name="L20">
        <text:list-item>
          <text:p text:style-name="P565">yesterday — вчера;</text:p>
        </text:list-item>
        <text:list-item>
          <text:p text:style-name="P565">tomorrow — завтра;</text:p>
        </text:list-item>
        <text:list-item>
          <text:p text:style-name="P565">today — сегодня;</text:p>
        </text:list-item>
        <text:list-item>
          <text:p text:style-name="P565">now — сейчас;</text:p>
        </text:list-item>
        <text:list-item>
          <text:p text:style-name="P565">later — позже;</text:p>
        </text:list-item>
        <text:list-item>
          <text:p text:style-name="P565">last — в прошлом;</text:p>
        </text:list-item>
        <text:list-item>
          <text:p text:style-name="P565">next — в следующем;</text:p>
        </text:list-item>
      </text:list>
      <text:p text:style-name="P614"/>
      <text:p text:style-name="P246">4) Наречия частотности (отвечают на вопрос «как часто?»)</text:p>
      <text:p text:style-name="P246"/>
      <text:p text:style-name="P197"><text:span text:style-name="T270">Это маячки времени. В основном стоят между вспомогательным и смысловым глаголом. Если </text:span><text:span text:style-name="T302">в предложении есть глагол be в форме am/is/are/were/was</text:span><text:span text:style-name="T270">, то наречие будет </text:span><text:span text:style-name="T302">после.</text:span></text:p>
      <text:p text:style-name="P246"/>
      <text:list xml:id="list2376615165" text:style-name="L21">
        <text:list-item>
          <text:p text:style-name="P566">always — всегда;</text:p>
        </text:list-item>
        <text:list-item>
          <text:p text:style-name="P566">usually — обычно;</text:p>
        </text:list-item>
        <text:list-item>
          <text:p text:style-name="P566">often — часто;</text:p>
        </text:list-item>
        <text:list-item>
          <text:p text:style-name="P566">sometimes — иногда;</text:p>
        </text:list-item>
        <text:list-item>
          <text:p text:style-name="P566">rarely/seldom — редко;</text:p>
        </text:list-item>
        <text:list-item>
          <text:p text:style-name="P566">never — никогда;</text:p>
        </text:list-item>
        <text:list-item>
          <text:p text:style-name="P566">ever — когда-либо;</text:p>
        </text:list-item>
        <text:list-item>
          <text:p text:style-name="P566">also — также;</text:p>
        </text:list-item>
        <text:list-item>
          <text:p text:style-name="P566">just — только что;</text:p>
        </text:list-item>
        <text:list-item>
          <text:p text:style-name="P566">still — всё еще;</text:p>
        </text:list-item>
        <text:list-item>
          <text:p text:style-name="P566">already — уже;</text:p>
        </text:list-item>
      </text:list>
      <text:p text:style-name="P652"/>
      <text:p text:style-name="P127"><text:span text:style-name="T454">I’m always at home at noon. — Я всегда дома днем (</text:span><text:span text:style-name="T455">но </text:span><text:span text:style-name="T454">после am).</text:span></text:p>
      <text:p text:style-name="P348"/>
      <text:p text:style-name="P225"><text:span text:style-name="T454">Д</text:span><text:span text:style-name="T355">ругие наречия </text:span><text:span text:style-name="T456">и связки</text:span></text:p>
      <text:p text:style-name="P384"/>
      <text:p text:style-name="P299"><text:span text:style-name="T219">Чтобы сказать, что ситуация изменилась (больше этого нет), </text:span><text:span text:style-name="T236">использ.</text:span><text:span text:style-name="T219"> not + any + more/longer либо no + more/longer. Связк</text:span><text:span text:style-name="T221">а</text:span><text:span text:style-name="T219"> с not + any стоит в конце предложения, а c no — в середине.</text:span></text:p>
      <text:p text:style-name="P40"><text:span text:style-name="T302"/></text:p>
      <text:p text:style-name="P40"><text:span text:style-name="T302">Let it go. I can</text:span><text:span text:style-name="T24">no</text:span><text:span text:style-name="T25">t</text:span><text:span text:style-name="T302"> hold it back </text:span><text:span text:style-name="T25">any</text:span><text:span text:style-name="T302"> </text:span><text:span text:style-name="T25">more</text:span><text:span text:style-name="T302"> — Отпусти. Я </text:span><text:span text:style-name="T25">больше не</text:span><text:span text:style-name="T302"> могу держаться.</text:span></text:p>
      <text:p text:style-name="P40"><text:span text:style-name="T302">We are </text:span><text:span text:style-name="T25">no</text:span><text:span text:style-name="T302"> </text:span><text:span text:style-name="T25">longer</text:span><text:span text:style-name="T302"> friends with Peter — Мы с Питером </text:span><text:span text:style-name="T25">больше не</text:span><text:span text:style-name="T302"> друзья.</text:span></text:p>
      <text:p text:style-name="P128"/>
      <text:p text:style-name="P299"><text:span text:style-name="T222">Наречия, образованные от прилагательных, могут быть сравнительными. </text:span><text:span text:style-name="T223">Для этого нужно поменять окончание на -er или добавить слово more.</text:span></text:p>
      <text:p text:style-name="P299"><text:span text:style-name="T224"/></text:p>
      <text:p text:style-name="P299"><text:span text:style-name="T224">quickly → quicklier (быстро →</text:span><text:span text:style-name="T225"> </text:span><text:span text:style-name="T224">быстрее);</text:span></text:p>
      <text:p text:style-name="P198">often → more often (часто →<text:span text:style-name="T685"> </text:span>чаще / <text:span text:style-name="T685">более часто</text:span>);</text:p>
      <text:p text:style-name="P248"><text:soft-page-break/>Чтобы усилить сравнение, используются доп. связки:</text:p>
      <text:list xml:id="list528857779" text:style-name="L22">
        <text:list-item>
          <text:p text:style-name="P550"><text:span text:style-name="T303">far, </text:span><text:span text:style-name="T304">much — намного;</text:span></text:p>
        </text:list-item>
        <text:list-item>
          <text:p text:style-name="P567">a lot — сильнее;</text:p>
        </text:list-item>
        <text:list-item>
          <text:p text:style-name="P567">quite a lot — намного сильнее;</text:p>
        </text:list-item>
        <text:list-item>
          <text:p text:style-name="P567">a bit, a little — немного;</text:p>
        </text:list-item>
        <text:list-item>
          <text:p text:style-name="P567">just a bit — всего лишь;</text:p>
        </text:list-item>
        <text:list-item>
          <text:p text:style-name="P567">a little bit — чуть-чуть;</text:p>
        </text:list-item>
        <text:list-item>
          <text:p text:style-name="P567">slightly — слегка;</text:p>
        </text:list-item>
      </text:list>
      <text:p text:style-name="P248"/>
      <text:p text:style-name="P129">I’ve known about key far longer than you have — Я знаю о ключе намного дольше, чем ты.</text:p>
      <text:p text:style-name="P129">I need a little bit more time. — Мне нужно чуть больше времени.</text:p>
      <text:p text:style-name="P129"/>
      <text:p text:style-name="P199"><text:span text:style-name="T304">П</text:span><text:span text:style-name="T270">опулярные наречия: </text:span><text:span text:style-name="T305">so, such, enough, too, quite, rather, pretty, fairly, even.</text:span></text:p>
      <text:p text:style-name="P249"/>
      <text:p text:style-name="P299"><text:span text:style-name="T226">S</text:span><text:span text:style-name="T227">o и such переводятся </text:span><text:span text:style-name="T247">одинаково:</text:span><text:span text:style-name="T227"> «такой», «так». So </text:span><text:span text:style-name="T228">используется с</text:span><text:span text:style-name="T227"> прилагательным</text:span><text:span text:style-name="T229">и</text:span><text:span text:style-name="T227"> </text:span></text:p>
      <text:p text:style-name="P299"><text:span text:style-name="T230">и</text:span><text:span text:style-name="T227"> наречи</text:span><text:span text:style-name="T229">я</text:span><text:span text:style-name="T227">м</text:span><text:span text:style-name="T229">и</text:span><text:span text:style-name="T227">. Such </text:span><text:span text:style-name="T228">используется с</text:span><text:span text:style-name="T227"> существительным</text:span><text:span text:style-name="T229">и</text:span><text:span text:style-name="T227">.</text:span></text:p>
      <text:p text:style-name="P250"/>
      <text:p text:style-name="P130">You are <text:span text:style-name="T4">so</text:span> nice. <text:span text:style-name="T686">It’s </text:span><text:span text:style-name="T27">such</text:span><text:span text:style-name="T686"> good news — </text:span>Ты <text:span text:style-name="T4">такой</text:span> милый. <text:span text:style-name="T686">Это </text:span><text:span text:style-name="T27">такие</text:span><text:span text:style-name="T686"> хорошие новости.</text:span></text:p>
      <text:p text:style-name="P249"/>
      <text:p text:style-name="P250">Устойчивые выражения:</text:p>
      <text:list xml:id="list3770112891" text:style-name="L23">
        <text:list-item>
          <text:p text:style-name="P568">no such — такого не бывает;</text:p>
        </text:list-item>
        <text:list-item>
          <text:p text:style-name="P568">so long / such a long time — так давно;</text:p>
        </text:list-item>
        <text:list-item>
          <text:p text:style-name="P568">so much / many — так много;</text:p>
        </text:list-item>
      </text:list>
      <text:p text:style-name="P249"/>
      <text:p text:style-name="P131">There is no such thing as magic — Такой вещи, как магия, не существует.</text:p>
      <text:p text:style-name="P131">I haven’t seen her for so long — Я так давно ее не видел.</text:p>
      <text:p text:style-name="P131">I haven’t seen her for such a long time — Я не видел ее так давно.</text:p>
      <text:p text:style-name="P131">Why did you spend so much money? — Зачем ты потратил так много денег?</text:p>
      <text:p text:style-name="P252"/>
      <text:p text:style-name="P299"><text:span text:style-name="T230">E</text:span><text:span text:style-name="T228">nough </text:span><text:span text:style-name="T231">означает «достаточно», но его не всегда удобно переводить </text:span><text:span text:style-name="T232">так</text:span><text:span text:style-name="T231">. И</text:span><text:span text:style-name="T228">спользуется </text:span></text:p>
      <text:p text:style-name="P299"><text:span text:style-name="T228">с существительным</text:span><text:span text:style-name="T233">и и прилагательными</text:span><text:span text:style-name="T228">. </text:span><text:span text:style-name="T233">Ч</text:span><text:span text:style-name="T228">асто стоит в отрицаниях и вопросах.</text:span></text:p>
      <text:p text:style-name="P251"/>
      <text:p text:style-name="P132">We haven’t got enough money — У нас недостаточно денег.</text:p>
      <text:p text:style-name="P132">Well, that’s fair enough — Ну что ж, это вполне честно.</text:p>
      <text:p text:style-name="P252"/>
      <text:p text:style-name="P97"><text:span text:style-name="T230">T</text:span><text:span text:style-name="T201">oo </text:span><text:span text:style-name="T232">означает «слишком». И</text:span><text:span text:style-name="T201">спо</text:span><text:span text:style-name="T229">льзуется с прилагательными </text:span><text:span text:style-name="T233">и наречиями. </text:span></text:p>
      <text:p text:style-name="P97"><text:span text:style-name="T234">В отличие от enough, с</text:span><text:span text:style-name="T233">тоит только в утверждениях.</text:span></text:p>
      <text:p text:style-name="P251"/>
      <text:p text:style-name="P132">I’m too excited — Я слишком взволнована.</text:p>
      <text:p text:style-name="P132">You’re speaking too quickly — Ты говоришь слишком быстро.</text:p>
      <text:p text:style-name="P263"/>
      <text:p text:style-name="P148"><text:span text:style-name="T306">Q</text:span><text:span text:style-name="T307">uite, rather, pretty, fairly переводятся одинаково, </text:span><text:span text:style-name="T308">как</text:span><text:span text:style-name="T307"> «довольно», «вполне», «очень».</text:span></text:p>
      <text:p text:style-name="P299"><text:span text:style-name="T230">Используются с прилагательными и наречиями. Pretty </text:span><text:span text:style-name="T235">употребля</text:span><text:span text:style-name="T237">ю</text:span><text:span text:style-name="T235">т</text:span><text:span text:style-name="T230"> в разгоровной речи. Quite часто входит в устойчивые связки. <text:s/>Rather иногда используют в негативном контексте.</text:span></text:p>
      <text:p text:style-name="P252"/>
      <text:p text:style-name="P133">This situation is pretty ugly — Эта ситуация очень неприятная.</text:p>
      <text:p text:style-name="P133">I’m not quite sure about that — Я не вполне уверен на этот счет.</text:p>
      <text:p text:style-name="P133">He looked rather unhappy — Он выглядел довольно несчастным.</text:p>
      <text:p text:style-name="P133"/>
      <text:p text:style-name="P271">Even означает «даже». Может стоять в любом месте в предложении.</text:p>
      <text:p text:style-name="P133">Even he was there / He was even there — Даже он был там / Он был даже там.</text:p>
      <text:p text:style-name="P385"/>
      <text:p text:style-name="P247"><text:soft-page-break/><text:span text:style-name="T457">Прилагательн</text:span><text:span text:style-name="T458">ые</text:span></text:p>
      <text:p text:style-name="Standard"/>
      <text:p text:style-name="P253">Словосочетания прилагательных с go:</text:p>
      <text:list xml:id="list127166926" text:style-name="L24">
        <text:list-item>
          <text:p text:style-name="P569">go blind — ослепнуть;</text:p>
        </text:list-item>
        <text:list-item>
          <text:p text:style-name="P569">go mad/crazy — сойти с ума;</text:p>
        </text:list-item>
        <text:list-item>
          <text:p text:style-name="P569">go rotten — испортиться, сгнить;</text:p>
        </text:list-item>
        <text:list-item>
          <text:p text:style-name="P569">go missing — пропасть;</text:p>
        </text:list-item>
        <text:list-item>
          <text:p text:style-name="P569">go wrong — (дела) идут плохо;</text:p>
        </text:list-item>
      </text:list>
      <text:p text:style-name="P253"/>
      <text:p text:style-name="P135">I’ll go crazy if this keeps on — Я сойду с ума, если это будет продолжаться.</text:p>
      <text:p text:style-name="P135">Oops, I guess something went wrong — Ой, кажется, что-то пошло не так.</text:p>
      <text:p text:style-name="P253"/>
      <text:p text:style-name="P253">Популярные суффиксы в прилагательных:</text:p>
      <text:list xml:id="list119818929" text:style-name="L25">
        <text:list-item>
          <text:p text:style-name="P570">-ful — <text:span text:style-name="T687">носитель данного качества (colorful, powerful, beautiful)</text:span>;</text:p>
        </text:list-item>
        <text:list-item>
          <text:p text:style-name="P570">-less — <text:span text:style-name="T687">отсутствие данного качества (friendless, pointless)</text:span>;</text:p>
        </text:list-item>
        <text:list-item>
          <text:p text:style-name="P570">-al — <text:span text:style-name="T687">появляется при образован. прилагательных от существительных (central, formal);</text:span></text:p>
        </text:list-item>
      </text:list>
      <text:p text:style-name="P253"/>
      <text:p text:style-name="P254">Усилительные связки:</text:p>
      <text:list xml:id="list3919479825" text:style-name="L26">
        <text:list-item>
          <text:p text:style-name="P571">better and better — лучше и лучше;</text:p>
        </text:list-item>
        <text:list-item>
          <text:p text:style-name="P571">the … the better — чем …, тем лучше; </text:p>
        </text:list-item>
        <text:list-item>
          <text:p text:style-name="P572">(not) as … as — (не) такой ... как;</text:p>
        </text:list-item>
      </text:list>
      <text:p text:style-name="P255"/>
      <text:p text:style-name="P256">He likes getting big presents the bigger the better — </text:p>
      <text:p text:style-name="P256">Он любит получать большие подарки, чем больше, тем лучше.</text:p>
      <text:p text:style-name="P254"/>
      <text:p text:style-name="P41"><text:span text:style-name="T309">С</text:span><text:span text:style-name="T310">all me back as soon as possible - </text:span><text:span text:style-name="T309">П</text:span><text:span text:style-name="T310">ерезвони как можно скорее (так скоро, как это возмож</text:span><text:span text:style-name="T309">.</text:span><text:span text:style-name="T310">)</text:span></text:p>
      <text:p text:style-name="P134">I’m not as strong as him — Я не такой сильный, как он.</text:p>
      <text:p text:style-name="P134"/>
      <text:p text:style-name="P257">Прилагательные можно образовывать от глаголов, с пом<text:span text:style-name="T688">ощью</text:span> суфиксов -ing <text:span text:style-name="T689">и</text:span> -ed.</text:p>
      <text:p text:style-name="P300"><text:span text:style-name="T238">Прилагательные с -ing говорят </text:span><text:span text:style-name="T239">о том, какой объект есть сейчас</text:span><text:span text:style-name="T238">. </text:span></text:p>
      <text:p text:style-name="P134"><text:span text:style-name="T181">Прилагательные с -ed говорят о </text:span><text:span text:style-name="T182">том</text:span><text:span text:style-name="T183">, </text:span><text:span text:style-name="T182">каким объект стал.</text:span></text:p>
      <text:p text:style-name="P386"/>
      <text:p text:style-name="P41">He thinks football is interesting — Он считает, что футбол интересный.</text:p>
      <text:p text:style-name="P300"><text:span text:style-name="T421">He</text:span><text:span text:style-name="T422"> is interested in sports — </text:span><text:span text:style-name="T421">Он</text:span><text:span text:style-name="T422"> интересуется спортом (</text:span><text:span text:style-name="T421">он </text:span><text:span text:style-name="T423">заинтересованный </text:span><text:span text:style-name="T424">в </text:span><text:span text:style-name="T423">спорт</text:span><text:span text:style-name="T424">е</text:span><text:span text:style-name="T422">).</text:span></text:p>
      <text:p text:style-name="P349"/>
      <text:p text:style-name="P301">Чтобы не путать <text:span text:style-name="T690">такие</text:span><text:span text:style-name="T688"> слова</text:span> с герундием или глаголом в прошедшей форме, нужно помнить что они употребляются по <text:span text:style-name="T688">правилам прилагательных (</text:span><text:span text:style-name="T564">стоят перед существительными, </text:span></text:p>
      <text:p text:style-name="P301"><text:span text:style-name="T565">или</text:span><text:span text:style-name="T564"> после глаголов состояния: be, get, look, feel и пр.</text:span><text:span text:style-name="T566">)</text:span></text:p>
      <text:p text:style-name="P258"/>
      <text:p text:style-name="P420">I started a work. It is started process — Я начал работать. Это начатый процесс.</text:p>
      <text:p text:style-name="P513"/>
      <text:p text:style-name="P545"><text:span text:style-name="T632">М</text:span><text:span text:style-name="T633">естоимени</text:span><text:span text:style-name="T632">я</text:span></text:p>
      <text:p text:style-name="P461"/>
      <text:p text:style-name="P302"><text:span text:style-name="T567">He и she заменяют людей. </text:span><text:span text:style-name="T580">It и its заменяют предметы, животных </text:span><text:span text:style-name="T581">и</text:span><text:span text:style-name="T580"> абстрактные понятия. </text:span></text:p>
      <text:p text:style-name="P302"><text:span text:style-name="T567">В качестве исключения, she </text:span><text:span text:style-name="T568">может </text:span><text:span text:style-name="T567">заменя</text:span><text:span text:style-name="T568">ть</text:span><text:span text:style-name="T567"> огромный, монументальный объект, </text:span></text:p>
      <text:p text:style-name="P302"><text:span text:style-name="T567">например Titanic, </text:span><text:span text:style-name="T582">а it — слово baby.</text:span></text:p>
      <text:p text:style-name="P462"/>
      <text:p text:style-name="P464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464"/>
      <text:p text:style-name="P443">If anybody doesn’t agree, <text:span text:style-name="T4">they</text:span> can stand out - Если кто-то не согласен, <text:span text:style-name="T4">он</text:span> может высказаться</text:p>
      <text:p text:style-name="P443"/>
      <text:p text:style-name="P301"><text:span text:style-name="T569">Указательные местоимения: </text:span><text:span text:style-name="T570">this, that, these, those </text:span><text:span text:style-name="T569">могут использоваться как самостоятельно, так и с существит</text:span><text:span text:style-name="T570">ельным</text:span><text:span text:style-name="T571">и</text:span><text:span text:style-name="T569">. </text:span><text:span text:style-name="T572">Т</text:span><text:span text:style-name="T570">акже, </text:span><text:span text:style-name="T572">t</text:span><text:span text:style-name="T569">his используют чтобы представить человека при знакостве. </text:span><text:span text:style-name="T572">А t</text:span><text:span text:style-name="T569">hat</text:span><text:span text:style-name="T573">, чтобы указать на мысль или идею, о которой говорили ранее.</text:span></text:p>
      <text:p text:style-name="P464"/>
      <text:p text:style-name="P443">This is my bag. This bag is mine — Это моя сумка. Эта сумка моя.</text:p>
      <text:p text:style-name="P443">This is Tom. Nice to meet you — Это Tом. Приятно познакомиться.</text:p>
      <text:p text:style-name="P443">Hello, this is Jane — <text:span text:style-name="T691">Привет, это Джейн (человек представляет сам себя по телефону)</text:span></text:p>
      <text:p text:style-name="P464"/>
      <text:p text:style-name="P465">Неопределенные местоимения заменяются местоимением it. Поэтому в предложении они</text:p>
      <text:p text:style-name="P465">всегда используются по правилам 3го лица, единственного числа.</text:p>
      <text:p text:style-name="P464"/>
      <text:p text:style-name="P460">Неопределенные местоимения могут комбинироваться со словами:</text:p>
      <text:list xml:id="list47892582" text:style-name="L27">
        <text:list-item>
          <text:p text:style-name="P617">body/one — когда говорят о каком-то человеке;</text:p>
        </text:list-item>
        <text:list-item>
          <text:p text:style-name="P617">thing — когда говорят о чем-то;</text:p>
        </text:list-item>
        <text:list-item>
          <text:p text:style-name="P617">where — когда говорят о месте;</text:p>
        </text:list-item>
        <text:list-item>
          <text:p text:style-name="P617">time/times — когда говорят о времени;</text:p>
        </text:list-item>
        <text:list-item>
          <text:p text:style-name="P608">how — когда говорят о способе;</text:p>
        </text:list-item>
      </text:list>
      <text:p text:style-name="Standard"/>
      <text:p text:style-name="P301"><text:span text:style-name="T574">Местоимения с</text:span><text:span text:style-name="T575"> body и one взаимозаменяемы. </text:span><text:span text:style-name="T576">Отрицание с no более весомое, че</text:span><text:span text:style-name="T579">м</text:span><text:span text:style-name="T576"> с not + any. </text:span></text:p>
      <text:p text:style-name="P301"><text:span text:style-name="T577">Если «все» подразумевает людей, то использ</text:span><text:span text:style-name="T583">уют</text:span><text:span text:style-name="T577"> everybody или everyone, </text:span><text:span text:style-name="T578">а не</text:span><text:span text:style-name="T577"> all.</text:span></text:p>
      <text:p text:style-name="P420"/>
      <text:p text:style-name="P420">Is everybody ready? (правильно) Is all ready? (неправильно)</text:p>
      <text:p text:style-name="P420"/>
      <table:table table:name="Table4" table:style-name="Table4">
        <table:table-column table:style-name="Table4.A" table:number-columns-repeated="5"/>
        <table:table-row table:style-name="TableLine94405519062928">
          <table:table-cell table:style-name="Table4.A1" office:value-type="string">
            <text:p text:style-name="P526">-<text:span text:style-name="T692">body/</text:span><text:span text:style-name="T693">one</text:span></text:p>
          </table:table-cell>
          <table:table-cell table:style-name="Table4.A1" office:value-type="string">
            <text:p text:style-name="P527">-thing</text:p>
          </table:table-cell>
          <table:table-cell table:style-name="Table4.A1" office:value-type="string">
            <text:p text:style-name="P526">-<text:span text:style-name="T693">where</text:span></text:p>
          </table:table-cell>
          <table:table-cell table:style-name="Table4.A1" office:value-type="string">
            <text:p text:style-name="P527">-time/times</text:p>
          </table:table-cell>
          <table:table-cell table:style-name="Table4.E1" office:value-type="string">
            <text:p text:style-name="P527">-how</text:p>
          </table:table-cell>
        </table:table-row>
        <table:table-row table:style-name="TableLine94405518506944">
          <table:table-cell table:style-name="Table4.A2" office:value-type="string">
            <text:p text:style-name="P540">somebody</text:p>
            <text:p text:style-name="P540">(кто-то)</text:p>
          </table:table-cell>
          <table:table-cell table:style-name="Table4.A2" office:value-type="string">
            <text:p text:style-name="P540">something</text:p>
            <text:p text:style-name="P540">(что-то)</text:p>
          </table:table-cell>
          <table:table-cell table:style-name="Table4.A2" office:value-type="string">
            <text:p text:style-name="P540">somewhere</text:p>
            <text:p text:style-name="P540">(где-то)</text:p>
          </table:table-cell>
          <table:table-cell table:style-name="Table4.A2" office:value-type="string">
            <text:p text:style-name="P540">sometimes</text:p>
            <text:p text:style-name="P540">(иногда)</text:p>
          </table:table-cell>
          <table:table-cell table:style-name="Table4.E2" office:value-type="string">
            <text:p text:style-name="P540">somehow</text:p>
            <text:p text:style-name="P534"><text:span text:style-name="T693">(как-</text:span><text:span text:style-name="T694">то</text:span><text:span text:style-name="T693">)</text:span></text:p>
          </table:table-cell>
        </table:table-row>
        <table:table-row table:style-name="TableLine94405518509680">
          <table:table-cell table:style-name="Table4.A2" office:value-type="string">
            <text:p text:style-name="P540">anybody</text:p>
            <text:p text:style-name="P540">(кто-то)</text:p>
          </table:table-cell>
          <table:table-cell table:style-name="Table4.A2" office:value-type="string">
            <text:p text:style-name="P540">anything</text:p>
            <text:p text:style-name="P540">(что-то)</text:p>
          </table:table-cell>
          <table:table-cell table:style-name="Table4.A2" office:value-type="string">
            <text:p text:style-name="P540">anywhere</text:p>
            <text:p text:style-name="P540">(где-то)</text:p>
          </table:table-cell>
          <table:table-cell table:style-name="Table4.A2" office:value-type="string">
            <text:p text:style-name="P540">anytime</text:p>
            <text:p text:style-name="P541">(в любое время)</text:p>
          </table:table-cell>
          <table:table-cell table:style-name="Table4.E2" office:value-type="string">
            <text:p text:style-name="P540">anyhow</text:p>
            <text:p text:style-name="P541">(так или иначе)</text:p>
          </table:table-cell>
        </table:table-row>
        <table:table-row table:style-name="TableLine94405518511600">
          <table:table-cell table:style-name="Table4.A2" office:value-type="string">
            <text:p text:style-name="P540">nobody</text:p>
            <text:p text:style-name="P541">(никто)</text:p>
          </table:table-cell>
          <table:table-cell table:style-name="Table4.A2" office:value-type="string">
            <text:p text:style-name="P540">nothing</text:p>
            <text:p text:style-name="P541">(ничего)</text:p>
          </table:table-cell>
          <table:table-cell table:style-name="Table4.A2" office:value-type="string">
            <text:p text:style-name="P540">nowhere</text:p>
            <text:p text:style-name="P541">(нигде)</text:p>
          </table:table-cell>
          <table:table-cell table:style-name="Table4.A2" office:value-type="string">
            <text:p text:style-name="P534"/>
          </table:table-cell>
          <table:table-cell table:style-name="Table4.E2" office:value-type="string">
            <text:p text:style-name="P540">nohow</text:p>
            <text:p text:style-name="P541">(никак)</text:p>
          </table:table-cell>
        </table:table-row>
        <table:table-row table:style-name="TableLine94405518575536">
          <table:table-cell table:style-name="Table4.A2" office:value-type="string">
            <text:p text:style-name="P540">everybody</text:p>
            <text:p text:style-name="P541">(все)</text:p>
          </table:table-cell>
          <table:table-cell table:style-name="Table4.A2" office:value-type="string">
            <text:p text:style-name="P540">everything</text:p>
            <text:p text:style-name="P541">(всё)</text:p>
          </table:table-cell>
          <table:table-cell table:style-name="Table4.A2" office:value-type="string">
            <text:p text:style-name="P540">everywhere</text:p>
            <text:p text:style-name="P541">(везде)</text:p>
          </table:table-cell>
          <table:table-cell table:style-name="Table4.A2" office:value-type="string">
            <text:p text:style-name="P540">everytime</text:p>
            <text:p text:style-name="P541">(каждый раз)</text:p>
          </table:table-cell>
          <table:table-cell table:style-name="Table4.E2" office:value-type="string">
            <text:p text:style-name="P540"/>
          </table:table-cell>
        </table:table-row>
      </table:table>
      <text:p text:style-name="P421"/>
      <text:p text:style-name="P421"/>
      <text:p text:style-name="P303"><text:span text:style-name="T634">Существительн</text:span><text:span text:style-name="T635">ые</text:span></text:p>
      <text:p text:style-name="P463"/>
      <text:p text:style-name="P466">В предложении могут занимать позицию подлежашего, дополнения и обстоятельства.</text:p>
      <text:p text:style-name="P466"/>
      <text:p text:style-name="P466">Чтобы указать род существительного, можно использовать доп. слова: boy, girl, male, female, <text:soft-page-break/>man, woman. Например: policeman, businesswoman и т.д.</text:p>
      <text:p text:style-name="P466">Существительное в единственном числе не может использоваться самостоятельно. </text:p>
      <text:p text:style-name="P466">Перед ним нужно поставить determiner, обычно это артикль или местоимение.</text:p>
      <text:p text:style-name="P467"/>
      <text:p text:style-name="P468">Сущестительные в единственном числе, которые заканчиваются на -s:</text:p>
      <text:list xml:id="list3504813655" text:style-name="L28">
        <text:list-item>
          <text:p text:style-name="P618">news — новости;</text:p>
        </text:list-item>
        <text:list-item>
          <text:p text:style-name="P618">gymnastics — гимнастика;</text:p>
        </text:list-item>
        <text:list-item>
          <text:p text:style-name="P618">athletics — атлетика;</text:p>
        </text:list-item>
        <text:list-item>
          <text:p text:style-name="P618">cards — карты (игра);</text:p>
        </text:list-item>
        <text:list-item>
          <text:p text:style-name="P618">darts — дротики (игра);</text:p>
        </text:list-item>
        <text:list-item>
          <text:p text:style-name="P618">measles — корь;</text:p>
        </text:list-item>
        <text:list-item>
          <text:p text:style-name="P618">mumps — свинка;</text:p>
        </text:list-item>
      </text:list>
      <text:p text:style-name="P468"/>
      <text:p text:style-name="P467">К неичисляемым существительным относятся: </text:p>
      <text:list xml:id="list943060116" text:style-name="L29">
        <text:list-item>
          <text:p text:style-name="P581"><text:span text:style-name="T585">вещества — </text:span><text:span text:style-name="T586">food, water, wine, salt, bread, air, iron, wood</text:span><text:span text:style-name="T585">;</text:span></text:p>
        </text:list-item>
        <text:list-item>
          <text:p text:style-name="P581"><text:span text:style-name="T585">чувства — </text:span><text:span text:style-name="T586">anger, happiest, honesty, pride, rage</text:span><text:span text:style-name="T585">;</text:span></text:p>
        </text:list-item>
        <text:list-item>
          <text:p text:style-name="P581"><text:span text:style-name="T586">абстрактные </text:span><text:span text:style-name="T585">понятия — </text:span><text:span text:style-name="T586">beauty, fun, life, live, information</text:span><text:span text:style-name="T585">;</text:span></text:p>
        </text:list-item>
        <text:list-item>
          <text:p text:style-name="P644"><text:span text:style-name="T563">виды деятельности — </text:span><text:span text:style-name="T586">help, sleep, work</text:span><text:span text:style-name="T563">;</text:span></text:p>
        </text:list-item>
      </text:list>
      <text:p text:style-name="P468"/>
      <text:p text:style-name="P468">Существительные, передающие разный смысл, когда исчисляемые и неисчисляемые:</text:p>
      <text:list xml:id="list1580251354" text:style-name="L30">
        <text:list-item>
          <text:p text:style-name="P619">a noise / noise — отдельный звук / шум в целом;</text:p>
        </text:list-item>
        <text:list-item>
          <text:p text:style-name="P619">a paper / paper — газета / бумага;</text:p>
        </text:list-item>
        <text:list-item>
          <text:p text:style-name="P619">a room / room — комната / пространство;</text:p>
        </text:list-item>
        <text:list-item>
          <text:p text:style-name="P619">an exprcience / experience — впечатление / опыт работы;</text:p>
        </text:list-item>
        <text:list-item>
          <text:p text:style-name="P582"><text:span text:style-name="T584">coffee, tea, beer, juice, ice-cream — вещества, но при добавлении </text:span><text:span text:style-name="T556">a — </text:span><text:span text:style-name="T584">порции</text:span><text:span text:style-name="T556">;</text:span></text:p>
          <text:p text:style-name="P641"><text:span text:style-name="T460">(a coffee — одна чашка кофе)</text:span><text:span text:style-name="T388">;</text:span></text:p>
        </text:list-item>
      </text:list>
      <text:p text:style-name="P423"/>
      <text:p text:style-name="P19"><text:span text:style-name="T627">С</text:span><text:span text:style-name="T626">ловообразование существительных</text:span></text:p>
      <text:p text:style-name="P469"/>
      <text:p text:style-name="P303"><text:span text:style-name="T588">1) </text:span><text:span text:style-name="T578">Образование сущесвтительных от друг</text:span><text:span text:style-name="T588">их</text:span><text:span text:style-name="T578"> част</text:span><text:span text:style-name="T588">ей</text:span><text:span text:style-name="T578"> речи при помощи суфиксов.</text:span></text:p>
      <text:p text:style-name="P470"/>
      <text:list xml:id="list2353192114" text:style-name="L31">
        <text:list-item>
          <text:p text:style-name="P583"><text:span text:style-name="T578">-er, -or — превращают </text:span><text:span text:style-name="T587">действие</text:span><text:span text:style-name="T578"> в </text:span><text:span text:style-name="T587">объект</text:span><text:span text:style-name="T578">: play → player, advice → advisor;</text:span></text:p>
        </text:list-item>
        <text:list-item>
          <text:p text:style-name="P620">-ing — превращает действие в занятие: read (читать)→ reading (чтение);</text:p>
        </text:list-item>
        <text:list-item>
          <text:p text:style-name="P642"><text:span text:style-name="T389">-ion, -tion, -sion — </text:span><text:span text:style-name="T390">явный указатель существительного: illustration, authorization;</text:span></text:p>
        </text:list-item>
        <text:list-item>
          <text:p text:style-name="P620">-ness, -ment, -ship — образовывают абстрактные понятия: </text:p>
          <text:list>
            <text:list-item>
              <text:p text:style-name="P620">lonely (одинокий) → loneliness (одиночестве),</text:p>
            </text:list-item>
            <text:list-item>
              <text:p text:style-name="P620">move (двигать) → movement (движение),</text:p>
            </text:list-item>
            <text:list-item>
              <text:p text:style-name="P609">friend (друг) → friendship (дружба).</text:p>
            </text:list-item>
          </text:list>
        </text:list-item>
      </text:list>
      <text:p text:style-name="P424"/>
      <text:p text:style-name="P471">2) Образование новых существительных при объединении нескольких слов вместе.</text:p>
      <text:p text:style-name="P472"/>
      <text:p text:style-name="P303"><text:span text:style-name="T590">Два</text:span><text:span text:style-name="T589"> существительных:</text:span></text:p>
      <text:list xml:id="list1948652795" text:style-name="L32">
        <text:list-item>
          <text:p text:style-name="P584"><text:span text:style-name="T589">blueprint — </text:span><text:span text:style-name="T588">план</text:span><text:span text:style-name="T589">;</text:span></text:p>
        </text:list-item>
        <text:list-item>
          <text:p text:style-name="P645"><text:span text:style-name="T563">police car — </text:span><text:span text:style-name="T588">полицейская машина</text:span><text:span text:style-name="T563">;</text:span></text:p>
        </text:list-item>
        <text:list-item>
          <text:p text:style-name="P645"><text:span text:style-name="T563">security guard — </text:span><text:span text:style-name="T588">охранник</text:span><text:span text:style-name="T563">;</text:span></text:p>
        </text:list-item>
      </text:list>
      <text:p text:style-name="P473"/>
      <text:p text:style-name="P303"><text:span text:style-name="T590">Три</text:span><text:span text:style-name="T589"> и более сущесвтительных:</text:span></text:p>
      <text:list xml:id="list146832717" text:style-name="L33">
        <text:list-item>
          <text:p text:style-name="P646"><text:span text:style-name="T563">world footbal championship — </text:span><text:span text:style-name="T588">мировой чемпионат по футболу</text:span><text:span text:style-name="T563">;</text:span></text:p>
        </text:list-item>
        <text:list-item>
          <text:p text:style-name="P621">children-safe content — контент, безопасный для детей;</text:p>
        </text:list-item>
      </text:list>
      <text:p text:style-name="P471"/>
      <text:p text:style-name="P471">Существительное и глагол:</text:p>
      <text:list xml:id="list736962393" text:style-name="L34">
        <text:list-item>
          <text:p text:style-name="P622">haircut — стрижка;</text:p>
        </text:list-item>
        <text:list-item>
          <text:p text:style-name="P622"><text:soft-page-break/>driving licence — водительские права;</text:p>
        </text:list-item>
      </text:list>
      <text:p text:style-name="P471">Существительное и предлог:</text:p>
      <text:list xml:id="list2969448317" text:style-name="L35">
        <text:list-item>
          <text:p text:style-name="P623">passer-by — прохожий;</text:p>
        </text:list-item>
        <text:list-item>
          <text:p text:style-name="P623">drawback — помеха;</text:p>
        </text:list-item>
      </text:list>
      <text:p text:style-name="P471"/>
      <text:p text:style-name="P471">Существительное и прилагательное:</text:p>
      <text:list xml:id="list2316312660" text:style-name="L36">
        <text:list-item>
          <text:p text:style-name="P624">greenhouse — теплица;</text:p>
        </text:list-item>
        <text:list-item>
          <text:p text:style-name="P624">redneck — деревенщина;</text:p>
        </text:list-item>
      </text:list>
      <text:p text:style-name="P471"/>
      <text:p text:style-name="P471">Существительное и числительное (записываются через тире):</text:p>
      <text:list xml:id="list4013623540" text:style-name="L37">
        <text:list-item>
          <text:p text:style-name="P625">a two-hour journey — двухчасовое путешествие;</text:p>
        </text:list-item>
        <text:list-item>
          <text:p text:style-name="P610">two ten-dollar notes — две десятидолларовые банкноты;</text:p>
        </text:list-item>
      </text:list>
      <text:p text:style-name="P421"/>
      <text:p text:style-name="P304"><text:span text:style-name="T636">Детерминанты</text:span><text:span text:style-name="T637"> </text:span><text:span text:style-name="T636">и квантификаторы</text:span></text:p>
      <text:p text:style-name="P474"/>
      <text:p text:style-name="P304"><text:span text:style-name="T591">Детерминанты</text:span><text:span text:style-name="T592"> — это уточняющие слова, которые стоят перед существительным. </text:span></text:p>
      <text:p text:style-name="P304"><text:span text:style-name="T593">Они деляться на </text:span><text:span text:style-name="T592">2 группы: конкретизирующие и обобщающие.</text:span></text:p>
      <text:p text:style-name="P475"/>
      <text:p text:style-name="P304"><text:span text:style-name="T593">Конкретизирующие </text:span><text:span text:style-name="T591">детерминанты</text:span><text:span text:style-name="T593"> д</text:span><text:span text:style-name="T592">ают понимание того, о ком или о чем говорят. </text:span></text:p>
      <text:p text:style-name="P515"><text:span text:style-name="T592">Объект можно представить в деталях. </text:span><text:span text:style-name="T563">К ним относятся:</text:span></text:p>
      <text:p text:style-name="P476"/>
      <text:list xml:id="list1403167548" text:style-name="L38">
        <text:list-item>
          <text:p text:style-name="P626">притяжательные местоимения (my, your, his, her, its, our, their);</text:p>
        </text:list-item>
        <text:list-item>
          <text:p text:style-name="P626">указательные местоимения (this, that, these, those);</text:p>
        </text:list-item>
        <text:list-item>
          <text:p text:style-name="P626">вопросительное местоимение (which, whose);</text:p>
        </text:list-item>
        <text:list-item>
          <text:p text:style-name="P626">определенный артикль the;</text:p>
        </text:list-item>
      </text:list>
      <text:p text:style-name="P476"/>
      <text:p text:style-name="P516"><text:span text:style-name="T593">О</text:span><text:span text:style-name="T563">бобщающие </text:span><text:span text:style-name="T591">детерминанты</text:span><text:span text:style-name="T563"> дают лишь абстрактное понимание того, </text:span></text:p>
      <text:p text:style-name="P516"><text:span text:style-name="T563">о ком или о чем говорят. </text:span><text:span text:style-name="T593">К ним отсносятся:</text:span></text:p>
      <text:p text:style-name="P476"/>
      <text:list xml:id="list1224122654" text:style-name="L39">
        <text:list-item>
          <text:p text:style-name="P627"><text:span text:style-name="T695">слова: </text:span>any, another, other, what;</text:p>
        </text:list-item>
        <text:list-item>
          <text:p text:style-name="P627">неопределенный артикль a/an;</text:p>
        </text:list-item>
      </text:list>
      <text:p text:style-name="P444"/>
      <text:p text:style-name="P259"><text:span text:style-name="T650">О</text:span><text:span text:style-name="T549">собые случаи использования артикей:</text:span></text:p>
      <text:p text:style-name="P506"/>
      <text:list xml:id="list1285325078" text:style-name="L40">
        <text:list-item>
          <text:p text:style-name="P585"><text:span text:style-name="T594">если слово перед артиклем начинается с гласной буквы или звука, то вместо </text:span><text:span text:style-name="T557">a</text:span><text:span text:style-name="T594"> будет </text:span><text:span text:style-name="T557">an;</text:span></text:p>
          <text:p text:style-name="P628">(an apple, an hour, an interesting story)</text:p>
          <text:p text:style-name="P628"/>
        </text:list-item>
        <text:list-item>
          <text:p text:style-name="P628">артикль a/an можно замнить словом one;</text:p>
        </text:list-item>
        <text:list-item>
          <text:p text:style-name="P628">артикль a/an используется перед названиями профессий;</text:p>
          <text:p text:style-name="P628"/>
        </text:list-item>
        <text:list-item>
          <text:p text:style-name="P557"><text:span text:style-name="T638">артикль a/an не использ. переде именами, фамилиями, географическими назван</text:span><text:span text:style-name="T640">иями</text:span><text:span text:style-name="T638">;</text:span></text:p>
          <text:p text:style-name="P628">(т. е. перед именами собственными)</text:p>
        </text:list-item>
      </text:list>
      <text:p text:style-name="P477"/>
      <text:list xml:id="list4007737967" text:style-name="L41">
        <text:list-item>
          <text:p text:style-name="P629">артикль the используется когда собеседник понимает, о каком объекте идет речь;</text:p>
          <text:p text:style-name="P629"/>
        </text:list-item>
        <text:list-item>
          <text:p text:style-name="P629">артикль the используется с уникальным и единственным в своем роде объектам, а также </text:p>
          <text:p text:style-name="P629">в словосочетаниях, где прилагательное указано в превосходной степени;</text:p>
          <text:p text:style-name="P629">(The Eifel Tower, the sun, the best movie)</text:p>
          <text:p text:style-name="P629"/>
        </text:list-item>
        <text:list-item>
          <text:p text:style-name="P629">артикль the используется в некоторых выражениях:</text:p>
          <text:p text:style-name="P629"/>
        </text:list-item>
        <text:list-item>
          <text:p text:style-name="P558"><text:span text:style-name="T638">артикль the использ</text:span><text:span text:style-name="T640">уется</text:span><text:span text:style-name="T638">, когда говорят о части какого-то большого помещения, района, </text:span><text:soft-page-break/><text:span text:style-name="T638">города; (on the floor, at the door, to the bank)</text:span></text:p>
        </text:list-item>
        <text:list-item>
          <text:p text:style-name="P559"><text:span text:style-name="T639">артикль the использ.</text:span><text:span text:style-name="T640"> </text:span><text:span text:style-name="T638">с музыкальными инструментами, когда идут к доктору или говорят </text:span></text:p>
          <text:p text:style-name="P630">о системе, службе; (play the guitar, see the doctor, the police)</text:p>
          <text:p text:style-name="P630"/>
        </text:list-item>
        <text:list-item>
          <text:p text:style-name="P559"><text:span text:style-name="T639">артикль the использ.</text:span><text:span text:style-name="T640"> </text:span><text:span text:style-name="T638">с названиями стран и горных массиов во множ</text:span><text:span text:style-name="T640">ественном</text:span><text:span text:style-name="T638"> числе;</text:span></text:p>
          <text:p text:style-name="P630">(the Netherlands, the Carpathians)</text:p>
          <text:p text:style-name="P630"/>
        </text:list-item>
        <text:list-item>
          <text:p text:style-name="P630"><text:span text:style-name="T461">артикль the </text:span><text:span text:style-name="T462">использу. </text:span><text:span text:style-name="T459">c названиями рек, газет, произеден. искусства, отелей, ресторанов, памятников, </text:span><text:span text:style-name="T462">музеев</text:span><text:span text:style-name="T459">; (the Moskva river, the Guardian, the Last Supper [Тайная Вечеря])</text:span></text:p>
        </text:list-item>
      </text:list>
      <text:p text:style-name="P422"/>
      <table:table table:name="Table5" table:style-name="Table5">
        <table:table-column table:style-name="Table5.A" table:number-columns-repeated="3"/>
        <table:table-row table:style-name="TableLine94405519828656">
          <table:table-cell table:style-name="Table5.A1" office:value-type="string">
            <text:p text:style-name="P528"><text:span text:style-name="T696">С</text:span>уществительное в единственном числе</text:p>
          </table:table-cell>
          <table:table-cell table:style-name="Table5.A1" office:value-type="string">
            <text:p text:style-name="P528">Существительное во множестенном числе</text:p>
          </table:table-cell>
          <table:table-cell table:style-name="Table5.C1" office:value-type="string">
            <text:p text:style-name="P528">Неисчисляемое существительное</text:p>
          </table:table-cell>
        </table:table-row>
        <table:table-row table:style-name="TableLine94405519777312">
          <table:table-cell table:style-name="Table5.A2" office:value-type="string">
            <text:p text:style-name="P542">a/an</text:p>
          </table:table-cell>
          <table:table-cell table:style-name="Table5.A2" office:value-type="string">
            <text:p text:style-name="P542">без артикля</text:p>
          </table:table-cell>
          <table:table-cell table:style-name="Table5.C2" office:value-type="string">
            <text:p text:style-name="P542">без артикля</text:p>
          </table:table-cell>
        </table:table-row>
        <table:table-row table:style-name="TableLine94405518641040">
          <table:table-cell table:style-name="Table5.A2" office:value-type="string">
            <text:p text:style-name="P542">the</text:p>
          </table:table-cell>
          <table:table-cell table:style-name="Table5.A2" office:value-type="string">
            <text:p text:style-name="P542">the</text:p>
          </table:table-cell>
          <table:table-cell table:style-name="Table5.C2" office:value-type="string">
            <text:p text:style-name="P542">the</text:p>
          </table:table-cell>
        </table:table-row>
        <table:table-row table:style-name="TableLine94405518621376">
          <table:table-cell table:style-name="Table5.A2" office:value-type="string">
            <text:p text:style-name="P542">местоимение</text:p>
          </table:table-cell>
          <table:table-cell table:style-name="Table5.A2" office:value-type="string">
            <text:p text:style-name="P542">местоимение</text:p>
          </table:table-cell>
          <table:table-cell table:style-name="Table5.C2" office:value-type="string">
            <text:p text:style-name="P542">местоимение</text:p>
          </table:table-cell>
        </table:table-row>
        <table:table-row table:style-name="TableLine94405518674448">
          <table:table-cell table:style-name="Table5.A2" office:value-type="string">
            <text:p text:style-name="P542">кол-во, выраженное </text:p>
            <text:p text:style-name="P542">словом one</text:p>
          </table:table-cell>
          <table:table-cell table:style-name="Table5.A2" office:value-type="string">
            <text:p text:style-name="P535"><text:span text:style-name="T697">кол-во, выраженное </text:span><text:span text:style-name="T698">квантификатором</text:span></text:p>
          </table:table-cell>
          <table:table-cell table:style-name="Table5.C2" office:value-type="string">
            <text:p text:style-name="P535"><text:span text:style-name="T697">кол-во, выраженное меркой или </text:span><text:span text:style-name="T698">квантификатором</text:span></text:p>
          </table:table-cell>
        </table:table-row>
      </table:table>
      <text:p text:style-name="P517"/>
      <text:p text:style-name="P304"><text:span text:style-name="T591">Квантификаторы</text:span><text:span text:style-name="T595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502"/>
      <text:p text:style-name="P511"><text:span text:style-name="T240">Квантификаторы</text:span><text:span text:style-name="T241"> перед множ. числом и неисчисл. существительными:</text:span></text:p>
      <text:list xml:id="list553604617" text:style-name="L42">
        <text:list-item>
          <text:p text:style-name="P586"><text:span text:style-name="T595">all — </text:span><text:span text:style-name="T596">вс</text:span><text:span text:style-name="T597">е</text:span><text:span text:style-name="T595">;</text:span></text:p>
        </text:list-item>
        <text:list-item>
          <text:p text:style-name="P639"><text:span text:style-name="T270">some, any — </text:span><text:span text:style-name="T311">какой-то</text:span><text:span text:style-name="T270">;</text:span></text:p>
        </text:list-item>
        <text:list-item>
          <text:p text:style-name="P639"><text:span text:style-name="T270">enough — </text:span><text:span text:style-name="T311">достаточно</text:span><text:span text:style-name="T270">;</text:span></text:p>
        </text:list-item>
        <text:list-item>
          <text:p text:style-name="P639"><text:span text:style-name="T270">less — </text:span><text:span text:style-name="T311">меньше</text:span><text:span text:style-name="T270">;</text:span></text:p>
        </text:list-item>
        <text:list-item>
          <text:p text:style-name="P639"><text:span text:style-name="T270">a lot of </text:span><text:span text:style-name="T311">(</text:span><text:span text:style-name="T270">lots of</text:span><text:span text:style-name="T311">)</text:span><text:span text:style-name="T270"> — </text:span><text:span text:style-name="T311">много</text:span><text:span text:style-name="T270">;</text:span></text:p>
        </text:list-item>
        <text:list-item>
          <text:p text:style-name="P639"><text:span text:style-name="T270">more — </text:span><text:span text:style-name="T311">больше</text:span><text:span text:style-name="T270">;</text:span></text:p>
        </text:list-item>
        <text:list-item>
          <text:p text:style-name="P639"><text:span text:style-name="T270">most — </text:span><text:span text:style-name="T311">большинство</text:span><text:span text:style-name="T270">;</text:span></text:p>
        </text:list-item>
        <text:list-item>
          <text:p text:style-name="P639"><text:span text:style-name="T270">no, none of — </text:span><text:span text:style-name="T311">никакого (кол-ва)</text:span><text:span text:style-name="T270">;</text:span></text:p>
        </text:list-item>
        <text:list-item>
          <text:p text:style-name="P639"><text:span text:style-name="T270">plenty of — </text:span><text:span text:style-name="T311">множество</text:span><text:span text:style-name="T270">;</text:span></text:p>
        </text:list-item>
      </text:list>
      <text:p text:style-name="P502"/>
      <text:p text:style-name="P507"><text:span text:style-name="T312">Квантификаторы</text:span><text:span text:style-name="T270"> только с исчисляемыми существительными:</text:span></text:p>
      <text:list xml:id="list1425641114" text:style-name="L43">
        <text:list-item>
          <text:p text:style-name="P640"><text:span text:style-name="T270">both — оба </text:span><text:span text:style-name="T313">(и тот, и другой)</text:span><text:span text:style-name="T270">;</text:span></text:p>
        </text:list-item>
        <text:list-item>
          <text:p text:style-name="P631">either — либо тот, либо этот;</text:p>
        </text:list-item>
        <text:list-item>
          <text:p text:style-name="P631">neither — никакой (из);</text:p>
        </text:list-item>
        <text:list-item>
          <text:p text:style-name="P631">each — каждый;</text:p>
        </text:list-item>
        <text:list-item>
          <text:p text:style-name="P631">few (a few), several — несколько;</text:p>
        </text:list-item>
      </text:list>
      <text:p text:style-name="P478"/>
      <text:p text:style-name="P507"><text:span text:style-name="T312">Квантификаторы</text:span><text:span text:style-name="T270"> только с неисчисляемыми существительными:</text:span></text:p>
      <text:list xml:id="list3127445266" text:style-name="L44">
        <text:list-item>
          <text:p text:style-name="P632">a little — немного;</text:p>
        </text:list-item>
        <text:list-item>
          <text:p text:style-name="P632">much — много;</text:p>
        </text:list-item>
        <text:list-item>
          <text:p text:style-name="P632">a bit of — чуть-чуть;</text:p>
        </text:list-item>
      </text:list>
      <text:p text:style-name="P478"/>
      <text:p text:style-name="P304"><text:span text:style-name="T598">A</text:span><text:span text:style-name="T599"> lot of (</text:span><text:span text:style-name="T600">или </text:span><text:span text:style-name="T599">lots of), в отличие от much </text:span><text:span text:style-name="T600">и</text:span><text:span text:style-name="T599"> many, употреб</text:span><text:span text:style-name="T598">ляется</text:span><text:span text:style-name="T599"> с любыми существит. </text:span></text:p>
      <text:p text:style-name="P479">Предлог of не используется, если далее нет поясняющего слова.</text:p>
      <text:p text:style-name="P479">Prenty of означает «очень много», «чрезмерно», «куча»</text:p>
      <text:p text:style-name="P479"/>
      <text:p text:style-name="P42"><text:span text:style-name="T641">A</text:span><text:span text:style-name="T642"> lot of coffee — </text:span><text:span text:style-name="T641">М</text:span><text:span text:style-name="T642">ного кофе; </text:span><text:span text:style-name="T641">T</text:span><text:span text:style-name="T642">hanks a lot — </text:span><text:span text:style-name="T641">Б</text:span><text:span text:style-name="T642">ольшое спасибо (премного благодарен).</text:span></text:p>
      <text:p text:style-name="P98"><text:span text:style-name="T642">W</text:span><text:span text:style-name="T638">e have got plenty of time — У нас куча времени.</text:span></text:p>
      <text:p text:style-name="P481"><text:soft-page-break/></text:p>
      <text:p text:style-name="P518"><text:span text:style-name="T563">Слова little и few можно использовать с артиклем </text:span><text:span text:style-name="T555">a</text:span><text:span text:style-name="T563">. В этом случае они будут означать </text:span></text:p>
      <text:p text:style-name="P482">не «мало», а «несколько», «немного».</text:p>
      <text:p text:style-name="P482"/>
      <text:p text:style-name="P445">I have a few good friends — У меня есть несколько хороших друзей.</text:p>
      <text:p text:style-name="P445">I have a little money left — У меня осталось еще немного денег.</text:p>
      <text:p text:style-name="P445"/>
      <text:p text:style-name="P305"><text:span text:style-name="T601">Слова both, either, neither связаны с выбором </text:span><text:span text:style-name="T600">2х</text:span><text:span text:style-name="T601"> альтернатив. </text:span><text:span text:style-name="T602">Могут использоваться как </text:span></text:p>
      <text:p text:style-name="P305"><text:span text:style-name="T602">с существительным</text:span><text:span text:style-name="T600">и</text:span><text:span text:style-name="T602">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480"/>
      <text:p text:style-name="P447">Both windows are closed — Об<text:span text:style-name="T729">а</text:span> окна закрыты.</text:p>
      <text:p text:style-name="P446">I like neither of these pictures — Мне не нравится ни одна из этих картин.</text:p>
      <text:p text:style-name="P447"/>
      <text:p text:style-name="P99"><text:span text:style-name="T638">Would you like to watch The Matrix or Titanic? We can watch either film — Хо</text:span><text:span text:style-name="T643">тите</text:span><text:span text:style-name="T638"> посмот</text:span><text:span text:style-name="T649">реть</text:span><text:span text:style-name="T638"> «Матрицу» или «Титаник»? <text:s/>Мы можем посмотреть любой из фильмов.</text:span></text:p>
      <text:p text:style-name="P446"/>
      <text:p text:style-name="P200"><text:span text:style-name="T644">Связки</text:span><text:span text:style-name="T638"> both, either, neither </text:span><text:span text:style-name="T644">с предлогами:</text:span></text:p>
      <text:list xml:id="list3884873663" text:style-name="L45">
        <text:list-item>
          <text:p text:style-name="P560"><text:span text:style-name="T638">both … and … </text:span><text:span text:style-name="T558">—</text:span><text:span text:style-name="T638"> и … и …;</text:span></text:p>
        </text:list-item>
        <text:list-item>
          <text:p text:style-name="P633">either ... or ... — или ... или…;</text:p>
        </text:list-item>
        <text:list-item>
          <text:p text:style-name="P633">neither ... nor ... — ни ... ни …;</text:p>
        </text:list-item>
      </text:list>
      <text:p text:style-name="P483"/>
      <text:p text:style-name="P99"><text:span text:style-name="T638">I was </text:span><text:span text:style-name="T651">both</text:span><text:span text:style-name="T638"> tired </text:span><text:span text:style-name="T651">and</text:span><text:span text:style-name="T638"> hungry. — Я был </text:span><text:span text:style-name="T651">и</text:span><text:span text:style-name="T638"> уставшим, </text:span><text:span text:style-name="T651">и</text:span><text:span text:style-name="T638"> голодным.</text:span></text:p>
      <text:p text:style-name="P99"><text:span text:style-name="T642">She </text:span><text:span text:style-name="T652">neither</text:span><text:span text:style-name="T642"> wrote </text:span><text:span text:style-name="T652">nor</text:span><text:span text:style-name="T642"> phoned me — Они и </text:span><text:span text:style-name="T652">не</text:span><text:span text:style-name="T642"> звонила, и </text:span><text:span text:style-name="T652">не</text:span><text:span text:style-name="T642"> писала мне.</text:span></text:p>
      <text:p text:style-name="P446"/>
      <text:p text:style-name="P99"><text:span text:style-name="T651">Either</text:span><text:span text:style-name="T638"> you apologize, </text:span><text:span text:style-name="T651">or</text:span><text:span text:style-name="T638"> I’ll never speak to you again — </text:span></text:p>
      <text:p text:style-name="P446"><text:span text:style-name="T4">Либо</text:span> ты извинишься, <text:span text:style-name="T4">либо</text:span> я больше никогда с тобой не заговорю.</text:p>
      <text:p text:style-name="P484"/>
      <text:p text:style-name="P201"><text:span text:style-name="T638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645">ственном</text:span><text:span text:style-name="T638"> числе.</text:span></text:p>
      <text:p text:style-name="P484"/>
      <text:p text:style-name="P448">All boys in the team are good players — Все мальчики в команде хорошие игроки.</text:p>
      <text:p text:style-name="P448">Every boy in the team is a good player — Каждый мальчик в команде хороший игрок.</text:p>
      <text:p text:style-name="P448"/>
      <text:p text:style-name="P305"><text:span text:style-name="T600">A</text:span><text:span text:style-name="T597">ll </text:span><text:span text:style-name="T600">может </text:span><text:span text:style-name="T597">использ</text:span><text:span text:style-name="T600">оваться</text:span><text:span text:style-name="T597"> самостоятельно, в значении «всё», но с часто с пояснением.</text:span></text:p>
      <text:p text:style-name="P485"/>
      <text:p text:style-name="P43"><text:span text:style-name="T653">All</text:span><text:span text:style-name="T645"> </text:span><text:span text:style-name="T551">we can do</text:span><text:span text:style-name="T645"> is wait — </text:span><text:span text:style-name="T653">Всё</text:span><text:span text:style-name="T645">, </text:span><text:span text:style-name="T551">что мы можем</text:span><text:span text:style-name="T645">, это ждать.</text:span></text:p>
      <text:p text:style-name="P449">That’s all, thank you. — Это всё, спасибо.</text:p>
      <text:p text:style-name="P449"/>
      <text:p text:style-name="P202"><text:span text:style-name="T638">Whole озна</text:span><text:span text:style-name="T646">ч</text:span><text:span text:style-name="T638">ет «весь», «целый» «завершенный». </text:span></text:p>
      <text:p text:style-name="P485">Перед whole стоит либо артикль the, либо личное местоимение.</text:p>
      <text:p text:style-name="P485"/>
      <text:p text:style-name="P449">The whole book / All the book — Вся книга.</text:p>
      <text:p text:style-name="P449">His whole life was a mess — Вся его жизнь была кошмаром.</text:p>
      <text:p text:style-name="P449"/>
      <text:p text:style-name="P305"><text:span text:style-name="T603">Слова each и every также близки по значению, но each означает каждый отдельно взятый объект из группы, </text:span><text:span text:style-name="T604">которая</text:span><text:span text:style-name="T603"> поддается исчислению. А every — все объекты вместе.</text:span></text:p>
      <text:p text:style-name="P452"/>
      <text:p text:style-name="P452">Each book you gave me was interesting — Каждая книга, что ты мне дал, была интересной.</text:p>
      <text:p text:style-name="P452">Carol has read every book in the library — Кэрол прочитала каждую книгу в библиотеке.</text:p>
      <text:p text:style-name="P485"/>
      <text:p text:style-name="P486">Детерминанты и квантификаторы претендуют на ону позицию в предложении. Чтобы их <text:soft-page-break/>разделить, используется предлог of. Схема выглядит так: quantifier + of + determinator + noun.</text:p>
      <text:p text:style-name="P451">Most of the banks — Большинство этих банков.</text:p>
      <text:p text:style-name="P451">Some of his friends — Некоторые из его друзей.</text:p>
      <text:p text:style-name="P486"/>
      <text:p text:style-name="P486">Исключения состовляют <text:span text:style-name="T699">слова</text:span>: all, half, both. После них можно предлог не ставить. </text:p>
      <text:p text:style-name="P305"><text:span text:style-name="T605">Но если </text:span><text:span text:style-name="T606">в схеме отсутсвует существительное, то of ставится всегда.</text:span></text:p>
      <text:p text:style-name="P503"/>
      <text:p text:style-name="P459">All my life — Вся моя жизнь.</text:p>
      <text:p text:style-name="P451"><text:span text:style-name="T330">All of them</text:span> were good — Все из них были хорошими.</text:p>
      <text:p text:style-name="P451"/>
      <text:p text:style-name="P451"/>
      <text:p text:style-name="P6"><text:span text:style-name="T656">К</text:span><text:span text:style-name="T549">ак сокра</text:span><text:span text:style-name="T657">щать</text:span><text:span text:style-name="T549"> предложени</text:span><text:span text:style-name="T657">я</text:span></text:p>
      <text:p text:style-name="P488"/>
      <text:p text:style-name="P306"><text:span text:style-name="T607">Ч</text:span><text:span text:style-name="T608">тобы не проговаривать одну и туже мысль повторно, ее можно сократить.</text:span></text:p>
      <text:p text:style-name="P306"><text:span text:style-name="T607">Это дает возможность передать тот же смысл, но не повторять предложение </text:span><text:span text:style-name="T608">целиком</text:span><text:span text:style-name="T607">.</text:span></text:p>
      <text:p text:style-name="P487"/>
      <text:p text:style-name="P450"><text:span text:style-name="T700">I know what you want to tell me. </text:span><text:span text:style-name="T482">Do you really know what I want to tell </text:span><text:span text:style-name="T478">you</text:span>? →<text:span text:style-name="T701"> </text:span><text:span text:style-name="T478">Do you</text:span>? </text:p>
      <text:p text:style-name="P487"/>
      <text:p text:style-name="P489">Сокращаются обычно: ответы на вопросы, вопросы переспросы, утверждения, </text:p>
      <text:p text:style-name="P489">где есть отсылка к высказанной ранее мысли.</text:p>
      <text:p text:style-name="P489"/>
      <text:p text:style-name="P508">1) Сокращение по вспомогательному глаголу.</text:p>
      <text:p text:style-name="P508"/>
      <text:p text:style-name="P313"><text:span text:style-name="T628">Совпадение времен может быть полным </text:span><text:span text:style-name="T629">либо</text:span><text:span text:style-name="T628"> частичным. </text:span></text:p>
      <text:p text:style-name="P509">Модальный глагол может меняться, если это необходимо по смыслу. </text:p>
      <text:p text:style-name="P509"/>
      <text:p text:style-name="P510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450"/>
      <text:p text:style-name="P450">Is it cold outside? Yes, it is — <text:bookmark text:name="tw-target-text"/><text:span text:style-name="T702">На улице холодно? Да, холодно.</text:span> </text:p>
      <text:p text:style-name="P450">Do you smoke? I did, but now I don’t — Ты куришь? Я курил, но теперь я не курю.</text:p>
      <text:p text:style-name="P453">Can you call me tonight? I might — Ты можешь мне позвонить вечером? Возможно.</text:p>
      <text:p text:style-name="P453"/>
      <text:p text:style-name="P306"><text:span text:style-name="T609">2) </text:span><text:span text:style-name="T610">Сокращение </text:span><text:span text:style-name="T611">с пом. глаголов мнения </text:span><text:span text:style-name="T612">(think, guess, hope и пр)</text:span><text:span text:style-name="T611">: I + глагол мнения + so.</text:span></text:p>
      <text:p text:style-name="P504"/>
      <text:p text:style-name="P454">Do you think you’ll pass the test? <text:span text:style-name="T478">I guess so</text:span> — Думаешь, что сдашь экзамен? <text:span text:style-name="T478">Наверное, да</text:span>.</text:p>
      <text:p text:style-name="P454">Did they see us? <text:span text:style-name="T478">I don’t think so</text:span> — Они нас видели? <text:span text:style-name="T478">Не думаю</text:span>.</text:p>
      <text:p text:style-name="P454"/>
      <text:p text:style-name="P492"><text:span text:style-name="T708">3) </text:span>Сокращение с помощью нареч<text:span text:style-name="T709">и</text:span><text:span text:style-name="T710">й</text:span> вероятности <text:span text:style-name="T709">(perhaps, probably, maybe и пр)</text:span>.</text:p>
      <text:p text:style-name="P492"/>
      <text:p text:style-name="P306"><text:span text:style-name="T613">Весь ответ состоит из одного слова.</text:span><text:span text:style-name="T614"> В отрицаниях частица not ставится после наречия.</text:span></text:p>
      <text:p text:style-name="P492"/>
      <text:p text:style-name="P455">Do you think it’s going to rain? <text:span text:style-name="T478">Definitely</text:span> — Думаешь, дождь пойдет? <text:span text:style-name="T478">Однозначно, да</text:span>.</text:p>
      <text:p text:style-name="P455">Do you think it’s going to rain? <text:span text:style-name="T478">Probably not</text:span> — Думаешь, дождь пойдет? <text:span text:style-name="T478">Наверное, нет</text:span>.</text:p>
      <text:p text:style-name="P455"/>
      <text:p text:style-name="P493">Иногда ответ может быть более развернутым. Наречие в этом случае позволит </text:p>
      <text:p text:style-name="P493">не повторять одно и тоже слово несколько раз.</text:p>
      <text:p text:style-name="P494"/>
      <text:p text:style-name="P306"><text:span text:style-name="T559">Have we got any food? Yes, we’ve got </text:span><text:span text:style-name="T560">some</text:span><text:span text:style-name="T559"> — </text:span><text:bookmark text:name="tw-target-text1"/><text:span text:style-name="T703">У нас </text:span><text:span text:style-name="T704">есть</text:span><text:span text:style-name="T703"> еда? Да, у нас есть </text:span><text:span text:style-name="T705">немного </text:span><text:span text:style-name="T706">еды</text:span><text:span text:style-name="T707">.</text:span></text:p>
      <text:p text:style-name="P490"/>
      <text:p text:style-name="P489">4) Сокращение со словами: <text:span text:style-name="T710">too, either / </text:span><text:span text:style-name="T711">so, neither</text:span></text:p>
      <text:p text:style-name="P490"/>
      <text:p text:style-name="P493"><text:soft-page-break/>Использ. чтобы согласиться с собеседником. Слова переводятся одинаково: <text:span text:style-name="T710">«тоже», «также».</text:span></text:p>
      <text:p text:style-name="P495">Too используется, когда соглашаются с утверждением, а either — когда соглашаются </text:p>
      <text:p text:style-name="P306"><text:span text:style-name="T615">с отрицанием. Эти слова</text:span><text:span text:style-name="T616"> </text:span><text:span text:style-name="T615">стоят</text:span><text:span text:style-name="T616"> в кон</text:span><text:span text:style-name="T615">ц</text:span><text:span text:style-name="T616">е </text:span><text:span text:style-name="T615">предложения</text:span><text:span text:style-name="T616">. </text:span></text:p>
      <text:p text:style-name="P495"/>
      <text:p text:style-name="P456">I like ice-cream. I like it too / Me too — Я люблю мороженое. Я тоже.</text:p>
      <text:p text:style-name="P456">I`m not hungry. I`m not either / Me either — Я не голоден. Я тоже.</text:p>
      <text:p text:style-name="P495"/>
      <text:p text:style-name="P306">So <text:span text:style-name="T712">и neither подобны двум предыдущим и отличаются </text:span><text:span text:style-name="T713">лишь</text:span><text:span text:style-name="T712"> грамматически.</text:span></text:p>
      <text:p text:style-name="P496">Они стоят в начале и применяются по схеме: so/neither + вспом. глагол + подлежащее.</text:p>
      <text:p text:style-name="P496">Вместо neither иногда используют nor.</text:p>
      <text:p text:style-name="P495"/>
      <text:p text:style-name="P456">I like ice-cream. So do I — Я люблю мороженое. Я тоже.</text:p>
      <text:p text:style-name="P456">I’m not hungry. Neither am I — Я не голоден. Я тоже.</text:p>
      <text:p text:style-name="P456"/>
      <text:p text:style-name="P456"/>
      <text:p text:style-name="P512">Предлоги <text:span text:style-name="T714">и фразовые глаголы</text:span></text:p>
      <text:p text:style-name="P497"/>
      <text:p text:style-name="P498">Предлоги at и in, при указании местоположения, отличаются тем, что at помещает объект </text:p>
      <text:p text:style-name="P498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498"/>
      <text:p text:style-name="P458">in a room — в комнате; in the city — в городе; in a box — в коробке;</text:p>
      <text:p text:style-name="P458">at the bus station — на автобусной остановке; at the top — вверху;</text:p>
      <text:p text:style-name="P491"/>
      <text:p text:style-name="P491">Также at используется с местом работы в какой-то организации.</text:p>
      <text:p text:style-name="P458">My friend works at NASA — Мой друг работает в НАСА.</text:p>
      <text:p text:style-name="P491"/>
      <text:p text:style-name="P499">Предлоги at и in указывают на направление, когда используется с глаголом arrive.</text:p>
      <text:p text:style-name="P499">Если прибывают в страну или город, то используют arrive + at. </text:p>
      <text:p text:style-name="P499">Если прибывают в точное место, то — arrive + at.</text:p>
      <text:p text:style-name="P499"/>
      <text:p text:style-name="P457">arrive in London; arrive at the airport;</text:p>
      <text:p text:style-name="P457"/>
      <text:p text:style-name="P500">Популярные предлоги:</text:p>
      <text:p text:style-name="P500"/>
      <text:list xml:id="list3698570690" text:style-name="L46">
        <text:list-item>
          <text:p text:style-name="P634">about — <text:span text:style-name="T715">об, про</text:span>;</text:p>
        </text:list-item>
        <text:list-item>
          <text:p text:style-name="P634">after — <text:span text:style-name="T715">после</text:span>;</text:p>
        </text:list-item>
        <text:list-item>
          <text:p text:style-name="P634">among — <text:span text:style-name="T715">среди, между (3х и более объектов)</text:span>;</text:p>
        </text:list-item>
        <text:list-item>
          <text:p text:style-name="P634"><text:span text:style-name="T716">w</text:span>ith — <text:span text:style-name="T716">с (кем-то, чем-то)</text:span>;</text:p>
        </text:list-item>
        <text:list-item>
          <text:p text:style-name="P634">without — <text:span text:style-name="T716">без (часто встречается с герундием)</text:span>;</text:p>
        </text:list-item>
        <text:list-item>
          <text:p text:style-name="P634"><text:span text:style-name="T717">f</text:span>rom — <text:span text:style-name="T717">из (отправной точки)</text:span>;</text:p>
          <text:p text:style-name="P634"/>
        </text:list-item>
        <text:list-item>
          <text:p text:style-name="P587"><text:span text:style-name="T617">by </text:span><text:span text:style-name="T618">переводится по разному:</text:span></text:p>
          <text:p text:style-name="P634"/>
          <text:list>
            <text:list-item>
              <text:p text:style-name="P587"><text:span text:style-name="T618">означает «к» (указ. времени): I will finish </text:span><text:span text:style-name="T630">by</text:span><text:span text:style-name="T618"> 6 o`clock — Я закончу работать </text:span><text:span text:style-name="T630">к</text:span><text:span text:style-name="T618"> 6 часам;</text:span></text:p>
            </text:list-item>
            <text:list-item>
              <text:p text:style-name="P587"><text:span text:style-name="T618">о</text:span><text:span text:style-name="T619">значает «рядом» (синоним near): <text:s/>We walk </text:span><text:span text:style-name="T631">by</text:span><text:span text:style-name="T619"> the sea — Мы гуляем </text:span><text:span text:style-name="T631">у</text:span><text:span text:style-name="T619"> моря.</text:span></text:p>
              <text:p text:style-name="P635"/>
            </text:list-item>
            <text:list-item>
              <text:p text:style-name="P636">в пассивном залоге указывает на автора действия: </text:p>
              <text:p text:style-name="P647"><text:span text:style-name="T647">This picture was created </text:span><text:span text:style-name="T654">by</text:span><text:span text:style-name="T647"> </text:span><text:span text:style-name="T654">Aivazovsky</text:span><text:span text:style-name="T647"> — Эта картина была создана </text:span><text:span text:style-name="T654">Айвазовским</text:span><text:span text:style-name="T647">. </text:span></text:p>
              <text:p text:style-name="P636"/>
            </text:list-item>
            <text:list-item>
              <text:p text:style-name="P636">b + герундий сообщает, как что-то делается:</text:p>
              <text:p text:style-name="P647"><text:span text:style-name="T647">You can turn on the TV </text:span><text:span text:style-name="T654">by pressing</text:span><text:span text:style-name="T647"> this button — Можно включить телевизор, </text:span></text:p>
              <text:p text:style-name="P647"><text:soft-page-break/><text:span text:style-name="T654">нажав</text:span><text:span text:style-name="T647"> (по нажатию на) эту кнопку.</text:span></text:p>
            </text:list-item>
            <text:list-item>
              <text:p text:style-name="P587"><text:span text:style-name="T618">by + транспорт</text:span><text:span text:style-name="T617"> </text:span><text:span text:style-name="T618">сообщает, как перемещается человек:</text:span></text:p>
              <text:p text:style-name="P647"><text:span text:style-name="T647">I like to go </text:span><text:span text:style-name="T654">by taxi</text:span><text:span text:style-name="T647"> — Я люблю ездить </text:span><text:span text:style-name="T654">на такси</text:span><text:span text:style-name="T647">.</text:span></text:p>
              <text:p text:style-name="P634"/>
            </text:list-item>
            <text:list-item>
              <text:p text:style-name="P653"><text:span text:style-name="T617">b</text:span><text:span text:style-name="T563">y + self сообщает, что кто-то делает дело </text:span><text:span text:style-name="T619">сам</text:span><text:span text:style-name="T563">:</text:span></text:p>
            </text:list-item>
          </text:list>
          <text:p text:style-name="P649"><text:span text:style-name="T638"><text:s text:c="6"/>I prefer living </text:span><text:span text:style-name="T651">by myself</text:span><text:span text:style-name="T638"> — Я предпочитаю жить </text:span><text:span text:style-name="T651">самостоятельно</text:span><text:span text:style-name="T638">.</text:span></text:p>
          <text:p text:style-name="P634"/>
        </text:list-item>
        <text:list-item>
          <text:p text:style-name="P587"><text:span text:style-name="T620">f</text:span><text:span text:style-name="T617">or </text:span><text:span text:style-name="T620">переводится по разному</text:span><text:span text:style-name="T617">:</text:span></text:p>
          <text:p text:style-name="P634"/>
          <text:list>
            <text:list-item>
              <text:p text:style-name="P654"><text:span text:style-name="T617">о</text:span><text:span text:style-name="T563">значает «для» (указанной цели), когда с существительным или герундием:</text:span></text:p>
              <text:p text:style-name="P650"><text:span text:style-name="T638">Paul left Laura </text:span><text:span text:style-name="T651">for</text:span><text:span text:style-name="T638"> another woman! — Пол бросил Лауру </text:span><text:span text:style-name="T651">ради</text:span><text:span text:style-name="T638"> другой женщины!</text:span></text:p>
              <text:p text:style-name="P634"/>
            </text:list-item>
            <text:list-item>
              <text:p text:style-name="P637">означает «уже», когда указывает на длительность периода:</text:p>
              <text:p text:style-name="P647"><text:span text:style-name="T648">I’ve lived in this town </text:span><text:span text:style-name="T655">for</text:span><text:span text:style-name="T648"> all my life. — Я живу в этом городе </text:span><text:span text:style-name="T655">уже</text:span><text:span text:style-name="T648"> всю свою жизнь.</text:span></text:p>
            </text:list-item>
          </text:list>
          <text:p text:style-name="P634"/>
        </text:list-item>
        <text:list-item>
          <text:p text:style-name="P634">of <text:span text:style-name="T717">переводится по разному:</text:span></text:p>
          <text:p text:style-name="P634"/>
          <text:list>
            <text:list-item>
              <text:p text:style-name="P637">соответсвует родистельскому падежу (кого? чего?):</text:p>
              <text:p text:style-name="P643">Would you like a piece <text:span text:style-name="T4">of cake</text:span>? — Вы хотите кусочек <text:span text:style-name="T4">торта</text:span>?</text:p>
              <text:p text:style-name="P634"/>
            </text:list-item>
            <text:list-item>
              <text:p text:style-name="P587"><text:span text:style-name="T621">и</text:span><text:span text:style-name="T620">спользуется в связк</text:span><text:span text:style-name="T621">е</text:span><text:span text:style-name="T620"> determiner + of + noun: </text:span></text:p>
              <text:p text:style-name="P643"><text:span text:style-name="T478">Some of my friends</text:span> play computer games — <text:span text:style-name="T478">Некоторые мои друзья</text:span> играют в игры.</text:p>
            </text:list-item>
          </text:list>
        </text:list-item>
      </text:list>
      <text:p text:style-name="P514"/>
      <text:list xml:id="list200148123338775" text:continue-numbering="true" text:style-name="L46">
        <text:list-item>
          <text:p text:style-name="P588"><text:span text:style-name="T658">into, onto — </text:span><text:span text:style-name="T659">в</text:span><text:span text:style-name="T660">, на (с глаголами движения, подчеркивают направление, </text:span><text:span text:style-name="T659">отвечая на вопрос «куда? </text:span><text:span text:style-name="T662">(внутрь)</text:span><text:span text:style-name="T659">», тогда как in/on </text:span><text:span text:style-name="T661">чаще </text:span><text:span text:style-name="T659">отвечают на вопрос «где? </text:span><text:span text:style-name="T663">(внутри)</text:span><text:span text:style-name="T659">»</text:span><text:span text:style-name="T660">);</text:span></text:p>
        </text:list-item>
      </text:list>
      <text:p text:style-name="P514"/>
      <text:p text:style-name="P514"><text:span text:style-name="T716">Ф</text:span><text:span text:style-name="T718">разовые глаголы</text:span></text:p>
      <text:p text:style-name="P501"/>
      <text:p text:style-name="P307">Это <text:span text:style-name="T719">связки </text:span>глагол<text:span text:style-name="T719">ов</text:span> с предлог<text:span text:style-name="T719">ами</text:span>. Предлог<text:span text:style-name="T719">и</text:span> <text:span text:style-name="T719">в этом случае является послелогами, </text:span></text:p>
      <text:p text:style-name="P519">т. к. могут идти в отрыве от глагола.</text:p>
      <text:p text:style-name="P307"/>
      <text:p text:style-name="P44">Can you <text:span text:style-name="T4">turn</text:span> the light <text:span text:style-name="T4">on</text:span>? — Ты можешь <text:span text:style-name="T4">включить</text:span> свет?</text:p>
      <text:p text:style-name="P203"/>
      <text:p text:style-name="P203">После глагола может идти сразу несколько предлогов. <text:span text:style-name="T720">Первым будет послелог, </text:span></text:p>
      <text:p text:style-name="P204">а вторым — предлог требующий дополнения.</text:p>
      <text:p text:style-name="P203"/>
      <text:p text:style-name="P100">He got up off the floor — Он поднялся с пола. </text:p>
      <text:p text:style-name="P100"/>
      <text:p text:style-name="P101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p>
      <text:p text:style-name="P100"/>
      <text:p text:style-name="P100">I look back on a few years of incredibly hard, but at the same time challenging work — </text:p>
      <text:p text:style-name="P100">Я вспоминаю годы невероятно тяжкой, но вместе с тем и захватывающей работы.</text:p>
      <text:p text:style-name="P100"/>
      <text:p text:style-name="P101">(look back — огядываться, вспоминать; предлог on показывает то, </text:p>
      <text:p text:style-name="P101">что вспоминают и трубет после себя пояснений)</text:p>
      <text:p text:style-name="P101"/>
      <text:p text:style-name="P205">Некоторые фразовые глаголы могут быть синонимами. Также вместо них можно подобрать уникальные глаголы, которые имееют точно такое же значение.</text:p>
      <text:p text:style-name="P205"/>
      <text:p text:style-name="P102">Turn on the light / Switch on the light — Включи свет.</text:p>
      <text:p text:style-name="P102">I’ll come back next week / I’ll return next week — Я вернусь на следующей неделе.</text:p>
      <text:p text:style-name="P205"><text:soft-page-break/></text:p>
      <text:p text:style-name="P205">Один и тот же фразовый глагол может иметь сразу несколько значений.</text:p>
      <text:p text:style-name="P205"/>
      <text:p text:style-name="P102">Come on, let’s get back to work — Ну же, давай вернемся к работе. (come on говорят, </text:p>
      <text:p text:style-name="P102">чтобы кого-то подбодрить или побудить к действию)</text:p>
      <text:p text:style-name="P44"/>
      <text:p text:style-name="P102">There was great applause when an actor came on — Были громкие аплодисменты, когда актер вышел на сцену (здесь come on означает «появляться на публике»).</text:p>
      <text:p text:style-name="P416"/>
      <text:p text:style-name="P226">Фразовые глаголы на основе глаголов движения</text:p>
      <text:p text:style-name="P206"/>
      <text:p text:style-name="P308"><text:span text:style-name="T622">Предлог для глагола движения выстувает в роли приставки (</text:span><text:span text:style-name="T623">бежать → отбежать</text:span><text:span text:style-name="T622">)</text:span></text:p>
      <text:p text:style-name="P309"><text:span text:style-name="T624">либо переда</text:span><text:span text:style-name="T625">е</text:span><text:span text:style-name="T624">т какой-то особый контекст для него:</text:span></text:p>
      <text:p text:style-name="P505"/>
      <text:list xml:id="list3304323360" text:style-name="L47">
        <text:list-item>
          <text:p text:style-name="P561">come in — войти;</text:p>
        </text:list-item>
        <text:list-item>
          <text:p text:style-name="P561">come out — выйти, появиться;</text:p>
        </text:list-item>
        <text:list-item>
          <text:p text:style-name="P561">come on — приближаться, появляться на сцене;</text:p>
        </text:list-item>
        <text:list-item>
          <text:p text:style-name="P561">come off — оторваться;</text:p>
        </text:list-item>
        <text:list-item>
          <text:p text:style-name="P561">come up — подойти, возникнуть, подняться до уровня;</text:p>
        </text:list-item>
        <text:list-item>
          <text:p text:style-name="P561">come down — опускаться, спадать, уменьшаться;</text:p>
        </text:list-item>
        <text:list-item>
          <text:p text:style-name="P561">come away — уходить;</text:p>
        </text:list-item>
        <text:list-item>
          <text:p text:style-name="P561">come back — возвращаться;</text:p>
        </text:list-item>
        <text:list-item>
          <text:p text:style-name="P561">come over — подходить;</text:p>
        </text:list-item>
        <text:list-item>
          <text:p text:style-name="P638">come round — заходить в гости, происходить в свое время;</text:p>
        </text:list-item>
      </text:list>
      <text:p text:style-name="P206"/>
      <text:p text:style-name="P206">Глаголами движения/<text:span text:style-name="T721">перемещения</text:span> являются:</text:p>
      <text:list xml:id="list2947113586" text:style-name="L48">
        <text:list-item>
          <text:p text:style-name="P562">go — идти;</text:p>
        </text:list-item>
        <text:list-item>
          <text:p text:style-name="P562">walk — ходить пешком;</text:p>
        </text:list-item>
        <text:list-item>
          <text:p text:style-name="P562">run — бегать;</text:p>
        </text:list-item>
        <text:list-item>
          <text:p text:style-name="P562">jump — прыгать;</text:p>
        </text:list-item>
        <text:list-item>
          <text:p text:style-name="P562">swim — плавать;</text:p>
        </text:list-item>
        <text:list-item>
          <text:p text:style-name="P562">climb — лазить;</text:p>
        </text:list-item>
        <text:list-item>
          <text:p text:style-name="P562">fall — падать;</text:p>
        </text:list-item>
        <text:list-item>
          <text:p text:style-name="P562">pass — передать;</text:p>
        </text:list-item>
        <text:list-item>
          <text:p text:style-name="P562">carry — нести;</text:p>
        </text:list-item>
        <text:list-item>
          <text:p text:style-name="P562">catch — ловить;</text:p>
        </text:list-item>
        <text:list-item>
          <text:p text:style-name="P562">take — брать;</text:p>
        </text:list-item>
        <text:list-item>
          <text:p text:style-name="P562">drive — ехать за рулем;</text:p>
        </text:list-item>
        <text:list-item>
          <text:p text:style-name="P562">fly — лететь на самолете;</text:p>
        </text:list-item>
        <text:list-item>
          <text:p text:style-name="P562">put — класть;</text:p>
          <text:p text:style-name="P562"/>
        </text:list-item>
      </text:list>
      <text:p text:style-name="P307"><text:span text:style-name="T184">Популярные предлоги </text:span><text:span text:style-name="T186">для</text:span><text:span text:style-name="T184"> глагол</text:span><text:span text:style-name="T186">ов</text:span><text:span text:style-name="T184"> движения:</text:span></text:p>
      <text:list xml:id="list1599903501" text:style-name="L49">
        <text:list-item>
          <text:p text:style-name="P563">in — переместить(ся) в закрытое пространство;</text:p>
        </text:list-item>
        <text:list-item>
          <text:p text:style-name="P563">out — покинуть закрытое пространство;</text:p>
        </text:list-item>
        <text:list-item>
          <text:p text:style-name="P563">on — переместить(ся) на поверхность;</text:p>
        </text:list-item>
        <text:list-item>
          <text:p text:style-name="P563">off — убрать (с поверхности);</text:p>
        </text:list-item>
        <text:list-item>
          <text:p text:style-name="P563">up — переместить(ся) выше уровнем;</text:p>
        </text:list-item>
        <text:list-item>
          <text:p text:style-name="P563">down — переместить(ся) ниже уровнем;</text:p>
        </text:list-item>
        <text:list-item>
          <text:p text:style-name="P563">away — убрать(ся) прочь;</text:p>
        </text:list-item>
        <text:list-item>
          <text:p text:style-name="P563">back — вернуть(ся) назад;</text:p>
        </text:list-item>
        <text:list-item>
          <text:p text:style-name="P563">over — над (через);</text:p>
        </text:list-item>
        <text:list-item>
          <text:p text:style-name="P563">(a)round — вокруг;</text:p>
        </text:list-item>
      </text:list>
      <text:p text:style-name="P206"><text:soft-page-break/></text:p>
      <text:p text:style-name="P546">Популярные фразовые глаголы:</text:p>
      <text:p text:style-name="P410"/>
      <text:list xml:id="list1798372762" text:style-name="L50">
        <text:list-item>
          <text:p text:style-name="P655">back off — <text:span text:style-name="T724">отступать;</text:span></text:p>
        </text:list-item>
        <text:list-item>
          <text:p text:style-name="P657">give up — <text:span text:style-name="T722">сдаваться;</text:span></text:p>
        </text:list-item>
        <text:list-item>
          <text:p text:style-name="P603">look back on — оглядываться на;</text:p>
        </text:list-item>
        <text:list-item>
          <text:p text:style-name="P603">stand up to — противостоять;</text:p>
        </text:list-item>
        <text:list-item>
          <text:p text:style-name="P603">do away with — избавиться от, закончить;</text:p>
        </text:list-item>
        <text:list-item>
          <text:p text:style-name="P603">come about — произойти, случиться;</text:p>
        </text:list-item>
        <text:list-item>
          <text:p text:style-name="P603">settle for — согласиться на (то, что есть);</text:p>
        </text:list-item>
        <text:list-item>
          <text:p text:style-name="P603">take over — перенимать, брать на себя;</text:p>
        </text:list-item>
        <text:list-item>
          <text:p text:style-name="P604">get off — выйти, сойти (стать на землю);</text:p>
        </text:list-item>
        <text:list-item>
          <text:p text:style-name="P604">get up — подняться (принять вертикальное положение);</text:p>
        </text:list-item>
        <text:list-item>
          <text:p text:style-name="P604">go back — вернуться назад;</text:p>
        </text:list-item>
        <text:list-item>
          <text:p text:style-name="P604">let in — впустить (внутрь);</text:p>
        </text:list-item>
        <text:list-item>
          <text:p text:style-name="P605">let down — подвести (не оправдать ожиданий);</text:p>
        </text:list-item>
        <text:list-item>
          <text:p text:style-name="P604">put down — положить вниз (из рук, на поверхность) ;</text:p>
        </text:list-item>
        <text:list-item>
          <text:p text:style-name="P604">hand on / hold on — подождать (попросить кого-то);</text:p>
        </text:list-item>
        <text:list-item>
          <text:p text:style-name="P604">turn down — отклонить, отказаться;</text:p>
        </text:list-item>
        <text:list-item>
          <text:p text:style-name="P612"><text:span text:style-name="T187">end up — </text:span><text:span text:style-name="T254">в итоге (оказаться в ситуации); </text:span></text:p>
        </text:list-item>
        <text:list-item>
          <text:p text:style-name="P613"><text:span text:style-name="T252">run into — </text:span><text:span text:style-name="T255">столкнуться с (неожиданно);</text:span></text:p>
        </text:list-item>
        <text:list-item>
          <text:p text:style-name="P613"><text:span text:style-name="T255">care for — заботиться, быть небезразличным;</text:span><text:span text:style-name="T252"> </text:span></text:p>
        </text:list-item>
        <text:list-item>
          <text:p text:style-name="P606">get over — преодолеть, справиться;</text:p>
        </text:list-item>
        <text:list-item>
          <text:p text:style-name="P607">break down — расстаться (прекратить отношения);</text:p>
        </text:list-item>
        <text:list-item>
          <text:p text:style-name="P607">get together — сойтись, начать встречаться;</text:p>
        </text:list-item>
        <text:list-item>
          <text:p text:style-name="P607">go out — ходить на свидание, встречаться;</text:p>
        </text:list-item>
        <text:list-item>
          <text:p text:style-name="P612">fall apart — закончить, распадаться (о браке);</text:p>
        </text:list-item>
        <text:list-item>
          <text:p text:style-name="P656">be away — отсутствовать, быть в отпуске;</text:p>
        </text:list-item>
        <text:list-item>
          <text:p text:style-name="P656">break up — разбиться на части;</text:p>
        </text:list-item>
        <text:list-item>
          <text:p text:style-name="P656">call back — перезванивать;</text:p>
        </text:list-item>
        <text:list-item>
          <text:p text:style-name="P656">fall down — упасть на землю;</text:p>
        </text:list-item>
        <text:list-item>
          <text:p text:style-name="P656">eat out — есть вне дома <text:span text:style-name="T722">(</text:span>в кафе <text:span text:style-name="T722">или </text:span>ресторане<text:span text:style-name="T722">);</text:span></text:p>
        </text:list-item>
        <text:list-item>
          <text:p text:style-name="P656">get out — <text:span text:style-name="T723">вынимать</text:span>, покинуть помещение;</text:p>
        </text:list-item>
        <text:list-item>
          <text:p text:style-name="P656">work out — заниматься спортом, решать проблему;</text:p>
        </text:list-item>
        <text:list-item>
          <text:p text:style-name="P656">find out — выяснить, узнать правду;</text:p>
        </text:list-item>
        <text:list-item>
          <text:p text:style-name="P656">turn out — <text:span text:style-name="T722">выясняться, открывать правду;</text:span></text:p>
        </text:list-item>
        <text:list-item>
          <text:p text:style-name="P656">turn on — <text:span text:style-name="T722">включить;</text:span></text:p>
        </text:list-item>
        <text:list-item>
          <text:p text:style-name="P656">turn off — <text:span text:style-name="T722">выключить;</text:span></text:p>
        </text:list-item>
        <text:list-item>
          <text:p text:style-name="P656">go on — <text:span text:style-name="T722">происходить (о ситуации);</text:span></text:p>
        </text:list-item>
        <text:list-item>
          <text:p text:style-name="P656">carry on — <text:span text:style-name="T722">продолжать;</text:span></text:p>
        </text:list-item>
        <text:list-item>
          <text:p text:style-name="P656">keep on — <text:span text:style-name="T722">постоянно делать;</text:span></text:p>
        </text:list-item>
        <text:list-item>
          <text:p text:style-name="P656">put on - <text:span text:style-name="T722">надевать (одежду), набирать вес;</text:span></text:p>
        </text:list-item>
        <text:list-item>
          <text:p text:style-name="P656">take off — <text:span text:style-name="T722">снимать (одежду);</text:span></text:p>
        </text:list-item>
        <text:list-item>
          <text:p text:style-name="P656">calm down — <text:span text:style-name="T722">успокоиться;</text:span></text:p>
        </text:list-item>
        <text:list-item>
          <text:p text:style-name="P655"><text:span text:style-name="T184">keep away — </text:span><text:span text:style-name="T185">держаться подальше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04T20:01:47.299868774</dc:date>
    <meta:editing-duration>PT7H32M27S</meta:editing-duration>
    <meta:editing-cycles>96</meta:editing-cycles>
    <meta:generator>LibreOffice/6.4.7.2$Linux_X86_64 LibreOffice_project/40$Build-2</meta:generator>
    <meta:document-statistic meta:table-count="4" meta:image-count="0" meta:object-count="0" meta:page-count="34" meta:paragraph-count="1205" meta:word-count="11132" meta:character-count="68352" meta:non-whitespace-character-count="57975"/>
  </office:meta>
</office:document-meta>
</file>